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42831789721" office:value-type="float">
            <text:p>1.42831789721</text:p>
          </table:table-cell>
          <table:table-cell office:value="1.32672300587" office:value-type="float">
            <text:p>1.32672300587</text:p>
          </table:table-cell>
          <table:table-cell office:value="1.32863548044" office:value-type="float">
            <text:p>1.32863548044</text:p>
          </table:table-cell>
          <table:table-cell office:value="1.16461033976" office:value-type="float">
            <text:p>1.16461033976</text:p>
          </table:table-cell>
          <table:table-cell office:value="1.10908142601" office:value-type="float">
            <text:p>1.10908142601</text:p>
          </table:table-cell>
          <table:table-cell office:value="1.1554592982" office:value-type="float">
            <text:p>1.1554592982</text:p>
          </table:table-cell>
          <table:table-cell office:value="1.07016377048" office:value-type="float">
            <text:p>1.07016377048</text:p>
          </table:table-cell>
          <table:table-cell office:value="1.06599592292" office:value-type="float">
            <text:p>1.06599592292</text:p>
          </table:table-cell>
          <table:table-cell office:value="1.10456004389" office:value-type="float">
            <text:p>1.10456004389</text:p>
          </table:table-cell>
          <table:table-cell office:value="0.947211245076" office:value-type="float">
            <text:p>0.947211245076</text:p>
          </table:table-cell>
          <table:table-cell office:value="0.9667527623" office:value-type="float">
            <text:p>0.9667527623</text:p>
          </table:table-cell>
          <table:table-cell office:value="0.823874087108" office:value-type="float">
            <text:p>0.823874087108</text:p>
          </table:table-cell>
          <table:table-cell office:value="1.02231569552" office:value-type="float">
            <text:p>1.02231569552</text:p>
          </table:table-cell>
          <table:table-cell office:value="0.993906171856" office:value-type="float">
            <text:p>0.993906171856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951720786" office:value-type="float">
            <text:p>301.951720786</text:p>
          </table:table-cell>
          <table:table-cell office:value="276.986616412" office:value-type="float">
            <text:p>276.986616412</text:p>
          </table:table-cell>
          <table:table-cell office:value="280.685195962" office:value-type="float">
            <text:p>280.685195962</text:p>
          </table:table-cell>
          <table:table-cell office:value="248.399200338" office:value-type="float">
            <text:p>248.399200338</text:p>
          </table:table-cell>
          <table:table-cell office:value="233.220182454" office:value-type="float">
            <text:p>233.220182454</text:p>
          </table:table-cell>
          <table:table-cell office:value="243.482601674" office:value-type="float">
            <text:p>243.482601674</text:p>
          </table:table-cell>
          <table:table-cell office:value="225.878697536" office:value-type="float">
            <text:p>225.878697536</text:p>
          </table:table-cell>
          <table:table-cell office:value="230.350976023" office:value-type="float">
            <text:p>230.350976023</text:p>
          </table:table-cell>
          <table:table-cell office:value="239.750308678" office:value-type="float">
            <text:p>239.750308678</text:p>
          </table:table-cell>
          <table:table-cell office:value="201.56797957" office:value-type="float">
            <text:p>201.56797957</text:p>
          </table:table-cell>
          <table:table-cell office:value="210.332382365" office:value-type="float">
            <text:p>210.332382365</text:p>
          </table:table-cell>
          <table:table-cell office:value="181.486712232" office:value-type="float">
            <text:p>181.486712232</text:p>
          </table:table-cell>
          <table:table-cell office:value="221.030201363" office:value-type="float">
            <text:p>221.030201363</text:p>
          </table:table-cell>
          <table:table-cell office:value="220.04514756" office:value-type="float">
            <text:p>220.04514756</text:p>
          </table:table-cell>
          <table:table-cell office:value-type="string">
            <text:p>-</text:p>
          </table:table-cell>
          <table:table-cell office:value="4.6178173262" office:value-type="float">
            <text:p>4.617817326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056782573" office:value-type="float">
            <text:p>11.056782573</text:p>
          </table:table-cell>
          <table:table-cell office:value="9.71584498239" office:value-type="float">
            <text:p>9.71584498239</text:p>
          </table:table-cell>
          <table:table-cell office:value="10.4964946864" office:value-type="float">
            <text:p>10.4964946864</text:p>
          </table:table-cell>
          <table:table-cell office:value="8.98349238266" office:value-type="float">
            <text:p>8.98349238266</text:p>
          </table:table-cell>
          <table:table-cell office:value="8.29188444571" office:value-type="float">
            <text:p>8.29188444571</text:p>
          </table:table-cell>
          <table:table-cell office:value="9.16530609599" office:value-type="float">
            <text:p>9.16530609599</text:p>
          </table:table-cell>
          <table:table-cell office:value="8.48071348017" office:value-type="float">
            <text:p>8.48071348017</text:p>
          </table:table-cell>
          <table:table-cell office:value="8.71117488704" office:value-type="float">
            <text:p>8.71117488704</text:p>
          </table:table-cell>
          <table:table-cell office:value="9.25023425446" office:value-type="float">
            <text:p>9.25023425446</text:p>
          </table:table-cell>
          <table:table-cell office:value="7.79466530874" office:value-type="float">
            <text:p>7.79466530874</text:p>
          </table:table-cell>
          <table:table-cell office:value="8.07658142513" office:value-type="float">
            <text:p>8.07658142513</text:p>
          </table:table-cell>
          <table:table-cell office:value="7.33702802996" office:value-type="float">
            <text:p>7.33702802996</text:p>
          </table:table-cell>
          <table:table-cell office:value="8.83758035463" office:value-type="float">
            <text:p>8.83758035463</text:p>
          </table:table-cell>
          <table:table-cell office:value="8.67847338671" office:value-type="float">
            <text:p>8.67847338671</text:p>
          </table:table-cell>
          <table:table-cell office:value-type="string">
            <text:p>ü</text:p>
          </table:table-cell>
          <table:table-cell office:value="7.45231094557" office:value-type="float">
            <text:p>7.452310945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320074287" office:value-type="float">
            <text:p>13.9320074287</text:p>
          </table:table-cell>
          <table:table-cell office:value="12.5146082534" office:value-type="float">
            <text:p>12.5146082534</text:p>
          </table:table-cell>
          <table:table-cell office:value="13.04066931" office:value-type="float">
            <text:p>13.04066931</text:p>
          </table:table-cell>
          <table:table-cell office:value="11.3138511276" office:value-type="float">
            <text:p>11.3138511276</text:p>
          </table:table-cell>
          <table:table-cell office:value="10.7047725375" office:value-type="float">
            <text:p>10.7047725375</text:p>
          </table:table-cell>
          <table:table-cell office:value="11.377633423" office:value-type="float">
            <text:p>11.377633423</text:p>
          </table:table-cell>
          <table:table-cell office:value="10.4895062428" office:value-type="float">
            <text:p>10.4895062428</text:p>
          </table:table-cell>
          <table:table-cell office:value="10.9766658078" office:value-type="float">
            <text:p>10.9766658078</text:p>
          </table:table-cell>
          <table:table-cell office:value="11.6556029462" office:value-type="float">
            <text:p>11.6556029462</text:p>
          </table:table-cell>
          <table:table-cell office:value="9.46163528303" office:value-type="float">
            <text:p>9.46163528303</text:p>
          </table:table-cell>
          <table:table-cell office:value="9.95196037985" office:value-type="float">
            <text:p>9.95196037985</text:p>
          </table:table-cell>
          <table:table-cell office:value="8.63049365188" office:value-type="float">
            <text:p>8.63049365188</text:p>
          </table:table-cell>
          <table:table-cell office:value="10.5171832225" office:value-type="float">
            <text:p>10.5171832225</text:p>
          </table:table-cell>
          <table:table-cell office:value="10.4451916872" office:value-type="float">
            <text:p>10.4451916872</text:p>
          </table:table-cell>
          <table:table-cell office:value-type="string">
            <text:p>ü</text:p>
          </table:table-cell>
          <table:table-cell office:value="4.95612209548" office:value-type="float">
            <text:p>4.95612209548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4156783839" office:value-type="float">
            <text:p>4.4156783839</text:p>
          </table:table-cell>
          <table:table-cell office:value="4.11747538849" office:value-type="float">
            <text:p>4.11747538849</text:p>
          </table:table-cell>
          <table:table-cell office:value="4.1048776075" office:value-type="float">
            <text:p>4.1048776075</text:p>
          </table:table-cell>
          <table:table-cell office:value="3.69806597514" office:value-type="float">
            <text:p>3.69806597514</text:p>
          </table:table-cell>
          <table:table-cell office:value="3.48037561917" office:value-type="float">
            <text:p>3.48037561917</text:p>
          </table:table-cell>
          <table:table-cell office:value="3.62547538731" office:value-type="float">
            <text:p>3.62547538731</text:p>
          </table:table-cell>
          <table:table-cell office:value="3.36459819903" office:value-type="float">
            <text:p>3.36459819903</text:p>
          </table:table-cell>
          <table:table-cell office:value="3.48120450834" office:value-type="float">
            <text:p>3.48120450834</text:p>
          </table:table-cell>
          <table:table-cell office:value="3.620025523" office:value-type="float">
            <text:p>3.620025523</text:p>
          </table:table-cell>
          <table:table-cell office:value="2.94276749113" office:value-type="float">
            <text:p>2.94276749113</text:p>
          </table:table-cell>
          <table:table-cell office:value="3.02726201309" office:value-type="float">
            <text:p>3.02726201309</text:p>
          </table:table-cell>
          <table:table-cell office:value="2.64212781346" office:value-type="float">
            <text:p>2.64212781346</text:p>
          </table:table-cell>
          <table:table-cell office:value="3.2083377105" office:value-type="float">
            <text:p>3.2083377105</text:p>
          </table:table-cell>
          <table:table-cell office:value="3.11893198315" office:value-type="float">
            <text:p>3.11893198315</text:p>
          </table:table-cell>
          <table:table-cell office:value-type="string">
            <text:p>ü</text:p>
          </table:table-cell>
          <table:table-cell office:value="3.02814786626" office:value-type="float">
            <text:p>3.0281478662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76708661376" office:value-type="float">
            <text:p>5.76708661376</text:p>
          </table:table-cell>
          <table:table-cell office:value="5.07721945928" office:value-type="float">
            <text:p>5.07721945928</text:p>
          </table:table-cell>
          <table:table-cell office:value="5.3967208751" office:value-type="float">
            <text:p>5.3967208751</text:p>
          </table:table-cell>
          <table:table-cell office:value="4.6239934019" office:value-type="float">
            <text:p>4.6239934019</text:p>
          </table:table-cell>
          <table:table-cell office:value="4.33925986163" office:value-type="float">
            <text:p>4.33925986163</text:p>
          </table:table-cell>
          <table:table-cell office:value="4.64840795703" office:value-type="float">
            <text:p>4.64840795703</text:p>
          </table:table-cell>
          <table:table-cell office:value="4.28002273107" office:value-type="float">
            <text:p>4.28002273107</text:p>
          </table:table-cell>
          <table:table-cell office:value="4.50147957835" office:value-type="float">
            <text:p>4.50147957835</text:p>
          </table:table-cell>
          <table:table-cell office:value="4.79883641825" office:value-type="float">
            <text:p>4.79883641825</text:p>
          </table:table-cell>
          <table:table-cell office:value="3.887942349" office:value-type="float">
            <text:p>3.887942349</text:p>
          </table:table-cell>
          <table:table-cell office:value="4.12447866138" office:value-type="float">
            <text:p>4.12447866138</text:p>
          </table:table-cell>
          <table:table-cell office:value="3.56548254603" office:value-type="float">
            <text:p>3.56548254603</text:p>
          </table:table-cell>
          <table:table-cell office:value="4.41285876661" office:value-type="float">
            <text:p>4.41285876661</text:p>
          </table:table-cell>
          <table:table-cell office:value="4.39291702754" office:value-type="float">
            <text:p>4.39291702754</text:p>
          </table:table-cell>
          <table:table-cell office:value-type="string">
            <text:p>ü</text:p>
          </table:table-cell>
          <table:table-cell office:value="6.50841932279" office:value-type="float">
            <text:p>6.5084193227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80794150952" office:value-type="float">
            <text:p>2.80794150952</text:p>
          </table:table-cell>
          <table:table-cell office:value="2.46712002713" office:value-type="float">
            <text:p>2.46712002713</text:p>
          </table:table-cell>
          <table:table-cell office:value="2.64846399639" office:value-type="float">
            <text:p>2.64846399639</text:p>
          </table:table-cell>
          <table:table-cell office:value="2.21971934965" office:value-type="float">
            <text:p>2.21971934965</text:p>
          </table:table-cell>
          <table:table-cell office:value="2.14643727936" office:value-type="float">
            <text:p>2.14643727936</text:p>
          </table:table-cell>
          <table:table-cell office:value="2.31610350309" office:value-type="float">
            <text:p>2.31610350309</text:p>
          </table:table-cell>
          <table:table-cell office:value="2.10607236505" office:value-type="float">
            <text:p>2.10607236505</text:p>
          </table:table-cell>
          <table:table-cell office:value="2.22557103889" office:value-type="float">
            <text:p>2.22557103889</text:p>
          </table:table-cell>
          <table:table-cell office:value="2.4204220876" office:value-type="float">
            <text:p>2.4204220876</text:p>
          </table:table-cell>
          <table:table-cell office:value="1.97525994966" office:value-type="float">
            <text:p>1.97525994966</text:p>
          </table:table-cell>
          <table:table-cell office:value="2.11804896841" office:value-type="float">
            <text:p>2.11804896841</text:p>
          </table:table-cell>
          <table:table-cell office:value="1.81717102816" office:value-type="float">
            <text:p>1.81717102816</text:p>
          </table:table-cell>
          <table:table-cell office:value="2.16508339202" office:value-type="float">
            <text:p>2.16508339202</text:p>
          </table:table-cell>
          <table:table-cell office:value="2.20866391401" office:value-type="float">
            <text:p>2.20866391401</text:p>
          </table:table-cell>
          <table:table-cell office:value-type="string">
            <text:p>ü</text:p>
          </table:table-cell>
          <table:table-cell office:value="4.2782271304" office:value-type="float">
            <text:p>4.278227130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7221468274" office:value-type="float">
            <text:p>41.7221468274</text:p>
          </table:table-cell>
          <table:table-cell office:value="36.9515359659" office:value-type="float">
            <text:p>36.9515359659</text:p>
          </table:table-cell>
          <table:table-cell office:value="40.3765824528" office:value-type="float">
            <text:p>40.3765824528</text:p>
          </table:table-cell>
          <table:table-cell office:value="34.0068370471" office:value-type="float">
            <text:p>34.0068370471</text:p>
          </table:table-cell>
          <table:table-cell office:value="33.1223419065" office:value-type="float">
            <text:p>33.1223419065</text:p>
          </table:table-cell>
          <table:table-cell office:value="36.2227135875" office:value-type="float">
            <text:p>36.2227135875</text:p>
          </table:table-cell>
          <table:table-cell office:value="34.1724796367" office:value-type="float">
            <text:p>34.1724796367</text:p>
          </table:table-cell>
          <table:table-cell office:value="35.0673910086" office:value-type="float">
            <text:p>35.0673910086</text:p>
          </table:table-cell>
          <table:table-cell office:value="38.0836675371" office:value-type="float">
            <text:p>38.0836675371</text:p>
          </table:table-cell>
          <table:table-cell office:value="30.3379375662" office:value-type="float">
            <text:p>30.3379375662</text:p>
          </table:table-cell>
          <table:table-cell office:value="30.6019851288" office:value-type="float">
            <text:p>30.6019851288</text:p>
          </table:table-cell>
          <table:table-cell office:value="28.7919048667" office:value-type="float">
            <text:p>28.7919048667</text:p>
          </table:table-cell>
          <table:table-cell office:value="34.8825086265" office:value-type="float">
            <text:p>34.8825086265</text:p>
          </table:table-cell>
          <table:table-cell office:value="33.7714633864" office:value-type="float">
            <text:p>33.7714633864</text:p>
          </table:table-cell>
          <table:table-cell office:value-type="string">
            <text:p>ü</text:p>
          </table:table-cell>
          <table:table-cell office:value="10.3571001823" office:value-type="float">
            <text:p>10.357100182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5.3402862122" office:value-type="float">
            <text:p>35.3402862122</text:p>
          </table:table-cell>
          <table:table-cell office:value="33.5164315833" office:value-type="float">
            <text:p>33.5164315833</text:p>
          </table:table-cell>
          <table:table-cell office:value="32.4153052647" office:value-type="float">
            <text:p>32.4153052647</text:p>
          </table:table-cell>
          <table:table-cell office:value="29.5456940307" office:value-type="float">
            <text:p>29.5456940307</text:p>
          </table:table-cell>
          <table:table-cell office:value="27.7029595517" office:value-type="float">
            <text:p>27.7029595517</text:p>
          </table:table-cell>
          <table:table-cell office:value="27.9033804752" office:value-type="float">
            <text:p>27.9033804752</text:p>
          </table:table-cell>
          <table:table-cell office:value="26.0602802863" office:value-type="float">
            <text:p>26.0602802863</text:p>
          </table:table-cell>
          <table:table-cell office:value="25.8333690986" office:value-type="float">
            <text:p>25.8333690986</text:p>
          </table:table-cell>
          <table:table-cell office:value="26.1384624525" office:value-type="float">
            <text:p>26.1384624525</text:p>
          </table:table-cell>
          <table:table-cell office:value="22.7650460677" office:value-type="float">
            <text:p>22.7650460677</text:p>
          </table:table-cell>
          <table:table-cell office:value="23.6188755363" office:value-type="float">
            <text:p>23.6188755363</text:p>
          </table:table-cell>
          <table:table-cell office:value="19.8837352318" office:value-type="float">
            <text:p>19.8837352318</text:p>
          </table:table-cell>
          <table:table-cell office:value="24.3126044312" office:value-type="float">
            <text:p>24.3126044312</text:p>
          </table:table-cell>
          <table:table-cell office:value="24.3771328619" office:value-type="float">
            <text:p>24.3771328619</text:p>
          </table:table-cell>
          <table:table-cell office:value-type="string">
            <text:p>ü</text:p>
          </table:table-cell>
          <table:table-cell office:value="3.21038706695" office:value-type="float">
            <text:p>3.21038706695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5.7029213832" office:value-type="float">
            <text:p>15.7029213832</text:p>
          </table:table-cell>
          <table:table-cell office:value="15.9015096193" office:value-type="float">
            <text:p>15.9015096193</text:p>
          </table:table-cell>
          <table:table-cell office:value="14.148284254" office:value-type="float">
            <text:p>14.148284254</text:p>
          </table:table-cell>
          <table:table-cell office:value="13.366068565" office:value-type="float">
            <text:p>13.366068565</text:p>
          </table:table-cell>
          <table:table-cell office:value="12.8718284663" office:value-type="float">
            <text:p>12.8718284663</text:p>
          </table:table-cell>
          <table:table-cell office:value="11.8461999937" office:value-type="float">
            <text:p>11.8461999937</text:p>
          </table:table-cell>
          <table:table-cell office:value="11.3636455294" office:value-type="float">
            <text:p>11.3636455294</text:p>
          </table:table-cell>
          <table:table-cell office:value="10.3173352524" office:value-type="float">
            <text:p>10.3173352524</text:p>
          </table:table-cell>
          <table:table-cell office:value="9.74187346138" office:value-type="float">
            <text:p>9.74187346138</text:p>
          </table:table-cell>
          <table:table-cell office:value="9.03394091398" office:value-type="float">
            <text:p>9.03394091398</text:p>
          </table:table-cell>
          <table:table-cell office:value="9.30810953023" office:value-type="float">
            <text:p>9.30810953023</text:p>
          </table:table-cell>
          <table:table-cell office:value="6.9913844565" office:value-type="float">
            <text:p>6.9913844565</text:p>
          </table:table-cell>
          <table:table-cell office:value="9.39678114129" office:value-type="float">
            <text:p>9.39678114129</text:p>
          </table:table-cell>
          <table:table-cell office:value="9.04701622868" office:value-type="float">
            <text:p>9.04701622868</text:p>
          </table:table-cell>
          <table:table-cell office:value-type="string">
            <text:p>ü</text:p>
          </table:table-cell>
          <table:table-cell office:value="-2.8050089086" office:value-type="float">
            <text:p>-2.8050089086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2.728567206" office:value-type="float">
            <text:p>12.728567206</text:p>
          </table:table-cell>
          <table:table-cell office:value="13.3699661544" office:value-type="float">
            <text:p>13.3699661544</text:p>
          </table:table-cell>
          <table:table-cell office:value="11.3362781625" office:value-type="float">
            <text:p>11.3362781625</text:p>
          </table:table-cell>
          <table:table-cell office:value="10.9973421307" office:value-type="float">
            <text:p>10.9973421307</text:p>
          </table:table-cell>
          <table:table-cell office:value="10.8035250067" office:value-type="float">
            <text:p>10.8035250067</text:p>
          </table:table-cell>
          <table:table-cell office:value="9.5918753519" office:value-type="float">
            <text:p>9.5918753519</text:p>
          </table:table-cell>
          <table:table-cell office:value="9.17721522555" office:value-type="float">
            <text:p>9.17721522555</text:p>
          </table:table-cell>
          <table:table-cell office:value="8.07683813563" office:value-type="float">
            <text:p>8.07683813563</text:p>
          </table:table-cell>
          <table:table-cell office:value="7.3698661823" office:value-type="float">
            <text:p>7.3698661823</text:p>
          </table:table-cell>
          <table:table-cell office:value="7.08941638282" office:value-type="float">
            <text:p>7.08941638282</text:p>
          </table:table-cell>
          <table:table-cell office:value="7.29092814713" office:value-type="float">
            <text:p>7.29092814713</text:p>
          </table:table-cell>
          <table:table-cell office:value="5.2921785606" office:value-type="float">
            <text:p>5.2921785606</text:p>
          </table:table-cell>
          <table:table-cell office:value="7.23433469431" office:value-type="float">
            <text:p>7.23433469431</text:p>
          </table:table-cell>
          <table:table-cell office:value="6.90824160694" office:value-type="float">
            <text:p>6.90824160694</text:p>
          </table:table-cell>
          <table:table-cell office:value-type="string">
            <text:p>ü</text:p>
          </table:table-cell>
          <table:table-cell office:value="-5.24880416405" office:value-type="float">
            <text:p>-5.24880416405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9.6348234135" office:value-type="float">
            <text:p>19.6348234135</text:p>
          </table:table-cell>
          <table:table-cell office:value="17.6114385062" office:value-type="float">
            <text:p>17.6114385062</text:p>
          </table:table-cell>
          <table:table-cell office:value="18.2646433762" office:value-type="float">
            <text:p>18.2646433762</text:p>
          </table:table-cell>
          <table:table-cell office:value="16.177055599" office:value-type="float">
            <text:p>16.177055599</text:p>
          </table:table-cell>
          <table:table-cell office:value="14.8282522992" office:value-type="float">
            <text:p>14.8282522992</text:p>
          </table:table-cell>
          <table:table-cell office:value="16.0541847318" office:value-type="float">
            <text:p>16.0541847318</text:p>
          </table:table-cell>
          <table:table-cell office:value="14.6940643753" office:value-type="float">
            <text:p>14.6940643753</text:p>
          </table:table-cell>
          <table:table-cell office:value="15.5136591312" office:value-type="float">
            <text:p>15.5136591312</text:p>
          </table:table-cell>
          <table:table-cell office:value="16.3944046899" office:value-type="float">
            <text:p>16.3944046899</text:p>
          </table:table-cell>
          <table:table-cell office:value="13.7284380609" office:value-type="float">
            <text:p>13.7284380609</text:p>
          </table:table-cell>
          <table:table-cell office:value="14.3073662901" office:value-type="float">
            <text:p>14.3073662901</text:p>
          </table:table-cell>
          <table:table-cell office:value="12.889472238" office:value-type="float">
            <text:p>12.889472238</text:p>
          </table:table-cell>
          <table:table-cell office:value="14.9136847038" office:value-type="float">
            <text:p>14.9136847038</text:p>
          </table:table-cell>
          <table:table-cell office:value="15.3279572995" office:value-type="float">
            <text:p>15.3279572995</text:p>
          </table:table-cell>
          <table:table-cell office:value-type="string">
            <text:p>ü</text:p>
          </table:table-cell>
          <table:table-cell office:value="7.13332550943" office:value-type="float">
            <text:p>7.1333255094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8741618475" office:value-type="float">
            <text:p>2.08741618475</text:p>
          </table:table-cell>
          <table:table-cell office:value="1.77294266139" office:value-type="float">
            <text:p>1.77294266139</text:p>
          </table:table-cell>
          <table:table-cell office:value="1.96495536959" office:value-type="float">
            <text:p>1.96495536959</text:p>
          </table:table-cell>
          <table:table-cell office:value="1.6543008674" office:value-type="float">
            <text:p>1.6543008674</text:p>
          </table:table-cell>
          <table:table-cell office:value="1.49249833591" office:value-type="float">
            <text:p>1.49249833591</text:p>
          </table:table-cell>
          <table:table-cell office:value="1.6828890973" office:value-type="float">
            <text:p>1.6828890973</text:p>
          </table:table-cell>
          <table:table-cell office:value="1.53157537219" office:value-type="float">
            <text:p>1.53157537219</text:p>
          </table:table-cell>
          <table:table-cell office:value="1.61313992818" office:value-type="float">
            <text:p>1.61313992818</text:p>
          </table:table-cell>
          <table:table-cell office:value="1.77348425153" office:value-type="float">
            <text:p>1.77348425153</text:p>
          </table:table-cell>
          <table:table-cell office:value="1.40848321609" office:value-type="float">
            <text:p>1.40848321609</text:p>
          </table:table-cell>
          <table:table-cell office:value="1.40327798455" office:value-type="float">
            <text:p>1.40327798455</text:p>
          </table:table-cell>
          <table:table-cell office:value="1.28058800223" office:value-type="float">
            <text:p>1.28058800223</text:p>
          </table:table-cell>
          <table:table-cell office:value="1.60264896379" office:value-type="float">
            <text:p>1.60264896379</text:p>
          </table:table-cell>
          <table:table-cell office:value="1.59074697665" office:value-type="float">
            <text:p>1.59074697665</text:p>
          </table:table-cell>
          <table:table-cell office:value-type="string">
            <text:p/>
          </table:table-cell>
          <table:table-cell office:value="13.3593624479" office:value-type="float">
            <text:p>13.3593624479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59944972039" office:value-type="float">
            <text:p>5.59944972039</text:p>
          </table:table-cell>
          <table:table-cell office:value="5.69938992877" office:value-type="float">
            <text:p>5.69938992877</text:p>
          </table:table-cell>
          <table:table-cell office:value="5.23627666497" office:value-type="float">
            <text:p>5.23627666497</text:p>
          </table:table-cell>
          <table:table-cell office:value="4.25188578355" office:value-type="float">
            <text:p>4.25188578355</text:p>
          </table:table-cell>
          <table:table-cell office:value="4.52562359631" office:value-type="float">
            <text:p>4.52562359631</text:p>
          </table:table-cell>
          <table:table-cell office:value="4.64201577441" office:value-type="float">
            <text:p>4.64201577441</text:p>
          </table:table-cell>
          <table:table-cell office:value="4.24650396613" office:value-type="float">
            <text:p>4.24650396613</text:p>
          </table:table-cell>
          <table:table-cell office:value="3.46539656951" office:value-type="float">
            <text:p>3.46539656951</text:p>
          </table:table-cell>
          <table:table-cell office:value="3.43847505479" office:value-type="float">
            <text:p>3.43847505479</text:p>
          </table:table-cell>
          <table:table-cell office:value="3.52421993655" office:value-type="float">
            <text:p>3.52421993655</text:p>
          </table:table-cell>
          <table:table-cell office:value="2.93893542344" office:value-type="float">
            <text:p>2.93893542344</text:p>
          </table:table-cell>
          <table:table-cell office:value="2.18460468729" office:value-type="float">
            <text:p>2.18460468729</text:p>
          </table:table-cell>
          <table:table-cell office:value="3.30652965285" office:value-type="float">
            <text:p>3.30652965285</text:p>
          </table:table-cell>
          <table:table-cell office:value="2.47789474577" office:value-type="float">
            <text:p>2.47789474577</text:p>
          </table:table-cell>
          <table:table-cell office:value-type="string">
            <text:p/>
          </table:table-cell>
          <table:table-cell office:value="-15.6873361011" office:value-type="float">
            <text:p>-15.687336101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-type="string">
            <text:p>ü</text:p>
          </table:table-cell>
          <table:table-cell office:value="-3.87191494045" office:value-type="float">
            <text:p>-3.871914940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-type="string">
            <text:p>ü</text:p>
          </table:table-cell>
          <table:table-cell office:value="2.08320828478" office:value-type="float">
            <text:p>2.083208284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-type="string">
            <text:p>ü</text:p>
          </table:table-cell>
          <table:table-cell office:value="6.51848267079" office:value-type="float">
            <text:p>6.518482670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-type="string">
            <text:p>ü</text:p>
          </table:table-cell>
          <table:table-cell office:value="5.80823515695" office:value-type="float">
            <text:p>5.8082351569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3835415824" office:value-type="float">
            <text:p>0.383835415824</text:p>
          </table:table-cell>
          <table:table-cell office:value="0.356548993166" office:value-type="float">
            <text:p>0.356548993166</text:p>
          </table:table-cell>
          <table:table-cell office:value="0.371938476181" office:value-type="float">
            <text:p>0.371938476181</text:p>
          </table:table-cell>
          <table:table-cell office:value="0.321571608189" office:value-type="float">
            <text:p>0.321571608189</text:p>
          </table:table-cell>
          <table:table-cell office:value="0.303439315269" office:value-type="float">
            <text:p>0.303439315269</text:p>
          </table:table-cell>
          <table:table-cell office:value="0.327111167655" office:value-type="float">
            <text:p>0.327111167655</text:p>
          </table:table-cell>
          <table:table-cell office:value="0.301224353742" office:value-type="float">
            <text:p>0.301224353742</text:p>
          </table:table-cell>
          <table:table-cell office:value="0.318285054645" office:value-type="float">
            <text:p>0.318285054645</text:p>
          </table:table-cell>
          <table:table-cell office:value="0.337282388718" office:value-type="float">
            <text:p>0.337282388718</text:p>
          </table:table-cell>
          <table:table-cell office:value="0.278623320958" office:value-type="float">
            <text:p>0.278623320958</text:p>
          </table:table-cell>
          <table:table-cell office:value="0.293279970588" office:value-type="float">
            <text:p>0.293279970588</text:p>
          </table:table-cell>
          <table:table-cell office:value="0.260182774749" office:value-type="float">
            <text:p>0.260182774749</text:p>
          </table:table-cell>
          <table:table-cell office:value="0.308470209178" office:value-type="float">
            <text:p>0.308470209178</text:p>
          </table:table-cell>
          <table:table-cell office:value="0.300809956857" office:value-type="float">
            <text:p>0.300809956857</text:p>
          </table:table-cell>
          <table:table-cell office:value-type="string">
            <text:p>ü</text:p>
          </table:table-cell>
          <table:table-cell office:value="2.56750785067" office:value-type="float">
            <text:p>2.5675078506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97817247744" office:value-type="float">
            <text:p>0.497817247744</text:p>
          </table:table-cell>
          <table:table-cell office:value="0.432110300947" office:value-type="float">
            <text:p>0.432110300947</text:p>
          </table:table-cell>
          <table:table-cell office:value="0.464202271714" office:value-type="float">
            <text:p>0.464202271714</text:p>
          </table:table-cell>
          <table:table-cell office:value="0.392679013649" office:value-type="float">
            <text:p>0.392679013649</text:p>
          </table:table-cell>
          <table:table-cell office:value="0.356848807141" office:value-type="float">
            <text:p>0.356848807141</text:p>
          </table:table-cell>
          <table:table-cell office:value="0.38648455453" office:value-type="float">
            <text:p>0.38648455453</text:p>
          </table:table-cell>
          <table:table-cell office:value="0.362497741658" office:value-type="float">
            <text:p>0.362497741658</text:p>
          </table:table-cell>
          <table:table-cell office:value="0.367037899204" office:value-type="float">
            <text:p>0.367037899204</text:p>
          </table:table-cell>
          <table:table-cell office:value="0.397185459501" office:value-type="float">
            <text:p>0.397185459501</text:p>
          </table:table-cell>
          <table:table-cell office:value="0.323431152402" office:value-type="float">
            <text:p>0.323431152402</text:p>
          </table:table-cell>
          <table:table-cell office:value="0.318391539628" office:value-type="float">
            <text:p>0.318391539628</text:p>
          </table:table-cell>
          <table:table-cell office:value="0.289408266363" office:value-type="float">
            <text:p>0.289408266363</text:p>
          </table:table-cell>
          <table:table-cell office:value="0.364144156643" office:value-type="float">
            <text:p>0.364144156643</text:p>
          </table:table-cell>
          <table:table-cell office:value="0.357330568492" office:value-type="float">
            <text:p>0.357330568492</text:p>
          </table:table-cell>
          <table:table-cell office:value-type="string">
            <text:p>ü</text:p>
          </table:table-cell>
          <table:table-cell office:value="12.2299194602" office:value-type="float">
            <text:p>12.229919460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-type="string">
            <text:p/>
          </table:table-cell>
          <table:table-cell office:value="16.5574953423" office:value-type="float">
            <text:p>16.557495342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-type="string">
            <text:p>ü</text:p>
          </table:table-cell>
          <table:table-cell office:value="1.9609566985" office:value-type="float">
            <text:p>1.960956698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5767913786" office:value-type="float">
            <text:p>5.85767913786</text:p>
          </table:table-cell>
          <table:table-cell office:value="5.26177327179" office:value-type="float">
            <text:p>5.26177327179</text:p>
          </table:table-cell>
          <table:table-cell office:value="5.58105103313" office:value-type="float">
            <text:p>5.58105103313</text:p>
          </table:table-cell>
          <table:table-cell office:value="4.73625567319" office:value-type="float">
            <text:p>4.73625567319</text:p>
          </table:table-cell>
          <table:table-cell office:value="4.46410791567" office:value-type="float">
            <text:p>4.46410791567</text:p>
          </table:table-cell>
          <table:table-cell office:value="4.90088838424" office:value-type="float">
            <text:p>4.90088838424</text:p>
          </table:table-cell>
          <table:table-cell office:value="4.5284480805" office:value-type="float">
            <text:p>4.5284480805</text:p>
          </table:table-cell>
          <table:table-cell office:value="4.48152305626" office:value-type="float">
            <text:p>4.48152305626</text:p>
          </table:table-cell>
          <table:table-cell office:value="4.67605540926" office:value-type="float">
            <text:p>4.67605540926</text:p>
          </table:table-cell>
          <table:table-cell office:value="4.03021181822" office:value-type="float">
            <text:p>4.03021181822</text:p>
          </table:table-cell>
          <table:table-cell office:value="4.05768547104" office:value-type="float">
            <text:p>4.05768547104</text:p>
          </table:table-cell>
          <table:table-cell office:value="3.64724541133" office:value-type="float">
            <text:p>3.64724541133</text:p>
          </table:table-cell>
          <table:table-cell office:value="4.50799150147" office:value-type="float">
            <text:p>4.50799150147</text:p>
          </table:table-cell>
          <table:table-cell office:value="4.29426015876" office:value-type="float">
            <text:p>4.29426015876</text:p>
          </table:table-cell>
          <table:table-cell office:value-type="string">
            <text:p>ü</text:p>
          </table:table-cell>
          <table:table-cell office:value="5.83028648748" office:value-type="float">
            <text:p>5.8302864874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-type="string">
            <text:p>ü</text:p>
          </table:table-cell>
          <table:table-cell office:value="11.8717760368" office:value-type="float">
            <text:p>11.871776036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07522879951" office:value-type="float">
            <text:p>0.707522879951</text:p>
          </table:table-cell>
          <table:table-cell office:value="0.633602813156" office:value-type="float">
            <text:p>0.633602813156</text:p>
          </table:table-cell>
          <table:table-cell office:value="0.746449575548" office:value-type="float">
            <text:p>0.746449575548</text:p>
          </table:table-cell>
          <table:table-cell office:value="0.599361721964" office:value-type="float">
            <text:p>0.599361721964</text:p>
          </table:table-cell>
          <table:table-cell office:value="0.557957471521" office:value-type="float">
            <text:p>0.557957471521</text:p>
          </table:table-cell>
          <table:table-cell office:value="0.594409489721" office:value-type="float">
            <text:p>0.594409489721</text:p>
          </table:table-cell>
          <table:table-cell office:value="0.540855496747" office:value-type="float">
            <text:p>0.540855496747</text:p>
          </table:table-cell>
          <table:table-cell office:value="0.54799449607" office:value-type="float">
            <text:p>0.54799449607</text:p>
          </table:table-cell>
          <table:table-cell office:value="0.607090387044" office:value-type="float">
            <text:p>0.607090387044</text:p>
          </table:table-cell>
          <table:table-cell office:value="0.506388979222" office:value-type="float">
            <text:p>0.506388979222</text:p>
          </table:table-cell>
          <table:table-cell office:value="0.514804677153" office:value-type="float">
            <text:p>0.514804677153</text:p>
          </table:table-cell>
          <table:table-cell office:value="0.440988306922" office:value-type="float">
            <text:p>0.440988306922</text:p>
          </table:table-cell>
          <table:table-cell office:value="0.53765125854" office:value-type="float">
            <text:p>0.53765125854</text:p>
          </table:table-cell>
          <table:table-cell office:value="0.506307317674" office:value-type="float">
            <text:p>0.506307317674</text:p>
          </table:table-cell>
          <table:table-cell office:value-type="string">
            <text:p>ü</text:p>
          </table:table-cell>
          <table:table-cell office:value="-1.65059873312" office:value-type="float">
            <text:p>-1.6505987331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8.2375416793" office:value-type="float">
            <text:p>58.2375416793</text:p>
          </table:table-cell>
          <table:table-cell office:value="50.7254661257" office:value-type="float">
            <text:p>50.7254661257</text:p>
          </table:table-cell>
          <table:table-cell office:value="55.0907268961" office:value-type="float">
            <text:p>55.0907268961</text:p>
          </table:table-cell>
          <table:table-cell office:value="45.1308859789" office:value-type="float">
            <text:p>45.1308859789</text:p>
          </table:table-cell>
          <table:table-cell office:value="41.8701639449" office:value-type="float">
            <text:p>41.8701639449</text:p>
          </table:table-cell>
          <table:table-cell office:value="46.3450291883" office:value-type="float">
            <text:p>46.3450291883</text:p>
          </table:table-cell>
          <table:table-cell office:value="43.0443010484" office:value-type="float">
            <text:p>43.0443010484</text:p>
          </table:table-cell>
          <table:table-cell office:value="42.7597179558" office:value-type="float">
            <text:p>42.7597179558</text:p>
          </table:table-cell>
          <table:table-cell office:value="45.7276396436" office:value-type="float">
            <text:p>45.7276396436</text:p>
          </table:table-cell>
          <table:table-cell office:value="38.3473821249" office:value-type="float">
            <text:p>38.3473821249</text:p>
          </table:table-cell>
          <table:table-cell office:value="35.6456998078" office:value-type="float">
            <text:p>35.6456998078</text:p>
          </table:table-cell>
          <table:table-cell office:value="32.2343474806" office:value-type="float">
            <text:p>32.2343474806</text:p>
          </table:table-cell>
          <table:table-cell office:value="42.0198893654" office:value-type="float">
            <text:p>42.0198893654</text:p>
          </table:table-cell>
          <table:table-cell office:value="39.5190782802" office:value-type="float">
            <text:p>39.5190782802</text:p>
          </table:table-cell>
          <table:table-cell office:value-type="string">
            <text:p>ü</text:p>
          </table:table-cell>
          <table:table-cell office:value="10.8663274765" office:value-type="float">
            <text:p>10.866327476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-type="string">
            <text:p/>
          </table:table-cell>
          <table:table-cell office:value="20.2162548775" office:value-type="float">
            <text:p>20.2162548775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.44961611" office:value-type="float">
            <text:p>51.44961611</text:p>
          </table:table-cell>
          <table:table-cell office:value="47.0727213558" office:value-type="float">
            <text:p>47.0727213558</text:p>
          </table:table-cell>
          <table:table-cell office:value="62.8554786692" office:value-type="float">
            <text:p>62.8554786692</text:p>
          </table:table-cell>
          <table:table-cell office:value="43.6169524284" office:value-type="float">
            <text:p>43.6169524284</text:p>
          </table:table-cell>
          <table:table-cell office:value="46.0423283414" office:value-type="float">
            <text:p>46.0423283414</text:p>
          </table:table-cell>
          <table:table-cell office:value="42.5405114644" office:value-type="float">
            <text:p>42.5405114644</text:p>
          </table:table-cell>
          <table:table-cell office:value="42.065185796" office:value-type="float">
            <text:p>42.065185796</text:p>
          </table:table-cell>
          <table:table-cell office:value="40.5654867941" office:value-type="float">
            <text:p>40.5654867941</text:p>
          </table:table-cell>
          <table:table-cell office:value="48.4298551115" office:value-type="float">
            <text:p>48.4298551115</text:p>
          </table:table-cell>
          <table:table-cell office:value="41.1157568296" office:value-type="float">
            <text:p>41.1157568296</text:p>
          </table:table-cell>
          <table:table-cell office:value="40.3928062271" office:value-type="float">
            <text:p>40.3928062271</text:p>
          </table:table-cell>
          <table:table-cell office:value="30.9314354012" office:value-type="float">
            <text:p>30.9314354012</text:p>
          </table:table-cell>
          <table:table-cell office:value="37.3685292783" office:value-type="float">
            <text:p>37.3685292783</text:p>
          </table:table-cell>
          <table:table-cell office:value="36.1904027699" office:value-type="float">
            <text:p>36.1904027699</text:p>
          </table:table-cell>
          <table:table-cell office:value-type="string">
            <text:p/>
          </table:table-cell>
          <table:table-cell office:value="-10.4038413017" office:value-type="float">
            <text:p>-10.403841301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00.463724952" office:value-type="float">
            <text:p>500.463724952</text:p>
          </table:table-cell>
          <table:table-cell office:value="375.843430588" office:value-type="float">
            <text:p>375.843430588</text:p>
          </table:table-cell>
          <table:table-cell office:value="453.292459559" office:value-type="float">
            <text:p>453.292459559</text:p>
          </table:table-cell>
          <table:table-cell office:value="345.133357439" office:value-type="float">
            <text:p>345.133357439</text:p>
          </table:table-cell>
          <table:table-cell office:value="314.974547638" office:value-type="float">
            <text:p>314.974547638</text:p>
          </table:table-cell>
          <table:table-cell office:value="372.216935903" office:value-type="float">
            <text:p>372.216935903</text:p>
          </table:table-cell>
          <table:table-cell office:value="339.063755072" office:value-type="float">
            <text:p>339.063755072</text:p>
          </table:table-cell>
          <table:table-cell office:value="357.939270791" office:value-type="float">
            <text:p>357.939270791</text:p>
          </table:table-cell>
          <table:table-cell office:value="424.075394214" office:value-type="float">
            <text:p>424.075394214</text:p>
          </table:table-cell>
          <table:table-cell office:value="308.617979158" office:value-type="float">
            <text:p>308.617979158</text:p>
          </table:table-cell>
          <table:table-cell office:value="273.968045138" office:value-type="float">
            <text:p>273.968045138</text:p>
          </table:table-cell>
          <table:table-cell office:value="264.833808921" office:value-type="float">
            <text:p>264.833808921</text:p>
          </table:table-cell>
          <table:table-cell office:value="370.627123409" office:value-type="float">
            <text:p>370.627123409</text:p>
          </table:table-cell>
          <table:table-cell office:value="344.993960046" office:value-type="float">
            <text:p>344.993960046</text:p>
          </table:table-cell>
          <table:table-cell office:value-type="string">
            <text:p/>
          </table:table-cell>
          <table:table-cell office:value="25.9248902083" office:value-type="float">
            <text:p>25.924890208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4.860152141" office:value-type="float">
            <text:p>134.860152141</text:p>
          </table:table-cell>
          <table:table-cell office:value="109.713219684" office:value-type="float">
            <text:p>109.713219684</text:p>
          </table:table-cell>
          <table:table-cell office:value="138.404155796" office:value-type="float">
            <text:p>138.404155796</text:p>
          </table:table-cell>
          <table:table-cell office:value="101.139117669" office:value-type="float">
            <text:p>101.139117669</text:p>
          </table:table-cell>
          <table:table-cell office:value="98.5380334316" office:value-type="float">
            <text:p>98.5380334316</text:p>
          </table:table-cell>
          <table:table-cell office:value="104.576617676" office:value-type="float">
            <text:p>104.576617676</text:p>
          </table:table-cell>
          <table:table-cell office:value="98.5757323469" office:value-type="float">
            <text:p>98.5757323469</text:p>
          </table:table-cell>
          <table:table-cell office:value="100.221953436" office:value-type="float">
            <text:p>100.221953436</text:p>
          </table:table-cell>
          <table:table-cell office:value="119.109023119" office:value-type="float">
            <text:p>119.109023119</text:p>
          </table:table-cell>
          <table:table-cell office:value="92.552025177" office:value-type="float">
            <text:p>92.552025177</text:p>
          </table:table-cell>
          <table:table-cell office:value="86.0540850592" office:value-type="float">
            <text:p>86.0540850592</text:p>
          </table:table-cell>
          <table:table-cell office:value="75.0703501323" office:value-type="float">
            <text:p>75.0703501323</text:p>
          </table:table-cell>
          <table:table-cell office:value="99.1396531243" office:value-type="float">
            <text:p>99.1396531243</text:p>
          </table:table-cell>
          <table:table-cell office:value="93.6893216535" office:value-type="float">
            <text:p>93.6893216535</text:p>
          </table:table-cell>
          <table:table-cell office:value-type="string">
            <text:p/>
          </table:table-cell>
          <table:table-cell office:value="8.87260214206" office:value-type="float">
            <text:p>8.8726021420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-type="string">
            <text:p>ü</text:p>
          </table:table-cell>
          <table:table-cell office:value="4.33857803631" office:value-type="float">
            <text:p>4.33857803631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5800457575" office:value-type="float">
            <text:p>2.05800457575</text:p>
          </table:table-cell>
          <table:table-cell office:value="1.82132523495" office:value-type="float">
            <text:p>1.82132523495</text:p>
          </table:table-cell>
          <table:table-cell office:value="1.92241322765" office:value-type="float">
            <text:p>1.92241322765</text:p>
          </table:table-cell>
          <table:table-cell office:value="1.64300861801" office:value-type="float">
            <text:p>1.64300861801</text:p>
          </table:table-cell>
          <table:table-cell office:value="1.58240956405" office:value-type="float">
            <text:p>1.58240956405</text:p>
          </table:table-cell>
          <table:table-cell office:value="1.69548471087" office:value-type="float">
            <text:p>1.69548471087</text:p>
          </table:table-cell>
          <table:table-cell office:value="1.54549210081" office:value-type="float">
            <text:p>1.54549210081</text:p>
          </table:table-cell>
          <table:table-cell office:value="1.59471187085" office:value-type="float">
            <text:p>1.59471187085</text:p>
          </table:table-cell>
          <table:table-cell office:value="1.74859506523" office:value-type="float">
            <text:p>1.74859506523</text:p>
          </table:table-cell>
          <table:table-cell office:value="1.43730362711" office:value-type="float">
            <text:p>1.43730362711</text:p>
          </table:table-cell>
          <table:table-cell office:value="1.52870208076" office:value-type="float">
            <text:p>1.52870208076</text:p>
          </table:table-cell>
          <table:table-cell office:value="1.31361032648" office:value-type="float">
            <text:p>1.31361032648</text:p>
          </table:table-cell>
          <table:table-cell office:value="1.54651998021" office:value-type="float">
            <text:p>1.54651998021</text:p>
          </table:table-cell>
          <table:table-cell office:value="1.58583571911" office:value-type="float">
            <text:p>1.58583571911</text:p>
          </table:table-cell>
          <table:table-cell office:value-type="string">
            <text:p>ü</text:p>
          </table:table-cell>
          <table:table-cell office:value="3.73739521045" office:value-type="float">
            <text:p>3.73739521045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7558468342" office:value-type="float">
            <text:p>1.27558468342</text:p>
          </table:table-cell>
          <table:table-cell office:value="1.39070599011" office:value-type="float">
            <text:p>1.39070599011</text:p>
          </table:table-cell>
          <table:table-cell office:value="1.31087970833" office:value-type="float">
            <text:p>1.31087970833</text:p>
          </table:table-cell>
          <table:table-cell office:value="1.31457289025" office:value-type="float">
            <text:p>1.31457289025</text:p>
          </table:table-cell>
          <table:table-cell office:value="1.14638094974" office:value-type="float">
            <text:p>1.14638094974</text:p>
          </table:table-cell>
          <table:table-cell office:value="1.15983051575" office:value-type="float">
            <text:p>1.15983051575</text:p>
          </table:table-cell>
          <table:table-cell office:value="1.10839024415" office:value-type="float">
            <text:p>1.10839024415</text:p>
          </table:table-cell>
          <table:table-cell office:value="0.98003925137" office:value-type="float">
            <text:p>0.98003925137</text:p>
          </table:table-cell>
          <table:table-cell office:value="1.2598423446" office:value-type="float">
            <text:p>1.2598423446</text:p>
          </table:table-cell>
          <table:table-cell office:value="1.06738461687" office:value-type="float">
            <text:p>1.06738461687</text:p>
          </table:table-cell>
          <table:table-cell office:value="0.950789147449" office:value-type="float">
            <text:p>0.950789147449</text:p>
          </table:table-cell>
          <table:table-cell office:value="0.850248271413" office:value-type="float">
            <text:p>0.850248271413</text:p>
          </table:table-cell>
          <table:table-cell office:value="0.958448230168" office:value-type="float">
            <text:p>0.958448230168</text:p>
          </table:table-cell>
          <table:table-cell office:value="0.846663892756" office:value-type="float">
            <text:p>0.846663892756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1.844764737" office:value-type="float">
            <text:p>271.844764737</text:p>
          </table:table-cell>
          <table:table-cell office:value="297.360312404" office:value-type="float">
            <text:p>297.360312404</text:p>
          </table:table-cell>
          <table:table-cell office:value="279.099291073" office:value-type="float">
            <text:p>279.099291073</text:p>
          </table:table-cell>
          <table:table-cell office:value="280.577208118" office:value-type="float">
            <text:p>280.577208118</text:p>
          </table:table-cell>
          <table:table-cell office:value="246.904672532" office:value-type="float">
            <text:p>246.904672532</text:p>
          </table:table-cell>
          <table:table-cell office:value="253.846405381" office:value-type="float">
            <text:p>253.846405381</text:p>
          </table:table-cell>
          <table:table-cell office:value="240.572560333" office:value-type="float">
            <text:p>240.572560333</text:p>
          </table:table-cell>
          <table:table-cell office:value="212.962087926" office:value-type="float">
            <text:p>212.962087926</text:p>
          </table:table-cell>
          <table:table-cell office:value="275.556671726" office:value-type="float">
            <text:p>275.556671726</text:p>
          </table:table-cell>
          <table:table-cell office:value="235.753510309" office:value-type="float">
            <text:p>235.753510309</text:p>
          </table:table-cell>
          <table:table-cell office:value="206.940794387" office:value-type="float">
            <text:p>206.940794387</text:p>
          </table:table-cell>
          <table:table-cell office:value="187.227900569" office:value-type="float">
            <text:p>187.227900569</text:p>
          </table:table-cell>
          <table:table-cell office:value="213.701425068" office:value-type="float">
            <text:p>213.701425068</text:p>
          </table:table-cell>
          <table:table-cell office:value="186.251184065" office:value-type="float">
            <text:p>186.251184065</text:p>
          </table:table-cell>
          <table:table-cell office:value-type="string">
            <text:p>-</text:p>
          </table:table-cell>
          <table:table-cell office:value="-9.99784038871" office:value-type="float">
            <text:p>-9.9978403887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0422752551" office:value-type="float">
            <text:p>10.0422752551</text:p>
          </table:table-cell>
          <table:table-cell office:value="11.0594781352" office:value-type="float">
            <text:p>11.0594781352</text:p>
          </table:table-cell>
          <table:table-cell office:value="10.4614244511" office:value-type="float">
            <text:p>10.4614244511</text:p>
          </table:table-cell>
          <table:table-cell office:value="10.6457413837" office:value-type="float">
            <text:p>10.6457413837</text:p>
          </table:table-cell>
          <table:table-cell office:value="9.40082029802" office:value-type="float">
            <text:p>9.40082029802</text:p>
          </table:table-cell>
          <table:table-cell office:value="9.70718446217" office:value-type="float">
            <text:p>9.70718446217</text:p>
          </table:table-cell>
          <table:table-cell office:value="9.34289912059" office:value-type="float">
            <text:p>9.34289912059</text:p>
          </table:table-cell>
          <table:table-cell office:value="8.15558630672" office:value-type="float">
            <text:p>8.15558630672</text:p>
          </table:table-cell>
          <table:table-cell office:value="10.763956933" office:value-type="float">
            <text:p>10.763956933</text:p>
          </table:table-cell>
          <table:table-cell office:value="9.43189417203" office:value-type="float">
            <text:p>9.43189417203</text:p>
          </table:table-cell>
          <table:table-cell office:value="8.15539890733" office:value-type="float">
            <text:p>8.15539890733</text:p>
          </table:table-cell>
          <table:table-cell office:value="7.53729853806" office:value-type="float">
            <text:p>7.53729853806</text:p>
          </table:table-cell>
          <table:table-cell office:value="8.56606155999" office:value-type="float">
            <text:p>8.56606155999</text:p>
          </table:table-cell>
          <table:table-cell office:value="7.4586981906" office:value-type="float">
            <text:p>7.4586981906</text:p>
          </table:table-cell>
          <table:table-cell office:value-type="string">
            <text:p>üü</text:p>
          </table:table-cell>
          <table:table-cell office:value="-8.54281592657" office:value-type="float">
            <text:p>-8.542815926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72198005" office:value-type="float">
            <text:p>12.7372198005</text:p>
          </table:table-cell>
          <table:table-cell office:value="13.9120910845" office:value-type="float">
            <text:p>13.9120910845</text:p>
          </table:table-cell>
          <table:table-cell office:value="13.0587966468" office:value-type="float">
            <text:p>13.0587966468</text:p>
          </table:table-cell>
          <table:table-cell office:value="13.1495958301" office:value-type="float">
            <text:p>13.1495958301</text:p>
          </table:table-cell>
          <table:table-cell office:value="11.6990616616" office:value-type="float">
            <text:p>11.6990616616</text:p>
          </table:table-cell>
          <table:table-cell office:value="12.083270312" office:value-type="float">
            <text:p>12.083270312</text:p>
          </table:table-cell>
          <table:table-cell office:value="11.6187264577" office:value-type="float">
            <text:p>11.6187264577</text:p>
          </table:table-cell>
          <table:table-cell office:value="10.1132725609" office:value-type="float">
            <text:p>10.1132725609</text:p>
          </table:table-cell>
          <table:table-cell office:value="13.2919278346" office:value-type="float">
            <text:p>13.2919278346</text:p>
          </table:table-cell>
          <table:table-cell office:value="11.552326646" office:value-type="float">
            <text:p>11.552326646</text:p>
          </table:table-cell>
          <table:table-cell office:value="9.91099447478" office:value-type="float">
            <text:p>9.91099447478</text:p>
          </table:table-cell>
          <table:table-cell office:value="8.92865955422" office:value-type="float">
            <text:p>8.92865955422</text:p>
          </table:table-cell>
          <table:table-cell office:value="10.1495582233" office:value-type="float">
            <text:p>10.1495582233</text:p>
          </table:table-cell>
          <table:table-cell office:value="8.83350661864" office:value-type="float">
            <text:p>8.83350661864</text:p>
          </table:table-cell>
          <table:table-cell office:value-type="string">
            <text:p>üü</text:p>
          </table:table-cell>
          <table:table-cell office:value="-10.8716421836" office:value-type="float">
            <text:p>-10.871642183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12191914695" office:value-type="float">
            <text:p>4.12191914695</text:p>
          </table:table-cell>
          <table:table-cell office:value="4.43497303445" office:value-type="float">
            <text:p>4.43497303445</text:p>
          </table:table-cell>
          <table:table-cell office:value="4.20215600775" office:value-type="float">
            <text:p>4.20215600775</text:p>
          </table:table-cell>
          <table:table-cell office:value="4.18397007192" office:value-type="float">
            <text:p>4.18397007192</text:p>
          </table:table-cell>
          <table:table-cell office:value="3.63760414135" office:value-type="float">
            <text:p>3.63760414135</text:p>
          </table:table-cell>
          <table:table-cell office:value="3.75692945988" office:value-type="float">
            <text:p>3.75692945988</text:p>
          </table:table-cell>
          <table:table-cell office:value="3.58039642624" office:value-type="float">
            <text:p>3.58039642624</text:p>
          </table:table-cell>
          <table:table-cell office:value="3.20138458238" office:value-type="float">
            <text:p>3.20138458238</text:p>
          </table:table-cell>
          <table:table-cell office:value="4.07858386258" office:value-type="float">
            <text:p>4.07858386258</text:p>
          </table:table-cell>
          <table:table-cell office:value="3.55278540831" office:value-type="float">
            <text:p>3.55278540831</text:p>
          </table:table-cell>
          <table:table-cell office:value="3.06926665367" office:value-type="float">
            <text:p>3.06926665367</text:p>
          </table:table-cell>
          <table:table-cell office:value="2.79436691674" office:value-type="float">
            <text:p>2.79436691674</text:p>
          </table:table-cell>
          <table:table-cell office:value="3.05496916867" office:value-type="float">
            <text:p>3.05496916867</text:p>
          </table:table-cell>
          <table:table-cell office:value="2.69728630301" office:value-type="float">
            <text:p>2.69728630301</text:p>
          </table:table-cell>
          <table:table-cell office:value-type="string">
            <text:p>üü</text:p>
          </table:table-cell>
          <table:table-cell office:value="-12.1195188504" office:value-type="float">
            <text:p>-12.1195188504</text:p>
          </table:table-cell>
          <table:table-cell office:value-type="string">
            <text:p>yes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20037665026" office:value-type="float">
            <text:p>5.20037665026</text:p>
          </table:table-cell>
          <table:table-cell office:value="5.68962263172" office:value-type="float">
            <text:p>5.68962263172</text:p>
          </table:table-cell>
          <table:table-cell office:value="5.30909519244" office:value-type="float">
            <text:p>5.30909519244</text:p>
          </table:table-cell>
          <table:table-cell office:value="5.40217152538" office:value-type="float">
            <text:p>5.40217152538</text:p>
          </table:table-cell>
          <table:table-cell office:value="4.80689828616" office:value-type="float">
            <text:p>4.80689828616</text:p>
          </table:table-cell>
          <table:table-cell office:value="5.00972724925" office:value-type="float">
            <text:p>5.00972724925</text:p>
          </table:table-cell>
          <table:table-cell office:value="4.81159314106" office:value-type="float">
            <text:p>4.81159314106</text:p>
          </table:table-cell>
          <table:table-cell office:value="4.13766460116" office:value-type="float">
            <text:p>4.13766460116</text:p>
          </table:table-cell>
          <table:table-cell office:value="5.54541618582" office:value-type="float">
            <text:p>5.54541618582</text:p>
          </table:table-cell>
          <table:table-cell office:value="4.8189887936" office:value-type="float">
            <text:p>4.8189887936</text:p>
          </table:table-cell>
          <table:table-cell office:value="4.11799647537" office:value-type="float">
            <text:p>4.11799647537</text:p>
          </table:table-cell>
          <table:table-cell office:value="3.68576971636" office:value-type="float">
            <text:p>3.68576971636</text:p>
          </table:table-cell>
          <table:table-cell office:value="4.23969119292" office:value-type="float">
            <text:p>4.23969119292</text:p>
          </table:table-cell>
          <table:table-cell office:value="3.66381173851" office:value-type="float">
            <text:p>3.66381173851</text:p>
          </table:table-cell>
          <table:table-cell office:value-type="string">
            <text:p>üü</text:p>
          </table:table-cell>
          <table:table-cell office:value="-11.0292648276" office:value-type="float">
            <text:p>-11.029264827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53892798474" office:value-type="float">
            <text:p>2.53892798474</text:p>
          </table:table-cell>
          <table:table-cell office:value="2.84013231005" office:value-type="float">
            <text:p>2.84013231005</text:p>
          </table:table-cell>
          <table:table-cell office:value="2.64592637035" office:value-type="float">
            <text:p>2.64592637035</text:p>
          </table:table-cell>
          <table:table-cell office:value="2.65355895182" office:value-type="float">
            <text:p>2.65355895182</text:p>
          </table:table-cell>
          <table:table-cell office:value="2.44513965026" office:value-type="float">
            <text:p>2.44513965026</text:p>
          </table:table-cell>
          <table:table-cell office:value="2.48507423087" office:value-type="float">
            <text:p>2.48507423087</text:p>
          </table:table-cell>
          <table:table-cell office:value="2.41875739468" office:value-type="float">
            <text:p>2.41875739468</text:p>
          </table:table-cell>
          <table:table-cell office:value="2.07216147508" office:value-type="float">
            <text:p>2.07216147508</text:p>
          </table:table-cell>
          <table:table-cell office:value="2.75151786732" office:value-type="float">
            <text:p>2.75151786732</text:p>
          </table:table-cell>
          <table:table-cell office:value="2.38266371048" office:value-type="float">
            <text:p>2.38266371048</text:p>
          </table:table-cell>
          <table:table-cell office:value="2.0323106452" office:value-type="float">
            <text:p>2.0323106452</text:p>
          </table:table-cell>
          <table:table-cell office:value="1.81496116869" office:value-type="float">
            <text:p>1.81496116869</text:p>
          </table:table-cell>
          <table:table-cell office:value="2.14149119526" office:value-type="float">
            <text:p>2.14149119526</text:p>
          </table:table-cell>
          <table:table-cell office:value="1.85012749958" office:value-type="float">
            <text:p>1.85012749958</text:p>
          </table:table-cell>
          <table:table-cell office:value-type="string">
            <text:p>üü</text:p>
          </table:table-cell>
          <table:table-cell office:value="-8.96433554826" office:value-type="float">
            <text:p>-8.96433554826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2954256509" office:value-type="float">
            <text:p>39.2954256509</text:p>
          </table:table-cell>
          <table:table-cell office:value="42.4200335262" office:value-type="float">
            <text:p>42.4200335262</text:p>
          </table:table-cell>
          <table:table-cell office:value="41.1076293546" office:value-type="float">
            <text:p>41.1076293546</text:p>
          </table:table-cell>
          <table:table-cell office:value="41.7844147239" office:value-type="float">
            <text:p>41.7844147239</text:p>
          </table:table-cell>
          <table:table-cell office:value="36.9913924495" office:value-type="float">
            <text:p>36.9913924495</text:p>
          </table:table-cell>
          <table:table-cell office:value="38.1970427242" office:value-type="float">
            <text:p>38.1970427242</text:p>
          </table:table-cell>
          <table:table-cell office:value="37.9677251583" office:value-type="float">
            <text:p>37.9677251583</text:p>
          </table:table-cell>
          <table:table-cell office:value="32.9284475052" office:value-type="float">
            <text:p>32.9284475052</text:p>
          </table:table-cell>
          <table:table-cell office:value="42.7576240353" office:value-type="float">
            <text:p>42.7576240353</text:p>
          </table:table-cell>
          <table:table-cell office:value="37.2395430683" office:value-type="float">
            <text:p>37.2395430683</text:p>
          </table:table-cell>
          <table:table-cell office:value="32.7370919845" office:value-type="float">
            <text:p>32.7370919845</text:p>
          </table:table-cell>
          <table:table-cell office:value="29.678527314" office:value-type="float">
            <text:p>29.678527314</text:p>
          </table:table-cell>
          <table:table-cell office:value="33.352553842" office:value-type="float">
            <text:p>33.352553842</text:p>
          </table:table-cell>
          <table:table-cell office:value="30.0225323692" office:value-type="float">
            <text:p>30.0225323692</text:p>
          </table:table-cell>
          <table:table-cell office:value-type="string">
            <text:p>üü</text:p>
          </table:table-cell>
          <table:table-cell office:value="-8.29199984105" office:value-type="float">
            <text:p>-8.2919998410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1.2606042984" office:value-type="float">
            <text:p>31.2606042984</text:p>
          </table:table-cell>
          <table:table-cell office:value="34.158774063" office:value-type="float">
            <text:p>34.158774063</text:p>
          </table:table-cell>
          <table:table-cell office:value="31.9735567623" office:value-type="float">
            <text:p>31.9735567623</text:p>
          </table:table-cell>
          <table:table-cell office:value="31.9526699747" office:value-type="float">
            <text:p>31.9526699747</text:p>
          </table:table-cell>
          <table:table-cell office:value="27.7769473085" office:value-type="float">
            <text:p>27.7769473085</text:p>
          </table:table-cell>
          <table:table-cell office:value="28.3688753112" office:value-type="float">
            <text:p>28.3688753112</text:p>
          </table:table-cell>
          <table:table-cell office:value="26.3425749978" office:value-type="float">
            <text:p>26.3425749978</text:p>
          </table:table-cell>
          <table:table-cell office:value="23.8528901701" office:value-type="float">
            <text:p>23.8528901701</text:p>
          </table:table-cell>
          <table:table-cell office:value="30.1360657242" office:value-type="float">
            <text:p>30.1360657242</text:p>
          </table:table-cell>
          <table:table-cell office:value="25.1054390849" office:value-type="float">
            <text:p>25.1054390849</text:p>
          </table:table-cell>
          <table:table-cell office:value="22.7301423898" office:value-type="float">
            <text:p>22.7301423898</text:p>
          </table:table-cell>
          <table:table-cell office:value="20.4845473303" office:value-type="float">
            <text:p>20.4845473303</text:p>
          </table:table-cell>
          <table:table-cell office:value="23.5144295968" office:value-type="float">
            <text:p>23.5144295968</text:p>
          </table:table-cell>
          <table:table-cell office:value="20.5363878126" office:value-type="float">
            <text:p>20.5363878126</text:p>
          </table:table-cell>
          <table:table-cell office:value-type="string">
            <text:p>üü</text:p>
          </table:table-cell>
          <table:table-cell office:value="-9.6513015166" office:value-type="float">
            <text:p>-9.6513015166</text:p>
          </table:table-cell>
          <table:table-cell office:value-type="string">
            <text:p>yes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7444153672" office:value-type="float">
            <text:p>13.7444153672</text:p>
          </table:table-cell>
          <table:table-cell office:value="14.6553569971" office:value-type="float">
            <text:p>14.6553569971</text:p>
          </table:table-cell>
          <table:table-cell office:value="13.7703134754" office:value-type="float">
            <text:p>13.7703134754</text:p>
          </table:table-cell>
          <table:table-cell office:value="13.5830715674" office:value-type="float">
            <text:p>13.5830715674</text:p>
          </table:table-cell>
          <table:table-cell office:value="11.2237816693" office:value-type="float">
            <text:p>11.2237816693</text:p>
          </table:table-cell>
          <table:table-cell office:value="11.0929987551" office:value-type="float">
            <text:p>11.0929987551</text:p>
          </table:table-cell>
          <table:table-cell office:value="10.09707547" office:value-type="float">
            <text:p>10.09707547</text:p>
          </table:table-cell>
          <table:table-cell office:value="9.69123119437" office:value-type="float">
            <text:p>9.69123119437</text:p>
          </table:table-cell>
          <table:table-cell office:value="11.3304262215" office:value-type="float">
            <text:p>11.3304262215</text:p>
          </table:table-cell>
          <table:table-cell office:value="8.77642559039" office:value-type="float">
            <text:p>8.77642559039</text:p>
          </table:table-cell>
          <table:table-cell office:value="8.77841568053" office:value-type="float">
            <text:p>8.77841568053</text:p>
          </table:table-cell>
          <table:table-cell office:value="7.85537707036" office:value-type="float">
            <text:p>7.85537707036</text:p>
          </table:table-cell>
          <table:table-cell office:value="8.43013540952" office:value-type="float">
            <text:p>8.43013540952</text:p>
          </table:table-cell>
          <table:table-cell office:value="7.6655021662" office:value-type="float">
            <text:p>7.6655021662</text:p>
          </table:table-cell>
          <table:table-cell office:value-type="string">
            <text:p>üü</text:p>
          </table:table-cell>
          <table:table-cell office:value="-12.6778402258" office:value-type="float">
            <text:p>-12.67784022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0154152106" office:value-type="float">
            <text:p>11.0154152106</text:p>
          </table:table-cell>
          <table:table-cell office:value="11.8194858873" office:value-type="float">
            <text:p>11.8194858873</text:p>
          </table:table-cell>
          <table:table-cell office:value="11.1047670871" office:value-type="float">
            <text:p>11.1047670871</text:p>
          </table:table-cell>
          <table:table-cell office:value="10.8353302887" office:value-type="float">
            <text:p>10.8353302887</text:p>
          </table:table-cell>
          <table:table-cell office:value="8.83515607723" office:value-type="float">
            <text:p>8.83515607723</text:p>
          </table:table-cell>
          <table:table-cell office:value="8.55310483517" office:value-type="float">
            <text:p>8.55310483517</text:p>
          </table:table-cell>
          <table:table-cell office:value="7.77825904498" office:value-type="float">
            <text:p>7.77825904498</text:p>
          </table:table-cell>
          <table:table-cell office:value="7.6444773557" office:value-type="float">
            <text:p>7.6444773557</text:p>
          </table:table-cell>
          <table:table-cell office:value="8.66322719452" office:value-type="float">
            <text:p>8.66322719452</text:p>
          </table:table-cell>
          <table:table-cell office:value="6.43379253871" office:value-type="float">
            <text:p>6.43379253871</text:p>
          </table:table-cell>
          <table:table-cell office:value="6.7080518363" office:value-type="float">
            <text:p>6.7080518363</text:p>
          </table:table-cell>
          <table:table-cell office:value="6.00078451181" office:value-type="float">
            <text:p>6.00078451181</text:p>
          </table:table-cell>
          <table:table-cell office:value="6.29966125108" office:value-type="float">
            <text:p>6.29966125108</text:p>
          </table:table-cell>
          <table:table-cell office:value="5.86381563513" office:value-type="float">
            <text:p>5.86381563513</text:p>
          </table:table-cell>
          <table:table-cell office:value-type="string">
            <text:p>üü</text:p>
          </table:table-cell>
          <table:table-cell office:value="-12.5854155838" office:value-type="float">
            <text:p>-12.58541558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5135010121" office:value-type="float">
            <text:p>17.5135010121</text:p>
          </table:table-cell>
          <table:table-cell office:value="19.49992448" office:value-type="float">
            <text:p>19.49992448</text:p>
          </table:table-cell>
          <table:table-cell office:value="18.2003778575" office:value-type="float">
            <text:p>18.2003778575</text:p>
          </table:table-cell>
          <table:table-cell office:value="18.3669372964" office:value-type="float">
            <text:p>18.3669372964</text:p>
          </table:table-cell>
          <table:table-cell office:value="16.5503266757" office:value-type="float">
            <text:p>16.5503266757</text:p>
          </table:table-cell>
          <table:table-cell office:value="17.2736477132" office:value-type="float">
            <text:p>17.2736477132</text:p>
          </table:table-cell>
          <table:table-cell office:value="16.2435860907" office:value-type="float">
            <text:p>16.2435860907</text:p>
          </table:table-cell>
          <table:table-cell office:value="14.1594059198" office:value-type="float">
            <text:p>14.1594059198</text:p>
          </table:table-cell>
          <table:table-cell office:value="18.8039422368" office:value-type="float">
            <text:p>18.8039422368</text:p>
          </table:table-cell>
          <table:table-cell office:value="16.3272304252" office:value-type="float">
            <text:p>16.3272304252</text:p>
          </table:table-cell>
          <table:table-cell office:value="13.9496481182" office:value-type="float">
            <text:p>13.9496481182</text:p>
          </table:table-cell>
          <table:table-cell office:value="12.6267766858" office:value-type="float">
            <text:p>12.6267766858</text:p>
          </table:table-cell>
          <table:table-cell office:value="15.0815500316" office:value-type="float">
            <text:p>15.0815500316</text:p>
          </table:table-cell>
          <table:table-cell office:value="12.8681863008" office:value-type="float">
            <text:p>12.8681863008</text:p>
          </table:table-cell>
          <table:table-cell office:value-type="string">
            <text:p>üü</text:p>
          </table:table-cell>
          <table:table-cell office:value="-7.75261001779" office:value-type="float">
            <text:p>-7.75261001779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5767446992" office:value-type="float">
            <text:p>1.85767446992</text:p>
          </table:table-cell>
          <table:table-cell office:value="2.00623109422" office:value-type="float">
            <text:p>2.00623109422</text:p>
          </table:table-cell>
          <table:table-cell office:value="1.85510741488" office:value-type="float">
            <text:p>1.85510741488</text:p>
          </table:table-cell>
          <table:table-cell office:value="1.9384041101" office:value-type="float">
            <text:p>1.9384041101</text:p>
          </table:table-cell>
          <table:table-cell office:value="1.75327434495" office:value-type="float">
            <text:p>1.75327434495</text:p>
          </table:table-cell>
          <table:table-cell office:value="1.82579595493" office:value-type="float">
            <text:p>1.82579595493</text:p>
          </table:table-cell>
          <table:table-cell office:value="1.75025403621" office:value-type="float">
            <text:p>1.75025403621</text:p>
          </table:table-cell>
          <table:table-cell office:value="1.46894759568" office:value-type="float">
            <text:p>1.46894759568</text:p>
          </table:table-cell>
          <table:table-cell office:value="2.00330632757" office:value-type="float">
            <text:p>2.00330632757</text:p>
          </table:table-cell>
          <table:table-cell office:value="1.76327026063" office:value-type="float">
            <text:p>1.76327026063</text:p>
          </table:table-cell>
          <table:table-cell office:value="1.46998330358" office:value-type="float">
            <text:p>1.46998330358</text:p>
          </table:table-cell>
          <table:table-cell office:value="1.29416273431" office:value-type="float">
            <text:p>1.29416273431</text:p>
          </table:table-cell>
          <table:table-cell office:value="1.55343038222" office:value-type="float">
            <text:p>1.55343038222</text:p>
          </table:table-cell>
          <table:table-cell office:value="1.27165699169" office:value-type="float">
            <text:p>1.27165699169</text:p>
          </table:table-cell>
          <table:table-cell office:value-type="string">
            <text:p>ü</text:p>
          </table:table-cell>
          <table:table-cell office:value="-13.4917390831" office:value-type="float">
            <text:p>-13.491739083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68905752848" office:value-type="float">
            <text:p>4.68905752848</text:p>
          </table:table-cell>
          <table:table-cell office:value="4.97201524993" office:value-type="float">
            <text:p>4.97201524993</text:p>
          </table:table-cell>
          <table:table-cell office:value="4.85699260482" office:value-type="float">
            <text:p>4.85699260482</text:p>
          </table:table-cell>
          <table:table-cell office:value="4.77187607666" office:value-type="float">
            <text:p>4.77187607666</text:p>
          </table:table-cell>
          <table:table-cell office:value="3.84338761213" office:value-type="float">
            <text:p>3.84338761213</text:p>
          </table:table-cell>
          <table:table-cell office:value="3.31062201275" office:value-type="float">
            <text:p>3.31062201275</text:p>
          </table:table-cell>
          <table:table-cell office:value="3.45170019193" office:value-type="float">
            <text:p>3.45170019193</text:p>
          </table:table-cell>
          <table:table-cell office:value="3.01660939959" office:value-type="float">
            <text:p>3.01660939959</text:p>
          </table:table-cell>
          <table:table-cell office:value="3.62164323996" office:value-type="float">
            <text:p>3.62164323996</text:p>
          </table:table-cell>
          <table:table-cell office:value="2.74098936478" office:value-type="float">
            <text:p>2.74098936478</text:p>
          </table:table-cell>
          <table:table-cell office:value="2.87875600565" office:value-type="float">
            <text:p>2.87875600565</text:p>
          </table:table-cell>
          <table:table-cell office:value="2.2643443103" office:value-type="float">
            <text:p>2.2643443103</text:p>
          </table:table-cell>
          <table:table-cell office:value="2.17428597681" office:value-type="float">
            <text:p>2.17428597681</text:p>
          </table:table-cell>
          <table:table-cell office:value="2.28157322038" office:value-type="float">
            <text:p>2.28157322038</text:p>
          </table:table-cell>
          <table:table-cell office:value-type="string">
            <text:p>ü</text:p>
          </table:table-cell>
          <table:table-cell office:value="-20.7444737969" office:value-type="float">
            <text:p>-20.74447379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-type="string">
            <text:p>üü</text:p>
          </table:table-cell>
          <table:table-cell office:value="-10.8980036161" office:value-type="float">
            <text:p>-10.8980036161</text:p>
          </table:table-cell>
          <table:table-cell office:value-type="string">
            <text:p>yes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-type="string">
            <text:p>üü</text:p>
          </table:table-cell>
          <table:table-cell office:value="-10.028535455" office:value-type="float">
            <text:p>-10.02853545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-type="string">
            <text:p>üü</text:p>
          </table:table-cell>
          <table:table-cell office:value="-11.4686010606" office:value-type="float">
            <text:p>-11.4686010606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-type="string">
            <text:p>üü</text:p>
          </table:table-cell>
          <table:table-cell office:value="-12.3060533562" office:value-type="float">
            <text:p>-12.3060533562</text:p>
          </table:table-cell>
          <table:table-cell office:value-type="string">
            <text:p>yes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54022372323" office:value-type="float">
            <text:p>0.354022372323</text:p>
          </table:table-cell>
          <table:table-cell office:value="0.398519406519" office:value-type="float">
            <text:p>0.398519406519</text:p>
          </table:table-cell>
          <table:table-cell office:value="0.379980488501" office:value-type="float">
            <text:p>0.379980488501</text:p>
          </table:table-cell>
          <table:table-cell office:value="0.377281428942" office:value-type="float">
            <text:p>0.377281428942</text:p>
          </table:table-cell>
          <table:table-cell office:value="0.34056095263" office:value-type="float">
            <text:p>0.34056095263</text:p>
          </table:table-cell>
          <table:table-cell office:value="0.350285073274" office:value-type="float">
            <text:p>0.350285073274</text:p>
          </table:table-cell>
          <table:table-cell office:value="0.338344879868" office:value-type="float">
            <text:p>0.338344879868</text:p>
          </table:table-cell>
          <table:table-cell office:value="0.29709749854" office:value-type="float">
            <text:p>0.29709749854</text:p>
          </table:table-cell>
          <table:table-cell office:value="0.385913123135" office:value-type="float">
            <text:p>0.385913123135</text:p>
          </table:table-cell>
          <table:table-cell office:value="0.331413025383" office:value-type="float">
            <text:p>0.331413025383</text:p>
          </table:table-cell>
          <table:table-cell office:value="0.288009665913" office:value-type="float">
            <text:p>0.288009665913</text:p>
          </table:table-cell>
          <table:table-cell office:value="0.261078675402" office:value-type="float">
            <text:p>0.261078675402</text:p>
          </table:table-cell>
          <table:table-cell office:value="0.298818644004" office:value-type="float">
            <text:p>0.298818644004</text:p>
          </table:table-cell>
          <table:table-cell office:value="0.259280936046" office:value-type="float">
            <text:p>0.259280936046</text:p>
          </table:table-cell>
          <table:table-cell office:value-type="string">
            <text:p>üü</text:p>
          </table:table-cell>
          <table:table-cell office:value="-9.97491864577" office:value-type="float">
            <text:p>-9.9749186457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39056233438" office:value-type="float">
            <text:p>0.439056233438</text:p>
          </table:table-cell>
          <table:table-cell office:value="0.471306804393" office:value-type="float">
            <text:p>0.471306804393</text:p>
          </table:table-cell>
          <table:table-cell office:value="0.450680404657" office:value-type="float">
            <text:p>0.450680404657</text:p>
          </table:table-cell>
          <table:table-cell office:value="0.449308407055" office:value-type="float">
            <text:p>0.449308407055</text:p>
          </table:table-cell>
          <table:table-cell office:value="0.397985810675" office:value-type="float">
            <text:p>0.397985810675</text:p>
          </table:table-cell>
          <table:table-cell office:value="0.40154305773" office:value-type="float">
            <text:p>0.40154305773</text:p>
          </table:table-cell>
          <table:table-cell office:value="0.389946344491" office:value-type="float">
            <text:p>0.389946344491</text:p>
          </table:table-cell>
          <table:table-cell office:value="0.335237715635" office:value-type="float">
            <text:p>0.335237715635</text:p>
          </table:table-cell>
          <table:table-cell office:value="0.445689310212" office:value-type="float">
            <text:p>0.445689310212</text:p>
          </table:table-cell>
          <table:table-cell office:value="0.384311528775" office:value-type="float">
            <text:p>0.384311528775</text:p>
          </table:table-cell>
          <table:table-cell office:value="0.334513953403" office:value-type="float">
            <text:p>0.334513953403</text:p>
          </table:table-cell>
          <table:table-cell office:value="0.293954878447" office:value-type="float">
            <text:p>0.293954878447</text:p>
          </table:table-cell>
          <table:table-cell office:value="0.341419441048" office:value-type="float">
            <text:p>0.341419441048</text:p>
          </table:table-cell>
          <table:table-cell office:value="0.291130903461" office:value-type="float">
            <text:p>0.291130903461</text:p>
          </table:table-cell>
          <table:table-cell office:value-type="string">
            <text:p>üü</text:p>
          </table:table-cell>
          <table:table-cell office:value="-12.9689806661" office:value-type="float">
            <text:p>-12.9689806661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-type="string">
            <text:p>ü</text:p>
          </table:table-cell>
          <table:table-cell office:value="-14.1415739129" office:value-type="float">
            <text:p>-14.141573912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-type="string">
            <text:p>üü</text:p>
          </table:table-cell>
          <table:table-cell office:value="-13.2818659728" office:value-type="float">
            <text:p>-13.28186597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1942649737" office:value-type="float">
            <text:p>5.31942649737</text:p>
          </table:table-cell>
          <table:table-cell office:value="5.81275104698" office:value-type="float">
            <text:p>5.81275104698</text:p>
          </table:table-cell>
          <table:table-cell office:value="5.48747887279" office:value-type="float">
            <text:p>5.48747887279</text:p>
          </table:table-cell>
          <table:table-cell office:value="5.55669684633" office:value-type="float">
            <text:p>5.55669684633</text:p>
          </table:table-cell>
          <table:table-cell office:value="4.88061296481" office:value-type="float">
            <text:p>4.88061296481</text:p>
          </table:table-cell>
          <table:table-cell office:value="4.87564160469" office:value-type="float">
            <text:p>4.87564160469</text:p>
          </table:table-cell>
          <table:table-cell office:value="4.74333175444" office:value-type="float">
            <text:p>4.74333175444</text:p>
          </table:table-cell>
          <table:table-cell office:value="4.1347453752" office:value-type="float">
            <text:p>4.1347453752</text:p>
          </table:table-cell>
          <table:table-cell office:value="5.36164680714" office:value-type="float">
            <text:p>5.36164680714</text:p>
          </table:table-cell>
          <table:table-cell office:value="4.59524111387" office:value-type="float">
            <text:p>4.59524111387</text:p>
          </table:table-cell>
          <table:table-cell office:value="4.07399129222" office:value-type="float">
            <text:p>4.07399129222</text:p>
          </table:table-cell>
          <table:table-cell office:value="3.68422780997" office:value-type="float">
            <text:p>3.68422780997</text:p>
          </table:table-cell>
          <table:table-cell office:value="4.1956407769" office:value-type="float">
            <text:p>4.1956407769</text:p>
          </table:table-cell>
          <table:table-cell office:value="3.69699771834" office:value-type="float">
            <text:p>3.69699771834</text:p>
          </table:table-cell>
          <table:table-cell office:value-type="string">
            <text:p>üü</text:p>
          </table:table-cell>
          <table:table-cell office:value="-9.25366665844" office:value-type="float">
            <text:p>-9.25366665844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-type="string">
            <text:p>üü</text:p>
          </table:table-cell>
          <table:table-cell office:value="-14.2870395429" office:value-type="float">
            <text:p>-14.2870395429</text:p>
          </table:table-cell>
          <table:table-cell office:value-type="string">
            <text:p>yes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78113378404" office:value-type="float">
            <text:p>0.678113378404</text:p>
          </table:table-cell>
          <table:table-cell office:value="0.712057222988" office:value-type="float">
            <text:p>0.712057222988</text:p>
          </table:table-cell>
          <table:table-cell office:value="0.680404436715" office:value-type="float">
            <text:p>0.680404436715</text:p>
          </table:table-cell>
          <table:table-cell office:value="0.666949002719" office:value-type="float">
            <text:p>0.666949002719</text:p>
          </table:table-cell>
          <table:table-cell office:value="0.591934733418" office:value-type="float">
            <text:p>0.591934733418</text:p>
          </table:table-cell>
          <table:table-cell office:value="0.6022567432" office:value-type="float">
            <text:p>0.6022567432</text:p>
          </table:table-cell>
          <table:table-cell office:value="0.596645993624" office:value-type="float">
            <text:p>0.596645993624</text:p>
          </table:table-cell>
          <table:table-cell office:value="0.523014049645" office:value-type="float">
            <text:p>0.523014049645</text:p>
          </table:table-cell>
          <table:table-cell office:value="0.677584730222" office:value-type="float">
            <text:p>0.677584730222</text:p>
          </table:table-cell>
          <table:table-cell office:value="0.584790386829" office:value-type="float">
            <text:p>0.584790386829</text:p>
          </table:table-cell>
          <table:table-cell office:value="0.542742052212" office:value-type="float">
            <text:p>0.542742052212</text:p>
          </table:table-cell>
          <table:table-cell office:value="0.488713774668" office:value-type="float">
            <text:p>0.488713774668</text:p>
          </table:table-cell>
          <table:table-cell office:value="0.514377540759" office:value-type="float">
            <text:p>0.514377540759</text:p>
          </table:table-cell>
          <table:table-cell office:value="0.453420276346" office:value-type="float">
            <text:p>0.453420276346</text:p>
          </table:table-cell>
          <table:table-cell office:value-type="string">
            <text:p>üü</text:p>
          </table:table-cell>
          <table:table-cell office:value="-16.4575004834" office:value-type="float">
            <text:p>-16.45750048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9.7352205582" office:value-type="float">
            <text:p>49.7352205582</text:p>
          </table:table-cell>
          <table:table-cell office:value="53.862320993" office:value-type="float">
            <text:p>53.862320993</text:p>
          </table:table-cell>
          <table:table-cell office:value="50.4284672506" office:value-type="float">
            <text:p>50.4284672506</text:p>
          </table:table-cell>
          <table:table-cell office:value="51.7446220681" office:value-type="float">
            <text:p>51.7446220681</text:p>
          </table:table-cell>
          <table:table-cell office:value="45.7668379871" office:value-type="float">
            <text:p>45.7668379871</text:p>
          </table:table-cell>
          <table:table-cell office:value="45.5131874558" office:value-type="float">
            <text:p>45.5131874558</text:p>
          </table:table-cell>
          <table:table-cell office:value="44.8516082431" office:value-type="float">
            <text:p>44.8516082431</text:p>
          </table:table-cell>
          <table:table-cell office:value="38.2727224709" office:value-type="float">
            <text:p>38.2727224709</text:p>
          </table:table-cell>
          <table:table-cell office:value="49.9419088122" office:value-type="float">
            <text:p>49.9419088122</text:p>
          </table:table-cell>
          <table:table-cell office:value="42.4565430039" office:value-type="float">
            <text:p>42.4565430039</text:p>
          </table:table-cell>
          <table:table-cell office:value="37.4571089072" office:value-type="float">
            <text:p>37.4571089072</text:p>
          </table:table-cell>
          <table:table-cell office:value="32.4974404369" office:value-type="float">
            <text:p>32.4974404369</text:p>
          </table:table-cell>
          <table:table-cell office:value="37.7430322335" office:value-type="float">
            <text:p>37.7430322335</text:p>
          </table:table-cell>
          <table:table-cell office:value="32.2178397293" office:value-type="float">
            <text:p>32.2178397293</text:p>
          </table:table-cell>
          <table:table-cell office:value-type="string">
            <text:p>üü</text:p>
          </table:table-cell>
          <table:table-cell office:value="-13.9873827178" office:value-type="float">
            <text:p>-13.9873827178</text:p>
          </table:table-cell>
          <table:table-cell office:value-type="string">
            <text:p>yes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-type="string">
            <text:p>ü</text:p>
          </table:table-cell>
          <table:table-cell office:value="-16.7423833736" office:value-type="float">
            <text:p>-16.742383373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4622563295" office:value-type="float">
            <text:p>55.4622563295</text:p>
          </table:table-cell>
          <table:table-cell office:value="55.8848314054" office:value-type="float">
            <text:p>55.8848314054</text:p>
          </table:table-cell>
          <table:table-cell office:value="56.370414733" office:value-type="float">
            <text:p>56.370414733</text:p>
          </table:table-cell>
          <table:table-cell office:value="51.3303290415" office:value-type="float">
            <text:p>51.3303290415</text:p>
          </table:table-cell>
          <table:table-cell office:value="43.6751421368" office:value-type="float">
            <text:p>43.6751421368</text:p>
          </table:table-cell>
          <table:table-cell office:value="44.4765115671" office:value-type="float">
            <text:p>44.4765115671</text:p>
          </table:table-cell>
          <table:table-cell office:value="46.2153881547" office:value-type="float">
            <text:p>46.2153881547</text:p>
          </table:table-cell>
          <table:table-cell office:value="41.6674861342" office:value-type="float">
            <text:p>41.6674861342</text:p>
          </table:table-cell>
          <table:table-cell office:value="49.2285908661" office:value-type="float">
            <text:p>49.2285908661</text:p>
          </table:table-cell>
          <table:table-cell office:value="42.5434082487" office:value-type="float">
            <text:p>42.5434082487</text:p>
          </table:table-cell>
          <table:table-cell office:value="42.5995973674" office:value-type="float">
            <text:p>42.5995973674</text:p>
          </table:table-cell>
          <table:table-cell office:value="34.7706583402" office:value-type="float">
            <text:p>34.7706583402</text:p>
          </table:table-cell>
          <table:table-cell office:value="38.4985763745" office:value-type="float">
            <text:p>38.4985763745</text:p>
          </table:table-cell>
          <table:table-cell office:value="31.5435390299" office:value-type="float">
            <text:p>31.5435390299</text:p>
          </table:table-cell>
          <table:table-cell office:value-type="string">
            <text:p>ü</text:p>
          </table:table-cell>
          <table:table-cell office:value="-25.953433884" office:value-type="float">
            <text:p>-25.95343388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66.225474136" office:value-type="float">
            <text:p>466.225474136</text:p>
          </table:table-cell>
          <table:table-cell office:value="432.256207402" office:value-type="float">
            <text:p>432.256207402</text:p>
          </table:table-cell>
          <table:table-cell office:value="399.721657751" office:value-type="float">
            <text:p>399.721657751</text:p>
          </table:table-cell>
          <table:table-cell office:value="427.73097653" office:value-type="float">
            <text:p>427.73097653</text:p>
          </table:table-cell>
          <table:table-cell office:value="389.89375301" office:value-type="float">
            <text:p>389.89375301</text:p>
          </table:table-cell>
          <table:table-cell office:value="397.342246743" office:value-type="float">
            <text:p>397.342246743</text:p>
          </table:table-cell>
          <table:table-cell office:value="389.577270622" office:value-type="float">
            <text:p>389.577270622</text:p>
          </table:table-cell>
          <table:table-cell office:value="317.044974355" office:value-type="float">
            <text:p>317.044974355</text:p>
          </table:table-cell>
          <table:table-cell office:value="451.686137617" office:value-type="float">
            <text:p>451.686137617</text:p>
          </table:table-cell>
          <table:table-cell office:value="408.907649985" office:value-type="float">
            <text:p>408.907649985</text:p>
          </table:table-cell>
          <table:table-cell office:value="323.542913987" office:value-type="float">
            <text:p>323.542913987</text:p>
          </table:table-cell>
          <table:table-cell office:value="275.692631216" office:value-type="float">
            <text:p>275.692631216</text:p>
          </table:table-cell>
          <table:table-cell office:value="330.165457528" office:value-type="float">
            <text:p>330.165457528</text:p>
          </table:table-cell>
          <table:table-cell office:value="254.352184008" office:value-type="float">
            <text:p>254.352184008</text:p>
          </table:table-cell>
          <table:table-cell office:value-type="string">
            <text:p>ü</text:p>
          </table:table-cell>
          <table:table-cell office:value="-21.3853331315" office:value-type="float">
            <text:p>-21.3853331315</text:p>
          </table:table-cell>
          <table:table-cell office:value-type="string">
            <text:p>yes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3.166414332" office:value-type="float">
            <text:p>133.166414332</text:p>
          </table:table-cell>
          <table:table-cell office:value="127.927448634" office:value-type="float">
            <text:p>127.927448634</text:p>
          </table:table-cell>
          <table:table-cell office:value="122.990617048" office:value-type="float">
            <text:p>122.990617048</text:p>
          </table:table-cell>
          <table:table-cell office:value="122.618740438" office:value-type="float">
            <text:p>122.618740438</text:p>
          </table:table-cell>
          <table:table-cell office:value="108.657366864" office:value-type="float">
            <text:p>108.657366864</text:p>
          </table:table-cell>
          <table:table-cell office:value="110.70014973" office:value-type="float">
            <text:p>110.70014973</text:p>
          </table:table-cell>
          <table:table-cell office:value="111.144864418" office:value-type="float">
            <text:p>111.144864418</text:p>
          </table:table-cell>
          <table:table-cell office:value="94.5082623494" office:value-type="float">
            <text:p>94.5082623494</text:p>
          </table:table-cell>
          <table:table-cell office:value="124.509542597" office:value-type="float">
            <text:p>124.509542597</text:p>
          </table:table-cell>
          <table:table-cell office:value="110.694621673" office:value-type="float">
            <text:p>110.694621673</text:p>
          </table:table-cell>
          <table:table-cell office:value="96.5233588495" office:value-type="float">
            <text:p>96.5233588495</text:p>
          </table:table-cell>
          <table:table-cell office:value="80.7193789419" office:value-type="float">
            <text:p>80.7193789419</text:p>
          </table:table-cell>
          <table:table-cell office:value="93.526098559" office:value-type="float">
            <text:p>93.526098559</text:p>
          </table:table-cell>
          <table:table-cell office:value="73.9355173117" office:value-type="float">
            <text:p>73.9355173117</text:p>
          </table:table-cell>
          <table:table-cell office:value-type="string">
            <text:p>ü</text:p>
          </table:table-cell>
          <table:table-cell office:value="-23.4014251131" office:value-type="float">
            <text:p>-23.40142511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-type="string">
            <text:p>üü</text:p>
          </table:table-cell>
          <table:table-cell office:value="-7.62590618698" office:value-type="float">
            <text:p>-7.6259061869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792563431" office:value-type="float">
            <text:p>1.86792563431</text:p>
          </table:table-cell>
          <table:table-cell office:value="2.06480460852" office:value-type="float">
            <text:p>2.06480460852</text:p>
          </table:table-cell>
          <table:table-cell office:value="1.92536083028" office:value-type="float">
            <text:p>1.92536083028</text:p>
          </table:table-cell>
          <table:table-cell office:value="1.90326002051" office:value-type="float">
            <text:p>1.90326002051</text:p>
          </table:table-cell>
          <table:table-cell office:value="1.77041964629" office:value-type="float">
            <text:p>1.77041964629</text:p>
          </table:table-cell>
          <table:table-cell office:value="1.77738744367" office:value-type="float">
            <text:p>1.77738744367</text:p>
          </table:table-cell>
          <table:table-cell office:value="1.70877782551" office:value-type="float">
            <text:p>1.70877782551</text:p>
          </table:table-cell>
          <table:table-cell office:value="1.49104836001" office:value-type="float">
            <text:p>1.49104836001</text:p>
          </table:table-cell>
          <table:table-cell office:value="1.928461038" office:value-type="float">
            <text:p>1.928461038</text:p>
          </table:table-cell>
          <table:table-cell office:value="1.67997326865" office:value-type="float">
            <text:p>1.67997326865</text:p>
          </table:table-cell>
          <table:table-cell office:value="1.44852517726" office:value-type="float">
            <text:p>1.44852517726</text:p>
          </table:table-cell>
          <table:table-cell office:value="1.30447166996" office:value-type="float">
            <text:p>1.30447166996</text:p>
          </table:table-cell>
          <table:table-cell office:value="1.52682556872" office:value-type="float">
            <text:p>1.52682556872</text:p>
          </table:table-cell>
          <table:table-cell office:value="1.32292058912" office:value-type="float">
            <text:p>1.32292058912</text:p>
          </table:table-cell>
          <table:table-cell office:value-type="string">
            <text:p>üü</text:p>
          </table:table-cell>
          <table:table-cell office:value="-8.67120503736" office:value-type="float">
            <text:p>-8.67120503736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8400250089" office:value-type="float">
            <text:p>1.38400250089</text:p>
          </table:table-cell>
          <table:table-cell office:value="1.34907132868" office:value-type="float">
            <text:p>1.34907132868</text:p>
          </table:table-cell>
          <table:table-cell office:value="1.33172296639" office:value-type="float">
            <text:p>1.33172296639</text:p>
          </table:table-cell>
          <table:table-cell office:value="1.26641938052" office:value-type="float">
            <text:p>1.26641938052</text:p>
          </table:table-cell>
          <table:table-cell office:value="1.27198280834" office:value-type="float">
            <text:p>1.27198280834</text:p>
          </table:table-cell>
          <table:table-cell office:value="1.20771117229" office:value-type="float">
            <text:p>1.20771117229</text:p>
          </table:table-cell>
          <table:table-cell office:value="1.11736095035" office:value-type="float">
            <text:p>1.11736095035</text:p>
          </table:table-cell>
          <table:table-cell office:value="1.04570708355" office:value-type="float">
            <text:p>1.04570708355</text:p>
          </table:table-cell>
          <table:table-cell office:value="1.00067321982" office:value-type="float">
            <text:p>1.00067321982</text:p>
          </table:table-cell>
          <table:table-cell office:value="1.12159930007" office:value-type="float">
            <text:p>1.12159930007</text:p>
          </table:table-cell>
          <table:table-cell office:value="1.02410333299" office:value-type="float">
            <text:p>1.02410333299</text:p>
          </table:table-cell>
          <table:table-cell office:value="0.909907834292" office:value-type="float">
            <text:p>0.909907834292</text:p>
          </table:table-cell>
          <table:table-cell office:value="0.911769147842" office:value-type="float">
            <text:p>0.911769147842</text:p>
          </table:table-cell>
          <table:table-cell office:value="1.02808767942" office:value-type="float">
            <text:p>1.02808767942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0.202020305" office:value-type="float">
            <text:p>290.202020305</text:p>
          </table:table-cell>
          <table:table-cell office:value="287.970374129" office:value-type="float">
            <text:p>287.970374129</text:p>
          </table:table-cell>
          <table:table-cell office:value="282.801845495" office:value-type="float">
            <text:p>282.801845495</text:p>
          </table:table-cell>
          <table:table-cell office:value="264.59046403" office:value-type="float">
            <text:p>264.59046403</text:p>
          </table:table-cell>
          <table:table-cell office:value="273.003586888" office:value-type="float">
            <text:p>273.003586888</text:p>
          </table:table-cell>
          <table:table-cell office:value="255.71839412" office:value-type="float">
            <text:p>255.71839412</text:p>
          </table:table-cell>
          <table:table-cell office:value="239.492145487" office:value-type="float">
            <text:p>239.492145487</text:p>
          </table:table-cell>
          <table:table-cell office:value="229.494520088" office:value-type="float">
            <text:p>229.494520088</text:p>
          </table:table-cell>
          <table:table-cell office:value="221.283594906" office:value-type="float">
            <text:p>221.283594906</text:p>
          </table:table-cell>
          <table:table-cell office:value="248.341373807" office:value-type="float">
            <text:p>248.341373807</text:p>
          </table:table-cell>
          <table:table-cell office:value="223.671165652" office:value-type="float">
            <text:p>223.671165652</text:p>
          </table:table-cell>
          <table:table-cell office:value="201.5441303" office:value-type="float">
            <text:p>201.5441303</text:p>
          </table:table-cell>
          <table:table-cell office:value="201.302061421" office:value-type="float">
            <text:p>201.302061421</text:p>
          </table:table-cell>
          <table:table-cell office:value="226.668874743" office:value-type="float">
            <text:p>226.668874743</text:p>
          </table:table-cell>
          <table:table-cell office:value-type="string">
            <text:p>-</text:p>
          </table:table-cell>
          <table:table-cell office:value="1.34023045935" office:value-type="float">
            <text:p>1.3402304593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602456363" office:value-type="float">
            <text:p>10.6602456363</text:p>
          </table:table-cell>
          <table:table-cell office:value="10.6567742584" office:value-type="float">
            <text:p>10.6567742584</text:p>
          </table:table-cell>
          <table:table-cell office:value="10.5232422913" office:value-type="float">
            <text:p>10.5232422913</text:p>
          </table:table-cell>
          <table:table-cell office:value="10.0195807935" office:value-type="float">
            <text:p>10.0195807935</text:p>
          </table:table-cell>
          <table:table-cell office:value="10.564552414" office:value-type="float">
            <text:p>10.564552414</text:p>
          </table:table-cell>
          <table:table-cell office:value="9.80406970534" office:value-type="float">
            <text:p>9.80406970534</text:p>
          </table:table-cell>
          <table:table-cell office:value="9.24053967037" office:value-type="float">
            <text:p>9.24053967037</text:p>
          </table:table-cell>
          <table:table-cell office:value="8.87453125869" office:value-type="float">
            <text:p>8.87453125869</text:p>
          </table:table-cell>
          <table:table-cell office:value="8.60623898334" office:value-type="float">
            <text:p>8.60623898334</text:p>
          </table:table-cell>
          <table:table-cell office:value="9.89783830723" office:value-type="float">
            <text:p>9.89783830723</text:p>
          </table:table-cell>
          <table:table-cell office:value="8.76869532646" office:value-type="float">
            <text:p>8.76869532646</text:p>
          </table:table-cell>
          <table:table-cell office:value="7.91915567627" office:value-type="float">
            <text:p>7.91915567627</text:p>
          </table:table-cell>
          <table:table-cell office:value="7.943219952" office:value-type="float">
            <text:p>7.943219952</text:p>
          </table:table-cell>
          <table:table-cell office:value="9.08697612269" office:value-type="float">
            <text:p>9.08697612269</text:p>
          </table:table-cell>
          <table:table-cell office:value-type="string">
            <text:p>ü</text:p>
          </table:table-cell>
          <table:table-cell office:value="3.62973948095" office:value-type="float">
            <text:p>3.62973948095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47647425" office:value-type="float">
            <text:p>13.47647425</text:p>
          </table:table-cell>
          <table:table-cell office:value="13.4808299087" office:value-type="float">
            <text:p>13.4808299087</text:p>
          </table:table-cell>
          <table:table-cell office:value="13.0599800228" office:value-type="float">
            <text:p>13.0599800228</text:p>
          </table:table-cell>
          <table:table-cell office:value="12.2740291273" office:value-type="float">
            <text:p>12.2740291273</text:p>
          </table:table-cell>
          <table:table-cell office:value="12.9858070986" office:value-type="float">
            <text:p>12.9858070986</text:p>
          </table:table-cell>
          <table:table-cell office:value="12.0342618745" office:value-type="float">
            <text:p>12.0342618745</text:p>
          </table:table-cell>
          <table:table-cell office:value="11.2760049331" office:value-type="float">
            <text:p>11.2760049331</text:p>
          </table:table-cell>
          <table:table-cell office:value="10.8555425133" office:value-type="float">
            <text:p>10.8555425133</text:p>
          </table:table-cell>
          <table:table-cell office:value="10.6943816039" office:value-type="float">
            <text:p>10.6943816039</text:p>
          </table:table-cell>
          <table:table-cell office:value="11.998566938" office:value-type="float">
            <text:p>11.998566938</text:p>
          </table:table-cell>
          <table:table-cell office:value="10.7052896033" office:value-type="float">
            <text:p>10.7052896033</text:p>
          </table:table-cell>
          <table:table-cell office:value="9.60627314754" office:value-type="float">
            <text:p>9.60627314754</text:p>
          </table:table-cell>
          <table:table-cell office:value="9.49310968217" office:value-type="float">
            <text:p>9.49310968217</text:p>
          </table:table-cell>
          <table:table-cell office:value="10.8774666904" office:value-type="float">
            <text:p>10.8774666904</text:p>
          </table:table-cell>
          <table:table-cell office:value-type="string">
            <text:p>ü</text:p>
          </table:table-cell>
          <table:table-cell office:value="1.60833656539" office:value-type="float">
            <text:p>1.6083365653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8843874639" office:value-type="float">
            <text:p>4.28843874639</text:p>
          </table:table-cell>
          <table:table-cell office:value="4.26869677201" office:value-type="float">
            <text:p>4.26869677201</text:p>
          </table:table-cell>
          <table:table-cell office:value="4.15302294414" office:value-type="float">
            <text:p>4.15302294414</text:p>
          </table:table-cell>
          <table:table-cell office:value="3.83564185492" office:value-type="float">
            <text:p>3.83564185492</text:p>
          </table:table-cell>
          <table:table-cell office:value="4.07113310123" office:value-type="float">
            <text:p>4.07113310123</text:p>
          </table:table-cell>
          <table:table-cell office:value="3.77909926575" office:value-type="float">
            <text:p>3.77909926575</text:p>
          </table:table-cell>
          <table:table-cell office:value="3.4543109876" office:value-type="float">
            <text:p>3.4543109876</text:p>
          </table:table-cell>
          <table:table-cell office:value="3.36737949782" office:value-type="float">
            <text:p>3.36737949782</text:p>
          </table:table-cell>
          <table:table-cell office:value="3.30538935081" office:value-type="float">
            <text:p>3.30538935081</text:p>
          </table:table-cell>
          <table:table-cell office:value="3.65146500851" office:value-type="float">
            <text:p>3.65146500851</text:p>
          </table:table-cell>
          <table:table-cell office:value="3.27205690762" office:value-type="float">
            <text:p>3.27205690762</text:p>
          </table:table-cell>
          <table:table-cell office:value="2.94397971367" office:value-type="float">
            <text:p>2.94397971367</text:p>
          </table:table-cell>
          <table:table-cell office:value="2.86534406488" office:value-type="float">
            <text:p>2.86534406488</text:p>
          </table:table-cell>
          <table:table-cell office:value="3.28441076799" office:value-type="float">
            <text:p>3.28441076799</text:p>
          </table:table-cell>
          <table:table-cell office:value-type="string">
            <text:p>ü</text:p>
          </table:table-cell>
          <table:table-cell office:value="0.377556403204" office:value-type="float">
            <text:p>0.37755640320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52287680527" office:value-type="float">
            <text:p>5.52287680527</text:p>
          </table:table-cell>
          <table:table-cell office:value="5.53709927948" office:value-type="float">
            <text:p>5.53709927948</text:p>
          </table:table-cell>
          <table:table-cell office:value="5.30944393308" office:value-type="float">
            <text:p>5.30944393308</text:p>
          </table:table-cell>
          <table:table-cell office:value="5.01930510012" office:value-type="float">
            <text:p>5.01930510012</text:p>
          </table:table-cell>
          <table:table-cell office:value="5.29867667745" office:value-type="float">
            <text:p>5.29867667745</text:p>
          </table:table-cell>
          <table:table-cell office:value="4.90148351431" office:value-type="float">
            <text:p>4.90148351431</text:p>
          </table:table-cell>
          <table:table-cell office:value="4.61227528072" office:value-type="float">
            <text:p>4.61227528072</text:p>
          </table:table-cell>
          <table:table-cell office:value="4.43064027587" office:value-type="float">
            <text:p>4.43064027587</text:p>
          </table:table-cell>
          <table:table-cell office:value="4.41455696437" office:value-type="float">
            <text:p>4.41455696437</text:p>
          </table:table-cell>
          <table:table-cell office:value="5.01751972729" office:value-type="float">
            <text:p>5.01751972729</text:p>
          </table:table-cell>
          <table:table-cell office:value="4.44485247361" office:value-type="float">
            <text:p>4.44485247361</text:p>
          </table:table-cell>
          <table:table-cell office:value="3.98637307399" office:value-type="float">
            <text:p>3.98637307399</text:p>
          </table:table-cell>
          <table:table-cell office:value="3.93533088844" office:value-type="float">
            <text:p>3.93533088844</text:p>
          </table:table-cell>
          <table:table-cell office:value="4.53963296426" office:value-type="float">
            <text:p>4.53963296426</text:p>
          </table:table-cell>
          <table:table-cell office:value-type="string">
            <text:p/>
          </table:table-cell>
          <table:table-cell office:value="2.13236527439" office:value-type="float">
            <text:p>2.1323652743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72767550188" office:value-type="float">
            <text:p>2.72767550188</text:p>
          </table:table-cell>
          <table:table-cell office:value="2.74861732452" office:value-type="float">
            <text:p>2.74861732452</text:p>
          </table:table-cell>
          <table:table-cell office:value="2.69359631989" office:value-type="float">
            <text:p>2.69359631989</text:p>
          </table:table-cell>
          <table:table-cell office:value="2.56185050179" office:value-type="float">
            <text:p>2.56185050179</text:p>
          </table:table-cell>
          <table:table-cell office:value="2.7010427852" office:value-type="float">
            <text:p>2.7010427852</text:p>
          </table:table-cell>
          <table:table-cell office:value="2.51242164666" office:value-type="float">
            <text:p>2.51242164666</text:p>
          </table:table-cell>
          <table:table-cell office:value="2.42594703985" office:value-type="float">
            <text:p>2.42594703985</text:p>
          </table:table-cell>
          <table:table-cell office:value="2.29187545384" office:value-type="float">
            <text:p>2.29187545384</text:p>
          </table:table-cell>
          <table:table-cell office:value="2.22716786663" office:value-type="float">
            <text:p>2.22716786663</text:p>
          </table:table-cell>
          <table:table-cell office:value="2.49853907717" office:value-type="float">
            <text:p>2.49853907717</text:p>
          </table:table-cell>
          <table:table-cell office:value="2.24066855818" office:value-type="float">
            <text:p>2.24066855818</text:p>
          </table:table-cell>
          <table:table-cell office:value="2.00822312974" office:value-type="float">
            <text:p>2.00822312974</text:p>
          </table:table-cell>
          <table:table-cell office:value="2.02021441248" office:value-type="float">
            <text:p>2.02021441248</text:p>
          </table:table-cell>
          <table:table-cell office:value="2.28444532456" office:value-type="float">
            <text:p>2.28444532456</text:p>
          </table:table-cell>
          <table:table-cell office:value-type="string">
            <text:p>ü</text:p>
          </table:table-cell>
          <table:table-cell office:value="1.95373680838" office:value-type="float">
            <text:p>1.953736808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7257425899" office:value-type="float">
            <text:p>41.7257425899</text:p>
          </table:table-cell>
          <table:table-cell office:value="41.8414533869" office:value-type="float">
            <text:p>41.8414533869</text:p>
          </table:table-cell>
          <table:table-cell office:value="41.0257358015" office:value-type="float">
            <text:p>41.0257358015</text:p>
          </table:table-cell>
          <table:table-cell office:value="39.6600812985" office:value-type="float">
            <text:p>39.6600812985</text:p>
          </table:table-cell>
          <table:table-cell office:value="42.0435392901" office:value-type="float">
            <text:p>42.0435392901</text:p>
          </table:table-cell>
          <table:table-cell office:value="38.3967560389" office:value-type="float">
            <text:p>38.3967560389</text:p>
          </table:table-cell>
          <table:table-cell office:value="35.7447795271" office:value-type="float">
            <text:p>35.7447795271</text:p>
          </table:table-cell>
          <table:table-cell office:value="35.5339325412" office:value-type="float">
            <text:p>35.5339325412</text:p>
          </table:table-cell>
          <table:table-cell office:value="34.7647778679" office:value-type="float">
            <text:p>34.7647778679</text:p>
          </table:table-cell>
          <table:table-cell office:value="39.1573638096" office:value-type="float">
            <text:p>39.1573638096</text:p>
          </table:table-cell>
          <table:table-cell office:value="34.3830652267" office:value-type="float">
            <text:p>34.3830652267</text:p>
          </table:table-cell>
          <table:table-cell office:value="31.02916602" office:value-type="float">
            <text:p>31.02916602</text:p>
          </table:table-cell>
          <table:table-cell office:value="31.2632545582" office:value-type="float">
            <text:p>31.2632545582</text:p>
          </table:table-cell>
          <table:table-cell office:value="37.3537459644" office:value-type="float">
            <text:p>37.3537459644</text:p>
          </table:table-cell>
          <table:table-cell office:value-type="string">
            <text:p>ü</text:p>
          </table:table-cell>
          <table:table-cell office:value="8.63995318069" office:value-type="float">
            <text:p>8.639953180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3.7409206646" office:value-type="float">
            <text:p>33.7409206646</text:p>
          </table:table-cell>
          <table:table-cell office:value="33.1260142786" office:value-type="float">
            <text:p>33.1260142786</text:p>
          </table:table-cell>
          <table:table-cell office:value="32.9030138094" office:value-type="float">
            <text:p>32.9030138094</text:p>
          </table:table-cell>
          <table:table-cell office:value="30.4749931182" office:value-type="float">
            <text:p>30.4749931182</text:p>
          </table:table-cell>
          <table:table-cell office:value="30.4170941931" office:value-type="float">
            <text:p>30.4170941931</text:p>
          </table:table-cell>
          <table:table-cell office:value="28.9086365229" office:value-type="float">
            <text:p>28.9086365229</text:p>
          </table:table-cell>
          <table:table-cell office:value="26.9877086499" office:value-type="float">
            <text:p>26.9877086499</text:p>
          </table:table-cell>
          <table:table-cell office:value="25.712021408" office:value-type="float">
            <text:p>25.712021408</text:p>
          </table:table-cell>
          <table:table-cell office:value="24.1864147503" office:value-type="float">
            <text:p>24.1864147503</text:p>
          </table:table-cell>
          <table:table-cell office:value="26.8956512116" office:value-type="float">
            <text:p>26.8956512116</text:p>
          </table:table-cell>
          <table:table-cell office:value="24.6313494685" office:value-type="float">
            <text:p>24.6313494685</text:p>
          </table:table-cell>
          <table:table-cell office:value="22.2654186671" office:value-type="float">
            <text:p>22.2654186671</text:p>
          </table:table-cell>
          <table:table-cell office:value="22.4494543672" office:value-type="float">
            <text:p>22.4494543672</text:p>
          </table:table-cell>
          <table:table-cell office:value="24.6830798279" office:value-type="float">
            <text:p>24.6830798279</text:p>
          </table:table-cell>
          <table:table-cell office:value-type="string">
            <text:p>ü</text:p>
          </table:table-cell>
          <table:table-cell office:value="0.210018373083" office:value-type="float">
            <text:p>0.210018373083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8534129337" office:value-type="float">
            <text:p>14.8534129337</text:p>
          </table:table-cell>
          <table:table-cell office:value="14.1742582638" office:value-type="float">
            <text:p>14.1742582638</text:p>
          </table:table-cell>
          <table:table-cell office:value="14.2935579079" office:value-type="float">
            <text:p>14.2935579079</text:p>
          </table:table-cell>
          <table:table-cell office:value="13.1637680367" office:value-type="float">
            <text:p>13.1637680367</text:p>
          </table:table-cell>
          <table:table-cell office:value="12.0888367293" office:value-type="float">
            <text:p>12.0888367293</text:p>
          </table:table-cell>
          <table:table-cell office:value="12.0375792502" office:value-type="float">
            <text:p>12.0375792502</text:p>
          </table:table-cell>
          <table:table-cell office:value="10.4048921241" office:value-type="float">
            <text:p>10.4048921241</text:p>
          </table:table-cell>
          <table:table-cell office:value="10.1091112496" office:value-type="float">
            <text:p>10.1091112496</text:p>
          </table:table-cell>
          <table:table-cell office:value="8.92975444817" office:value-type="float">
            <text:p>8.92975444817</text:p>
          </table:table-cell>
          <table:table-cell office:value="9.58750030864" office:value-type="float">
            <text:p>9.58750030864</text:p>
          </table:table-cell>
          <table:table-cell office:value="8.86781258705" office:value-type="float">
            <text:p>8.86781258705</text:p>
          </table:table-cell>
          <table:table-cell office:value="8.23361806885" office:value-type="float">
            <text:p>8.23361806885</text:p>
          </table:table-cell>
          <table:table-cell office:value="7.94841285276" office:value-type="float">
            <text:p>7.94841285276</text:p>
          </table:table-cell>
          <table:table-cell office:value="9.16366213199" office:value-type="float">
            <text:p>9.16366213199</text:p>
          </table:table-cell>
          <table:table-cell office:value-type="string">
            <text:p>üü</text:p>
          </table:table-cell>
          <table:table-cell office:value="3.33621783319" office:value-type="float">
            <text:p>3.3362178331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9425837749" office:value-type="float">
            <text:p>11.9425837749</text:p>
          </table:table-cell>
          <table:table-cell office:value="11.3881852721" office:value-type="float">
            <text:p>11.3881852721</text:p>
          </table:table-cell>
          <table:table-cell office:value="11.5997124276" office:value-type="float">
            <text:p>11.5997124276</text:p>
          </table:table-cell>
          <table:table-cell office:value="10.6839159588" office:value-type="float">
            <text:p>10.6839159588</text:p>
          </table:table-cell>
          <table:table-cell office:value="9.36329592527" office:value-type="float">
            <text:p>9.36329592527</text:p>
          </table:table-cell>
          <table:table-cell office:value="9.50619392609" office:value-type="float">
            <text:p>9.50619392609</text:p>
          </table:table-cell>
          <table:table-cell office:value="8.15883913668" office:value-type="float">
            <text:p>8.15883913668</text:p>
          </table:table-cell>
          <table:table-cell office:value="7.9297923621" office:value-type="float">
            <text:p>7.9297923621</text:p>
          </table:table-cell>
          <table:table-cell office:value="6.73837292706" office:value-type="float">
            <text:p>6.73837292706</text:p>
          </table:table-cell>
          <table:table-cell office:value="7.08632448219" office:value-type="float">
            <text:p>7.08632448219</text:p>
          </table:table-cell>
          <table:table-cell office:value="6.66753903807" office:value-type="float">
            <text:p>6.66753903807</text:p>
          </table:table-cell>
          <table:table-cell office:value="6.18636861871" office:value-type="float">
            <text:p>6.18636861871</text:p>
          </table:table-cell>
          <table:table-cell office:value="5.97771894853" office:value-type="float">
            <text:p>5.97771894853</text:p>
          </table:table-cell>
          <table:table-cell office:value="6.88390628221" office:value-type="float">
            <text:p>6.88390628221</text:p>
          </table:table-cell>
          <table:table-cell office:value-type="string">
            <text:p>üü</text:p>
          </table:table-cell>
          <table:table-cell office:value="3.24508402433" office:value-type="float">
            <text:p>3.2450840243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8849769142" office:value-type="float">
            <text:p>18.8849769142</text:p>
          </table:table-cell>
          <table:table-cell office:value="18.9490601017" office:value-type="float">
            <text:p>18.9490601017</text:p>
          </table:table-cell>
          <table:table-cell office:value="18.6060679569" office:value-type="float">
            <text:p>18.6060679569</text:p>
          </table:table-cell>
          <table:table-cell office:value="17.3076417438" office:value-type="float">
            <text:p>17.3076417438</text:p>
          </table:table-cell>
          <table:table-cell office:value="18.3248978608" office:value-type="float">
            <text:p>18.3248978608</text:p>
          </table:table-cell>
          <table:table-cell office:value="16.8676903983" office:value-type="float">
            <text:p>16.8676903983</text:p>
          </table:table-cell>
          <table:table-cell office:value="16.5788517122" office:value-type="float">
            <text:p>16.5788517122</text:p>
          </table:table-cell>
          <table:table-cell office:value="15.5991798783" office:value-type="float">
            <text:p>15.5991798783</text:p>
          </table:table-cell>
          <table:table-cell office:value="15.2546996215" office:value-type="float">
            <text:p>15.2546996215</text:p>
          </table:table-cell>
          <table:table-cell office:value="17.3063026533" office:value-type="float">
            <text:p>17.3063026533</text:p>
          </table:table-cell>
          <table:table-cell office:value="15.7609769208" office:value-type="float">
            <text:p>15.7609769208</text:p>
          </table:table-cell>
          <table:table-cell office:value="14.0291794041" office:value-type="float">
            <text:p>14.0291794041</text:p>
          </table:table-cell>
          <table:table-cell office:value="14.4981599203" office:value-type="float">
            <text:p>14.4981599203</text:p>
          </table:table-cell>
          <table:table-cell office:value="15.5170863512" office:value-type="float">
            <text:p>15.5170863512</text:p>
          </table:table-cell>
          <table:table-cell office:value-type="string">
            <text:p>ü</text:p>
          </table:table-cell>
          <table:table-cell office:value="-1.54743307342" office:value-type="float">
            <text:p>-1.5474330734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0130330048" office:value-type="float">
            <text:p>2.00130330048</text:p>
          </table:table-cell>
          <table:table-cell office:value="1.9729719042" office:value-type="float">
            <text:p>1.9729719042</text:p>
          </table:table-cell>
          <table:table-cell office:value="1.90001065487" office:value-type="float">
            <text:p>1.90001065487</text:p>
          </table:table-cell>
          <table:table-cell office:value="1.78041758191" office:value-type="float">
            <text:p>1.78041758191</text:p>
          </table:table-cell>
          <table:table-cell office:value="1.93291777331" office:value-type="float">
            <text:p>1.93291777331</text:p>
          </table:table-cell>
          <table:table-cell office:value="1.78051574284" office:value-type="float">
            <text:p>1.78051574284</text:p>
          </table:table-cell>
          <table:table-cell office:value="1.65942502555" office:value-type="float">
            <text:p>1.65942502555</text:p>
          </table:table-cell>
          <table:table-cell office:value="1.56042934527" office:value-type="float">
            <text:p>1.56042934527</text:p>
          </table:table-cell>
          <table:table-cell office:value="1.58294717333" office:value-type="float">
            <text:p>1.58294717333</text:p>
          </table:table-cell>
          <table:table-cell office:value="1.84300715017" office:value-type="float">
            <text:p>1.84300715017</text:p>
          </table:table-cell>
          <table:table-cell office:value="1.60141016078" office:value-type="float">
            <text:p>1.60141016078</text:p>
          </table:table-cell>
          <table:table-cell office:value="1.43460540351" office:value-type="float">
            <text:p>1.43460540351</text:p>
          </table:table-cell>
          <table:table-cell office:value="1.45472061698" office:value-type="float">
            <text:p>1.45472061698</text:p>
          </table:table-cell>
          <table:table-cell office:value="1.63862914353" office:value-type="float">
            <text:p>1.63862914353</text:p>
          </table:table-cell>
          <table:table-cell office:value-type="string">
            <text:p/>
          </table:table-cell>
          <table:table-cell office:value="2.32413804148" office:value-type="float">
            <text:p>2.32413804148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76589970775" office:value-type="float">
            <text:p>5.76589970775</text:p>
          </table:table-cell>
          <table:table-cell office:value="4.89282528325" office:value-type="float">
            <text:p>4.89282528325</text:p>
          </table:table-cell>
          <table:table-cell office:value="5.03924578185" office:value-type="float">
            <text:p>5.03924578185</text:p>
          </table:table-cell>
          <table:table-cell office:value="5.4126583453" office:value-type="float">
            <text:p>5.4126583453</text:p>
          </table:table-cell>
          <table:table-cell office:value="4.40061249501" office:value-type="float">
            <text:p>4.40061249501</text:p>
          </table:table-cell>
          <table:table-cell office:value="4.67692338454" office:value-type="float">
            <text:p>4.67692338454</text:p>
          </table:table-cell>
          <table:table-cell office:value="3.91213322245" office:value-type="float">
            <text:p>3.91213322245</text:p>
          </table:table-cell>
          <table:table-cell office:value="2.89547512764" office:value-type="float">
            <text:p>2.89547512764</text:p>
          </table:table-cell>
          <table:table-cell office:value="2.53187107318" office:value-type="float">
            <text:p>2.53187107318</text:p>
          </table:table-cell>
          <table:table-cell office:value="2.79257381075" office:value-type="float">
            <text:p>2.79257381075</text:p>
          </table:table-cell>
          <table:table-cell office:value="2.99024473651" office:value-type="float">
            <text:p>2.99024473651</text:p>
          </table:table-cell>
          <table:table-cell office:value="2.25480317574" office:value-type="float">
            <text:p>2.25480317574</text:p>
          </table:table-cell>
          <table:table-cell office:value="2.35289403032" office:value-type="float">
            <text:p>2.35289403032</text:p>
          </table:table-cell>
          <table:table-cell office:value="2.69794983705" office:value-type="float">
            <text:p>2.69794983705</text:p>
          </table:table-cell>
          <table:table-cell office:value-type="string">
            <text:p>ü</text:p>
          </table:table-cell>
          <table:table-cell office:value="-9.77494904996" office:value-type="float">
            <text:p>-9.7749490499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-type="string">
            <text:p>ü</text:p>
          </table:table-cell>
          <table:table-cell office:value="0.0345702036524" office:value-type="float">
            <text:p>0.034570203652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-type="string">
            <text:p>ü</text:p>
          </table:table-cell>
          <table:table-cell office:value="-0.781445234544" office:value-type="float">
            <text:p>-0.7814452345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-type="string">
            <text:p>ü</text:p>
          </table:table-cell>
          <table:table-cell office:value="2.46521270416" office:value-type="float">
            <text:p>2.465212704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-type="string">
            <text:p>ü</text:p>
          </table:table-cell>
          <table:table-cell office:value="1.67425065164" office:value-type="float">
            <text:p>1.6742506516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70987456991" office:value-type="float">
            <text:p>0.370987456991</text:p>
          </table:table-cell>
          <table:table-cell office:value="0.382297564661" office:value-type="float">
            <text:p>0.382297564661</text:p>
          </table:table-cell>
          <table:table-cell office:value="0.38451746671" office:value-type="float">
            <text:p>0.38451746671</text:p>
          </table:table-cell>
          <table:table-cell office:value="0.358562221017" office:value-type="float">
            <text:p>0.358562221017</text:p>
          </table:table-cell>
          <table:table-cell office:value="0.374970660048" office:value-type="float">
            <text:p>0.374970660048</text:p>
          </table:table-cell>
          <table:table-cell office:value="0.343859241842" office:value-type="float">
            <text:p>0.343859241842</text:p>
          </table:table-cell>
          <table:table-cell office:value="0.338851921432" office:value-type="float">
            <text:p>0.338851921432</text:p>
          </table:table-cell>
          <table:table-cell office:value="0.316802187104" office:value-type="float">
            <text:p>0.316802187104</text:p>
          </table:table-cell>
          <table:table-cell office:value="0.303778551568" office:value-type="float">
            <text:p>0.303778551568</text:p>
          </table:table-cell>
          <table:table-cell office:value="0.345210612718" office:value-type="float">
            <text:p>0.345210612718</text:p>
          </table:table-cell>
          <table:table-cell office:value="0.313289822978" office:value-type="float">
            <text:p>0.313289822978</text:p>
          </table:table-cell>
          <table:table-cell office:value="0.279729943187" office:value-type="float">
            <text:p>0.279729943187</text:p>
          </table:table-cell>
          <table:table-cell office:value="0.278319235781" office:value-type="float">
            <text:p>0.278319235781</text:p>
          </table:table-cell>
          <table:table-cell office:value="0.315008675277" office:value-type="float">
            <text:p>0.315008675277</text:p>
          </table:table-cell>
          <table:table-cell office:value-type="string">
            <text:p>ü</text:p>
          </table:table-cell>
          <table:table-cell office:value="0.548646069021" office:value-type="float">
            <text:p>0.54864606902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86692451586" office:value-type="float">
            <text:p>0.486692451586</text:p>
          </table:table-cell>
          <table:table-cell office:value="0.460012563005" office:value-type="float">
            <text:p>0.460012563005</text:p>
          </table:table-cell>
          <table:table-cell office:value="0.454052002421" office:value-type="float">
            <text:p>0.454052002421</text:p>
          </table:table-cell>
          <table:table-cell office:value="0.424348212207" office:value-type="float">
            <text:p>0.424348212207</text:p>
          </table:table-cell>
          <table:table-cell office:value="0.440517766504" office:value-type="float">
            <text:p>0.440517766504</text:p>
          </table:table-cell>
          <table:table-cell office:value="0.416989821287" office:value-type="float">
            <text:p>0.416989821287</text:p>
          </table:table-cell>
          <table:table-cell office:value="0.373329244004" office:value-type="float">
            <text:p>0.373329244004</text:p>
          </table:table-cell>
          <table:table-cell office:value="0.355073141162" office:value-type="float">
            <text:p>0.355073141162</text:p>
          </table:table-cell>
          <table:table-cell office:value="0.351875685624" office:value-type="float">
            <text:p>0.351875685624</text:p>
          </table:table-cell>
          <table:table-cell office:value="0.401435919893" office:value-type="float">
            <text:p>0.401435919893</text:p>
          </table:table-cell>
          <table:table-cell office:value="0.36055811709" office:value-type="float">
            <text:p>0.36055811709</text:p>
          </table:table-cell>
          <table:table-cell office:value="0.317567866715" office:value-type="float">
            <text:p>0.317567866715</text:p>
          </table:table-cell>
          <table:table-cell office:value="0.322059915481" office:value-type="float">
            <text:p>0.322059915481</text:p>
          </table:table-cell>
          <table:table-cell office:value="0.369550443708" office:value-type="float">
            <text:p>0.369550443708</text:p>
          </table:table-cell>
          <table:table-cell office:value-type="string">
            <text:p>ü</text:p>
          </table:table-cell>
          <table:table-cell office:value="2.49400199065" office:value-type="float">
            <text:p>2.4940019906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-type="string">
            <text:p/>
          </table:table-cell>
          <table:table-cell office:value="1.79390831942" office:value-type="float">
            <text:p>1.7939083194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-type="string">
            <text:p>ü</text:p>
          </table:table-cell>
          <table:table-cell office:value="6.64494924221" office:value-type="float">
            <text:p>6.6449492422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3444100216" office:value-type="float">
            <text:p>5.83444100216</text:p>
          </table:table-cell>
          <table:table-cell office:value="5.59417170205" office:value-type="float">
            <text:p>5.59417170205</text:p>
          </table:table-cell>
          <table:table-cell office:value="5.60843502555" office:value-type="float">
            <text:p>5.60843502555</text:p>
          </table:table-cell>
          <table:table-cell office:value="5.46476181571" office:value-type="float">
            <text:p>5.46476181571</text:p>
          </table:table-cell>
          <table:table-cell office:value="5.48164386393" office:value-type="float">
            <text:p>5.48164386393</text:p>
          </table:table-cell>
          <table:table-cell office:value="5.20773375592" office:value-type="float">
            <text:p>5.20773375592</text:p>
          </table:table-cell>
          <table:table-cell office:value="4.82173421216" office:value-type="float">
            <text:p>4.82173421216</text:p>
          </table:table-cell>
          <table:table-cell office:value="4.42079448961" office:value-type="float">
            <text:p>4.42079448961</text:p>
          </table:table-cell>
          <table:table-cell office:value="4.21616370212" office:value-type="float">
            <text:p>4.21616370212</text:p>
          </table:table-cell>
          <table:table-cell office:value="4.81714556722" office:value-type="float">
            <text:p>4.81714556722</text:p>
          </table:table-cell>
          <table:table-cell office:value="4.36578261524" office:value-type="float">
            <text:p>4.36578261524</text:p>
          </table:table-cell>
          <table:table-cell office:value="3.88992824521" office:value-type="float">
            <text:p>3.88992824521</text:p>
          </table:table-cell>
          <table:table-cell office:value="3.90293549628" office:value-type="float">
            <text:p>3.90293549628</text:p>
          </table:table-cell>
          <table:table-cell office:value="4.50704833124" office:value-type="float">
            <text:p>4.50704833124</text:p>
          </table:table-cell>
          <table:table-cell office:value-type="string">
            <text:p>ü</text:p>
          </table:table-cell>
          <table:table-cell office:value="3.23574782462" office:value-type="float">
            <text:p>3.2357478246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-type="string">
            <text:p>ü</text:p>
          </table:table-cell>
          <table:table-cell office:value="3.62710454584" office:value-type="float">
            <text:p>3.6271045458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36402287092" office:value-type="float">
            <text:p>0.736402287092</text:p>
          </table:table-cell>
          <table:table-cell office:value="0.704489069533" office:value-type="float">
            <text:p>0.704489069533</text:p>
          </table:table-cell>
          <table:table-cell office:value="0.69095648114" office:value-type="float">
            <text:p>0.69095648114</text:p>
          </table:table-cell>
          <table:table-cell office:value="0.639425063859" office:value-type="float">
            <text:p>0.639425063859</text:p>
          </table:table-cell>
          <table:table-cell office:value="0.681503897297" office:value-type="float">
            <text:p>0.681503897297</text:p>
          </table:table-cell>
          <table:table-cell office:value="0.634794862212" office:value-type="float">
            <text:p>0.634794862212</text:p>
          </table:table-cell>
          <table:table-cell office:value="0.573711658104" office:value-type="float">
            <text:p>0.573711658104</text:p>
          </table:table-cell>
          <table:table-cell office:value="0.553823006053" office:value-type="float">
            <text:p>0.553823006053</text:p>
          </table:table-cell>
          <table:table-cell office:value="0.572035797617" office:value-type="float">
            <text:p>0.572035797617</text:p>
          </table:table-cell>
          <table:table-cell office:value="0.632528664045" office:value-type="float">
            <text:p>0.632528664045</text:p>
          </table:table-cell>
          <table:table-cell office:value="0.540573590205" office:value-type="float">
            <text:p>0.540573590205</text:p>
          </table:table-cell>
          <table:table-cell office:value="0.490497127434" office:value-type="float">
            <text:p>0.490497127434</text:p>
          </table:table-cell>
          <table:table-cell office:value="0.509180205351" office:value-type="float">
            <text:p>0.509180205351</text:p>
          </table:table-cell>
          <table:table-cell office:value="0.584568007557" office:value-type="float">
            <text:p>0.584568007557</text:p>
          </table:table-cell>
          <table:table-cell office:value-type="string">
            <text:p>ü</text:p>
          </table:table-cell>
          <table:table-cell office:value="8.13846960875" office:value-type="float">
            <text:p>8.1384696087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6.5886772385" office:value-type="float">
            <text:p>56.5886772385</text:p>
          </table:table-cell>
          <table:table-cell office:value="53.1773584148" office:value-type="float">
            <text:p>53.1773584148</text:p>
          </table:table-cell>
          <table:table-cell office:value="52.2890112324" office:value-type="float">
            <text:p>52.2890112324</text:p>
          </table:table-cell>
          <table:table-cell office:value="50.5590267397" office:value-type="float">
            <text:p>50.5590267397</text:p>
          </table:table-cell>
          <table:table-cell office:value="50.8605180945" office:value-type="float">
            <text:p>50.8605180945</text:p>
          </table:table-cell>
          <table:table-cell office:value="48.8660974349" office:value-type="float">
            <text:p>48.8660974349</text:p>
          </table:table-cell>
          <table:table-cell office:value="43.6101924031" office:value-type="float">
            <text:p>43.6101924031</text:p>
          </table:table-cell>
          <table:table-cell office:value="39.2737544683" office:value-type="float">
            <text:p>39.2737544683</text:p>
          </table:table-cell>
          <table:table-cell office:value="38.7595998782" office:value-type="float">
            <text:p>38.7595998782</text:p>
          </table:table-cell>
          <table:table-cell office:value="45.7249746417" office:value-type="float">
            <text:p>45.7249746417</text:p>
          </table:table-cell>
          <table:table-cell office:value="40.2199754931" office:value-type="float">
            <text:p>40.2199754931</text:p>
          </table:table-cell>
          <table:table-cell office:value="35.1277300366" office:value-type="float">
            <text:p>35.1277300366</text:p>
          </table:table-cell>
          <table:table-cell office:value="35.9562310997" office:value-type="float">
            <text:p>35.9562310997</text:p>
          </table:table-cell>
          <table:table-cell office:value="41.4935776887" office:value-type="float">
            <text:p>41.4935776887</text:p>
          </table:table-cell>
          <table:table-cell office:value-type="string">
            <text:p>ü</text:p>
          </table:table-cell>
          <table:table-cell office:value="3.1665911778" office:value-type="float">
            <text:p>3.166591177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-type="string">
            <text:p/>
          </table:table-cell>
          <table:table-cell office:value="5.0603217359" office:value-type="float">
            <text:p>5.060321735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9.2472215037" office:value-type="float">
            <text:p>59.2472215037</text:p>
          </table:table-cell>
          <table:table-cell office:value="51.7490718509" office:value-type="float">
            <text:p>51.7490718509</text:p>
          </table:table-cell>
          <table:table-cell office:value="54.3082153731" office:value-type="float">
            <text:p>54.3082153731</text:p>
          </table:table-cell>
          <table:table-cell office:value="48.7466337674" office:value-type="float">
            <text:p>48.7466337674</text:p>
          </table:table-cell>
          <table:table-cell office:value="52.2026375566" office:value-type="float">
            <text:p>52.2026375566</text:p>
          </table:table-cell>
          <table:table-cell office:value="46.3391955775" office:value-type="float">
            <text:p>46.3391955775</text:p>
          </table:table-cell>
          <table:table-cell office:value="46.1680917828" office:value-type="float">
            <text:p>46.1680917828</text:p>
          </table:table-cell>
          <table:table-cell office:value="44.2716413018" office:value-type="float">
            <text:p>44.2716413018</text:p>
          </table:table-cell>
          <table:table-cell office:value="44.5693830202" office:value-type="float">
            <text:p>44.5693830202</text:p>
          </table:table-cell>
          <table:table-cell office:value="50.125622614" office:value-type="float">
            <text:p>50.125622614</text:p>
          </table:table-cell>
          <table:table-cell office:value="39.9547093249" office:value-type="float">
            <text:p>39.9547093249</text:p>
          </table:table-cell>
          <table:table-cell office:value="35.7824872123" office:value-type="float">
            <text:p>35.7824872123</text:p>
          </table:table-cell>
          <table:table-cell office:value="39.9976886324" office:value-type="float">
            <text:p>39.9976886324</text:p>
          </table:table-cell>
          <table:table-cell office:value="44.1407332842" office:value-type="float">
            <text:p>44.1407332842</text:p>
          </table:table-cell>
          <table:table-cell office:value-type="string">
            <text:p/>
          </table:table-cell>
          <table:table-cell office:value="10.4769225707" office:value-type="float">
            <text:p>10.476922570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76.832961002" office:value-type="float">
            <text:p>476.832961002</text:p>
          </table:table-cell>
          <table:table-cell office:value="434.891281621" office:value-type="float">
            <text:p>434.891281621</text:p>
          </table:table-cell>
          <table:table-cell office:value="397.406196007" office:value-type="float">
            <text:p>397.406196007</text:p>
          </table:table-cell>
          <table:table-cell office:value="380.499320186" office:value-type="float">
            <text:p>380.499320186</text:p>
          </table:table-cell>
          <table:table-cell office:value="415.559671133" office:value-type="float">
            <text:p>415.559671133</text:p>
          </table:table-cell>
          <table:table-cell office:value="382.284238248" office:value-type="float">
            <text:p>382.284238248</text:p>
          </table:table-cell>
          <table:table-cell office:value="332.110895667" office:value-type="float">
            <text:p>332.110895667</text:p>
          </table:table-cell>
          <table:table-cell office:value="314.671946245" office:value-type="float">
            <text:p>314.671946245</text:p>
          </table:table-cell>
          <table:table-cell office:value="335.26405961" office:value-type="float">
            <text:p>335.26405961</text:p>
          </table:table-cell>
          <table:table-cell office:value="428.471279857" office:value-type="float">
            <text:p>428.471279857</text:p>
          </table:table-cell>
          <table:table-cell office:value="326.957709472" office:value-type="float">
            <text:p>326.957709472</text:p>
          </table:table-cell>
          <table:table-cell office:value="306.984019484" office:value-type="float">
            <text:p>306.984019484</text:p>
          </table:table-cell>
          <table:table-cell office:value="306.395580494" office:value-type="float">
            <text:p>306.395580494</text:p>
          </table:table-cell>
          <table:table-cell office:value="352.71911078" office:value-type="float">
            <text:p>352.71911078</text:p>
          </table:table-cell>
          <table:table-cell office:value-type="string">
            <text:p/>
          </table:table-cell>
          <table:table-cell office:value="7.87912337344" office:value-type="float">
            <text:p>7.87912337344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8.719270408" office:value-type="float">
            <text:p>138.719270408</text:p>
          </table:table-cell>
          <table:table-cell office:value="124.23087182" office:value-type="float">
            <text:p>124.23087182</text:p>
          </table:table-cell>
          <table:table-cell office:value="120.542496534" office:value-type="float">
            <text:p>120.542496534</text:p>
          </table:table-cell>
          <table:table-cell office:value="112.163119139" office:value-type="float">
            <text:p>112.163119139</text:p>
          </table:table-cell>
          <table:table-cell office:value="121.462514529" office:value-type="float">
            <text:p>121.462514529</text:p>
          </table:table-cell>
          <table:table-cell office:value="110.053156539" office:value-type="float">
            <text:p>110.053156539</text:p>
          </table:table-cell>
          <table:table-cell office:value="101.519846694" office:value-type="float">
            <text:p>101.519846694</text:p>
          </table:table-cell>
          <table:table-cell office:value="96.7168953304" office:value-type="float">
            <text:p>96.7168953304</text:p>
          </table:table-cell>
          <table:table-cell office:value="100.446656223" office:value-type="float">
            <text:p>100.446656223</text:p>
          </table:table-cell>
          <table:table-cell office:value="121.537427797" office:value-type="float">
            <text:p>121.537427797</text:p>
          </table:table-cell>
          <table:table-cell office:value="94.4475973704" office:value-type="float">
            <text:p>94.4475973704</text:p>
          </table:table-cell>
          <table:table-cell office:value="86.9464265369" office:value-type="float">
            <text:p>86.9464265369</text:p>
          </table:table-cell>
          <table:table-cell office:value="91.0635648014" office:value-type="float">
            <text:p>91.0635648014</text:p>
          </table:table-cell>
          <table:table-cell office:value="102.927185535" office:value-type="float">
            <text:p>102.927185535</text:p>
          </table:table-cell>
          <table:table-cell office:value-type="string">
            <text:p/>
          </table:table-cell>
          <table:table-cell office:value="8.97808774466" office:value-type="float">
            <text:p>8.9780877446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-type="string">
            <text:p>ü</text:p>
          </table:table-cell>
          <table:table-cell office:value="0.677002188905" office:value-type="float">
            <text:p>0.67700218890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8547434818" office:value-type="float">
            <text:p>1.98547434818</text:p>
          </table:table-cell>
          <table:table-cell office:value="1.97588481787" office:value-type="float">
            <text:p>1.97588481787</text:p>
          </table:table-cell>
          <table:table-cell office:value="1.95826111476" office:value-type="float">
            <text:p>1.95826111476</text:p>
          </table:table-cell>
          <table:table-cell office:value="1.86682300846" office:value-type="float">
            <text:p>1.86682300846</text:p>
          </table:table-cell>
          <table:table-cell office:value="1.95912798803" office:value-type="float">
            <text:p>1.95912798803</text:p>
          </table:table-cell>
          <table:table-cell office:value="1.82183398184" office:value-type="float">
            <text:p>1.82183398184</text:p>
          </table:table-cell>
          <table:table-cell office:value="1.76002215701" office:value-type="float">
            <text:p>1.76002215701</text:p>
          </table:table-cell>
          <table:table-cell office:value="1.67807234708" office:value-type="float">
            <text:p>1.67807234708</text:p>
          </table:table-cell>
          <table:table-cell office:value="1.57929799221" office:value-type="float">
            <text:p>1.57929799221</text:p>
          </table:table-cell>
          <table:table-cell office:value="1.76297425112" office:value-type="float">
            <text:p>1.76297425112</text:p>
          </table:table-cell>
          <table:table-cell office:value="1.59834508681" office:value-type="float">
            <text:p>1.59834508681</text:p>
          </table:table-cell>
          <table:table-cell office:value="1.43974955314" office:value-type="float">
            <text:p>1.43974955314</text:p>
          </table:table-cell>
          <table:table-cell office:value="1.46934189126" office:value-type="float">
            <text:p>1.46934189126</text:p>
          </table:table-cell>
          <table:table-cell office:value="1.62526200957" office:value-type="float">
            <text:p>1.62526200957</text:p>
          </table:table-cell>
          <table:table-cell office:value-type="string">
            <text:p>ü</text:p>
          </table:table-cell>
          <table:table-cell office:value="1.68404951991" office:value-type="float">
            <text:p>1.68404951991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4469695342" office:value-type="float">
            <text:p>1.34469695342</text:p>
          </table:table-cell>
          <table:table-cell office:value="1.21806225812" office:value-type="float">
            <text:p>1.21806225812</text:p>
          </table:table-cell>
          <table:table-cell office:value="1.31252669069" office:value-type="float">
            <text:p>1.31252669069</text:p>
          </table:table-cell>
          <table:table-cell office:value="1.14210721054" office:value-type="float">
            <text:p>1.14210721054</text:p>
          </table:table-cell>
          <table:table-cell office:value="1.16394811305" office:value-type="float">
            <text:p>1.16394811305</text:p>
          </table:table-cell>
          <table:table-cell office:value="1.09891445698" office:value-type="float">
            <text:p>1.09891445698</text:p>
          </table:table-cell>
          <table:table-cell office:value="0.917586444238" office:value-type="float">
            <text:p>0.917586444238</text:p>
          </table:table-cell>
          <table:table-cell office:value="1.19184003568" office:value-type="float">
            <text:p>1.19184003568</text:p>
          </table:table-cell>
          <table:table-cell office:value="0.977779751872" office:value-type="float">
            <text:p>0.977779751872</text:p>
          </table:table-cell>
          <table:table-cell office:value="0.919714938622" office:value-type="float">
            <text:p>0.919714938622</text:p>
          </table:table-cell>
          <table:table-cell office:value="0.910483546148" office:value-type="float">
            <text:p>0.910483546148</text:p>
          </table:table-cell>
          <table:table-cell office:value="0.877355909304" office:value-type="float">
            <text:p>0.877355909304</text:p>
          </table:table-cell>
          <table:table-cell office:value="0.836416901775" office:value-type="float">
            <text:p>0.836416901775</text:p>
          </table:table-cell>
          <table:table-cell office:value="0.882551459572" office:value-type="float">
            <text:p>0.882551459572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83.469207311" office:value-type="float">
            <text:p>283.469207311</text:p>
          </table:table-cell>
          <table:table-cell office:value="262.386490614" office:value-type="float">
            <text:p>262.386490614</text:p>
          </table:table-cell>
          <table:table-cell office:value="285.423075917" office:value-type="float">
            <text:p>285.423075917</text:p>
          </table:table-cell>
          <table:table-cell office:value="245.667215183" office:value-type="float">
            <text:p>245.667215183</text:p>
          </table:table-cell>
          <table:table-cell office:value="251.115976687" office:value-type="float">
            <text:p>251.115976687</text:p>
          </table:table-cell>
          <table:table-cell office:value="235.963889835" office:value-type="float">
            <text:p>235.963889835</text:p>
          </table:table-cell>
          <table:table-cell office:value="199.558353406" office:value-type="float">
            <text:p>199.558353406</text:p>
          </table:table-cell>
          <table:table-cell office:value="262.433195478" office:value-type="float">
            <text:p>262.433195478</text:p>
          </table:table-cell>
          <table:table-cell office:value="214.323559871" office:value-type="float">
            <text:p>214.323559871</text:p>
          </table:table-cell>
          <table:table-cell office:value="203.742139173" office:value-type="float">
            <text:p>203.742139173</text:p>
          </table:table-cell>
          <table:table-cell office:value="200.854074826" office:value-type="float">
            <text:p>200.854074826</text:p>
          </table:table-cell>
          <table:table-cell office:value="197.168470363" office:value-type="float">
            <text:p>197.168470363</text:p>
          </table:table-cell>
          <table:table-cell office:value="183.125437619" office:value-type="float">
            <text:p>183.125437619</text:p>
          </table:table-cell>
          <table:table-cell office:value="197.978720135" office:value-type="float">
            <text:p>197.978720135</text:p>
          </table:table-cell>
          <table:table-cell office:value-type="string">
            <text:p>-</text:p>
          </table:table-cell>
          <table:table-cell office:value="-1.43156403179" office:value-type="float">
            <text:p>-1.4315640317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5115604875" office:value-type="float">
            <text:p>10.5115604875</text:p>
          </table:table-cell>
          <table:table-cell office:value="9.74698018217" office:value-type="float">
            <text:p>9.74698018217</text:p>
          </table:table-cell>
          <table:table-cell office:value="10.7143694306" office:value-type="float">
            <text:p>10.7143694306</text:p>
          </table:table-cell>
          <table:table-cell office:value="9.1598307867" office:value-type="float">
            <text:p>9.1598307867</text:p>
          </table:table-cell>
          <table:table-cell office:value="9.49207576019" office:value-type="float">
            <text:p>9.49207576019</text:p>
          </table:table-cell>
          <table:table-cell office:value="9.09828141103" office:value-type="float">
            <text:p>9.09828141103</text:p>
          </table:table-cell>
          <table:table-cell office:value="7.77492085905" office:value-type="float">
            <text:p>7.77492085905</text:p>
          </table:table-cell>
          <table:table-cell office:value="10.1104836014" office:value-type="float">
            <text:p>10.1104836014</text:p>
          </table:table-cell>
          <table:table-cell office:value="8.35101469452" office:value-type="float">
            <text:p>8.35101469452</text:p>
          </table:table-cell>
          <table:table-cell office:value="7.88064954023" office:value-type="float">
            <text:p>7.88064954023</text:p>
          </table:table-cell>
          <table:table-cell office:value="7.84610822996" office:value-type="float">
            <text:p>7.84610822996</text:p>
          </table:table-cell>
          <table:table-cell office:value="7.92954502354" office:value-type="float">
            <text:p>7.92954502354</text:p>
          </table:table-cell>
          <table:table-cell office:value="7.13964000014" office:value-type="float">
            <text:p>7.13964000014</text:p>
          </table:table-cell>
          <table:table-cell office:value="7.77062047899" office:value-type="float">
            <text:p>7.77062047899</text:p>
          </table:table-cell>
          <table:table-cell office:value-type="string">
            <text:p>ü</text:p>
          </table:table-cell>
          <table:table-cell office:value="-0.962104380458" office:value-type="float">
            <text:p>-0.962104380458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2969184877" office:value-type="float">
            <text:p>13.2969184877</text:p>
          </table:table-cell>
          <table:table-cell office:value="12.4891104871" office:value-type="float">
            <text:p>12.4891104871</text:p>
          </table:table-cell>
          <table:table-cell office:value="13.4199982877" office:value-type="float">
            <text:p>13.4199982877</text:p>
          </table:table-cell>
          <table:table-cell office:value="11.4128414765" office:value-type="float">
            <text:p>11.4128414765</text:p>
          </table:table-cell>
          <table:table-cell office:value="11.8428635527" office:value-type="float">
            <text:p>11.8428635527</text:p>
          </table:table-cell>
          <table:table-cell office:value="11.0781523296" office:value-type="float">
            <text:p>11.0781523296</text:p>
          </table:table-cell>
          <table:table-cell office:value="9.52167948523" office:value-type="float">
            <text:p>9.52167948523</text:p>
          </table:table-cell>
          <table:table-cell office:value="12.6819312817" office:value-type="float">
            <text:p>12.6819312817</text:p>
          </table:table-cell>
          <table:table-cell office:value="10.2859022174" office:value-type="float">
            <text:p>10.2859022174</text:p>
          </table:table-cell>
          <table:table-cell office:value="9.6763281768" office:value-type="float">
            <text:p>9.6763281768</text:p>
          </table:table-cell>
          <table:table-cell office:value="9.43076845442" office:value-type="float">
            <text:p>9.43076845442</text:p>
          </table:table-cell>
          <table:table-cell office:value="9.47877280049" office:value-type="float">
            <text:p>9.47877280049</text:p>
          </table:table-cell>
          <table:table-cell office:value="8.57908732033" office:value-type="float">
            <text:p>8.57908732033</text:p>
          </table:table-cell>
          <table:table-cell office:value="9.62865757804" office:value-type="float">
            <text:p>9.62865757804</text:p>
          </table:table-cell>
          <table:table-cell office:value-type="string">
            <text:p>ü</text:p>
          </table:table-cell>
          <table:table-cell office:value="2.09833508877" office:value-type="float">
            <text:p>2.09833508877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7748423106" office:value-type="float">
            <text:p>4.27748423106</text:p>
          </table:table-cell>
          <table:table-cell office:value="4.05931415448" office:value-type="float">
            <text:p>4.05931415448</text:p>
          </table:table-cell>
          <table:table-cell office:value="4.30134472951" office:value-type="float">
            <text:p>4.30134472951</text:p>
          </table:table-cell>
          <table:table-cell office:value="3.73009549831" office:value-type="float">
            <text:p>3.73009549831</text:p>
          </table:table-cell>
          <table:table-cell office:value="3.70120703542" office:value-type="float">
            <text:p>3.70120703542</text:p>
          </table:table-cell>
          <table:table-cell office:value="3.54001729091" office:value-type="float">
            <text:p>3.54001729091</text:p>
          </table:table-cell>
          <table:table-cell office:value="2.94538382144" office:value-type="float">
            <text:p>2.94538382144</text:p>
          </table:table-cell>
          <table:table-cell office:value="4.00973697892" office:value-type="float">
            <text:p>4.00973697892</text:p>
          </table:table-cell>
          <table:table-cell office:value="3.2477108324" office:value-type="float">
            <text:p>3.2477108324</text:p>
          </table:table-cell>
          <table:table-cell office:value="2.99251795364" office:value-type="float">
            <text:p>2.99251795364</text:p>
          </table:table-cell>
          <table:table-cell office:value="2.89979278244" office:value-type="float">
            <text:p>2.89979278244</text:p>
          </table:table-cell>
          <table:table-cell office:value="2.95026783139" office:value-type="float">
            <text:p>2.95026783139</text:p>
          </table:table-cell>
          <table:table-cell office:value="2.66537255714" office:value-type="float">
            <text:p>2.66537255714</text:p>
          </table:table-cell>
          <table:table-cell office:value="2.85338971173" office:value-type="float">
            <text:p>2.85338971173</text:p>
          </table:table-cell>
          <table:table-cell office:value-type="string">
            <text:p>ü</text:p>
          </table:table-cell>
          <table:table-cell office:value="-1.60022022906" office:value-type="float">
            <text:p>-1.6002202290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43242644848" office:value-type="float">
            <text:p>5.43242644848</text:p>
          </table:table-cell>
          <table:table-cell office:value="5.04751978256" office:value-type="float">
            <text:p>5.04751978256</text:p>
          </table:table-cell>
          <table:table-cell office:value="5.46592964794" office:value-type="float">
            <text:p>5.46592964794</text:p>
          </table:table-cell>
          <table:table-cell office:value="4.61535280056" office:value-type="float">
            <text:p>4.61535280056</text:p>
          </table:table-cell>
          <table:table-cell office:value="4.8726049561" office:value-type="float">
            <text:p>4.8726049561</text:p>
          </table:table-cell>
          <table:table-cell office:value="4.4875081323" office:value-type="float">
            <text:p>4.4875081323</text:p>
          </table:table-cell>
          <table:table-cell office:value="3.92622541071" office:value-type="float">
            <text:p>3.92622541071</text:p>
          </table:table-cell>
          <table:table-cell office:value="5.23178040353" office:value-type="float">
            <text:p>5.23178040353</text:p>
          </table:table-cell>
          <table:table-cell office:value="4.19438190184" office:value-type="float">
            <text:p>4.19438190184</text:p>
          </table:table-cell>
          <table:table-cell office:value="3.99071575579" office:value-type="float">
            <text:p>3.99071575579</text:p>
          </table:table-cell>
          <table:table-cell office:value="3.91413945435" office:value-type="float">
            <text:p>3.91413945435</text:p>
          </table:table-cell>
          <table:table-cell office:value="3.89249786926" office:value-type="float">
            <text:p>3.89249786926</text:p>
          </table:table-cell>
          <table:table-cell office:value="3.52504918354" office:value-type="float">
            <text:p>3.52504918354</text:p>
          </table:table-cell>
          <table:table-cell office:value="4.0841458956" office:value-type="float">
            <text:p>4.0841458956</text:p>
          </table:table-cell>
          <table:table-cell office:value-type="string">
            <text:p>ü</text:p>
          </table:table-cell>
          <table:table-cell office:value="4.34339254457" office:value-type="float">
            <text:p>4.3433925445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6433440889" office:value-type="float">
            <text:p>2.66433440889</text:p>
          </table:table-cell>
          <table:table-cell office:value="2.52248677391" office:value-type="float">
            <text:p>2.52248677391</text:p>
          </table:table-cell>
          <table:table-cell office:value="2.73248066629" office:value-type="float">
            <text:p>2.73248066629</text:p>
          </table:table-cell>
          <table:table-cell office:value="2.26909283156" office:value-type="float">
            <text:p>2.26909283156</text:p>
          </table:table-cell>
          <table:table-cell office:value="2.44919654373" office:value-type="float">
            <text:p>2.44919654373</text:p>
          </table:table-cell>
          <table:table-cell office:value="2.28119180838" office:value-type="float">
            <text:p>2.28119180838</text:p>
          </table:table-cell>
          <table:table-cell office:value="1.99009289131" office:value-type="float">
            <text:p>1.99009289131</text:p>
          </table:table-cell>
          <table:table-cell office:value="2.5583518491" office:value-type="float">
            <text:p>2.5583518491</text:p>
          </table:table-cell>
          <table:table-cell office:value="2.12670116594" office:value-type="float">
            <text:p>2.12670116594</text:p>
          </table:table-cell>
          <table:table-cell office:value="2.02467210821" office:value-type="float">
            <text:p>2.02467210821</text:p>
          </table:table-cell>
          <table:table-cell office:value="1.96134169363" office:value-type="float">
            <text:p>1.96134169363</text:p>
          </table:table-cell>
          <table:table-cell office:value="1.95405028942" office:value-type="float">
            <text:p>1.95405028942</text:p>
          </table:table-cell>
          <table:table-cell office:value="1.77526212579" office:value-type="float">
            <text:p>1.77526212579</text:p>
          </table:table-cell>
          <table:table-cell office:value="2.03478935168" office:value-type="float">
            <text:p>2.03478935168</text:p>
          </table:table-cell>
          <table:table-cell office:value-type="string">
            <text:p>ü</text:p>
          </table:table-cell>
          <table:table-cell office:value="3.74476605953" office:value-type="float">
            <text:p>3.7447660595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2.6116486037" office:value-type="float">
            <text:p>42.6116486037</text:p>
          </table:table-cell>
          <table:table-cell office:value="39.8214442584" office:value-type="float">
            <text:p>39.8214442584</text:p>
          </table:table-cell>
          <table:table-cell office:value="42.3886012938" office:value-type="float">
            <text:p>42.3886012938</text:p>
          </table:table-cell>
          <table:table-cell office:value="37.0764117" office:value-type="float">
            <text:p>37.0764117</text:p>
          </table:table-cell>
          <table:table-cell office:value="37.3590859097" office:value-type="float">
            <text:p>37.3590859097</text:p>
          </table:table-cell>
          <table:table-cell office:value="34.4658564439" office:value-type="float">
            <text:p>34.4658564439</text:p>
          </table:table-cell>
          <table:table-cell office:value="31.5221642529" office:value-type="float">
            <text:p>31.5221642529</text:p>
          </table:table-cell>
          <table:table-cell office:value="42.6597712602" office:value-type="float">
            <text:p>42.6597712602</text:p>
          </table:table-cell>
          <table:table-cell office:value="33.4789592909" office:value-type="float">
            <text:p>33.4789592909</text:p>
          </table:table-cell>
          <table:table-cell office:value="30.3446352682" office:value-type="float">
            <text:p>30.3446352682</text:p>
          </table:table-cell>
          <table:table-cell office:value="29.7377818363" office:value-type="float">
            <text:p>29.7377818363</text:p>
          </table:table-cell>
          <table:table-cell office:value="32.381305943" office:value-type="float">
            <text:p>32.381305943</text:p>
          </table:table-cell>
          <table:table-cell office:value="27.745474961" office:value-type="float">
            <text:p>27.745474961</text:p>
          </table:table-cell>
          <table:table-cell office:value="30.9054367049" office:value-type="float">
            <text:p>30.9054367049</text:p>
          </table:table-cell>
          <table:table-cell office:value-type="string">
            <text:p>ü</text:p>
          </table:table-cell>
          <table:table-cell office:value="3.92650290804" office:value-type="float">
            <text:p>3.9265029080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2.5323289044" office:value-type="float">
            <text:p>32.5323289044</text:p>
          </table:table-cell>
          <table:table-cell office:value="29.6542727739" office:value-type="float">
            <text:p>29.6542727739</text:p>
          </table:table-cell>
          <table:table-cell office:value="32.5170390651" office:value-type="float">
            <text:p>32.5170390651</text:p>
          </table:table-cell>
          <table:table-cell office:value="28.394889474" office:value-type="float">
            <text:p>28.394889474</text:p>
          </table:table-cell>
          <table:table-cell office:value="28.45247887" office:value-type="float">
            <text:p>28.45247887</text:p>
          </table:table-cell>
          <table:table-cell office:value="26.6765676012" office:value-type="float">
            <text:p>26.6765676012</text:p>
          </table:table-cell>
          <table:table-cell office:value="22.1038360198" office:value-type="float">
            <text:p>22.1038360198</text:p>
          </table:table-cell>
          <table:table-cell office:value="28.7968560761" office:value-type="float">
            <text:p>28.7968560761</text:p>
          </table:table-cell>
          <table:table-cell office:value="23.5900239561" office:value-type="float">
            <text:p>23.5900239561</text:p>
          </table:table-cell>
          <table:table-cell office:value="22.7226980608" office:value-type="float">
            <text:p>22.7226980608</text:p>
          </table:table-cell>
          <table:table-cell office:value="22.5754849228" office:value-type="float">
            <text:p>22.5754849228</text:p>
          </table:table-cell>
          <table:table-cell office:value="21.3925927664" office:value-type="float">
            <text:p>21.3925927664</text:p>
          </table:table-cell>
          <table:table-cell office:value="20.658700045" office:value-type="float">
            <text:p>20.658700045</text:p>
          </table:table-cell>
          <table:table-cell office:value="21.4125096733" office:value-type="float">
            <text:p>21.4125096733</text:p>
          </table:table-cell>
          <table:table-cell office:value-type="string">
            <text:p>ü</text:p>
          </table:table-cell>
          <table:table-cell office:value="-5.15149620704" office:value-type="float">
            <text:p>-5.1514962070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3431025686" office:value-type="float">
            <text:p>14.3431025686</text:p>
          </table:table-cell>
          <table:table-cell office:value="13.0501895147" office:value-type="float">
            <text:p>13.0501895147</text:p>
          </table:table-cell>
          <table:table-cell office:value="14.0641865612" office:value-type="float">
            <text:p>14.0641865612</text:p>
          </table:table-cell>
          <table:table-cell office:value="12.4831376287" office:value-type="float">
            <text:p>12.4831376287</text:p>
          </table:table-cell>
          <table:table-cell office:value="12.008706358" office:value-type="float">
            <text:p>12.008706358</text:p>
          </table:table-cell>
          <table:table-cell office:value="11.2031614186" office:value-type="float">
            <text:p>11.2031614186</text:p>
          </table:table-cell>
          <table:table-cell office:value="8.88279095749" office:value-type="float">
            <text:p>8.88279095749</text:p>
          </table:table-cell>
          <table:table-cell office:value="11.3383836759" office:value-type="float">
            <text:p>11.3383836759</text:p>
          </table:table-cell>
          <table:table-cell office:value="9.16935119424" office:value-type="float">
            <text:p>9.16935119424</text:p>
          </table:table-cell>
          <table:table-cell office:value="8.4575598773" office:value-type="float">
            <text:p>8.4575598773</text:p>
          </table:table-cell>
          <table:table-cell office:value="8.03448004886" office:value-type="float">
            <text:p>8.03448004886</text:p>
          </table:table-cell>
          <table:table-cell office:value="7.63673723036" office:value-type="float">
            <text:p>7.63673723036</text:p>
          </table:table-cell>
          <table:table-cell office:value="8.05353807163" office:value-type="float">
            <text:p>8.05353807163</text:p>
          </table:table-cell>
          <table:table-cell office:value="7.81196812349" office:value-type="float">
            <text:p>7.81196812349</text:p>
          </table:table-cell>
          <table:table-cell office:value-type="string">
            <text:p>üü</text:p>
          </table:table-cell>
          <table:table-cell office:value="-2.76946266615" office:value-type="float">
            <text:p>-2.76946266615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474799634" office:value-type="float">
            <text:p>11.474799634</text:p>
          </table:table-cell>
          <table:table-cell office:value="10.476353047" office:value-type="float">
            <text:p>10.476353047</text:p>
          </table:table-cell>
          <table:table-cell office:value="11.3417624183" office:value-type="float">
            <text:p>11.3417624183</text:p>
          </table:table-cell>
          <table:table-cell office:value="10.109652651" office:value-type="float">
            <text:p>10.109652651</text:p>
          </table:table-cell>
          <table:table-cell office:value="9.62956295519" office:value-type="float">
            <text:p>9.62956295519</text:p>
          </table:table-cell>
          <table:table-cell office:value="8.79007038457" office:value-type="float">
            <text:p>8.79007038457</text:p>
          </table:table-cell>
          <table:table-cell office:value="6.88470968563" office:value-type="float">
            <text:p>6.88470968563</text:p>
          </table:table-cell>
          <table:table-cell office:value="8.67942046931" office:value-type="float">
            <text:p>8.67942046931</text:p>
          </table:table-cell>
          <table:table-cell office:value="7.10627222329" office:value-type="float">
            <text:p>7.10627222329</text:p>
          </table:table-cell>
          <table:table-cell office:value="6.3992370935" office:value-type="float">
            <text:p>6.3992370935</text:p>
          </table:table-cell>
          <table:table-cell office:value="6.03278778493" office:value-type="float">
            <text:p>6.03278778493</text:p>
          </table:table-cell>
          <table:table-cell office:value="5.57398514003" office:value-type="float">
            <text:p>5.57398514003</text:p>
          </table:table-cell>
          <table:table-cell office:value="6.23412325179" office:value-type="float">
            <text:p>6.23412325179</text:p>
          </table:table-cell>
          <table:table-cell office:value="5.88367192483" office:value-type="float">
            <text:p>5.88367192483</text:p>
          </table:table-cell>
          <table:table-cell office:value-type="string">
            <text:p>ü</text:p>
          </table:table-cell>
          <table:table-cell office:value="-2.47175709503" office:value-type="float">
            <text:p>-2.4717570950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1868124029" office:value-type="float">
            <text:p>18.1868124029</text:p>
          </table:table-cell>
          <table:table-cell office:value="16.6013692362" office:value-type="float">
            <text:p>16.6013692362</text:p>
          </table:table-cell>
          <table:table-cell office:value="18.4496103969" office:value-type="float">
            <text:p>18.4496103969</text:p>
          </table:table-cell>
          <table:table-cell office:value="15.9088589375" office:value-type="float">
            <text:p>15.9088589375</text:p>
          </table:table-cell>
          <table:table-cell office:value="16.4407444895" office:value-type="float">
            <text:p>16.4407444895</text:p>
          </table:table-cell>
          <table:table-cell office:value="15.4702523826" office:value-type="float">
            <text:p>15.4702523826</text:p>
          </table:table-cell>
          <table:table-cell office:value="13.218712487" office:value-type="float">
            <text:p>13.218712487</text:p>
          </table:table-cell>
          <table:table-cell office:value="17.4562570978" office:value-type="float">
            <text:p>17.4562570978</text:p>
          </table:table-cell>
          <table:table-cell office:value="14.4186436345" office:value-type="float">
            <text:p>14.4186436345</text:p>
          </table:table-cell>
          <table:table-cell office:value="14.2628662977" office:value-type="float">
            <text:p>14.2628662977</text:p>
          </table:table-cell>
          <table:table-cell office:value="14.538578849" office:value-type="float">
            <text:p>14.538578849</text:p>
          </table:table-cell>
          <table:table-cell office:value="13.7536644512" office:value-type="float">
            <text:p>13.7536644512</text:p>
          </table:table-cell>
          <table:table-cell office:value="12.6024377995" office:value-type="float">
            <text:p>12.6024377995</text:p>
          </table:table-cell>
          <table:table-cell office:value="13.5990445734" office:value-type="float">
            <text:p>13.5990445734</text:p>
          </table:table-cell>
          <table:table-cell office:value-type="string">
            <text:p>ü</text:p>
          </table:table-cell>
          <table:table-cell office:value="-6.46235292612" office:value-type="float">
            <text:p>-6.4623529261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93942909966" office:value-type="float">
            <text:p>1.93942909966</text:p>
          </table:table-cell>
          <table:table-cell office:value="1.73274543452" office:value-type="float">
            <text:p>1.73274543452</text:p>
          </table:table-cell>
          <table:table-cell office:value="1.95348168709" office:value-type="float">
            <text:p>1.95348168709</text:p>
          </table:table-cell>
          <table:table-cell office:value="1.62332368585" office:value-type="float">
            <text:p>1.62332368585</text:p>
          </table:table-cell>
          <table:table-cell office:value="1.67909286305" office:value-type="float">
            <text:p>1.67909286305</text:p>
          </table:table-cell>
          <table:table-cell office:value="1.63925749849" office:value-type="float">
            <text:p>1.63925749849</text:p>
          </table:table-cell>
          <table:table-cell office:value="1.40663332942" office:value-type="float">
            <text:p>1.40663332942</text:p>
          </table:table-cell>
          <table:table-cell office:value="1.89705570127" office:value-type="float">
            <text:p>1.89705570127</text:p>
          </table:table-cell>
          <table:table-cell office:value="1.52866613412" office:value-type="float">
            <text:p>1.52866613412</text:p>
          </table:table-cell>
          <table:table-cell office:value="1.46522145176" office:value-type="float">
            <text:p>1.46522145176</text:p>
          </table:table-cell>
          <table:table-cell office:value="1.47575016207" office:value-type="float">
            <text:p>1.47575016207</text:p>
          </table:table-cell>
          <table:table-cell office:value="1.41181094884" office:value-type="float">
            <text:p>1.41181094884</text:p>
          </table:table-cell>
          <table:table-cell office:value="1.24904865367" office:value-type="float">
            <text:p>1.24904865367</text:p>
          </table:table-cell>
          <table:table-cell office:value="1.44308405414" office:value-type="float">
            <text:p>1.44308405414</text:p>
          </table:table-cell>
          <table:table-cell office:value-type="string">
            <text:p>ü</text:p>
          </table:table-cell>
          <table:table-cell office:value="-2.21352562026" office:value-type="float">
            <text:p>-2.2135256202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38659174563" office:value-type="float">
            <text:p>5.38659174563</text:p>
          </table:table-cell>
          <table:table-cell office:value="4.07752593918" office:value-type="float">
            <text:p>4.07752593918</text:p>
          </table:table-cell>
          <table:table-cell office:value="4.00979119536" office:value-type="float">
            <text:p>4.00979119536</text:p>
          </table:table-cell>
          <table:table-cell office:value="3.87434365173" office:value-type="float">
            <text:p>3.87434365173</text:p>
          </table:table-cell>
          <table:table-cell office:value="3.84117914317" office:value-type="float">
            <text:p>3.84117914317</text:p>
          </table:table-cell>
          <table:table-cell office:value="3.78675985141" office:value-type="float">
            <text:p>3.78675985141</text:p>
          </table:table-cell>
          <table:table-cell office:value="2.80048622876" office:value-type="float">
            <text:p>2.80048622876</text:p>
          </table:table-cell>
          <table:table-cell office:value="3.17612949731" office:value-type="float">
            <text:p>3.17612949731</text:p>
          </table:table-cell>
          <table:table-cell office:value="2.74501738126" office:value-type="float">
            <text:p>2.74501738126</text:p>
          </table:table-cell>
          <table:table-cell office:value="2.27542856912" office:value-type="float">
            <text:p>2.27542856912</text:p>
          </table:table-cell>
          <table:table-cell office:value="2.37302630254" office:value-type="float">
            <text:p>2.37302630254</text:p>
          </table:table-cell>
          <table:table-cell office:value="1.76919835087" office:value-type="float">
            <text:p>1.76919835087</text:p>
          </table:table-cell>
          <table:table-cell office:value="2.37847246281" office:value-type="float">
            <text:p>2.37847246281</text:p>
          </table:table-cell>
          <table:table-cell office:value="1.83072493522" office:value-type="float">
            <text:p>1.83072493522</text:p>
          </table:table-cell>
          <table:table-cell office:value-type="string">
            <text:p>ü</text:p>
          </table:table-cell>
          <table:table-cell office:value="-22.8527331005" office:value-type="float">
            <text:p>-22.852733100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-type="string">
            <text:p>ü</text:p>
          </table:table-cell>
          <table:table-cell office:value="-7.04423948571" office:value-type="float">
            <text:p>-7.0442394857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-type="string">
            <text:p>ü</text:p>
          </table:table-cell>
          <table:table-cell office:value="-3.6709017258" office:value-type="float">
            <text:p>-3.670901725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-type="string">
            <text:p>ü</text:p>
          </table:table-cell>
          <table:table-cell office:value="-0.596513344564" office:value-type="float">
            <text:p>-0.5965133445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-type="string">
            <text:p>ü</text:p>
          </table:table-cell>
          <table:table-cell office:value="-3.00515557957" office:value-type="float">
            <text:p>-3.00515557957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71122747166" office:value-type="float">
            <text:p>0.371122747166</text:p>
          </table:table-cell>
          <table:table-cell office:value="0.350281515005" office:value-type="float">
            <text:p>0.350281515005</text:p>
          </table:table-cell>
          <table:table-cell office:value="0.387811920948" office:value-type="float">
            <text:p>0.387811920948</text:p>
          </table:table-cell>
          <table:table-cell office:value="0.331615734769" office:value-type="float">
            <text:p>0.331615734769</text:p>
          </table:table-cell>
          <table:table-cell office:value="0.340859654278" office:value-type="float">
            <text:p>0.340859654278</text:p>
          </table:table-cell>
          <table:table-cell office:value="0.322227078247" office:value-type="float">
            <text:p>0.322227078247</text:p>
          </table:table-cell>
          <table:table-cell office:value="0.277253801491" office:value-type="float">
            <text:p>0.277253801491</text:p>
          </table:table-cell>
          <table:table-cell office:value="0.354552320138" office:value-type="float">
            <text:p>0.354552320138</text:p>
          </table:table-cell>
          <table:table-cell office:value="0.299760114931" office:value-type="float">
            <text:p>0.299760114931</text:p>
          </table:table-cell>
          <table:table-cell office:value="0.280209612791" office:value-type="float">
            <text:p>0.280209612791</text:p>
          </table:table-cell>
          <table:table-cell office:value="0.285577349859" office:value-type="float">
            <text:p>0.285577349859</text:p>
          </table:table-cell>
          <table:table-cell office:value="0.279912106359" office:value-type="float">
            <text:p>0.279912106359</text:p>
          </table:table-cell>
          <table:table-cell office:value="0.251179724054" office:value-type="float">
            <text:p>0.251179724054</text:p>
          </table:table-cell>
          <table:table-cell office:value="0.27619146327" office:value-type="float">
            <text:p>0.27619146327</text:p>
          </table:table-cell>
          <table:table-cell office:value-type="string">
            <text:p>ü</text:p>
          </table:table-cell>
          <table:table-cell office:value="-3.28663550989" office:value-type="float">
            <text:p>-3.2866355098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73089293306" office:value-type="float">
            <text:p>0.473089293306</text:p>
          </table:table-cell>
          <table:table-cell office:value="0.41648219524" office:value-type="float">
            <text:p>0.41648219524</text:p>
          </table:table-cell>
          <table:table-cell office:value="0.459487066507" office:value-type="float">
            <text:p>0.459487066507</text:p>
          </table:table-cell>
          <table:table-cell office:value="0.383694275238" office:value-type="float">
            <text:p>0.383694275238</text:p>
          </table:table-cell>
          <table:table-cell office:value="0.382941331437" office:value-type="float">
            <text:p>0.382941331437</text:p>
          </table:table-cell>
          <table:table-cell office:value="0.378446821949" office:value-type="float">
            <text:p>0.378446821949</text:p>
          </table:table-cell>
          <table:table-cell office:value="0.316573389035" office:value-type="float">
            <text:p>0.316573389035</text:p>
          </table:table-cell>
          <table:table-cell office:value="0.426188890802" office:value-type="float">
            <text:p>0.426188890802</text:p>
          </table:table-cell>
          <table:table-cell office:value="0.346248842712" office:value-type="float">
            <text:p>0.346248842712</text:p>
          </table:table-cell>
          <table:table-cell office:value="0.325950539239" office:value-type="float">
            <text:p>0.325950539239</text:p>
          </table:table-cell>
          <table:table-cell office:value="0.316555133135" office:value-type="float">
            <text:p>0.316555133135</text:p>
          </table:table-cell>
          <table:table-cell office:value="0.310564725525" office:value-type="float">
            <text:p>0.310564725525</text:p>
          </table:table-cell>
          <table:table-cell office:value="0.294991897694" office:value-type="float">
            <text:p>0.294991897694</text:p>
          </table:table-cell>
          <table:table-cell office:value="0.313064148246" office:value-type="float">
            <text:p>0.313064148246</text:p>
          </table:table-cell>
          <table:table-cell office:value-type="string">
            <text:p>ü</text:p>
          </table:table-cell>
          <table:table-cell office:value="-1.10280470086" office:value-type="float">
            <text:p>-1.1028047008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-type="string">
            <text:p>ü</text:p>
          </table:table-cell>
          <table:table-cell office:value="-0.791592023034" office:value-type="float">
            <text:p>-0.79159202303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-type="string">
            <text:p>ü</text:p>
          </table:table-cell>
          <table:table-cell office:value="-2.09611698628" office:value-type="float">
            <text:p>-2.0961169862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66984322073" office:value-type="float">
            <text:p>5.66984322073</text:p>
          </table:table-cell>
          <table:table-cell office:value="5.1011754612" office:value-type="float">
            <text:p>5.1011754612</text:p>
          </table:table-cell>
          <table:table-cell office:value="5.45585454593" office:value-type="float">
            <text:p>5.45585454593</text:p>
          </table:table-cell>
          <table:table-cell office:value="4.74750032553" office:value-type="float">
            <text:p>4.74750032553</text:p>
          </table:table-cell>
          <table:table-cell office:value="4.8652237993" office:value-type="float">
            <text:p>4.8652237993</text:p>
          </table:table-cell>
          <table:table-cell office:value="4.67250198286" office:value-type="float">
            <text:p>4.67250198286</text:p>
          </table:table-cell>
          <table:table-cell office:value="3.94753565834" office:value-type="float">
            <text:p>3.94753565834</text:p>
          </table:table-cell>
          <table:table-cell office:value="5.02337146978" office:value-type="float">
            <text:p>5.02337146978</text:p>
          </table:table-cell>
          <table:table-cell office:value="4.18376896001" office:value-type="float">
            <text:p>4.18376896001</text:p>
          </table:table-cell>
          <table:table-cell office:value="3.89148964423" office:value-type="float">
            <text:p>3.89148964423</text:p>
          </table:table-cell>
          <table:table-cell office:value="3.87173250654" office:value-type="float">
            <text:p>3.87173250654</text:p>
          </table:table-cell>
          <table:table-cell office:value="3.81895853126" office:value-type="float">
            <text:p>3.81895853126</text:p>
          </table:table-cell>
          <table:table-cell office:value="3.66844387025" office:value-type="float">
            <text:p>3.66844387025</text:p>
          </table:table-cell>
          <table:table-cell office:value="3.76070938376" office:value-type="float">
            <text:p>3.76070938376</text:p>
          </table:table-cell>
          <table:table-cell office:value-type="string">
            <text:p>ü</text:p>
          </table:table-cell>
          <table:table-cell office:value="-2.86753081699" office:value-type="float">
            <text:p>-2.8675308169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-type="string">
            <text:p>ü</text:p>
          </table:table-cell>
          <table:table-cell office:value="-0.952652728749" office:value-type="float">
            <text:p>-0.95265272874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21493988471" office:value-type="float">
            <text:p>0.721493988471</text:p>
          </table:table-cell>
          <table:table-cell office:value="0.674108603772" office:value-type="float">
            <text:p>0.674108603772</text:p>
          </table:table-cell>
          <table:table-cell office:value="0.726246290976" office:value-type="float">
            <text:p>0.726246290976</text:p>
          </table:table-cell>
          <table:table-cell office:value="0.620417071348" office:value-type="float">
            <text:p>0.620417071348</text:p>
          </table:table-cell>
          <table:table-cell office:value="0.616987732376" office:value-type="float">
            <text:p>0.616987732376</text:p>
          </table:table-cell>
          <table:table-cell office:value="0.595839982754" office:value-type="float">
            <text:p>0.595839982754</text:p>
          </table:table-cell>
          <table:table-cell office:value="0.496714052854" office:value-type="float">
            <text:p>0.496714052854</text:p>
          </table:table-cell>
          <table:table-cell office:value="0.696602616049" office:value-type="float">
            <text:p>0.696602616049</text:p>
          </table:table-cell>
          <table:table-cell office:value="0.532036481842" office:value-type="float">
            <text:p>0.532036481842</text:p>
          </table:table-cell>
          <table:table-cell office:value="0.510677953758" office:value-type="float">
            <text:p>0.510677953758</text:p>
          </table:table-cell>
          <table:table-cell office:value="0.480709606205" office:value-type="float">
            <text:p>0.480709606205</text:p>
          </table:table-cell>
          <table:table-cell office:value="0.481974052039" office:value-type="float">
            <text:p>0.481974052039</text:p>
          </table:table-cell>
          <table:table-cell office:value="0.42458053162" office:value-type="float">
            <text:p>0.42458053162</text:p>
          </table:table-cell>
          <table:table-cell office:value="0.48209605813" office:value-type="float">
            <text:p>0.48209605813</text:p>
          </table:table-cell>
          <table:table-cell office:value-type="string">
            <text:p>ü</text:p>
          </table:table-cell>
          <table:table-cell office:value="0.288417769597" office:value-type="float">
            <text:p>0.28841776959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4.6654828139" office:value-type="float">
            <text:p>54.6654828139</text:p>
          </table:table-cell>
          <table:table-cell office:value="46.6344814565" office:value-type="float">
            <text:p>46.6344814565</text:p>
          </table:table-cell>
          <table:table-cell office:value="50.0321083927" office:value-type="float">
            <text:p>50.0321083927</text:p>
          </table:table-cell>
          <table:table-cell office:value="43.6313628595" office:value-type="float">
            <text:p>43.6313628595</text:p>
          </table:table-cell>
          <table:table-cell office:value="43.2960465796" office:value-type="float">
            <text:p>43.2960465796</text:p>
          </table:table-cell>
          <table:table-cell office:value="43.4763480728" office:value-type="float">
            <text:p>43.4763480728</text:p>
          </table:table-cell>
          <table:table-cell office:value="35.3405082327" office:value-type="float">
            <text:p>35.3405082327</text:p>
          </table:table-cell>
          <table:table-cell office:value="47.0673575994" office:value-type="float">
            <text:p>47.0673575994</text:p>
          </table:table-cell>
          <table:table-cell office:value="38.7678400096" office:value-type="float">
            <text:p>38.7678400096</text:p>
          </table:table-cell>
          <table:table-cell office:value="35.6295972782" office:value-type="float">
            <text:p>35.6295972782</text:p>
          </table:table-cell>
          <table:table-cell office:value="34.6852187739" office:value-type="float">
            <text:p>34.6852187739</text:p>
          </table:table-cell>
          <table:table-cell office:value="33.792303917" office:value-type="float">
            <text:p>33.792303917</text:p>
          </table:table-cell>
          <table:table-cell office:value="31.5870923201" office:value-type="float">
            <text:p>31.5870923201</text:p>
          </table:table-cell>
          <table:table-cell office:value="34.2566169638" office:value-type="float">
            <text:p>34.2566169638</text:p>
          </table:table-cell>
          <table:table-cell office:value-type="string">
            <text:p>ü</text:p>
          </table:table-cell>
          <table:table-cell office:value="-1.23569008711" office:value-type="float">
            <text:p>-1.2356900871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-type="string">
            <text:p>ü</text:p>
          </table:table-cell>
          <table:table-cell office:value="0.50207588968" office:value-type="float">
            <text:p>0.50207588968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5614402979" office:value-type="float">
            <text:p>55.5614402979</text:p>
          </table:table-cell>
          <table:table-cell office:value="53.5219871597" office:value-type="float">
            <text:p>53.5219871597</text:p>
          </table:table-cell>
          <table:table-cell office:value="62.347682958" office:value-type="float">
            <text:p>62.347682958</text:p>
          </table:table-cell>
          <table:table-cell office:value="52.2058945187" office:value-type="float">
            <text:p>52.2058945187</text:p>
          </table:table-cell>
          <table:table-cell office:value="52.6435899383" office:value-type="float">
            <text:p>52.6435899383</text:p>
          </table:table-cell>
          <table:table-cell office:value="46.9989855232" office:value-type="float">
            <text:p>46.9989855232</text:p>
          </table:table-cell>
          <table:table-cell office:value="37.0716409168" office:value-type="float">
            <text:p>37.0716409168</text:p>
          </table:table-cell>
          <table:table-cell office:value="62.2815085893" office:value-type="float">
            <text:p>62.2815085893</text:p>
          </table:table-cell>
          <table:table-cell office:value="42.9297260478" office:value-type="float">
            <text:p>42.9297260478</text:p>
          </table:table-cell>
          <table:table-cell office:value="42.7274823776" office:value-type="float">
            <text:p>42.7274823776</text:p>
          </table:table-cell>
          <table:table-cell office:value="42.304843188" office:value-type="float">
            <text:p>42.304843188</text:p>
          </table:table-cell>
          <table:table-cell office:value="37.7609014732" office:value-type="float">
            <text:p>37.7609014732</text:p>
          </table:table-cell>
          <table:table-cell office:value="30.2784009566" office:value-type="float">
            <text:p>30.2784009566</text:p>
          </table:table-cell>
          <table:table-cell office:value="32.362414577" office:value-type="float">
            <text:p>32.362414577</text:p>
          </table:table-cell>
          <table:table-cell office:value-type="string">
            <text:p>ü</text:p>
          </table:table-cell>
          <table:table-cell office:value="-23.5018684901" office:value-type="float">
            <text:p>-23.5018684901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58.919963951" office:value-type="float">
            <text:p>458.919963951</text:p>
          </table:table-cell>
          <table:table-cell office:value="375.496632873" office:value-type="float">
            <text:p>375.496632873</text:p>
          </table:table-cell>
          <table:table-cell office:value="406.065555123" office:value-type="float">
            <text:p>406.065555123</text:p>
          </table:table-cell>
          <table:table-cell office:value="325.61878416" office:value-type="float">
            <text:p>325.61878416</text:p>
          </table:table-cell>
          <table:table-cell office:value="326.976983986" office:value-type="float">
            <text:p>326.976983986</text:p>
          </table:table-cell>
          <table:table-cell office:value="355.405106644" office:value-type="float">
            <text:p>355.405106644</text:p>
          </table:table-cell>
          <table:table-cell office:value="296.06929749" office:value-type="float">
            <text:p>296.06929749</text:p>
          </table:table-cell>
          <table:table-cell office:value="436.42599854" office:value-type="float">
            <text:p>436.42599854</text:p>
          </table:table-cell>
          <table:table-cell office:value="338.590406106" office:value-type="float">
            <text:p>338.590406106</text:p>
          </table:table-cell>
          <table:table-cell office:value="306.961911652" office:value-type="float">
            <text:p>306.961911652</text:p>
          </table:table-cell>
          <table:table-cell office:value="286.564655908" office:value-type="float">
            <text:p>286.564655908</text:p>
          </table:table-cell>
          <table:table-cell office:value="295.261805282" office:value-type="float">
            <text:p>295.261805282</text:p>
          </table:table-cell>
          <table:table-cell office:value="255.630839922" office:value-type="float">
            <text:p>255.630839922</text:p>
          </table:table-cell>
          <table:table-cell office:value="298.579165566" office:value-type="float">
            <text:p>298.579165566</text:p>
          </table:table-cell>
          <table:table-cell office:value-type="string">
            <text:p/>
          </table:table-cell>
          <table:table-cell office:value="4.19259996298" office:value-type="float">
            <text:p>4.1925999629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2.047997931" office:value-type="float">
            <text:p>132.047997931</text:p>
          </table:table-cell>
          <table:table-cell office:value="116.104664667" office:value-type="float">
            <text:p>116.104664667</text:p>
          </table:table-cell>
          <table:table-cell office:value="130.025177943" office:value-type="float">
            <text:p>130.025177943</text:p>
          </table:table-cell>
          <table:table-cell office:value="106.475617743" office:value-type="float">
            <text:p>106.475617743</text:p>
          </table:table-cell>
          <table:table-cell office:value="107.139685986" office:value-type="float">
            <text:p>107.139685986</text:p>
          </table:table-cell>
          <table:table-cell office:value="106.233099984" office:value-type="float">
            <text:p>106.233099984</text:p>
          </table:table-cell>
          <table:table-cell office:value="86.4164563001" office:value-type="float">
            <text:p>86.4164563001</text:p>
          </table:table-cell>
          <table:table-cell office:value="135.019090946" office:value-type="float">
            <text:p>135.019090946</text:p>
          </table:table-cell>
          <table:table-cell office:value="99.3613876908" office:value-type="float">
            <text:p>99.3613876908</text:p>
          </table:table-cell>
          <table:table-cell office:value="93.8877228345" office:value-type="float">
            <text:p>93.8877228345</text:p>
          </table:table-cell>
          <table:table-cell office:value="90.0655458182" office:value-type="float">
            <text:p>90.0655458182</text:p>
          </table:table-cell>
          <table:table-cell office:value="86.9711339214" office:value-type="float">
            <text:p>86.9711339214</text:p>
          </table:table-cell>
          <table:table-cell office:value="72.883461721" office:value-type="float">
            <text:p>72.883461721</text:p>
          </table:table-cell>
          <table:table-cell office:value="82.1255523869" office:value-type="float">
            <text:p>82.1255523869</text:p>
          </table:table-cell>
          <table:table-cell office:value-type="string">
            <text:p>ü</text:p>
          </table:table-cell>
          <table:table-cell office:value="-8.81579449627" office:value-type="float">
            <text:p>-8.8157944962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-type="string">
            <text:p>ü</text:p>
          </table:table-cell>
          <table:table-cell office:value="8.60208952325" office:value-type="float">
            <text:p>8.6020895232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962194357" office:value-type="float">
            <text:p>1.93962194357</text:p>
          </table:table-cell>
          <table:table-cell office:value="1.8298947818" office:value-type="float">
            <text:p>1.8298947818</text:p>
          </table:table-cell>
          <table:table-cell office:value="1.97751086405" office:value-type="float">
            <text:p>1.97751086405</text:p>
          </table:table-cell>
          <table:table-cell office:value="1.66164125576" office:value-type="float">
            <text:p>1.66164125576</text:p>
          </table:table-cell>
          <table:table-cell office:value="1.75313708803" office:value-type="float">
            <text:p>1.75313708803</text:p>
          </table:table-cell>
          <table:table-cell office:value="1.66703493921" office:value-type="float">
            <text:p>1.66703493921</text:p>
          </table:table-cell>
          <table:table-cell office:value="1.43000017691" office:value-type="float">
            <text:p>1.43000017691</text:p>
          </table:table-cell>
          <table:table-cell office:value="1.8390940135" office:value-type="float">
            <text:p>1.8390940135</text:p>
          </table:table-cell>
          <table:table-cell office:value="1.50987540502" office:value-type="float">
            <text:p>1.50987540502</text:p>
          </table:table-cell>
          <table:table-cell office:value="1.45293727063" office:value-type="float">
            <text:p>1.45293727063</text:p>
          </table:table-cell>
          <table:table-cell office:value="1.37980245498" office:value-type="float">
            <text:p>1.37980245498</text:p>
          </table:table-cell>
          <table:table-cell office:value="1.39061700362" office:value-type="float">
            <text:p>1.39061700362</text:p>
          </table:table-cell>
          <table:table-cell office:value="1.2785556371" office:value-type="float">
            <text:p>1.2785556371</text:p>
          </table:table-cell>
          <table:table-cell office:value="1.42498695695" office:value-type="float">
            <text:p>1.42498695695</text:p>
          </table:table-cell>
          <table:table-cell office:value-type="string">
            <text:p>ü</text:p>
          </table:table-cell>
          <table:table-cell office:value="3.27470804296" office:value-type="float">
            <text:p>3.27470804296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620987105" office:value-type="float">
            <text:p>1.2620987105</text:p>
          </table:table-cell>
          <table:table-cell office:value="1.13638721212" office:value-type="float">
            <text:p>1.13638721212</text:p>
          </table:table-cell>
          <table:table-cell office:value="1.1173292524" office:value-type="float">
            <text:p>1.1173292524</text:p>
          </table:table-cell>
          <table:table-cell office:value="1.13703245637" office:value-type="float">
            <text:p>1.13703245637</text:p>
          </table:table-cell>
          <table:table-cell office:value="1.05194253597" office:value-type="float">
            <text:p>1.05194253597</text:p>
          </table:table-cell>
          <table:table-cell office:value="1.10070313478" office:value-type="float">
            <text:p>1.10070313478</text:p>
          </table:table-cell>
          <table:table-cell office:value="1.00746629148" office:value-type="float">
            <text:p>1.00746629148</text:p>
          </table:table-cell>
          <table:table-cell office:value="0.939836303853" office:value-type="float">
            <text:p>0.939836303853</text:p>
          </table:table-cell>
          <table:table-cell office:value="0.986751979593" office:value-type="float">
            <text:p>0.986751979593</text:p>
          </table:table-cell>
          <table:table-cell office:value="0.947138286486" office:value-type="float">
            <text:p>0.947138286486</text:p>
          </table:table-cell>
          <table:table-cell office:value="0.931503143105" office:value-type="float">
            <text:p>0.931503143105</text:p>
          </table:table-cell>
          <table:table-cell office:value="0.899169449598" office:value-type="float">
            <text:p>0.899169449598</text:p>
          </table:table-cell>
          <table:table-cell office:value="0.78255430102" office:value-type="float">
            <text:p>0.78255430102</text:p>
          </table:table-cell>
          <table:table-cell office:value="0.762253907028" office:value-type="float">
            <text:p>0.762253907028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7.473193379" office:value-type="float">
            <text:p>267.473193379</text:p>
          </table:table-cell>
          <table:table-cell office:value="243.91705126" office:value-type="float">
            <text:p>243.91705126</text:p>
          </table:table-cell>
          <table:table-cell office:value="239.023535475" office:value-type="float">
            <text:p>239.023535475</text:p>
          </table:table-cell>
          <table:table-cell office:value="245.725669546" office:value-type="float">
            <text:p>245.725669546</text:p>
          </table:table-cell>
          <table:table-cell office:value="226.789240312" office:value-type="float">
            <text:p>226.789240312</text:p>
          </table:table-cell>
          <table:table-cell office:value="236.53808759" office:value-type="float">
            <text:p>236.53808759</text:p>
          </table:table-cell>
          <table:table-cell office:value="223.119887092" office:value-type="float">
            <text:p>223.119887092</text:p>
          </table:table-cell>
          <table:table-cell office:value="206.024544165" office:value-type="float">
            <text:p>206.024544165</text:p>
          </table:table-cell>
          <table:table-cell office:value="213.913157528" office:value-type="float">
            <text:p>213.913157528</text:p>
          </table:table-cell>
          <table:table-cell office:value="208.254976588" office:value-type="float">
            <text:p>208.254976588</text:p>
          </table:table-cell>
          <table:table-cell office:value="204.753934377" office:value-type="float">
            <text:p>204.753934377</text:p>
          </table:table-cell>
          <table:table-cell office:value="195.328798615" office:value-type="float">
            <text:p>195.328798615</text:p>
          </table:table-cell>
          <table:table-cell office:value="174.845901106" office:value-type="float">
            <text:p>174.845901106</text:p>
          </table:table-cell>
          <table:table-cell office:value="170.99851115" office:value-type="float">
            <text:p>170.99851115</text:p>
          </table:table-cell>
          <table:table-cell office:value-type="string">
            <text:p>-</text:p>
          </table:table-cell>
          <table:table-cell office:value="-16.4858484061" office:value-type="float">
            <text:p>-16.485848406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81269768195" office:value-type="float">
            <text:p>9.81269768195</text:p>
          </table:table-cell>
          <table:table-cell office:value="8.93317349473" office:value-type="float">
            <text:p>8.93317349473</text:p>
          </table:table-cell>
          <table:table-cell office:value="8.74966148" office:value-type="float">
            <text:p>8.74966148</text:p>
          </table:table-cell>
          <table:table-cell office:value="9.31894994597" office:value-type="float">
            <text:p>9.31894994597</text:p>
          </table:table-cell>
          <table:table-cell office:value="8.62235713896" office:value-type="float">
            <text:p>8.62235713896</text:p>
          </table:table-cell>
          <table:table-cell office:value="9.02824770632" office:value-type="float">
            <text:p>9.02824770632</text:p>
          </table:table-cell>
          <table:table-cell office:value="8.52981118865" office:value-type="float">
            <text:p>8.52981118865</text:p>
          </table:table-cell>
          <table:table-cell office:value="8.0959301693" office:value-type="float">
            <text:p>8.0959301693</text:p>
          </table:table-cell>
          <table:table-cell office:value="8.29325510261" office:value-type="float">
            <text:p>8.29325510261</text:p>
          </table:table-cell>
          <table:table-cell office:value="8.23700040631" office:value-type="float">
            <text:p>8.23700040631</text:p>
          </table:table-cell>
          <table:table-cell office:value="8.10042356615" office:value-type="float">
            <text:p>8.10042356615</text:p>
          </table:table-cell>
          <table:table-cell office:value="7.73618246825" office:value-type="float">
            <text:p>7.73618246825</text:p>
          </table:table-cell>
          <table:table-cell office:value="6.93962436208" office:value-type="float">
            <text:p>6.93962436208</text:p>
          </table:table-cell>
          <table:table-cell office:value="6.81052158543" office:value-type="float">
            <text:p>6.81052158543</text:p>
          </table:table-cell>
          <table:table-cell office:value-type="string">
            <text:p>ü</text:p>
          </table:table-cell>
          <table:table-cell office:value="-15.9238831178" office:value-type="float">
            <text:p>-15.9238831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568238068" office:value-type="float">
            <text:p>12.568238068</text:p>
          </table:table-cell>
          <table:table-cell office:value="11.4194403758" office:value-type="float">
            <text:p>11.4194403758</text:p>
          </table:table-cell>
          <table:table-cell office:value="11.0285696996" office:value-type="float">
            <text:p>11.0285696996</text:p>
          </table:table-cell>
          <table:table-cell office:value="11.5971955795" office:value-type="float">
            <text:p>11.5971955795</text:p>
          </table:table-cell>
          <table:table-cell office:value="10.5346002125" office:value-type="float">
            <text:p>10.5346002125</text:p>
          </table:table-cell>
          <table:table-cell office:value="11.0084700844" office:value-type="float">
            <text:p>11.0084700844</text:p>
          </table:table-cell>
          <table:table-cell office:value="10.6914558906" office:value-type="float">
            <text:p>10.6914558906</text:p>
          </table:table-cell>
          <table:table-cell office:value="9.74378130349" office:value-type="float">
            <text:p>9.74378130349</text:p>
          </table:table-cell>
          <table:table-cell office:value="10.1251437797" office:value-type="float">
            <text:p>10.1251437797</text:p>
          </table:table-cell>
          <table:table-cell office:value="10.0875253471" office:value-type="float">
            <text:p>10.0875253471</text:p>
          </table:table-cell>
          <table:table-cell office:value="9.70529963122" office:value-type="float">
            <text:p>9.70529963122</text:p>
          </table:table-cell>
          <table:table-cell office:value="9.02436146317" office:value-type="float">
            <text:p>9.02436146317</text:p>
          </table:table-cell>
          <table:table-cell office:value="8.24949953014" office:value-type="float">
            <text:p>8.24949953014</text:p>
          </table:table-cell>
          <table:table-cell office:value="8.18825895537" office:value-type="float">
            <text:p>8.18825895537</text:p>
          </table:table-cell>
          <table:table-cell office:value-type="string">
            <text:p>ü</text:p>
          </table:table-cell>
          <table:table-cell office:value="-15.6310545114" office:value-type="float">
            <text:p>-15.631054511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5682982013" office:value-type="float">
            <text:p>4.05682982013</text:p>
          </table:table-cell>
          <table:table-cell office:value="3.72011917541" office:value-type="float">
            <text:p>3.72011917541</text:p>
          </table:table-cell>
          <table:table-cell office:value="3.58268868986" office:value-type="float">
            <text:p>3.58268868986</text:p>
          </table:table-cell>
          <table:table-cell office:value="3.62364436928" office:value-type="float">
            <text:p>3.62364436928</text:p>
          </table:table-cell>
          <table:table-cell office:value="3.3430320999" office:value-type="float">
            <text:p>3.3430320999</text:p>
          </table:table-cell>
          <table:table-cell office:value="3.4628454237" office:value-type="float">
            <text:p>3.4628454237</text:p>
          </table:table-cell>
          <table:table-cell office:value="3.36297533248" office:value-type="float">
            <text:p>3.36297533248</text:p>
          </table:table-cell>
          <table:table-cell office:value="3.05105331816" office:value-type="float">
            <text:p>3.05105331816</text:p>
          </table:table-cell>
          <table:table-cell office:value="3.0776419722" office:value-type="float">
            <text:p>3.0776419722</text:p>
          </table:table-cell>
          <table:table-cell office:value="3.17523822102" office:value-type="float">
            <text:p>3.17523822102</text:p>
          </table:table-cell>
          <table:table-cell office:value="2.94090932487" office:value-type="float">
            <text:p>2.94090932487</text:p>
          </table:table-cell>
          <table:table-cell office:value="2.71043732053" office:value-type="float">
            <text:p>2.71043732053</text:p>
          </table:table-cell>
          <table:table-cell office:value="2.4812182427" office:value-type="float">
            <text:p>2.4812182427</text:p>
          </table:table-cell>
          <table:table-cell office:value="2.48934362236" office:value-type="float">
            <text:p>2.48934362236</text:p>
          </table:table-cell>
          <table:table-cell office:value-type="string">
            <text:p>ü</text:p>
          </table:table-cell>
          <table:table-cell office:value="-15.3546285392" office:value-type="float">
            <text:p>-15.35462853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17008137906" office:value-type="float">
            <text:p>5.17008137906</text:p>
          </table:table-cell>
          <table:table-cell office:value="4.64549396312" office:value-type="float">
            <text:p>4.64549396312</text:p>
          </table:table-cell>
          <table:table-cell office:value="4.45900586161" office:value-type="float">
            <text:p>4.45900586161</text:p>
          </table:table-cell>
          <table:table-cell office:value="4.79806814761" office:value-type="float">
            <text:p>4.79806814761</text:p>
          </table:table-cell>
          <table:table-cell office:value="4.32128712775" office:value-type="float">
            <text:p>4.32128712775</text:p>
          </table:table-cell>
          <table:table-cell office:value="4.53511017204" office:value-type="float">
            <text:p>4.53511017204</text:p>
          </table:table-cell>
          <table:table-cell office:value="4.39868702954" office:value-type="float">
            <text:p>4.39868702954</text:p>
          </table:table-cell>
          <table:table-cell office:value="4.0004003631" office:value-type="float">
            <text:p>4.0004003631</text:p>
          </table:table-cell>
          <table:table-cell office:value="4.24716837797" office:value-type="float">
            <text:p>4.24716837797</text:p>
          </table:table-cell>
          <table:table-cell office:value="4.16904458164" office:value-type="float">
            <text:p>4.16904458164</text:p>
          </table:table-cell>
          <table:table-cell office:value="4.06083615573" office:value-type="float">
            <text:p>4.06083615573</text:p>
          </table:table-cell>
          <table:table-cell office:value="3.77484615528" office:value-type="float">
            <text:p>3.77484615528</text:p>
          </table:table-cell>
          <table:table-cell office:value="3.45171790124" office:value-type="float">
            <text:p>3.45171790124</text:p>
          </table:table-cell>
          <table:table-cell office:value="3.43186827196" office:value-type="float">
            <text:p>3.43186827196</text:p>
          </table:table-cell>
          <table:table-cell office:value-type="string">
            <text:p>ü</text:p>
          </table:table-cell>
          <table:table-cell office:value="-15.4886299186" office:value-type="float">
            <text:p>-15.488629918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48632179531" office:value-type="float">
            <text:p>2.48632179531</text:p>
          </table:table-cell>
          <table:table-cell office:value="2.26985810056" office:value-type="float">
            <text:p>2.26985810056</text:p>
          </table:table-cell>
          <table:table-cell office:value="2.21612656298" office:value-type="float">
            <text:p>2.21612656298</text:p>
          </table:table-cell>
          <table:table-cell office:value="2.37556616126" office:value-type="float">
            <text:p>2.37556616126</text:p>
          </table:table-cell>
          <table:table-cell office:value="2.13659489958" office:value-type="float">
            <text:p>2.13659489958</text:p>
          </table:table-cell>
          <table:table-cell office:value="2.23810028769" office:value-type="float">
            <text:p>2.23810028769</text:p>
          </table:table-cell>
          <table:table-cell office:value="2.18650554299" office:value-type="float">
            <text:p>2.18650554299</text:p>
          </table:table-cell>
          <table:table-cell office:value="2.01186642138" office:value-type="float">
            <text:p>2.01186642138</text:p>
          </table:table-cell>
          <table:table-cell office:value="2.09813851221" office:value-type="float">
            <text:p>2.09813851221</text:p>
          </table:table-cell>
          <table:table-cell office:value="2.04036952718" office:value-type="float">
            <text:p>2.04036952718</text:p>
          </table:table-cell>
          <table:table-cell office:value="2.03478993926" office:value-type="float">
            <text:p>2.03478993926</text:p>
          </table:table-cell>
          <table:table-cell office:value="1.90636392092" office:value-type="float">
            <text:p>1.90636392092</text:p>
          </table:table-cell>
          <table:table-cell office:value="1.73691170028" office:value-type="float">
            <text:p>1.73691170028</text:p>
          </table:table-cell>
          <table:table-cell office:value="1.6910566699" office:value-type="float">
            <text:p>1.6910566699</text:p>
          </table:table-cell>
          <table:table-cell office:value-type="string">
            <text:p>ü</text:p>
          </table:table-cell>
          <table:table-cell office:value="-16.8928134903" office:value-type="float">
            <text:p>-16.892813490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5847155817" office:value-type="float">
            <text:p>38.5847155817</text:p>
          </table:table-cell>
          <table:table-cell office:value="35.3442665168" office:value-type="float">
            <text:p>35.3442665168</text:p>
          </table:table-cell>
          <table:table-cell office:value="35.7532318189" office:value-type="float">
            <text:p>35.7532318189</text:p>
          </table:table-cell>
          <table:table-cell office:value="36.4283589524" office:value-type="float">
            <text:p>36.4283589524</text:p>
          </table:table-cell>
          <table:table-cell office:value="34.2445530575" office:value-type="float">
            <text:p>34.2445530575</text:p>
          </table:table-cell>
          <table:table-cell office:value="35.9653514213" office:value-type="float">
            <text:p>35.9653514213</text:p>
          </table:table-cell>
          <table:table-cell office:value="34.3421070628" office:value-type="float">
            <text:p>34.3421070628</text:p>
          </table:table-cell>
          <table:table-cell office:value="32.362792498" office:value-type="float">
            <text:p>32.362792498</text:p>
          </table:table-cell>
          <table:table-cell office:value="32.7084890504" office:value-type="float">
            <text:p>32.7084890504</text:p>
          </table:table-cell>
          <table:table-cell office:value="32.884898883" office:value-type="float">
            <text:p>32.884898883</text:p>
          </table:table-cell>
          <table:table-cell office:value="30.6135689047" office:value-type="float">
            <text:p>30.6135689047</text:p>
          </table:table-cell>
          <table:table-cell office:value="30.1777779181" office:value-type="float">
            <text:p>30.1777779181</text:p>
          </table:table-cell>
          <table:table-cell office:value="28.0189222874" office:value-type="float">
            <text:p>28.0189222874</text:p>
          </table:table-cell>
          <table:table-cell office:value="27.6753964222" office:value-type="float">
            <text:p>27.6753964222</text:p>
          </table:table-cell>
          <table:table-cell office:value-type="string">
            <text:p>ü</text:p>
          </table:table-cell>
          <table:table-cell office:value="-9.59761500404" office:value-type="float">
            <text:p>-9.5976150040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0.751918257" office:value-type="float">
            <text:p>30.751918257</text:p>
          </table:table-cell>
          <table:table-cell office:value="28.1515327081" office:value-type="float">
            <text:p>28.1515327081</text:p>
          </table:table-cell>
          <table:table-cell office:value="27.9848803012" office:value-type="float">
            <text:p>27.9848803012</text:p>
          </table:table-cell>
          <table:table-cell office:value="27.7894670158" office:value-type="float">
            <text:p>27.7894670158</text:p>
          </table:table-cell>
          <table:table-cell office:value="26.0340054777" office:value-type="float">
            <text:p>26.0340054777</text:p>
          </table:table-cell>
          <table:table-cell office:value="27.0666436573" office:value-type="float">
            <text:p>27.0666436573</text:p>
          </table:table-cell>
          <table:table-cell office:value="24.7658969895" office:value-type="float">
            <text:p>24.7658969895</text:p>
          </table:table-cell>
          <table:table-cell office:value="22.9478636956" office:value-type="float">
            <text:p>22.9478636956</text:p>
          </table:table-cell>
          <table:table-cell office:value="23.9224265978" office:value-type="float">
            <text:p>23.9224265978</text:p>
          </table:table-cell>
          <table:table-cell office:value="22.5639166036" office:value-type="float">
            <text:p>22.5639166036</text:p>
          </table:table-cell>
          <table:table-cell office:value="22.6868526835" office:value-type="float">
            <text:p>22.6868526835</text:p>
          </table:table-cell>
          <table:table-cell office:value="22.2050734324" office:value-type="float">
            <text:p>22.2050734324</text:p>
          </table:table-cell>
          <table:table-cell office:value="19.4385920025" office:value-type="float">
            <text:p>19.4385920025</text:p>
          </table:table-cell>
          <table:table-cell office:value="18.6984198458" office:value-type="float">
            <text:p>18.6984198458</text:p>
          </table:table-cell>
          <table:table-cell office:value-type="string">
            <text:p>ü</text:p>
          </table:table-cell>
          <table:table-cell office:value="-17.5803708575" office:value-type="float">
            <text:p>-17.58037085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5979034185" office:value-type="float">
            <text:p>13.5979034185</text:p>
          </table:table-cell>
          <table:table-cell office:value="12.3718224441" office:value-type="float">
            <text:p>12.3718224441</text:p>
          </table:table-cell>
          <table:table-cell office:value="12.8455148655" office:value-type="float">
            <text:p>12.8455148655</text:p>
          </table:table-cell>
          <table:table-cell office:value="11.147103639" office:value-type="float">
            <text:p>11.147103639</text:p>
          </table:table-cell>
          <table:table-cell office:value="11.2794996299" office:value-type="float">
            <text:p>11.2794996299</text:p>
          </table:table-cell>
          <table:table-cell office:value="11.11614168" office:value-type="float">
            <text:p>11.11614168</text:p>
          </table:table-cell>
          <table:table-cell office:value="9.66395540505" office:value-type="float">
            <text:p>9.66395540505</text:p>
          </table:table-cell>
          <table:table-cell office:value="8.99504584118" office:value-type="float">
            <text:p>8.99504584118</text:p>
          </table:table-cell>
          <table:table-cell office:value="9.4055067559" office:value-type="float">
            <text:p>9.4055067559</text:p>
          </table:table-cell>
          <table:table-cell office:value="8.424498193" office:value-type="float">
            <text:p>8.424498193</text:p>
          </table:table-cell>
          <table:table-cell office:value="7.90530710424" office:value-type="float">
            <text:p>7.90530710424</text:p>
          </table:table-cell>
          <table:table-cell office:value="8.38536241065" office:value-type="float">
            <text:p>8.38536241065</text:p>
          </table:table-cell>
          <table:table-cell office:value="7.0982469774" office:value-type="float">
            <text:p>7.0982469774</text:p>
          </table:table-cell>
          <table:table-cell office:value="6.84888919693" office:value-type="float">
            <text:p>6.84888919693</text:p>
          </table:table-cell>
          <table:table-cell office:value-type="string">
            <text:p>üü</text:p>
          </table:table-cell>
          <table:table-cell office:value="-13.3634012365" office:value-type="float">
            <text:p>-13.36340123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9652902736" office:value-type="float">
            <text:p>10.9652902736</text:p>
          </table:table-cell>
          <table:table-cell office:value="10.0555468825" office:value-type="float">
            <text:p>10.0555468825</text:p>
          </table:table-cell>
          <table:table-cell office:value="10.6060381474" office:value-type="float">
            <text:p>10.6060381474</text:p>
          </table:table-cell>
          <table:table-cell office:value="8.82122733055" office:value-type="float">
            <text:p>8.82122733055</text:p>
          </table:table-cell>
          <table:table-cell office:value="9.07337788158" office:value-type="float">
            <text:p>9.07337788158</text:p>
          </table:table-cell>
          <table:table-cell office:value="8.82030148763" office:value-type="float">
            <text:p>8.82030148763</text:p>
          </table:table-cell>
          <table:table-cell office:value="7.47582969442" office:value-type="float">
            <text:p>7.47582969442</text:p>
          </table:table-cell>
          <table:table-cell office:value="7.01581574438" office:value-type="float">
            <text:p>7.01581574438</text:p>
          </table:table-cell>
          <table:table-cell office:value="7.33963585747" office:value-type="float">
            <text:p>7.33963585747</text:p>
          </table:table-cell>
          <table:table-cell office:value="6.34356745363" office:value-type="float">
            <text:p>6.34356745363</text:p>
          </table:table-cell>
          <table:table-cell office:value="5.96794698186" office:value-type="float">
            <text:p>5.96794698186</text:p>
          </table:table-cell>
          <table:table-cell office:value="6.58056181272" office:value-type="float">
            <text:p>6.58056181272</text:p>
          </table:table-cell>
          <table:table-cell office:value="5.41896463912" office:value-type="float">
            <text:p>5.41896463912</text:p>
          </table:table-cell>
          <table:table-cell office:value="5.17202515247" office:value-type="float">
            <text:p>5.17202515247</text:p>
          </table:table-cell>
          <table:table-cell office:value-type="string">
            <text:p>ü</text:p>
          </table:table-cell>
          <table:table-cell office:value="-13.3366102583" office:value-type="float">
            <text:p>-13.336610258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1525112541" office:value-type="float">
            <text:p>17.1525112541</text:p>
          </table:table-cell>
          <table:table-cell office:value="15.7772681722" office:value-type="float">
            <text:p>15.7772681722</text:p>
          </table:table-cell>
          <table:table-cell office:value="15.1365366706" office:value-type="float">
            <text:p>15.1365366706</text:p>
          </table:table-cell>
          <table:table-cell office:value="16.6399879291" office:value-type="float">
            <text:p>16.6399879291</text:p>
          </table:table-cell>
          <table:table-cell office:value="14.7520533519" office:value-type="float">
            <text:p>14.7520533519</text:p>
          </table:table-cell>
          <table:table-cell office:value="15.9480370441" office:value-type="float">
            <text:p>15.9480370441</text:p>
          </table:table-cell>
          <table:table-cell office:value="15.1001950853" office:value-type="float">
            <text:p>15.1001950853</text:p>
          </table:table-cell>
          <table:table-cell office:value="13.9504630065" office:value-type="float">
            <text:p>13.9504630065</text:p>
          </table:table-cell>
          <table:table-cell office:value="14.5155161411" office:value-type="float">
            <text:p>14.5155161411</text:p>
          </table:table-cell>
          <table:table-cell office:value="14.1378475992" office:value-type="float">
            <text:p>14.1378475992</text:p>
          </table:table-cell>
          <table:table-cell office:value="14.7796760909" office:value-type="float">
            <text:p>14.7796760909</text:p>
          </table:table-cell>
          <table:table-cell office:value="13.8175558865" office:value-type="float">
            <text:p>13.8175558865</text:p>
          </table:table-cell>
          <table:table-cell office:value="12.3383983775" office:value-type="float">
            <text:p>12.3383983775</text:p>
          </table:table-cell>
          <table:table-cell office:value="11.8476581813" office:value-type="float">
            <text:p>11.8476581813</text:p>
          </table:table-cell>
          <table:table-cell office:value-type="string">
            <text:p>ü</text:p>
          </table:table-cell>
          <table:table-cell office:value="-19.8381743383" office:value-type="float">
            <text:p>-19.83817433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3958129915" office:value-type="float">
            <text:p>1.83958129915</text:p>
          </table:table-cell>
          <table:table-cell office:value="1.61806174324" office:value-type="float">
            <text:p>1.61806174324</text:p>
          </table:table-cell>
          <table:table-cell office:value="1.49832872245" office:value-type="float">
            <text:p>1.49832872245</text:p>
          </table:table-cell>
          <table:table-cell office:value="1.71043700987" office:value-type="float">
            <text:p>1.71043700987</text:p>
          </table:table-cell>
          <table:table-cell office:value="1.5274519917" office:value-type="float">
            <text:p>1.5274519917</text:p>
          </table:table-cell>
          <table:table-cell office:value="1.62493071287" office:value-type="float">
            <text:p>1.62493071287</text:p>
          </table:table-cell>
          <table:table-cell office:value="1.57703230741" office:value-type="float">
            <text:p>1.57703230741</text:p>
          </table:table-cell>
          <table:table-cell office:value="1.42104162904" office:value-type="float">
            <text:p>1.42104162904</text:p>
          </table:table-cell>
          <table:table-cell office:value="1.52661700114" office:value-type="float">
            <text:p>1.52661700114</text:p>
          </table:table-cell>
          <table:table-cell office:value="1.50545016038" office:value-type="float">
            <text:p>1.50545016038</text:p>
          </table:table-cell>
          <table:table-cell office:value="1.48860098134" office:value-type="float">
            <text:p>1.48860098134</text:p>
          </table:table-cell>
          <table:table-cell office:value="1.36391848441" office:value-type="float">
            <text:p>1.36391848441</text:p>
          </table:table-cell>
          <table:table-cell office:value="1.24421614301" office:value-type="float">
            <text:p>1.24421614301</text:p>
          </table:table-cell>
          <table:table-cell office:value="1.20671586151" office:value-type="float">
            <text:p>1.20671586151</text:p>
          </table:table-cell>
          <table:table-cell office:value-type="string">
            <text:p>ü</text:p>
          </table:table-cell>
          <table:table-cell office:value="-18.9362443903" office:value-type="float">
            <text:p>-18.936244390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85341496609" office:value-type="float">
            <text:p>4.85341496609</text:p>
          </table:table-cell>
          <table:table-cell office:value="3.92919590478" office:value-type="float">
            <text:p>3.92919590478</text:p>
          </table:table-cell>
          <table:table-cell office:value="3.97799594894" office:value-type="float">
            <text:p>3.97799594894</text:p>
          </table:table-cell>
          <table:table-cell office:value="3.69283814136" office:value-type="float">
            <text:p>3.69283814136</text:p>
          </table:table-cell>
          <table:table-cell office:value="3.4947025561" office:value-type="float">
            <text:p>3.4947025561</text:p>
          </table:table-cell>
          <table:table-cell office:value="3.76576279388" office:value-type="float">
            <text:p>3.76576279388</text:p>
          </table:table-cell>
          <table:table-cell office:value="2.50132894556" office:value-type="float">
            <text:p>2.50132894556</text:p>
          </table:table-cell>
          <table:table-cell office:value="2.63592864456" office:value-type="float">
            <text:p>2.63592864456</text:p>
          </table:table-cell>
          <table:table-cell office:value="3.10978625534" office:value-type="float">
            <text:p>3.10978625534</text:p>
          </table:table-cell>
          <table:table-cell office:value="2.56644523966" office:value-type="float">
            <text:p>2.56644523966</text:p>
          </table:table-cell>
          <table:table-cell office:value="2.53310986418" office:value-type="float">
            <text:p>2.53310986418</text:p>
          </table:table-cell>
          <table:table-cell office:value="2.77630497064" office:value-type="float">
            <text:p>2.77630497064</text:p>
          </table:table-cell>
          <table:table-cell office:value="1.72342608291" office:value-type="float">
            <text:p>1.72342608291</text:p>
          </table:table-cell>
          <table:table-cell office:value="1.58038667596" office:value-type="float">
            <text:p>1.58038667596</text:p>
          </table:table-cell>
          <table:table-cell office:value-type="string">
            <text:p>ü</text:p>
          </table:table-cell>
          <table:table-cell office:value="-37.6108119782" office:value-type="float">
            <text:p>-37.61081197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-type="string">
            <text:p>ü</text:p>
          </table:table-cell>
          <table:table-cell office:value="-17.9510782126" office:value-type="float">
            <text:p>-17.95107821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-type="string">
            <text:p>ü</text:p>
          </table:table-cell>
          <table:table-cell office:value="-18.2879259923" office:value-type="float">
            <text:p>-18.28792599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-type="string">
            <text:p>ü</text:p>
          </table:table-cell>
          <table:table-cell office:value="-15.9624396775" office:value-type="float">
            <text:p>-15.962439677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-type="string">
            <text:p>ü</text:p>
          </table:table-cell>
          <table:table-cell office:value="-19.1503686445" office:value-type="float">
            <text:p>-19.15036864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42466451807" office:value-type="float">
            <text:p>0.342466451807</text:p>
          </table:table-cell>
          <table:table-cell office:value="0.319374799017" office:value-type="float">
            <text:p>0.319374799017</text:p>
          </table:table-cell>
          <table:table-cell office:value="0.317391806523" office:value-type="float">
            <text:p>0.317391806523</text:p>
          </table:table-cell>
          <table:table-cell office:value="0.334893269256" office:value-type="float">
            <text:p>0.334893269256</text:p>
          </table:table-cell>
          <table:table-cell office:value="0.302885225672" office:value-type="float">
            <text:p>0.302885225672</text:p>
          </table:table-cell>
          <table:table-cell office:value="0.317037674836" office:value-type="float">
            <text:p>0.317037674836</text:p>
          </table:table-cell>
          <table:table-cell office:value="0.304188177535" office:value-type="float">
            <text:p>0.304188177535</text:p>
          </table:table-cell>
          <table:table-cell office:value="0.290664715576" office:value-type="float">
            <text:p>0.290664715576</text:p>
          </table:table-cell>
          <table:table-cell office:value="0.289066010782" office:value-type="float">
            <text:p>0.289066010782</text:p>
          </table:table-cell>
          <table:table-cell office:value="0.291397402484" office:value-type="float">
            <text:p>0.291397402484</text:p>
          </table:table-cell>
          <table:table-cell office:value="0.293858911104" office:value-type="float">
            <text:p>0.293858911104</text:p>
          </table:table-cell>
          <table:table-cell office:value="0.271635117908" office:value-type="float">
            <text:p>0.271635117908</text:p>
          </table:table-cell>
          <table:table-cell office:value="0.241878289261" office:value-type="float">
            <text:p>0.241878289261</text:p>
          </table:table-cell>
          <table:table-cell office:value="0.240560289465" office:value-type="float">
            <text:p>0.240560289465</text:p>
          </table:table-cell>
          <table:table-cell office:value-type="string">
            <text:p>ü</text:p>
          </table:table-cell>
          <table:table-cell office:value="-18.1374869454" office:value-type="float">
            <text:p>-18.137486945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4943525262" office:value-type="float">
            <text:p>0.44943525262</text:p>
          </table:table-cell>
          <table:table-cell office:value="0.384904032115" office:value-type="float">
            <text:p>0.384904032115</text:p>
          </table:table-cell>
          <table:table-cell office:value="0.378812544499" office:value-type="float">
            <text:p>0.378812544499</text:p>
          </table:table-cell>
          <table:table-cell office:value="0.387585784448" office:value-type="float">
            <text:p>0.387585784448</text:p>
          </table:table-cell>
          <table:table-cell office:value="0.35881321966" office:value-type="float">
            <text:p>0.35881321966</text:p>
          </table:table-cell>
          <table:table-cell office:value="0.381490234681" office:value-type="float">
            <text:p>0.381490234681</text:p>
          </table:table-cell>
          <table:table-cell office:value="0.352387816653" office:value-type="float">
            <text:p>0.352387816653</text:p>
          </table:table-cell>
          <table:table-cell office:value="0.317483710203" office:value-type="float">
            <text:p>0.317483710203</text:p>
          </table:table-cell>
          <table:table-cell office:value="0.342275628896" office:value-type="float">
            <text:p>0.342275628896</text:p>
          </table:table-cell>
          <table:table-cell office:value="0.336104335645" office:value-type="float">
            <text:p>0.336104335645</text:p>
          </table:table-cell>
          <table:table-cell office:value="0.32062779362" office:value-type="float">
            <text:p>0.32062779362</text:p>
          </table:table-cell>
          <table:table-cell office:value="0.31360622899" office:value-type="float">
            <text:p>0.31360622899</text:p>
          </table:table-cell>
          <table:table-cell office:value="0.274635494552" office:value-type="float">
            <text:p>0.274635494552</text:p>
          </table:table-cell>
          <table:table-cell office:value="0.266277767146" office:value-type="float">
            <text:p>0.266277767146</text:p>
          </table:table-cell>
          <table:table-cell office:value-type="string">
            <text:p>ü</text:p>
          </table:table-cell>
          <table:table-cell office:value="-16.9511276176" office:value-type="float">
            <text:p>-16.951127617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-type="string">
            <text:p>ü</text:p>
          </table:table-cell>
          <table:table-cell office:value="-17.0485235178" office:value-type="float">
            <text:p>-17.0485235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-type="string">
            <text:p>ü</text:p>
          </table:table-cell>
          <table:table-cell office:value="-17.729645004" office:value-type="float">
            <text:p>-17.7296450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2750150295" office:value-type="float">
            <text:p>5.2750150295</text:p>
          </table:table-cell>
          <table:table-cell office:value="4.61654839318" office:value-type="float">
            <text:p>4.61654839318</text:p>
          </table:table-cell>
          <table:table-cell office:value="4.57099496639" office:value-type="float">
            <text:p>4.57099496639</text:p>
          </table:table-cell>
          <table:table-cell office:value="4.80524972269" office:value-type="float">
            <text:p>4.80524972269</text:p>
          </table:table-cell>
          <table:table-cell office:value="4.46301171138" office:value-type="float">
            <text:p>4.46301171138</text:p>
          </table:table-cell>
          <table:table-cell office:value="4.70396962837" office:value-type="float">
            <text:p>4.70396962837</text:p>
          </table:table-cell>
          <table:table-cell office:value="4.1819567043" office:value-type="float">
            <text:p>4.1819567043</text:p>
          </table:table-cell>
          <table:table-cell office:value="4.05796152954" office:value-type="float">
            <text:p>4.05796152954</text:p>
          </table:table-cell>
          <table:table-cell office:value="4.16285942926" office:value-type="float">
            <text:p>4.16285942926</text:p>
          </table:table-cell>
          <table:table-cell office:value="4.04383516733" office:value-type="float">
            <text:p>4.04383516733</text:p>
          </table:table-cell>
          <table:table-cell office:value="3.98761946316" office:value-type="float">
            <text:p>3.98761946316</text:p>
          </table:table-cell>
          <table:table-cell office:value="3.91756205064" office:value-type="float">
            <text:p>3.91756205064</text:p>
          </table:table-cell>
          <table:table-cell office:value="3.36150921059" office:value-type="float">
            <text:p>3.36150921059</text:p>
          </table:table-cell>
          <table:table-cell office:value="3.29312416486" office:value-type="float">
            <text:p>3.29312416486</text:p>
          </table:table-cell>
          <table:table-cell office:value-type="string">
            <text:p>ü</text:p>
          </table:table-cell>
          <table:table-cell office:value="-17.4162882071" office:value-type="float">
            <text:p>-17.41628820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-type="string">
            <text:p>ü</text:p>
          </table:table-cell>
          <table:table-cell office:value="-19.3352909687" office:value-type="float">
            <text:p>-19.33529096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68992314823" office:value-type="float">
            <text:p>0.668992314823</text:p>
          </table:table-cell>
          <table:table-cell office:value="0.561526496449" office:value-type="float">
            <text:p>0.561526496449</text:p>
          </table:table-cell>
          <table:table-cell office:value="0.559305090181" office:value-type="float">
            <text:p>0.559305090181</text:p>
          </table:table-cell>
          <table:table-cell office:value="0.568972109624" office:value-type="float">
            <text:p>0.568972109624</text:p>
          </table:table-cell>
          <table:table-cell office:value="0.543355661004" office:value-type="float">
            <text:p>0.543355661004</text:p>
          </table:table-cell>
          <table:table-cell office:value="0.55443681011" office:value-type="float">
            <text:p>0.55443681011</text:p>
          </table:table-cell>
          <table:table-cell office:value="0.538189854154" office:value-type="float">
            <text:p>0.538189854154</text:p>
          </table:table-cell>
          <table:table-cell office:value="0.478730678896" office:value-type="float">
            <text:p>0.478730678896</text:p>
          </table:table-cell>
          <table:table-cell office:value="0.524164457001" office:value-type="float">
            <text:p>0.524164457001</text:p>
          </table:table-cell>
          <table:table-cell office:value="0.52239452634" office:value-type="float">
            <text:p>0.52239452634</text:p>
          </table:table-cell>
          <table:table-cell office:value="0.499844937196" office:value-type="float">
            <text:p>0.499844937196</text:p>
          </table:table-cell>
          <table:table-cell office:value="0.463601392802" office:value-type="float">
            <text:p>0.463601392802</text:p>
          </table:table-cell>
          <table:table-cell office:value="0.437411087766" office:value-type="float">
            <text:p>0.437411087766</text:p>
          </table:table-cell>
          <table:table-cell office:value="0.411749523346" office:value-type="float">
            <text:p>0.411749523346</text:p>
          </table:table-cell>
          <table:table-cell office:value-type="string">
            <text:p>ü</text:p>
          </table:table-cell>
          <table:table-cell office:value="-17.6245485939" office:value-type="float">
            <text:p>-17.624548593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2929558213" office:value-type="float">
            <text:p>51.2929558213</text:p>
          </table:table-cell>
          <table:table-cell office:value="43.2841425719" office:value-type="float">
            <text:p>43.2841425719</text:p>
          </table:table-cell>
          <table:table-cell office:value="41.2818144208" office:value-type="float">
            <text:p>41.2818144208</text:p>
          </table:table-cell>
          <table:table-cell office:value="44.371793839" office:value-type="float">
            <text:p>44.371793839</text:p>
          </table:table-cell>
          <table:table-cell office:value="40.5902653641" office:value-type="float">
            <text:p>40.5902653641</text:p>
          </table:table-cell>
          <table:table-cell office:value="43.2575708068" office:value-type="float">
            <text:p>43.2575708068</text:p>
          </table:table-cell>
          <table:table-cell office:value="38.808212017" office:value-type="float">
            <text:p>38.808212017</text:p>
          </table:table-cell>
          <table:table-cell office:value="35.5996683341" office:value-type="float">
            <text:p>35.5996683341</text:p>
          </table:table-cell>
          <table:table-cell office:value="38.5971858088" office:value-type="float">
            <text:p>38.5971858088</text:p>
          </table:table-cell>
          <table:table-cell office:value="37.7025220114" office:value-type="float">
            <text:p>37.7025220114</text:p>
          </table:table-cell>
          <table:table-cell office:value="36.0407632582" office:value-type="float">
            <text:p>36.0407632582</text:p>
          </table:table-cell>
          <table:table-cell office:value="34.1925499887" office:value-type="float">
            <text:p>34.1925499887</text:p>
          </table:table-cell>
          <table:table-cell office:value="29.8179915769" office:value-type="float">
            <text:p>29.8179915769</text:p>
          </table:table-cell>
          <table:table-cell office:value="28.7637218549" office:value-type="float">
            <text:p>28.7637218549</text:p>
          </table:table-cell>
          <table:table-cell office:value-type="string">
            <text:p>ü</text:p>
          </table:table-cell>
          <table:table-cell office:value="-20.1911412119" office:value-type="float">
            <text:p>-20.19114121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-type="string">
            <text:p>ü</text:p>
          </table:table-cell>
          <table:table-cell office:value="-14.19333314" office:value-type="float">
            <text:p>-14.19333314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3.888893581" office:value-type="float">
            <text:p>53.888893581</text:p>
          </table:table-cell>
          <table:table-cell office:value="42.2570687459" office:value-type="float">
            <text:p>42.2570687459</text:p>
          </table:table-cell>
          <table:table-cell office:value="45.9837756219" office:value-type="float">
            <text:p>45.9837756219</text:p>
          </table:table-cell>
          <table:table-cell office:value="44.6726049878" office:value-type="float">
            <text:p>44.6726049878</text:p>
          </table:table-cell>
          <table:table-cell office:value="42.1128076135" office:value-type="float">
            <text:p>42.1128076135</text:p>
          </table:table-cell>
          <table:table-cell office:value="43.9794628154" office:value-type="float">
            <text:p>43.9794628154</text:p>
          </table:table-cell>
          <table:table-cell office:value="41.2491731965" office:value-type="float">
            <text:p>41.2491731965</text:p>
          </table:table-cell>
          <table:table-cell office:value="34.2375061723" office:value-type="float">
            <text:p>34.2375061723</text:p>
          </table:table-cell>
          <table:table-cell office:value="42.4613515321" office:value-type="float">
            <text:p>42.4613515321</text:p>
          </table:table-cell>
          <table:table-cell office:value="41.150796098" office:value-type="float">
            <text:p>41.150796098</text:p>
          </table:table-cell>
          <table:table-cell office:value="39.3886850743" office:value-type="float">
            <text:p>39.3886850743</text:p>
          </table:table-cell>
          <table:table-cell office:value="33.2597652649" office:value-type="float">
            <text:p>33.2597652649</text:p>
          </table:table-cell>
          <table:table-cell office:value="36.7696938592" office:value-type="float">
            <text:p>36.7696938592</text:p>
          </table:table-cell>
          <table:table-cell office:value="32.3934496147" office:value-type="float">
            <text:p>32.3934496147</text:p>
          </table:table-cell>
          <table:table-cell office:value-type="string">
            <text:p>ü</text:p>
          </table:table-cell>
          <table:table-cell office:value="-17.7595049096" office:value-type="float">
            <text:p>-17.7595049096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28.000051444" office:value-type="float">
            <text:p>428.000051444</text:p>
          </table:table-cell>
          <table:table-cell office:value="332.47423502" office:value-type="float">
            <text:p>332.47423502</text:p>
          </table:table-cell>
          <table:table-cell office:value="291.01916559" office:value-type="float">
            <text:p>291.01916559</text:p>
          </table:table-cell>
          <table:table-cell office:value="352.487582531" office:value-type="float">
            <text:p>352.487582531</text:p>
          </table:table-cell>
          <table:table-cell office:value="318.495459521" office:value-type="float">
            <text:p>318.495459521</text:p>
          </table:table-cell>
          <table:table-cell office:value="343.603473804" office:value-type="float">
            <text:p>343.603473804</text:p>
          </table:table-cell>
          <table:table-cell office:value="335.374989304" office:value-type="float">
            <text:p>335.374989304</text:p>
          </table:table-cell>
          <table:table-cell office:value="281.380522079" office:value-type="float">
            <text:p>281.380522079</text:p>
          </table:table-cell>
          <table:table-cell office:value="327.551723076" office:value-type="float">
            <text:p>327.551723076</text:p>
          </table:table-cell>
          <table:table-cell office:value="327.977187942" office:value-type="float">
            <text:p>327.977187942</text:p>
          </table:table-cell>
          <table:table-cell office:value="294.275895406" office:value-type="float">
            <text:p>294.275895406</text:p>
          </table:table-cell>
          <table:table-cell office:value="269.340940079" office:value-type="float">
            <text:p>269.340940079</text:p>
          </table:table-cell>
          <table:table-cell office:value="247.342108812" office:value-type="float">
            <text:p>247.342108812</text:p>
          </table:table-cell>
          <table:table-cell office:value="247.933347761" office:value-type="float">
            <text:p>247.933347761</text:p>
          </table:table-cell>
          <table:table-cell office:value-type="string">
            <text:p/>
          </table:table-cell>
          <table:table-cell office:value="-15.7479930801" office:value-type="float">
            <text:p>-15.747993080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25.222143085" office:value-type="float">
            <text:p>125.222143085</text:p>
          </table:table-cell>
          <table:table-cell office:value="97.6693704754" office:value-type="float">
            <text:p>97.6693704754</text:p>
          </table:table-cell>
          <table:table-cell office:value="94.4868984927" office:value-type="float">
            <text:p>94.4868984927</text:p>
          </table:table-cell>
          <table:table-cell office:value="103.420462288" office:value-type="float">
            <text:p>103.420462288</text:p>
          </table:table-cell>
          <table:table-cell office:value="95.1953133677" office:value-type="float">
            <text:p>95.1953133677</text:p>
          </table:table-cell>
          <table:table-cell office:value="101.246626776" office:value-type="float">
            <text:p>101.246626776</text:p>
          </table:table-cell>
          <table:table-cell office:value="97.1449529097" office:value-type="float">
            <text:p>97.1449529097</text:p>
          </table:table-cell>
          <table:table-cell office:value="81.1341956497" office:value-type="float">
            <text:p>81.1341956497</text:p>
          </table:table-cell>
          <table:table-cell office:value="97.0532461854" office:value-type="float">
            <text:p>97.0532461854</text:p>
          </table:table-cell>
          <table:table-cell office:value="95.81360106" office:value-type="float">
            <text:p>95.81360106</text:p>
          </table:table-cell>
          <table:table-cell office:value="88.4346008666" office:value-type="float">
            <text:p>88.4346008666</text:p>
          </table:table-cell>
          <table:table-cell office:value="78.1498521637" office:value-type="float">
            <text:p>78.1498521637</text:p>
          </table:table-cell>
          <table:table-cell office:value="77.9933226431" office:value-type="float">
            <text:p>77.9933226431</text:p>
          </table:table-cell>
          <table:table-cell office:value="73.7156243617" office:value-type="float">
            <text:p>73.7156243617</text:p>
          </table:table-cell>
          <table:table-cell office:value-type="string">
            <text:p>ü</text:p>
          </table:table-cell>
          <table:table-cell office:value="-16.6439112752" office:value-type="float">
            <text:p>-16.643911275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-type="string">
            <text:p>ü</text:p>
          </table:table-cell>
          <table:table-cell office:value="-6.40852362565" office:value-type="float">
            <text:p>-6.4085236256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1196441779" office:value-type="float">
            <text:p>1.81196441779</text:p>
          </table:table-cell>
          <table:table-cell office:value="1.66009510129" office:value-type="float">
            <text:p>1.66009510129</text:p>
          </table:table-cell>
          <table:table-cell office:value="1.62299406113" office:value-type="float">
            <text:p>1.62299406113</text:p>
          </table:table-cell>
          <table:table-cell office:value="1.7094464455" office:value-type="float">
            <text:p>1.7094464455</text:p>
          </table:table-cell>
          <table:table-cell office:value="1.54472648222" office:value-type="float">
            <text:p>1.54472648222</text:p>
          </table:table-cell>
          <table:table-cell office:value="1.60787760837" office:value-type="float">
            <text:p>1.60787760837</text:p>
          </table:table-cell>
          <table:table-cell office:value="1.56094163278" office:value-type="float">
            <text:p>1.56094163278</text:p>
          </table:table-cell>
          <table:table-cell office:value="1.44931229344" office:value-type="float">
            <text:p>1.44931229344</text:p>
          </table:table-cell>
          <table:table-cell office:value="1.46395564236" office:value-type="float">
            <text:p>1.46395564236</text:p>
          </table:table-cell>
          <table:table-cell office:value="1.44092005623" office:value-type="float">
            <text:p>1.44092005623</text:p>
          </table:table-cell>
          <table:table-cell office:value="1.42180257531" office:value-type="float">
            <text:p>1.42180257531</text:p>
          </table:table-cell>
          <table:table-cell office:value="1.34701791432" office:value-type="float">
            <text:p>1.34701791432</text:p>
          </table:table-cell>
          <table:table-cell office:value="1.22441240225" office:value-type="float">
            <text:p>1.22441240225</text:p>
          </table:table-cell>
          <table:table-cell office:value="1.18902097335" office:value-type="float">
            <text:p>1.18902097335</text:p>
          </table:table-cell>
          <table:table-cell office:value-type="string">
            <text:p>ü</text:p>
          </table:table-cell>
          <table:table-cell office:value="-16.3722872645" office:value-type="float">
            <text:p>-16.37228726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1326372866" office:value-type="float">
            <text:p>1.1326372866</text:p>
          </table:table-cell>
          <table:table-cell office:value="1.31316394115" office:value-type="float">
            <text:p>1.31316394115</text:p>
          </table:table-cell>
          <table:table-cell office:value="1.03668101694" office:value-type="float">
            <text:p>1.03668101694</text:p>
          </table:table-cell>
          <table:table-cell office:value="1.23488616405" office:value-type="float">
            <text:p>1.23488616405</text:p>
          </table:table-cell>
          <table:table-cell office:value="1.13290530188" office:value-type="float">
            <text:p>1.13290530188</text:p>
          </table:table-cell>
          <table:table-cell office:value="1.08493814018" office:value-type="float">
            <text:p>1.08493814018</text:p>
          </table:table-cell>
          <table:table-cell office:value="1.04951723877" office:value-type="float">
            <text:p>1.04951723877</text:p>
          </table:table-cell>
          <table:table-cell office:value="1.05133156495" office:value-type="float">
            <text:p>1.05133156495</text:p>
          </table:table-cell>
          <table:table-cell office:value="0.966059872917" office:value-type="float">
            <text:p>0.966059872917</text:p>
          </table:table-cell>
          <table:table-cell office:value="1.06296039802" office:value-type="float">
            <text:p>1.06296039802</text:p>
          </table:table-cell>
          <table:table-cell office:value="0.869987634856" office:value-type="float">
            <text:p>0.869987634856</text:p>
          </table:table-cell>
          <table:table-cell office:value="0.963361656725" office:value-type="float">
            <text:p>0.963361656725</text:p>
          </table:table-cell>
          <table:table-cell office:value="0.846660745555" office:value-type="float">
            <text:p>0.846660745555</text:p>
          </table:table-cell>
          <table:table-cell office:value="0.878192163362" office:value-type="float">
            <text:p>0.878192163362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0.351615622" office:value-type="float">
            <text:p>250.351615622</text:p>
          </table:table-cell>
          <table:table-cell office:value="290.485542444" office:value-type="float">
            <text:p>290.485542444</text:p>
          </table:table-cell>
          <table:table-cell office:value="225.512873933" office:value-type="float">
            <text:p>225.512873933</text:p>
          </table:table-cell>
          <table:table-cell office:value="273.511755217" office:value-type="float">
            <text:p>273.511755217</text:p>
          </table:table-cell>
          <table:table-cell office:value="249.868325091" office:value-type="float">
            <text:p>249.868325091</text:p>
          </table:table-cell>
          <table:table-cell office:value="239.949477802" office:value-type="float">
            <text:p>239.949477802</text:p>
          </table:table-cell>
          <table:table-cell office:value="230.395813649" office:value-type="float">
            <text:p>230.395813649</text:p>
          </table:table-cell>
          <table:table-cell office:value="233.85888803" office:value-type="float">
            <text:p>233.85888803</text:p>
          </table:table-cell>
          <table:table-cell office:value="215.454912179" office:value-type="float">
            <text:p>215.454912179</text:p>
          </table:table-cell>
          <table:table-cell office:value="235.465377231" office:value-type="float">
            <text:p>235.465377231</text:p>
          </table:table-cell>
          <table:table-cell office:value="193.974232751" office:value-type="float">
            <text:p>193.974232751</text:p>
          </table:table-cell>
          <table:table-cell office:value="216.332220145" office:value-type="float">
            <text:p>216.332220145</text:p>
          </table:table-cell>
          <table:table-cell office:value="191.389463322" office:value-type="float">
            <text:p>191.389463322</text:p>
          </table:table-cell>
          <table:table-cell office:value="197.122611062" office:value-type="float">
            <text:p>197.122611062</text:p>
          </table:table-cell>
          <table:table-cell office:value-type="string">
            <text:p>-</text:p>
          </table:table-cell>
          <table:table-cell office:value="1.62309099845" office:value-type="float">
            <text:p>1.6230909984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36550171408" office:value-type="float">
            <text:p>9.36550171408</text:p>
          </table:table-cell>
          <table:table-cell office:value="11.1919713903" office:value-type="float">
            <text:p>11.1919713903</text:p>
          </table:table-cell>
          <table:table-cell office:value="8.38526514741" office:value-type="float">
            <text:p>8.38526514741</text:p>
          </table:table-cell>
          <table:table-cell office:value="10.524594456" office:value-type="float">
            <text:p>10.524594456</text:p>
          </table:table-cell>
          <table:table-cell office:value="9.5750471204" office:value-type="float">
            <text:p>9.5750471204</text:p>
          </table:table-cell>
          <table:table-cell office:value="9.17098238852" office:value-type="float">
            <text:p>9.17098238852</text:p>
          </table:table-cell>
          <table:table-cell office:value="8.96548630436" office:value-type="float">
            <text:p>8.96548630436</text:p>
          </table:table-cell>
          <table:table-cell office:value="9.1109793384" office:value-type="float">
            <text:p>9.1109793384</text:p>
          </table:table-cell>
          <table:table-cell office:value="8.27641734984" office:value-type="float">
            <text:p>8.27641734984</text:p>
          </table:table-cell>
          <table:table-cell office:value="9.45335534715" office:value-type="float">
            <text:p>9.45335534715</text:p>
          </table:table-cell>
          <table:table-cell office:value="7.68223757976" office:value-type="float">
            <text:p>7.68223757976</text:p>
          </table:table-cell>
          <table:table-cell office:value="8.6262135685" office:value-type="float">
            <text:p>8.6262135685</text:p>
          </table:table-cell>
          <table:table-cell office:value="7.64429337723" office:value-type="float">
            <text:p>7.64429337723</text:p>
          </table:table-cell>
          <table:table-cell office:value="7.94745652275" office:value-type="float">
            <text:p>7.94745652275</text:p>
          </table:table-cell>
          <table:table-cell office:value-type="string">
            <text:p>ü</text:p>
          </table:table-cell>
          <table:table-cell office:value="3.45236580147" office:value-type="float">
            <text:p>3.4523658014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9287019959" office:value-type="float">
            <text:p>11.9287019959</text:p>
          </table:table-cell>
          <table:table-cell office:value="14.0756816723" office:value-type="float">
            <text:p>14.0756816723</text:p>
          </table:table-cell>
          <table:table-cell office:value="10.719637717" office:value-type="float">
            <text:p>10.719637717</text:p>
          </table:table-cell>
          <table:table-cell office:value="13.1474086035" office:value-type="float">
            <text:p>13.1474086035</text:p>
          </table:table-cell>
          <table:table-cell office:value="11.8554914467" office:value-type="float">
            <text:p>11.8554914467</text:p>
          </table:table-cell>
          <table:table-cell office:value="11.4842243208" office:value-type="float">
            <text:p>11.4842243208</text:p>
          </table:table-cell>
          <table:table-cell office:value="11.0986962159" office:value-type="float">
            <text:p>11.0986962159</text:p>
          </table:table-cell>
          <table:table-cell office:value="11.2578187108" office:value-type="float">
            <text:p>11.2578187108</text:p>
          </table:table-cell>
          <table:table-cell office:value="10.4174196644" office:value-type="float">
            <text:p>10.4174196644</text:p>
          </table:table-cell>
          <table:table-cell office:value="11.4887641015" office:value-type="float">
            <text:p>11.4887641015</text:p>
          </table:table-cell>
          <table:table-cell office:value="9.31260495792" office:value-type="float">
            <text:p>9.31260495792</text:p>
          </table:table-cell>
          <table:table-cell office:value="10.4343226023" office:value-type="float">
            <text:p>10.4343226023</text:p>
          </table:table-cell>
          <table:table-cell office:value="9.15742952976" office:value-type="float">
            <text:p>9.15742952976</text:p>
          </table:table-cell>
          <table:table-cell office:value="9.46956849165" office:value-type="float">
            <text:p>9.46956849165</text:p>
          </table:table-cell>
          <table:table-cell office:value-type="string">
            <text:p>ü</text:p>
          </table:table-cell>
          <table:table-cell office:value="1.6854954595" office:value-type="float">
            <text:p>1.685495459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.85509237577" office:value-type="float">
            <text:p>3.85509237577</text:p>
          </table:table-cell>
          <table:table-cell office:value="4.41010852285" office:value-type="float">
            <text:p>4.41010852285</text:p>
          </table:table-cell>
          <table:table-cell office:value="3.47288754179" office:value-type="float">
            <text:p>3.47288754179</text:p>
          </table:table-cell>
          <table:table-cell office:value="4.00384804315" office:value-type="float">
            <text:p>4.00384804315</text:p>
          </table:table-cell>
          <table:table-cell office:value="3.79250822154" office:value-type="float">
            <text:p>3.79250822154</text:p>
          </table:table-cell>
          <table:table-cell office:value="3.67658624888" office:value-type="float">
            <text:p>3.67658624888</text:p>
          </table:table-cell>
          <table:table-cell office:value="3.46881768624" office:value-type="float">
            <text:p>3.46881768624</text:p>
          </table:table-cell>
          <table:table-cell office:value="3.49020878476" office:value-type="float">
            <text:p>3.49020878476</text:p>
          </table:table-cell>
          <table:table-cell office:value="3.26408845441" office:value-type="float">
            <text:p>3.26408845441</text:p>
          </table:table-cell>
          <table:table-cell office:value="3.53442525248" office:value-type="float">
            <text:p>3.53442525248</text:p>
          </table:table-cell>
          <table:table-cell office:value="2.87818725743" office:value-type="float">
            <text:p>2.87818725743</text:p>
          </table:table-cell>
          <table:table-cell office:value="3.1945658375" office:value-type="float">
            <text:p>3.1945658375</text:p>
          </table:table-cell>
          <table:table-cell office:value="2.80980459326" office:value-type="float">
            <text:p>2.80980459326</text:p>
          </table:table-cell>
          <table:table-cell office:value="2.87454258012" office:value-type="float">
            <text:p>2.87454258012</text:p>
          </table:table-cell>
          <table:table-cell office:value-type="string">
            <text:p>ü</text:p>
          </table:table-cell>
          <table:table-cell office:value="-0.126631000084" office:value-type="float">
            <text:p>-0.12663100008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85472981094" office:value-type="float">
            <text:p>4.85472981094</text:p>
          </table:table-cell>
          <table:table-cell office:value="5.80323671636" office:value-type="float">
            <text:p>5.80323671636</text:p>
          </table:table-cell>
          <table:table-cell office:value="4.33378091527" office:value-type="float">
            <text:p>4.33378091527</text:p>
          </table:table-cell>
          <table:table-cell office:value="5.47144830344" office:value-type="float">
            <text:p>5.47144830344</text:p>
          </table:table-cell>
          <table:table-cell office:value="4.84370473283" office:value-type="float">
            <text:p>4.84370473283</text:p>
          </table:table-cell>
          <table:table-cell office:value="4.69736427726" office:value-type="float">
            <text:p>4.69736427726</text:p>
          </table:table-cell>
          <table:table-cell office:value="4.52082995075" office:value-type="float">
            <text:p>4.52082995075</text:p>
          </table:table-cell>
          <table:table-cell office:value="4.65012528803" office:value-type="float">
            <text:p>4.65012528803</text:p>
          </table:table-cell>
          <table:table-cell office:value="4.29402365488" office:value-type="float">
            <text:p>4.29402365488</text:p>
          </table:table-cell>
          <table:table-cell office:value="4.77750573436" office:value-type="float">
            <text:p>4.77750573436</text:p>
          </table:table-cell>
          <table:table-cell office:value="3.84018185142" office:value-type="float">
            <text:p>3.84018185142</text:p>
          </table:table-cell>
          <table:table-cell office:value="4.35514650821" office:value-type="float">
            <text:p>4.35514650821</text:p>
          </table:table-cell>
          <table:table-cell office:value="3.78209490283" office:value-type="float">
            <text:p>3.78209490283</text:p>
          </table:table-cell>
          <table:table-cell office:value="3.92828272965" office:value-type="float">
            <text:p>3.92828272965</text:p>
          </table:table-cell>
          <table:table-cell office:value-type="string">
            <text:p>ü</text:p>
          </table:table-cell>
          <table:table-cell office:value="2.29418505795" office:value-type="float">
            <text:p>2.2941850579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38763000868" office:value-type="float">
            <text:p>2.38763000868</text:p>
          </table:table-cell>
          <table:table-cell office:value="2.88664809488" office:value-type="float">
            <text:p>2.88664809488</text:p>
          </table:table-cell>
          <table:table-cell office:value="2.16048817777" office:value-type="float">
            <text:p>2.16048817777</text:p>
          </table:table-cell>
          <table:table-cell office:value="2.77100245685" office:value-type="float">
            <text:p>2.77100245685</text:p>
          </table:table-cell>
          <table:table-cell office:value="2.38676322102" office:value-type="float">
            <text:p>2.38676322102</text:p>
          </table:table-cell>
          <table:table-cell office:value="2.30762410611" office:value-type="float">
            <text:p>2.30762410611</text:p>
          </table:table-cell>
          <table:table-cell office:value="2.3306184917" office:value-type="float">
            <text:p>2.3306184917</text:p>
          </table:table-cell>
          <table:table-cell office:value="2.33836962987" office:value-type="float">
            <text:p>2.33836962987</text:p>
          </table:table-cell>
          <table:table-cell office:value="2.12771943059" office:value-type="float">
            <text:p>2.12771943059</text:p>
          </table:table-cell>
          <table:table-cell office:value="2.37089682768" office:value-type="float">
            <text:p>2.37089682768</text:p>
          </table:table-cell>
          <table:table-cell office:value="1.93540363565" office:value-type="float">
            <text:p>1.93540363565</text:p>
          </table:table-cell>
          <table:table-cell office:value="2.15399836119" office:value-type="float">
            <text:p>2.15399836119</text:p>
          </table:table-cell>
          <table:table-cell office:value="1.91783278611" office:value-type="float">
            <text:p>1.91783278611</text:p>
          </table:table-cell>
          <table:table-cell office:value="1.99854430098" office:value-type="float">
            <text:p>1.99854430098</text:p>
          </table:table-cell>
          <table:table-cell office:value-type="string">
            <text:p>ü</text:p>
          </table:table-cell>
          <table:table-cell office:value="3.26240295173" office:value-type="float">
            <text:p>3.2624029517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2752613322" office:value-type="float">
            <text:p>38.2752613322</text:p>
          </table:table-cell>
          <table:table-cell office:value="46.4901418527" office:value-type="float">
            <text:p>46.4901418527</text:p>
          </table:table-cell>
          <table:table-cell office:value="35.6525419828" office:value-type="float">
            <text:p>35.6525419828</text:p>
          </table:table-cell>
          <table:table-cell office:value="41.6574112377" office:value-type="float">
            <text:p>41.6574112377</text:p>
          </table:table-cell>
          <table:table-cell office:value="38.2766235849" office:value-type="float">
            <text:p>38.2766235849</text:p>
          </table:table-cell>
          <table:table-cell office:value="36.9007414427" office:value-type="float">
            <text:p>36.9007414427</text:p>
          </table:table-cell>
          <table:table-cell office:value="37.0339704039" office:value-type="float">
            <text:p>37.0339704039</text:p>
          </table:table-cell>
          <table:table-cell office:value="35.6817729074" office:value-type="float">
            <text:p>35.6817729074</text:p>
          </table:table-cell>
          <table:table-cell office:value="33.2110259648" office:value-type="float">
            <text:p>33.2110259648</text:p>
          </table:table-cell>
          <table:table-cell office:value="38.2004446251" office:value-type="float">
            <text:p>38.2004446251</text:p>
          </table:table-cell>
          <table:table-cell office:value="30.9572726399" office:value-type="float">
            <text:p>30.9572726399</text:p>
          </table:table-cell>
          <table:table-cell office:value="34.0734057072" office:value-type="float">
            <text:p>34.0734057072</text:p>
          </table:table-cell>
          <table:table-cell office:value="29.7736790773" office:value-type="float">
            <text:p>29.7736790773</text:p>
          </table:table-cell>
          <table:table-cell office:value="31.3951074997" office:value-type="float">
            <text:p>31.3951074997</text:p>
          </table:table-cell>
          <table:table-cell office:value-type="string">
            <text:p>ü</text:p>
          </table:table-cell>
          <table:table-cell office:value="1.41431987548" office:value-type="float">
            <text:p>1.4143198754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8.1692151365" office:value-type="float">
            <text:p>28.1692151365</text:p>
          </table:table-cell>
          <table:table-cell office:value="31.7782005831" office:value-type="float">
            <text:p>31.7782005831</text:p>
          </table:table-cell>
          <table:table-cell office:value="25.5021114196" office:value-type="float">
            <text:p>25.5021114196</text:p>
          </table:table-cell>
          <table:table-cell office:value="30.1805378196" office:value-type="float">
            <text:p>30.1805378196</text:p>
          </table:table-cell>
          <table:table-cell office:value="27.9943547923" office:value-type="float">
            <text:p>27.9943547923</text:p>
          </table:table-cell>
          <table:table-cell office:value="26.6684263909" office:value-type="float">
            <text:p>26.6684263909</text:p>
          </table:table-cell>
          <table:table-cell office:value="25.2725195758" office:value-type="float">
            <text:p>25.2725195758</text:p>
          </table:table-cell>
          <table:table-cell office:value="25.645144896" office:value-type="float">
            <text:p>25.645144896</text:p>
          </table:table-cell>
          <table:table-cell office:value="23.6404300469" office:value-type="float">
            <text:p>23.6404300469</text:p>
          </table:table-cell>
          <table:table-cell office:value="25.153783642" office:value-type="float">
            <text:p>25.153783642</text:p>
          </table:table-cell>
          <table:table-cell office:value="21.197301948" office:value-type="float">
            <text:p>21.197301948</text:p>
          </table:table-cell>
          <table:table-cell office:value="23.4628815275" office:value-type="float">
            <text:p>23.4628815275</text:p>
          </table:table-cell>
          <table:table-cell office:value="20.9160340636" office:value-type="float">
            <text:p>20.9160340636</text:p>
          </table:table-cell>
          <table:table-cell office:value="21.3783803819" office:value-type="float">
            <text:p>21.3783803819</text:p>
          </table:table-cell>
          <table:table-cell office:value-type="string">
            <text:p>üü</text:p>
          </table:table-cell>
          <table:table-cell office:value="0.854252273962" office:value-type="float">
            <text:p>0.854252273962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.7931871477" office:value-type="float">
            <text:p>11.7931871477</text:p>
          </table:table-cell>
          <table:table-cell office:value="12.3552356341" office:value-type="float">
            <text:p>12.3552356341</text:p>
          </table:table-cell>
          <table:table-cell office:value="11.1486995656" office:value-type="float">
            <text:p>11.1486995656</text:p>
          </table:table-cell>
          <table:table-cell office:value="11.5779728128" office:value-type="float">
            <text:p>11.5779728128</text:p>
          </table:table-cell>
          <table:table-cell office:value="11.1707002207" office:value-type="float">
            <text:p>11.1707002207</text:p>
          </table:table-cell>
          <table:table-cell office:value="10.6630579827" office:value-type="float">
            <text:p>10.6630579827</text:p>
          </table:table-cell>
          <table:table-cell office:value="9.9405327037" office:value-type="float">
            <text:p>9.9405327037</text:p>
          </table:table-cell>
          <table:table-cell office:value="9.3888667381" office:value-type="float">
            <text:p>9.3888667381</text:p>
          </table:table-cell>
          <table:table-cell office:value="8.9330397601" office:value-type="float">
            <text:p>8.9330397601</text:p>
          </table:table-cell>
          <table:table-cell office:value="8.8260108991" office:value-type="float">
            <text:p>8.8260108991</text:p>
          </table:table-cell>
          <table:table-cell office:value="7.50267496561" office:value-type="float">
            <text:p>7.50267496561</text:p>
          </table:table-cell>
          <table:table-cell office:value="8.37270299556" office:value-type="float">
            <text:p>8.37270299556</text:p>
          </table:table-cell>
          <table:table-cell office:value="7.24137913483" office:value-type="float">
            <text:p>7.24137913483</text:p>
          </table:table-cell>
          <table:table-cell office:value="7.42124535935" office:value-type="float">
            <text:p>7.42124535935</text:p>
          </table:table-cell>
          <table:table-cell office:value-type="string">
            <text:p>üü</text:p>
          </table:table-cell>
          <table:table-cell office:value="-1.08534098347" office:value-type="float">
            <text:p>-1.08534098347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9.24866125467" office:value-type="float">
            <text:p>9.24866125467</text:p>
          </table:table-cell>
          <table:table-cell office:value="9.46180690608" office:value-type="float">
            <text:p>9.46180690608</text:p>
          </table:table-cell>
          <table:table-cell office:value="8.89674002631" office:value-type="float">
            <text:p>8.89674002631</text:p>
          </table:table-cell>
          <table:table-cell office:value="8.86075209533" office:value-type="float">
            <text:p>8.86075209533</text:p>
          </table:table-cell>
          <table:table-cell office:value="8.5965049988" office:value-type="float">
            <text:p>8.5965049988</text:p>
          </table:table-cell>
          <table:table-cell office:value="8.22695266512" office:value-type="float">
            <text:p>8.22695266512</text:p>
          </table:table-cell>
          <table:table-cell office:value="7.62458731431" office:value-type="float">
            <text:p>7.62458731431</text:p>
          </table:table-cell>
          <table:table-cell office:value="6.95615029683" office:value-type="float">
            <text:p>6.95615029683</text:p>
          </table:table-cell>
          <table:table-cell office:value="6.75404868027" office:value-type="float">
            <text:p>6.75404868027</text:p>
          </table:table-cell>
          <table:table-cell office:value="6.47556924818" office:value-type="float">
            <text:p>6.47556924818</text:p>
          </table:table-cell>
          <table:table-cell office:value="5.5462737898" office:value-type="float">
            <text:p>5.5462737898</text:p>
          </table:table-cell>
          <table:table-cell office:value="6.11342369735" office:value-type="float">
            <text:p>6.11342369735</text:p>
          </table:table-cell>
          <table:table-cell office:value="5.23981435549" office:value-type="float">
            <text:p>5.23981435549</text:p>
          </table:table-cell>
          <table:table-cell office:value="5.37513964668" office:value-type="float">
            <text:p>5.37513964668</text:p>
          </table:table-cell>
          <table:table-cell office:value-type="string">
            <text:p>üü</text:p>
          </table:table-cell>
          <table:table-cell office:value="-3.08556969251" office:value-type="float">
            <text:p>-3.08556969251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.3736810208" office:value-type="float">
            <text:p>16.3736810208</text:p>
          </table:table-cell>
          <table:table-cell office:value="19.4205515178" office:value-type="float">
            <text:p>19.4205515178</text:p>
          </table:table-cell>
          <table:table-cell office:value="14.3506560206" office:value-type="float">
            <text:p>14.3506560206</text:p>
          </table:table-cell>
          <table:table-cell office:value="18.6002168307" office:value-type="float">
            <text:p>18.6002168307</text:p>
          </table:table-cell>
          <table:table-cell office:value="16.8209393032" office:value-type="float">
            <text:p>16.8209393032</text:p>
          </table:table-cell>
          <table:table-cell office:value="16.0030463638" office:value-type="float">
            <text:p>16.0030463638</text:p>
          </table:table-cell>
          <table:table-cell office:value="15.3289908985" office:value-type="float">
            <text:p>15.3289908985</text:p>
          </table:table-cell>
          <table:table-cell office:value="16.2535098367" office:value-type="float">
            <text:p>16.2535098367</text:p>
          </table:table-cell>
          <table:table-cell office:value="14.7053158919" office:value-type="float">
            <text:p>14.7053158919</text:p>
          </table:table-cell>
          <table:table-cell office:value="16.3258852015" office:value-type="float">
            <text:p>16.3258852015</text:p>
          </table:table-cell>
          <table:table-cell office:value="13.692436942" office:value-type="float">
            <text:p>13.692436942</text:p>
          </table:table-cell>
          <table:table-cell office:value="15.0882510612" office:value-type="float">
            <text:p>15.0882510612</text:p>
          </table:table-cell>
          <table:table-cell office:value="13.6721634328" office:value-type="float">
            <text:p>13.6721634328</text:p>
          </table:table-cell>
          <table:table-cell office:value="13.9544173312" office:value-type="float">
            <text:p>13.9544173312</text:p>
          </table:table-cell>
          <table:table-cell office:value-type="string">
            <text:p>ü</text:p>
          </table:table-cell>
          <table:table-cell office:value="1.91332186032" office:value-type="float">
            <text:p>1.9133218603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71176539446" office:value-type="float">
            <text:p>1.71176539446</text:p>
          </table:table-cell>
          <table:table-cell office:value="2.07701955639" office:value-type="float">
            <text:p>2.07701955639</text:p>
          </table:table-cell>
          <table:table-cell office:value="1.47753644905" office:value-type="float">
            <text:p>1.47753644905</text:p>
          </table:table-cell>
          <table:table-cell office:value="1.95200705797" office:value-type="float">
            <text:p>1.95200705797</text:p>
          </table:table-cell>
          <table:table-cell office:value="1.7268258935" office:value-type="float">
            <text:p>1.7268258935</text:p>
          </table:table-cell>
          <table:table-cell office:value="1.66362039143" office:value-type="float">
            <text:p>1.66362039143</text:p>
          </table:table-cell>
          <table:table-cell office:value="1.61434878735" office:value-type="float">
            <text:p>1.61434878735</text:p>
          </table:table-cell>
          <table:table-cell office:value="1.69330439132" office:value-type="float">
            <text:p>1.69330439132</text:p>
          </table:table-cell>
          <table:table-cell office:value="1.52099970775" office:value-type="float">
            <text:p>1.52099970775</text:p>
          </table:table-cell>
          <table:table-cell office:value="1.74787137495" office:value-type="float">
            <text:p>1.74787137495</text:p>
          </table:table-cell>
          <table:table-cell office:value="1.38409209378" office:value-type="float">
            <text:p>1.38409209378</text:p>
          </table:table-cell>
          <table:table-cell office:value="1.58027803098" office:value-type="float">
            <text:p>1.58027803098</text:p>
          </table:table-cell>
          <table:table-cell office:value="1.40459590136" office:value-type="float">
            <text:p>1.40459590136</text:p>
          </table:table-cell>
          <table:table-cell office:value="1.40649467557" office:value-type="float">
            <text:p>1.40649467557</text:p>
          </table:table-cell>
          <table:table-cell office:value-type="string">
            <text:p>ü</text:p>
          </table:table-cell>
          <table:table-cell office:value="1.61857595256" office:value-type="float">
            <text:p>1.6185759525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202180716" office:value-type="float">
            <text:p>2.88202180716</text:p>
          </table:table-cell>
          <table:table-cell office:value="3.30832521425" office:value-type="float">
            <text:p>3.30832521425</text:p>
          </table:table-cell>
          <table:table-cell office:value="3.15630472501" office:value-type="float">
            <text:p>3.15630472501</text:p>
          </table:table-cell>
          <table:table-cell office:value="3.06224826699" office:value-type="float">
            <text:p>3.06224826699</text:p>
          </table:table-cell>
          <table:table-cell office:value="2.96020821857" office:value-type="float">
            <text:p>2.96020821857</text:p>
          </table:table-cell>
          <table:table-cell office:value="2.74050643932" office:value-type="float">
            <text:p>2.74050643932</text:p>
          </table:table-cell>
          <table:table-cell office:value="2.89672461003" office:value-type="float">
            <text:p>2.89672461003</text:p>
          </table:table-cell>
          <table:table-cell office:value="2.4639060361" office:value-type="float">
            <text:p>2.4639060361</text:p>
          </table:table-cell>
          <table:table-cell office:value="2.18350348046" office:value-type="float">
            <text:p>2.18350348046</text:p>
          </table:table-cell>
          <table:table-cell office:value="2.63119315911" office:value-type="float">
            <text:p>2.63119315911</text:p>
          </table:table-cell>
          <table:table-cell office:value="1.97410627877" office:value-type="float">
            <text:p>1.97410627877</text:p>
          </table:table-cell>
          <table:table-cell office:value="1.96610836163" office:value-type="float">
            <text:p>1.96610836163</text:p>
          </table:table-cell>
          <table:table-cell office:value="1.54742594133" office:value-type="float">
            <text:p>1.54742594133</text:p>
          </table:table-cell>
          <table:table-cell office:value="1.80428337253" office:value-type="float">
            <text:p>1.80428337253</text:p>
          </table:table-cell>
          <table:table-cell office:value-type="string">
            <text:p/>
          </table:table-cell>
          <table:table-cell office:value="-8.60252095137" office:value-type="float">
            <text:p>-8.602520951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-type="string">
            <text:p>üü</text:p>
          </table:table-cell>
          <table:table-cell office:value="-1.43012437822" office:value-type="float">
            <text:p>-1.430124378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-type="string">
            <text:p>ü</text:p>
          </table:table-cell>
          <table:table-cell office:value="1.58497422564" office:value-type="float">
            <text:p>1.5849742256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-type="string">
            <text:p>ü</text:p>
          </table:table-cell>
          <table:table-cell office:value="3.39322973838" office:value-type="float">
            <text:p>3.3932297383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-type="string">
            <text:p>ü</text:p>
          </table:table-cell>
          <table:table-cell office:value="2.56082592863" office:value-type="float">
            <text:p>2.5608259286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32423162731" office:value-type="float">
            <text:p>0.332423162731</text:p>
          </table:table-cell>
          <table:table-cell office:value="0.405853070376" office:value-type="float">
            <text:p>0.405853070376</text:p>
          </table:table-cell>
          <table:table-cell office:value="0.302149560466" office:value-type="float">
            <text:p>0.302149560466</text:p>
          </table:table-cell>
          <table:table-cell office:value="0.376990325374" office:value-type="float">
            <text:p>0.376990325374</text:p>
          </table:table-cell>
          <table:table-cell office:value="0.340264485639" office:value-type="float">
            <text:p>0.340264485639</text:p>
          </table:table-cell>
          <table:table-cell office:value="0.332447299777" office:value-type="float">
            <text:p>0.332447299777</text:p>
          </table:table-cell>
          <table:table-cell office:value="0.32179849775" office:value-type="float">
            <text:p>0.32179849775</text:p>
          </table:table-cell>
          <table:table-cell office:value="0.331449152632" office:value-type="float">
            <text:p>0.331449152632</text:p>
          </table:table-cell>
          <table:table-cell office:value="0.300537332407" office:value-type="float">
            <text:p>0.300537332407</text:p>
          </table:table-cell>
          <table:table-cell office:value="0.336130167857" office:value-type="float">
            <text:p>0.336130167857</text:p>
          </table:table-cell>
          <table:table-cell office:value="0.275137343306" office:value-type="float">
            <text:p>0.275137343306</text:p>
          </table:table-cell>
          <table:table-cell office:value="0.300476206709" office:value-type="float">
            <text:p>0.300476206709</text:p>
          </table:table-cell>
          <table:table-cell office:value="0.270634576747" office:value-type="float">
            <text:p>0.270634576747</text:p>
          </table:table-cell>
          <table:table-cell office:value="0.277841138238" office:value-type="float">
            <text:p>0.277841138238</text:p>
          </table:table-cell>
          <table:table-cell office:value-type="string">
            <text:p>ü</text:p>
          </table:table-cell>
          <table:table-cell office:value="0.982707363416" office:value-type="float">
            <text:p>0.98270736341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97291633891" office:value-type="float">
            <text:p>0.397291633891</text:p>
          </table:table-cell>
          <table:table-cell office:value="0.465655173077" office:value-type="float">
            <text:p>0.465655173077</text:p>
          </table:table-cell>
          <table:table-cell office:value="0.353208874226" office:value-type="float">
            <text:p>0.353208874226</text:p>
          </table:table-cell>
          <table:table-cell office:value="0.431574489903" office:value-type="float">
            <text:p>0.431574489903</text:p>
          </table:table-cell>
          <table:table-cell office:value="0.391158982897" office:value-type="float">
            <text:p>0.391158982897</text:p>
          </table:table-cell>
          <table:table-cell office:value="0.370973827127" office:value-type="float">
            <text:p>0.370973827127</text:p>
          </table:table-cell>
          <table:table-cell office:value="0.365568741219" office:value-type="float">
            <text:p>0.365568741219</text:p>
          </table:table-cell>
          <table:table-cell office:value="0.369790357442" office:value-type="float">
            <text:p>0.369790357442</text:p>
          </table:table-cell>
          <table:table-cell office:value="0.330291352573" office:value-type="float">
            <text:p>0.330291352573</text:p>
          </table:table-cell>
          <table:table-cell office:value="0.379074484582" office:value-type="float">
            <text:p>0.379074484582</text:p>
          </table:table-cell>
          <table:table-cell office:value="0.306271102611" office:value-type="float">
            <text:p>0.306271102611</text:p>
          </table:table-cell>
          <table:table-cell office:value="0.350082411713" office:value-type="float">
            <text:p>0.350082411713</text:p>
          </table:table-cell>
          <table:table-cell office:value="0.305115244158" office:value-type="float">
            <text:p>0.305115244158</text:p>
          </table:table-cell>
          <table:table-cell office:value="0.311782610737" office:value-type="float">
            <text:p>0.311782610737</text:p>
          </table:table-cell>
          <table:table-cell office:value-type="string">
            <text:p>ü</text:p>
          </table:table-cell>
          <table:table-cell office:value="1.79955212201" office:value-type="float">
            <text:p>1.799552122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-type="string">
            <text:p>ü</text:p>
          </table:table-cell>
          <table:table-cell office:value="0.784453362236" office:value-type="float">
            <text:p>0.78445336223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-type="string">
            <text:p>ü</text:p>
          </table:table-cell>
          <table:table-cell office:value="-0.99164647459" office:value-type="float">
            <text:p>-0.9916464745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63611069559" office:value-type="float">
            <text:p>4.63611069559</text:p>
          </table:table-cell>
          <table:table-cell office:value="5.53093527833" office:value-type="float">
            <text:p>5.53093527833</text:p>
          </table:table-cell>
          <table:table-cell office:value="4.25728855955" office:value-type="float">
            <text:p>4.25728855955</text:p>
          </table:table-cell>
          <table:table-cell office:value="5.19977765963" office:value-type="float">
            <text:p>5.19977765963</text:p>
          </table:table-cell>
          <table:table-cell office:value="4.77180111064" office:value-type="float">
            <text:p>4.77180111064</text:p>
          </table:table-cell>
          <table:table-cell office:value="4.51333133991" office:value-type="float">
            <text:p>4.51333133991</text:p>
          </table:table-cell>
          <table:table-cell office:value="4.48278882225" office:value-type="float">
            <text:p>4.48278882225</text:p>
          </table:table-cell>
          <table:table-cell office:value="4.42889982928" office:value-type="float">
            <text:p>4.42889982928</text:p>
          </table:table-cell>
          <table:table-cell office:value="3.98449654446" office:value-type="float">
            <text:p>3.98449654446</text:p>
          </table:table-cell>
          <table:table-cell office:value="4.55720323443" office:value-type="float">
            <text:p>4.55720323443</text:p>
          </table:table-cell>
          <table:table-cell office:value="3.6921673309" office:value-type="float">
            <text:p>3.6921673309</text:p>
          </table:table-cell>
          <table:table-cell office:value="4.1432538464" office:value-type="float">
            <text:p>4.1432538464</text:p>
          </table:table-cell>
          <table:table-cell office:value="3.63927049987" office:value-type="float">
            <text:p>3.63927049987</text:p>
          </table:table-cell>
          <table:table-cell office:value="3.85250093988" office:value-type="float">
            <text:p>3.85250093988</text:p>
          </table:table-cell>
          <table:table-cell office:value-type="string">
            <text:p>ü</text:p>
          </table:table-cell>
          <table:table-cell office:value="4.3425336561" office:value-type="float">
            <text:p>4.342533656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-type="string">
            <text:p>ü</text:p>
          </table:table-cell>
          <table:table-cell office:value="1.42675187829" office:value-type="float">
            <text:p>1.4267518782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34175220286" office:value-type="float">
            <text:p>0.634175220286</text:p>
          </table:table-cell>
          <table:table-cell office:value="0.776630351156" office:value-type="float">
            <text:p>0.776630351156</text:p>
          </table:table-cell>
          <table:table-cell office:value="0.574322936547" office:value-type="float">
            <text:p>0.574322936547</text:p>
          </table:table-cell>
          <table:table-cell office:value="0.683669219853" office:value-type="float">
            <text:p>0.683669219853</text:p>
          </table:table-cell>
          <table:table-cell office:value="0.641572827908" office:value-type="float">
            <text:p>0.641572827908</text:p>
          </table:table-cell>
          <table:table-cell office:value="0.601648194681" office:value-type="float">
            <text:p>0.601648194681</text:p>
          </table:table-cell>
          <table:table-cell office:value="0.592238503357" office:value-type="float">
            <text:p>0.592238503357</text:p>
          </table:table-cell>
          <table:table-cell office:value="0.576469764423" office:value-type="float">
            <text:p>0.576469764423</text:p>
          </table:table-cell>
          <table:table-cell office:value="0.516675373884" office:value-type="float">
            <text:p>0.516675373884</text:p>
          </table:table-cell>
          <table:table-cell office:value="0.591972854707" office:value-type="float">
            <text:p>0.591972854707</text:p>
          </table:table-cell>
          <table:table-cell office:value="0.527197899489" office:value-type="float">
            <text:p>0.527197899489</text:p>
          </table:table-cell>
          <table:table-cell office:value="0.559910901979" office:value-type="float">
            <text:p>0.559910901979</text:p>
          </table:table-cell>
          <table:table-cell office:value="0.507580181119" office:value-type="float">
            <text:p>0.507580181119</text:p>
          </table:table-cell>
          <table:table-cell office:value="0.507520629141" office:value-type="float">
            <text:p>0.507520629141</text:p>
          </table:table-cell>
          <table:table-cell office:value-type="string">
            <text:p>ü</text:p>
          </table:table-cell>
          <table:table-cell office:value="-3.73242578673" office:value-type="float">
            <text:p>-3.7324257867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3.4040025877" office:value-type="float">
            <text:p>43.4040025877</text:p>
          </table:table-cell>
          <table:table-cell office:value="51.9225304749" office:value-type="float">
            <text:p>51.9225304749</text:p>
          </table:table-cell>
          <table:table-cell office:value="38.2961406503" office:value-type="float">
            <text:p>38.2961406503</text:p>
          </table:table-cell>
          <table:table-cell office:value="48.1104717452" office:value-type="float">
            <text:p>48.1104717452</text:p>
          </table:table-cell>
          <table:table-cell office:value="43.5008721082" office:value-type="float">
            <text:p>43.5008721082</text:p>
          </table:table-cell>
          <table:table-cell office:value="41.2236919048" office:value-type="float">
            <text:p>41.2236919048</text:p>
          </table:table-cell>
          <table:table-cell office:value="40.6117331379" office:value-type="float">
            <text:p>40.6117331379</text:p>
          </table:table-cell>
          <table:table-cell office:value="41.0556112625" office:value-type="float">
            <text:p>41.0556112625</text:p>
          </table:table-cell>
          <table:table-cell office:value="36.1040449381" office:value-type="float">
            <text:p>36.1040449381</text:p>
          </table:table-cell>
          <table:table-cell office:value="41.4545810087" office:value-type="float">
            <text:p>41.4545810087</text:p>
          </table:table-cell>
          <table:table-cell office:value="33.3674656988" office:value-type="float">
            <text:p>33.3674656988</text:p>
          </table:table-cell>
          <table:table-cell office:value="38.001422272" office:value-type="float">
            <text:p>38.001422272</text:p>
          </table:table-cell>
          <table:table-cell office:value="32.0793488961" office:value-type="float">
            <text:p>32.0793488961</text:p>
          </table:table-cell>
          <table:table-cell office:value="33.167316164" office:value-type="float">
            <text:p>33.167316164</text:p>
          </table:table-cell>
          <table:table-cell office:value-type="string">
            <text:p>ü</text:p>
          </table:table-cell>
          <table:table-cell office:value="-0.599834391486" office:value-type="float">
            <text:p>-0.599834391486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-type="string">
            <text:p>ü</text:p>
          </table:table-cell>
          <table:table-cell office:value="-1.20713095953" office:value-type="float">
            <text:p>-1.2071309595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.3186078783" office:value-type="float">
            <text:p>51.3186078783</text:p>
          </table:table-cell>
          <table:table-cell office:value="68.1514387328" office:value-type="float">
            <text:p>68.1514387328</text:p>
          </table:table-cell>
          <table:table-cell office:value="46.2828604439" office:value-type="float">
            <text:p>46.2828604439</text:p>
          </table:table-cell>
          <table:table-cell office:value="52.5810136436" office:value-type="float">
            <text:p>52.5810136436</text:p>
          </table:table-cell>
          <table:table-cell office:value="54.5148720636" office:value-type="float">
            <text:p>54.5148720636</text:p>
          </table:table-cell>
          <table:table-cell office:value="49.2073032336" office:value-type="float">
            <text:p>49.2073032336</text:p>
          </table:table-cell>
          <table:table-cell office:value="47.9177053621" office:value-type="float">
            <text:p>47.9177053621</text:p>
          </table:table-cell>
          <table:table-cell office:value="47.2260990134" office:value-type="float">
            <text:p>47.2260990134</text:p>
          </table:table-cell>
          <table:table-cell office:value="41.4856444759" office:value-type="float">
            <text:p>41.4856444759</text:p>
          </table:table-cell>
          <table:table-cell office:value="46.2378220813" office:value-type="float">
            <text:p>46.2378220813</text:p>
          </table:table-cell>
          <table:table-cell office:value="49.9252968539" office:value-type="float">
            <text:p>49.9252968539</text:p>
          </table:table-cell>
          <table:table-cell office:value="44.7931357776" office:value-type="float">
            <text:p>44.7931357776</text:p>
          </table:table-cell>
          <table:table-cell office:value="42.8821457991" office:value-type="float">
            <text:p>42.8821457991</text:p>
          </table:table-cell>
          <table:table-cell office:value="42.0416388318" office:value-type="float">
            <text:p>42.0416388318</text:p>
          </table:table-cell>
          <table:table-cell office:value-type="string">
            <text:p/>
          </table:table-cell>
          <table:table-cell office:value="-15.7909086553" office:value-type="float">
            <text:p>-15.790908655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399.802178867" office:value-type="float">
            <text:p>399.802178867</text:p>
          </table:table-cell>
          <table:table-cell office:value="459.384821499" office:value-type="float">
            <text:p>459.384821499</text:p>
          </table:table-cell>
          <table:table-cell office:value="299.177554686" office:value-type="float">
            <text:p>299.177554686</text:p>
          </table:table-cell>
          <table:table-cell office:value="412.59347177" office:value-type="float">
            <text:p>412.59347177</text:p>
          </table:table-cell>
          <table:table-cell office:value="362.876460056" office:value-type="float">
            <text:p>362.876460056</text:p>
          </table:table-cell>
          <table:table-cell office:value="369.6183051" office:value-type="float">
            <text:p>369.6183051</text:p>
          </table:table-cell>
          <table:table-cell office:value="346.545457854" office:value-type="float">
            <text:p>346.545457854</text:p>
          </table:table-cell>
          <table:table-cell office:value="363.604778545" office:value-type="float">
            <text:p>363.604778545</text:p>
          </table:table-cell>
          <table:table-cell office:value="325.196075385" office:value-type="float">
            <text:p>325.196075385</text:p>
          </table:table-cell>
          <table:table-cell office:value="392.259646297" office:value-type="float">
            <text:p>392.259646297</text:p>
          </table:table-cell>
          <table:table-cell office:value="285.857889108" office:value-type="float">
            <text:p>285.857889108</text:p>
          </table:table-cell>
          <table:table-cell office:value="346.362990334" office:value-type="float">
            <text:p>346.362990334</text:p>
          </table:table-cell>
          <table:table-cell office:value="295.36575475" office:value-type="float">
            <text:p>295.36575475</text:p>
          </table:table-cell>
          <table:table-cell office:value="284.089301778" office:value-type="float">
            <text:p>284.089301778</text:p>
          </table:table-cell>
          <table:table-cell office:value-type="string">
            <text:p/>
          </table:table-cell>
          <table:table-cell office:value="-0.618694602072" office:value-type="float">
            <text:p>-0.61869460207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7.952223053" office:value-type="float">
            <text:p>117.952223053</text:p>
          </table:table-cell>
          <table:table-cell office:value="144.715485002" office:value-type="float">
            <text:p>144.715485002</text:p>
          </table:table-cell>
          <table:table-cell office:value="96.145713011" office:value-type="float">
            <text:p>96.145713011</text:p>
          </table:table-cell>
          <table:table-cell office:value="121.346522679" office:value-type="float">
            <text:p>121.346522679</text:p>
          </table:table-cell>
          <table:table-cell office:value="114.994205852" office:value-type="float">
            <text:p>114.994205852</text:p>
          </table:table-cell>
          <table:table-cell office:value="110.810288866" office:value-type="float">
            <text:p>110.810288866</text:p>
          </table:table-cell>
          <table:table-cell office:value="105.67520482" office:value-type="float">
            <text:p>105.67520482</text:p>
          </table:table-cell>
          <table:table-cell office:value="107.826831387" office:value-type="float">
            <text:p>107.826831387</text:p>
          </table:table-cell>
          <table:table-cell office:value="95.6849266986" office:value-type="float">
            <text:p>95.6849266986</text:p>
          </table:table-cell>
          <table:table-cell office:value="111.614362795" office:value-type="float">
            <text:p>111.614362795</text:p>
          </table:table-cell>
          <table:table-cell office:value="97.5682196419" office:value-type="float">
            <text:p>97.5682196419</text:p>
          </table:table-cell>
          <table:table-cell office:value="102.520239639" office:value-type="float">
            <text:p>102.520239639</text:p>
          </table:table-cell>
          <table:table-cell office:value="92.1097060726" office:value-type="float">
            <text:p>92.1097060726</text:p>
          </table:table-cell>
          <table:table-cell office:value="89.3898015379" office:value-type="float">
            <text:p>89.3898015379</text:p>
          </table:table-cell>
          <table:table-cell office:value-type="string">
            <text:p>ü</text:p>
          </table:table-cell>
          <table:table-cell office:value="-8.3822561629" office:value-type="float">
            <text:p>-8.382256162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-type="string">
            <text:p>ü</text:p>
          </table:table-cell>
          <table:table-cell office:value="4.29733226098" office:value-type="float">
            <text:p>4.2973322609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4421364049" office:value-type="float">
            <text:p>1.74421364049</text:p>
          </table:table-cell>
          <table:table-cell office:value="2.05221683859" office:value-type="float">
            <text:p>2.05221683859</text:p>
          </table:table-cell>
          <table:table-cell office:value="1.56938559639" office:value-type="float">
            <text:p>1.56938559639</text:p>
          </table:table-cell>
          <table:table-cell office:value="1.97781487018" office:value-type="float">
            <text:p>1.97781487018</text:p>
          </table:table-cell>
          <table:table-cell office:value="1.71811080454" office:value-type="float">
            <text:p>1.71811080454</text:p>
          </table:table-cell>
          <table:table-cell office:value="1.65039161221" office:value-type="float">
            <text:p>1.65039161221</text:p>
          </table:table-cell>
          <table:table-cell office:value="1.68786364085" office:value-type="float">
            <text:p>1.68786364085</text:p>
          </table:table-cell>
          <table:table-cell office:value="1.69292552185" office:value-type="float">
            <text:p>1.69292552185</text:p>
          </table:table-cell>
          <table:table-cell office:value="1.52390312114" office:value-type="float">
            <text:p>1.52390312114</text:p>
          </table:table-cell>
          <table:table-cell office:value="1.68533639455" office:value-type="float">
            <text:p>1.68533639455</text:p>
          </table:table-cell>
          <table:table-cell office:value="1.39338841944" office:value-type="float">
            <text:p>1.39338841944</text:p>
          </table:table-cell>
          <table:table-cell office:value="1.52129221935" office:value-type="float">
            <text:p>1.52129221935</text:p>
          </table:table-cell>
          <table:table-cell office:value="1.3813723625" office:value-type="float">
            <text:p>1.3813723625</text:p>
          </table:table-cell>
          <table:table-cell office:value="1.43904074973" office:value-type="float">
            <text:p>1.43904074973</text:p>
          </table:table-cell>
          <table:table-cell office:value-type="string">
            <text:p>ü</text:p>
          </table:table-cell>
          <table:table-cell office:value="3.27635350233" office:value-type="float">
            <text:p>3.27635350233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50283017139" office:value-type="float">
            <text:p>1.50283017139</text:p>
          </table:table-cell>
          <table:table-cell office:value="1.47438418614" office:value-type="float">
            <text:p>1.47438418614</text:p>
          </table:table-cell>
          <table:table-cell office:value="1.45955082896" office:value-type="float">
            <text:p>1.45955082896</text:p>
          </table:table-cell>
          <table:table-cell office:value="1.34403339991" office:value-type="float">
            <text:p>1.34403339991</text:p>
          </table:table-cell>
          <table:table-cell office:value="1.4142681955" office:value-type="float">
            <text:p>1.4142681955</text:p>
          </table:table-cell>
          <table:table-cell office:value="1.43267363598" office:value-type="float">
            <text:p>1.43267363598</text:p>
          </table:table-cell>
          <table:table-cell office:value="1.48790237184" office:value-type="float">
            <text:p>1.48790237184</text:p>
          </table:table-cell>
          <table:table-cell office:value="1.15792239168" office:value-type="float">
            <text:p>1.15792239168</text:p>
          </table:table-cell>
          <table:table-cell office:value="1.13028602107" office:value-type="float">
            <text:p>1.13028602107</text:p>
          </table:table-cell>
          <table:table-cell office:value="1.39928751783" office:value-type="float">
            <text:p>1.39928751783</text:p>
          </table:table-cell>
          <table:table-cell office:value="1.1458219457" office:value-type="float">
            <text:p>1.1458219457</text:p>
          </table:table-cell>
          <table:table-cell office:value="1.11723745246" office:value-type="float">
            <text:p>1.11723745246</text:p>
          </table:table-cell>
          <table:table-cell office:value="1.10309733724" office:value-type="float">
            <text:p>1.10309733724</text:p>
          </table:table-cell>
          <table:table-cell office:value="1.20359959653" office:value-type="float">
            <text:p>1.2035995965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4.555685719" office:value-type="float">
            <text:p>334.555685719</text:p>
          </table:table-cell>
          <table:table-cell office:value="327.444210957" office:value-type="float">
            <text:p>327.444210957</text:p>
          </table:table-cell>
          <table:table-cell office:value="323.3353153" office:value-type="float">
            <text:p>323.3353153</text:p>
          </table:table-cell>
          <table:table-cell office:value="299.323324682" office:value-type="float">
            <text:p>299.323324682</text:p>
          </table:table-cell>
          <table:table-cell office:value="316.292446103" office:value-type="float">
            <text:p>316.292446103</text:p>
          </table:table-cell>
          <table:table-cell office:value="325.008545225" office:value-type="float">
            <text:p>325.008545225</text:p>
          </table:table-cell>
          <table:table-cell office:value="333.894070964" office:value-type="float">
            <text:p>333.894070964</text:p>
          </table:table-cell>
          <table:table-cell office:value="261.730746472" office:value-type="float">
            <text:p>261.730746472</text:p>
          </table:table-cell>
          <table:table-cell office:value="254.536897339" office:value-type="float">
            <text:p>254.536897339</text:p>
          </table:table-cell>
          <table:table-cell office:value="314.287859314" office:value-type="float">
            <text:p>314.287859314</text:p>
          </table:table-cell>
          <table:table-cell office:value="259.323356332" office:value-type="float">
            <text:p>259.323356332</text:p>
          </table:table-cell>
          <table:table-cell office:value="249.99897815" office:value-type="float">
            <text:p>249.99897815</text:p>
          </table:table-cell>
          <table:table-cell office:value="252.041729219" office:value-type="float">
            <text:p>252.041729219</text:p>
          </table:table-cell>
          <table:table-cell office:value="275.813804948" office:value-type="float">
            <text:p>275.813804948</text:p>
          </table:table-cell>
          <table:table-cell office:value-type="string">
            <text:p>-</text:p>
          </table:table-cell>
          <table:table-cell office:value="6.35902945639" office:value-type="float">
            <text:p>6.3590294563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9234772" office:value-type="float">
            <text:p>12.9234772</text:p>
          </table:table-cell>
          <table:table-cell office:value="12.4704952277" office:value-type="float">
            <text:p>12.4704952277</text:p>
          </table:table-cell>
          <table:table-cell office:value="12.4761370548" office:value-type="float">
            <text:p>12.4761370548</text:p>
          </table:table-cell>
          <table:table-cell office:value="11.8361924617" office:value-type="float">
            <text:p>11.8361924617</text:p>
          </table:table-cell>
          <table:table-cell office:value="12.4285329497" office:value-type="float">
            <text:p>12.4285329497</text:p>
          </table:table-cell>
          <table:table-cell office:value="12.9594819862" office:value-type="float">
            <text:p>12.9594819862</text:p>
          </table:table-cell>
          <table:table-cell office:value="13.1892583987" office:value-type="float">
            <text:p>13.1892583987</text:p>
          </table:table-cell>
          <table:table-cell office:value="10.3560008324" office:value-type="float">
            <text:p>10.3560008324</text:p>
          </table:table-cell>
          <table:table-cell office:value="10.1016913131" office:value-type="float">
            <text:p>10.1016913131</text:p>
          </table:table-cell>
          <table:table-cell office:value="12.6322963627" office:value-type="float">
            <text:p>12.6322963627</text:p>
          </table:table-cell>
          <table:table-cell office:value="10.4543273873" office:value-type="float">
            <text:p>10.4543273873</text:p>
          </table:table-cell>
          <table:table-cell office:value="10.3481263381" office:value-type="float">
            <text:p>10.3481263381</text:p>
          </table:table-cell>
          <table:table-cell office:value="10.4783784878" office:value-type="float">
            <text:p>10.4783784878</text:p>
          </table:table-cell>
          <table:table-cell office:value="11.6551082807" office:value-type="float">
            <text:p>11.6551082807</text:p>
          </table:table-cell>
          <table:table-cell office:value-type="string">
            <text:p>ü</text:p>
          </table:table-cell>
          <table:table-cell office:value="11.4859698657" office:value-type="float">
            <text:p>11.48596986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6.1011935815" office:value-type="float">
            <text:p>16.1011935815</text:p>
          </table:table-cell>
          <table:table-cell office:value="15.7193785819" office:value-type="float">
            <text:p>15.7193785819</text:p>
          </table:table-cell>
          <table:table-cell office:value="15.5301494451" office:value-type="float">
            <text:p>15.5301494451</text:p>
          </table:table-cell>
          <table:table-cell office:value="14.3835099864" office:value-type="float">
            <text:p>14.3835099864</text:p>
          </table:table-cell>
          <table:table-cell office:value="15.2251587437" office:value-type="float">
            <text:p>15.2251587437</text:p>
          </table:table-cell>
          <table:table-cell office:value="15.8812660667" office:value-type="float">
            <text:p>15.8812660667</text:p>
          </table:table-cell>
          <table:table-cell office:value="15.8598281463" office:value-type="float">
            <text:p>15.8598281463</text:p>
          </table:table-cell>
          <table:table-cell office:value="12.7151896413" office:value-type="float">
            <text:p>12.7151896413</text:p>
          </table:table-cell>
          <table:table-cell office:value="12.3367771183" office:value-type="float">
            <text:p>12.3367771183</text:p>
          </table:table-cell>
          <table:table-cell office:value="15.5217932509" office:value-type="float">
            <text:p>15.5217932509</text:p>
          </table:table-cell>
          <table:table-cell office:value="12.7070327441" office:value-type="float">
            <text:p>12.7070327441</text:p>
          </table:table-cell>
          <table:table-cell office:value="12.1542158153" office:value-type="float">
            <text:p>12.1542158153</text:p>
          </table:table-cell>
          <table:table-cell office:value="12.1689343474" office:value-type="float">
            <text:p>12.1689343474</text:p>
          </table:table-cell>
          <table:table-cell office:value="13.5972749644" office:value-type="float">
            <text:p>13.5972749644</text:p>
          </table:table-cell>
          <table:table-cell office:value-type="string">
            <text:p>ü</text:p>
          </table:table-cell>
          <table:table-cell office:value="7.00590167806" office:value-type="float">
            <text:p>7.0059016780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5.00083392024" office:value-type="float">
            <text:p>5.00083392024</text:p>
          </table:table-cell>
          <table:table-cell office:value="4.93330342892" office:value-type="float">
            <text:p>4.93330342892</text:p>
          </table:table-cell>
          <table:table-cell office:value="4.76747396876" office:value-type="float">
            <text:p>4.76747396876</text:p>
          </table:table-cell>
          <table:table-cell office:value="4.40961389987" office:value-type="float">
            <text:p>4.40961389987</text:p>
          </table:table-cell>
          <table:table-cell office:value="4.67151944574" office:value-type="float">
            <text:p>4.67151944574</text:p>
          </table:table-cell>
          <table:table-cell office:value="4.76942543196" office:value-type="float">
            <text:p>4.76942543196</text:p>
          </table:table-cell>
          <table:table-cell office:value="4.63088930214" office:value-type="float">
            <text:p>4.63088930214</text:p>
          </table:table-cell>
          <table:table-cell office:value="3.79301776627" office:value-type="float">
            <text:p>3.79301776627</text:p>
          </table:table-cell>
          <table:table-cell office:value="3.71947218428" office:value-type="float">
            <text:p>3.71947218428</text:p>
          </table:table-cell>
          <table:table-cell office:value="4.59347200659" office:value-type="float">
            <text:p>4.59347200659</text:p>
          </table:table-cell>
          <table:table-cell office:value="3.83609168839" office:value-type="float">
            <text:p>3.83609168839</text:p>
          </table:table-cell>
          <table:table-cell office:value="3.63675533572" office:value-type="float">
            <text:p>3.63675533572</text:p>
          </table:table-cell>
          <table:table-cell office:value="3.54493618694" office:value-type="float">
            <text:p>3.54493618694</text:p>
          </table:table-cell>
          <table:table-cell office:value="3.93980499433" office:value-type="float">
            <text:p>3.93980499433</text:p>
          </table:table-cell>
          <table:table-cell office:value-type="string">
            <text:p>ü</text:p>
          </table:table-cell>
          <table:table-cell office:value="2.70361905744" office:value-type="float">
            <text:p>2.7036190574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6.61204635113" office:value-type="float">
            <text:p>6.61204635113</text:p>
          </table:table-cell>
          <table:table-cell office:value="6.40342369118" office:value-type="float">
            <text:p>6.40342369118</text:p>
          </table:table-cell>
          <table:table-cell office:value="6.40453853603" office:value-type="float">
            <text:p>6.40453853603</text:p>
          </table:table-cell>
          <table:table-cell office:value="5.92393734323" office:value-type="float">
            <text:p>5.92393734323</text:p>
          </table:table-cell>
          <table:table-cell office:value="6.30423748484" office:value-type="float">
            <text:p>6.30423748484</text:p>
          </table:table-cell>
          <table:table-cell office:value="6.65533282835" office:value-type="float">
            <text:p>6.65533282835</text:p>
          </table:table-cell>
          <table:table-cell office:value="6.65858907298" office:value-type="float">
            <text:p>6.65858907298</text:p>
          </table:table-cell>
          <table:table-cell office:value="5.31363108238" office:value-type="float">
            <text:p>5.31363108238</text:p>
          </table:table-cell>
          <table:table-cell office:value="5.11549383154" office:value-type="float">
            <text:p>5.11549383154</text:p>
          </table:table-cell>
          <table:table-cell office:value="6.5212399197" office:value-type="float">
            <text:p>6.5212399197</text:p>
          </table:table-cell>
          <table:table-cell office:value="5.28554896565" office:value-type="float">
            <text:p>5.28554896565</text:p>
          </table:table-cell>
          <table:table-cell office:value="5.06669348684" office:value-type="float">
            <text:p>5.06669348684</text:p>
          </table:table-cell>
          <table:table-cell office:value="5.11430924395" office:value-type="float">
            <text:p>5.11430924395</text:p>
          </table:table-cell>
          <table:table-cell office:value="5.76497039655" office:value-type="float">
            <text:p>5.76497039655</text:p>
          </table:table-cell>
          <table:table-cell office:value-type="string">
            <text:p>ü</text:p>
          </table:table-cell>
          <table:table-cell office:value="9.07041887252" office:value-type="float">
            <text:p>9.0704188725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3.38194610697" office:value-type="float">
            <text:p>3.38194610697</text:p>
          </table:table-cell>
          <table:table-cell office:value="3.28653164446" office:value-type="float">
            <text:p>3.28653164446</text:p>
          </table:table-cell>
          <table:table-cell office:value="3.27242582961" office:value-type="float">
            <text:p>3.27242582961</text:p>
          </table:table-cell>
          <table:table-cell office:value="3.03902988139" office:value-type="float">
            <text:p>3.03902988139</text:p>
          </table:table-cell>
          <table:table-cell office:value="3.18389551517" office:value-type="float">
            <text:p>3.18389551517</text:p>
          </table:table-cell>
          <table:table-cell office:value="3.34779729395" office:value-type="float">
            <text:p>3.34779729395</text:p>
          </table:table-cell>
          <table:table-cell office:value="3.46696902062" office:value-type="float">
            <text:p>3.46696902062</text:p>
          </table:table-cell>
          <table:table-cell office:value="2.72520544255" office:value-type="float">
            <text:p>2.72520544255</text:p>
          </table:table-cell>
          <table:table-cell office:value="2.63585418034" office:value-type="float">
            <text:p>2.63585418034</text:p>
          </table:table-cell>
          <table:table-cell office:value="3.32398643466" office:value-type="float">
            <text:p>3.32398643466</text:p>
          </table:table-cell>
          <table:table-cell office:value="2.69864873668" office:value-type="float">
            <text:p>2.69864873668</text:p>
          </table:table-cell>
          <table:table-cell office:value="2.59955761823" office:value-type="float">
            <text:p>2.59955761823</text:p>
          </table:table-cell>
          <table:table-cell office:value="2.65894356748" office:value-type="float">
            <text:p>2.65894356748</text:p>
          </table:table-cell>
          <table:table-cell office:value="2.94972764108" office:value-type="float">
            <text:p>2.94972764108</text:p>
          </table:table-cell>
          <table:table-cell office:value-type="string">
            <text:p>ü</text:p>
          </table:table-cell>
          <table:table-cell office:value="9.3038749722" office:value-type="float">
            <text:p>9.3038749722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0.9602782181" office:value-type="float">
            <text:p>50.9602782181</text:p>
          </table:table-cell>
          <table:table-cell office:value="49.7675879415" office:value-type="float">
            <text:p>49.7675879415</text:p>
          </table:table-cell>
          <table:table-cell office:value="49.9769658399" office:value-type="float">
            <text:p>49.9769658399</text:p>
          </table:table-cell>
          <table:table-cell office:value="47.4016878812" office:value-type="float">
            <text:p>47.4016878812</text:p>
          </table:table-cell>
          <table:table-cell office:value="49.3143662242" office:value-type="float">
            <text:p>49.3143662242</text:p>
          </table:table-cell>
          <table:table-cell office:value="52.1371494218" office:value-type="float">
            <text:p>52.1371494218</text:p>
          </table:table-cell>
          <table:table-cell office:value="50.5168537886" office:value-type="float">
            <text:p>50.5168537886</text:p>
          </table:table-cell>
          <table:table-cell office:value="41.9994471019" office:value-type="float">
            <text:p>41.9994471019</text:p>
          </table:table-cell>
          <table:table-cell office:value="39.0104510065" office:value-type="float">
            <text:p>39.0104510065</text:p>
          </table:table-cell>
          <table:table-cell office:value="51.2619835999" office:value-type="float">
            <text:p>51.2619835999</text:p>
          </table:table-cell>
          <table:table-cell office:value="41.8225680926" office:value-type="float">
            <text:p>41.8225680926</text:p>
          </table:table-cell>
          <table:table-cell office:value="40.346076177" office:value-type="float">
            <text:p>40.346076177</text:p>
          </table:table-cell>
          <table:table-cell office:value="39.8846865396" office:value-type="float">
            <text:p>39.8846865396</text:p>
          </table:table-cell>
          <table:table-cell office:value="45.7391573209" office:value-type="float">
            <text:p>45.7391573209</text:p>
          </table:table-cell>
          <table:table-cell office:value-type="string">
            <text:p>ü</text:p>
          </table:table-cell>
          <table:table-cell office:value="9.36477458699" office:value-type="float">
            <text:p>9.3647745869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6.8158697173" office:value-type="float">
            <text:p>36.8158697173</text:p>
          </table:table-cell>
          <table:table-cell office:value="36.3207945314" office:value-type="float">
            <text:p>36.3207945314</text:p>
          </table:table-cell>
          <table:table-cell office:value="35.6700478497" office:value-type="float">
            <text:p>35.6700478497</text:p>
          </table:table-cell>
          <table:table-cell office:value="32.7005733967" office:value-type="float">
            <text:p>32.7005733967</text:p>
          </table:table-cell>
          <table:table-cell office:value="34.5705111259" office:value-type="float">
            <text:p>34.5705111259</text:p>
          </table:table-cell>
          <table:table-cell office:value="34.743410591" office:value-type="float">
            <text:p>34.743410591</text:p>
          </table:table-cell>
          <table:table-cell office:value="36.9160590293" office:value-type="float">
            <text:p>36.9160590293</text:p>
          </table:table-cell>
          <table:table-cell office:value="28.2453828629" office:value-type="float">
            <text:p>28.2453828629</text:p>
          </table:table-cell>
          <table:table-cell office:value="27.4992777585" office:value-type="float">
            <text:p>27.4992777585</text:p>
          </table:table-cell>
          <table:table-cell office:value="33.0991703083" office:value-type="float">
            <text:p>33.0991703083</text:p>
          </table:table-cell>
          <table:table-cell office:value="27.5151703227" office:value-type="float">
            <text:p>27.5151703227</text:p>
          </table:table-cell>
          <table:table-cell office:value="26.4751481271" office:value-type="float">
            <text:p>26.4751481271</text:p>
          </table:table-cell>
          <table:table-cell office:value="26.8297421197" office:value-type="float">
            <text:p>26.8297421197</text:p>
          </table:table-cell>
          <table:table-cell office:value="28.4914755974" office:value-type="float">
            <text:p>28.4914755974</text:p>
          </table:table-cell>
          <table:table-cell office:value-type="string">
            <text:p>ü</text:p>
          </table:table-cell>
          <table:table-cell office:value="3.54824361682" office:value-type="float">
            <text:p>3.54824361682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1632195341" office:value-type="float">
            <text:p>14.1632195341</text:p>
          </table:table-cell>
          <table:table-cell office:value="14.132704725" office:value-type="float">
            <text:p>14.132704725</text:p>
          </table:table-cell>
          <table:table-cell office:value="13.742555419" office:value-type="float">
            <text:p>13.742555419</text:p>
          </table:table-cell>
          <table:table-cell office:value="12.0509455269" office:value-type="float">
            <text:p>12.0509455269</text:p>
          </table:table-cell>
          <table:table-cell office:value="12.9998421379" office:value-type="float">
            <text:p>12.9998421379</text:p>
          </table:table-cell>
          <table:table-cell office:value="11.9996326145" office:value-type="float">
            <text:p>11.9996326145</text:p>
          </table:table-cell>
          <table:table-cell office:value="11.7166434376" office:value-type="float">
            <text:p>11.7166434376</text:p>
          </table:table-cell>
          <table:table-cell office:value="10.1149860917" office:value-type="float">
            <text:p>10.1149860917</text:p>
          </table:table-cell>
          <table:table-cell office:value="9.84053135985" office:value-type="float">
            <text:p>9.84053135985</text:p>
          </table:table-cell>
          <table:table-cell office:value="11.109173993" office:value-type="float">
            <text:p>11.109173993</text:p>
          </table:table-cell>
          <table:table-cell office:value="9.25926742383" office:value-type="float">
            <text:p>9.25926742383</text:p>
          </table:table-cell>
          <table:table-cell office:value="8.95603123978" office:value-type="float">
            <text:p>8.95603123978</text:p>
          </table:table-cell>
          <table:table-cell office:value="8.11395624824" office:value-type="float">
            <text:p>8.11395624824</text:p>
          </table:table-cell>
          <table:table-cell office:value="8.57240110563" office:value-type="float">
            <text:p>8.57240110563</text:p>
          </table:table-cell>
          <table:table-cell office:value-type="string">
            <text:p>üü</text:p>
          </table:table-cell>
          <table:table-cell office:value="-7.41814969549" office:value-type="float">
            <text:p>-7.4181496954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4997911314" office:value-type="float">
            <text:p>10.4997911314</text:p>
          </table:table-cell>
          <table:table-cell office:value="10.6547705179" office:value-type="float">
            <text:p>10.6547705179</text:p>
          </table:table-cell>
          <table:table-cell office:value="10.3600951014" office:value-type="float">
            <text:p>10.3600951014</text:p>
          </table:table-cell>
          <table:table-cell office:value="8.90315688574" office:value-type="float">
            <text:p>8.90315688574</text:p>
          </table:table-cell>
          <table:table-cell office:value="9.64637232281" office:value-type="float">
            <text:p>9.64637232281</text:p>
          </table:table-cell>
          <table:table-cell office:value="8.43473436599" office:value-type="float">
            <text:p>8.43473436599</text:p>
          </table:table-cell>
          <table:table-cell office:value="8.24244494204" office:value-type="float">
            <text:p>8.24244494204</text:p>
          </table:table-cell>
          <table:table-cell office:value="7.37689882926" office:value-type="float">
            <text:p>7.37689882926</text:p>
          </table:table-cell>
          <table:table-cell office:value="7.10249537624" office:value-type="float">
            <text:p>7.10249537624</text:p>
          </table:table-cell>
          <table:table-cell office:value="7.75245253473" office:value-type="float">
            <text:p>7.75245253473</text:p>
          </table:table-cell>
          <table:table-cell office:value="6.50855945156" office:value-type="float">
            <text:p>6.50855945156</text:p>
          </table:table-cell>
          <table:table-cell office:value="6.30591288299" office:value-type="float">
            <text:p>6.30591288299</text:p>
          </table:table-cell>
          <table:table-cell office:value="5.47899644104" office:value-type="float">
            <text:p>5.47899644104</text:p>
          </table:table-cell>
          <table:table-cell office:value="5.56544470027" office:value-type="float">
            <text:p>5.56544470027</text:p>
          </table:table-cell>
          <table:table-cell office:value-type="string">
            <text:p>üü</text:p>
          </table:table-cell>
          <table:table-cell office:value="-14.490376224" office:value-type="float">
            <text:p>-14.49037622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2.6487881423" office:value-type="float">
            <text:p>22.6487881423</text:p>
          </table:table-cell>
          <table:table-cell office:value="22.1838575004" office:value-type="float">
            <text:p>22.1838575004</text:p>
          </table:table-cell>
          <table:table-cell office:value="21.9241971933" office:value-type="float">
            <text:p>21.9241971933</text:p>
          </table:table-cell>
          <table:table-cell office:value="20.6463428453" office:value-type="float">
            <text:p>20.6463428453</text:p>
          </table:table-cell>
          <table:table-cell office:value="21.5676898939" office:value-type="float">
            <text:p>21.5676898939</text:p>
          </table:table-cell>
          <table:table-cell office:value="22.7421282622" office:value-type="float">
            <text:p>22.7421282622</text:p>
          </table:table-cell>
          <table:table-cell office:value="25.1963607326" office:value-type="float">
            <text:p>25.1963607326</text:p>
          </table:table-cell>
          <table:table-cell office:value="18.1276653152" office:value-type="float">
            <text:p>18.1276653152</text:p>
          </table:table-cell>
          <table:table-cell office:value="17.6561312317" office:value-type="float">
            <text:p>17.6561312317</text:p>
          </table:table-cell>
          <table:table-cell office:value="21.9878389458" office:value-type="float">
            <text:p>21.9878389458</text:p>
          </table:table-cell>
          <table:table-cell office:value="18.2533534085" office:value-type="float">
            <text:p>18.2533534085</text:p>
          </table:table-cell>
          <table:table-cell office:value="17.5165275418" office:value-type="float">
            <text:p>17.5165275418</text:p>
          </table:table-cell>
          <table:table-cell office:value="18.7131856693" office:value-type="float">
            <text:p>18.7131856693</text:p>
          </table:table-cell>
          <table:table-cell office:value="19.9173151008" office:value-type="float">
            <text:p>19.9173151008</text:p>
          </table:table-cell>
          <table:table-cell office:value-type="string">
            <text:p>ü</text:p>
          </table:table-cell>
          <table:table-cell office:value="9.11592327747" office:value-type="float">
            <text:p>9.1159232774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4452488219" office:value-type="float">
            <text:p>2.44452488219</text:p>
          </table:table-cell>
          <table:table-cell office:value="2.31624827951" office:value-type="float">
            <text:p>2.31624827951</text:p>
          </table:table-cell>
          <table:table-cell office:value="2.29943249962" office:value-type="float">
            <text:p>2.29943249962</text:p>
          </table:table-cell>
          <table:table-cell office:value="2.18741383035" office:value-type="float">
            <text:p>2.18741383035</text:p>
          </table:table-cell>
          <table:table-cell office:value="2.30207749462" office:value-type="float">
            <text:p>2.30207749462</text:p>
          </table:table-cell>
          <table:table-cell office:value="2.5126318253" office:value-type="float">
            <text:p>2.5126318253</text:p>
          </table:table-cell>
          <table:table-cell office:value="2.57796712122" office:value-type="float">
            <text:p>2.57796712122</text:p>
          </table:table-cell>
          <table:table-cell office:value="1.92322617276" office:value-type="float">
            <text:p>1.92322617276</text:p>
          </table:table-cell>
          <table:table-cell office:value="1.89694422232" office:value-type="float">
            <text:p>1.89694422232</text:p>
          </table:table-cell>
          <table:table-cell office:value="2.43396902169" office:value-type="float">
            <text:p>2.43396902169</text:p>
          </table:table-cell>
          <table:table-cell office:value="1.98565008637" office:value-type="float">
            <text:p>1.98565008637</text:p>
          </table:table-cell>
          <table:table-cell office:value="1.88023788222" office:value-type="float">
            <text:p>1.88023788222</text:p>
          </table:table-cell>
          <table:table-cell office:value="1.97299909951" office:value-type="float">
            <text:p>1.97299909951</text:p>
          </table:table-cell>
          <table:table-cell office:value="2.21368447736" office:value-type="float">
            <text:p>2.21368447736</text:p>
          </table:table-cell>
          <table:table-cell office:value-type="string">
            <text:p>ü</text:p>
          </table:table-cell>
          <table:table-cell office:value="11.4841175973" office:value-type="float">
            <text:p>11.4841175973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48416200633" office:value-type="float">
            <text:p>3.48416200633</text:p>
          </table:table-cell>
          <table:table-cell office:value="3.52948599358" office:value-type="float">
            <text:p>3.52948599358</text:p>
          </table:table-cell>
          <table:table-cell office:value="3.6103444453" office:value-type="float">
            <text:p>3.6103444453</text:p>
          </table:table-cell>
          <table:table-cell office:value="3.09907683086" office:value-type="float">
            <text:p>3.09907683086</text:p>
          </table:table-cell>
          <table:table-cell office:value="3.07138701742" office:value-type="float">
            <text:p>3.07138701742</text:p>
          </table:table-cell>
          <table:table-cell office:value="2.45423913346" office:value-type="float">
            <text:p>2.45423913346</text:p>
          </table:table-cell>
          <table:table-cell office:value="3.06932930467" office:value-type="float">
            <text:p>3.06932930467</text:p>
          </table:table-cell>
          <table:table-cell office:value="2.11918077069" office:value-type="float">
            <text:p>2.11918077069</text:p>
          </table:table-cell>
          <table:table-cell office:value="2.20389725863" office:value-type="float">
            <text:p>2.20389725863</text:p>
          </table:table-cell>
          <table:table-cell office:value="2.84660321728" office:value-type="float">
            <text:p>2.84660321728</text:p>
          </table:table-cell>
          <table:table-cell office:value="2.05021623775" office:value-type="float">
            <text:p>2.05021623775</text:p>
          </table:table-cell>
          <table:table-cell office:value="2.40694327548" office:value-type="float">
            <text:p>2.40694327548</text:p>
          </table:table-cell>
          <table:table-cell office:value="1.63264905165" office:value-type="float">
            <text:p>1.63264905165</text:p>
          </table:table-cell>
          <table:table-cell office:value="1.66585998079" office:value-type="float">
            <text:p>1.66585998079</text:p>
          </table:table-cell>
          <table:table-cell office:value-type="string">
            <text:p/>
          </table:table-cell>
          <table:table-cell office:value="-18.7471082263" office:value-type="float">
            <text:p>-18.747108226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-type="string">
            <text:p>ü</text:p>
          </table:table-cell>
          <table:table-cell office:value="4.69148393513" office:value-type="float">
            <text:p>4.6914839351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-type="string">
            <text:p>ü</text:p>
          </table:table-cell>
          <table:table-cell office:value="9.27342179624" office:value-type="float">
            <text:p>9.2734217962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-type="string">
            <text:p>ü</text:p>
          </table:table-cell>
          <table:table-cell office:value="8.03650175928" office:value-type="float">
            <text:p>8.0365017592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-type="string">
            <text:p>ü</text:p>
          </table:table-cell>
          <table:table-cell office:value="7.54508986938" office:value-type="float">
            <text:p>7.5450898693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54032970839" office:value-type="float">
            <text:p>0.454032970839</text:p>
          </table:table-cell>
          <table:table-cell office:value="0.452871435976" office:value-type="float">
            <text:p>0.452871435976</text:p>
          </table:table-cell>
          <table:table-cell office:value="0.451255021022" office:value-type="float">
            <text:p>0.451255021022</text:p>
          </table:table-cell>
          <table:table-cell office:value="0.427058815946" office:value-type="float">
            <text:p>0.427058815946</text:p>
          </table:table-cell>
          <table:table-cell office:value="0.436801034047" office:value-type="float">
            <text:p>0.436801034047</text:p>
          </table:table-cell>
          <table:table-cell office:value="0.457370159436" office:value-type="float">
            <text:p>0.457370159436</text:p>
          </table:table-cell>
          <table:table-cell office:value="0.486046143978" office:value-type="float">
            <text:p>0.486046143978</text:p>
          </table:table-cell>
          <table:table-cell office:value="0.375711973592" office:value-type="float">
            <text:p>0.375711973592</text:p>
          </table:table-cell>
          <table:table-cell office:value="0.353942795255" office:value-type="float">
            <text:p>0.353942795255</text:p>
          </table:table-cell>
          <table:table-cell office:value="0.449968526079" office:value-type="float">
            <text:p>0.449968526079</text:p>
          </table:table-cell>
          <table:table-cell office:value="0.372946559343" office:value-type="float">
            <text:p>0.372946559343</text:p>
          </table:table-cell>
          <table:table-cell office:value="0.357526729408" office:value-type="float">
            <text:p>0.357526729408</text:p>
          </table:table-cell>
          <table:table-cell office:value="0.364393450001" office:value-type="float">
            <text:p>0.364393450001</text:p>
          </table:table-cell>
          <table:table-cell office:value="0.39861633994" office:value-type="float">
            <text:p>0.39861633994</text:p>
          </table:table-cell>
          <table:table-cell office:value-type="string">
            <text:p>ü</text:p>
          </table:table-cell>
          <table:table-cell office:value="6.88296485221" office:value-type="float">
            <text:p>6.8829648522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537419542188" office:value-type="float">
            <text:p>0.537419542188</text:p>
          </table:table-cell>
          <table:table-cell office:value="0.508029702564" office:value-type="float">
            <text:p>0.508029702564</text:p>
          </table:table-cell>
          <table:table-cell office:value="0.511812666505" office:value-type="float">
            <text:p>0.511812666505</text:p>
          </table:table-cell>
          <table:table-cell office:value="0.467419766006" office:value-type="float">
            <text:p>0.467419766006</text:p>
          </table:table-cell>
          <table:table-cell office:value="0.496937384858" office:value-type="float">
            <text:p>0.496937384858</text:p>
          </table:table-cell>
          <table:table-cell office:value="0.528859493771" office:value-type="float">
            <text:p>0.528859493771</text:p>
          </table:table-cell>
          <table:table-cell office:value="0.512249066134" office:value-type="float">
            <text:p>0.512249066134</text:p>
          </table:table-cell>
          <table:table-cell office:value="0.401542131387" office:value-type="float">
            <text:p>0.401542131387</text:p>
          </table:table-cell>
          <table:table-cell office:value="0.40255588867" office:value-type="float">
            <text:p>0.40255588867</text:p>
          </table:table-cell>
          <table:table-cell office:value="0.50876229433" office:value-type="float">
            <text:p>0.50876229433</text:p>
          </table:table-cell>
          <table:table-cell office:value="0.415181259651" office:value-type="float">
            <text:p>0.415181259651</text:p>
          </table:table-cell>
          <table:table-cell office:value="0.405201455323" office:value-type="float">
            <text:p>0.405201455323</text:p>
          </table:table-cell>
          <table:table-cell office:value="0.402058463759" office:value-type="float">
            <text:p>0.402058463759</text:p>
          </table:table-cell>
          <table:table-cell office:value="0.458864241835" office:value-type="float">
            <text:p>0.458864241835</text:p>
          </table:table-cell>
          <table:table-cell office:value-type="string">
            <text:p>ü</text:p>
          </table:table-cell>
          <table:table-cell office:value="10.5214243584" office:value-type="float">
            <text:p>10.521424358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-type="string">
            <text:p>ü</text:p>
          </table:table-cell>
          <table:table-cell office:value="9.69251457976" office:value-type="float">
            <text:p>9.6925145797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-type="string">
            <text:p>ü</text:p>
          </table:table-cell>
          <table:table-cell office:value="7.9148025283" office:value-type="float">
            <text:p>7.91480252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1066087843" office:value-type="float">
            <text:p>6.31066087843</text:p>
          </table:table-cell>
          <table:table-cell office:value="6.11026876757" office:value-type="float">
            <text:p>6.11026876757</text:p>
          </table:table-cell>
          <table:table-cell office:value="6.13247399832" office:value-type="float">
            <text:p>6.13247399832</text:p>
          </table:table-cell>
          <table:table-cell office:value="5.78110131129" office:value-type="float">
            <text:p>5.78110131129</text:p>
          </table:table-cell>
          <table:table-cell office:value="5.99732221773" office:value-type="float">
            <text:p>5.99732221773</text:p>
          </table:table-cell>
          <table:table-cell office:value="6.12323730958" office:value-type="float">
            <text:p>6.12323730958</text:p>
          </table:table-cell>
          <table:table-cell office:value="6.37570635714" office:value-type="float">
            <text:p>6.37570635714</text:p>
          </table:table-cell>
          <table:table-cell office:value="4.93855193688" office:value-type="float">
            <text:p>4.93855193688</text:p>
          </table:table-cell>
          <table:table-cell office:value="4.76157304121" office:value-type="float">
            <text:p>4.76157304121</text:p>
          </table:table-cell>
          <table:table-cell office:value="5.94533339028" office:value-type="float">
            <text:p>5.94533339028</text:p>
          </table:table-cell>
          <table:table-cell office:value="4.91620880114" office:value-type="float">
            <text:p>4.91620880114</text:p>
          </table:table-cell>
          <table:table-cell office:value="4.93637731939" office:value-type="float">
            <text:p>4.93637731939</text:p>
          </table:table-cell>
          <table:table-cell office:value="4.93578960427" office:value-type="float">
            <text:p>4.93578960427</text:p>
          </table:table-cell>
          <table:table-cell office:value="5.44578601468" office:value-type="float">
            <text:p>5.44578601468</text:p>
          </table:table-cell>
          <table:table-cell office:value-type="string">
            <text:p>ü</text:p>
          </table:table-cell>
          <table:table-cell office:value="10.7720651208" office:value-type="float">
            <text:p>10.772065120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-type="string">
            <text:p>ü</text:p>
          </table:table-cell>
          <table:table-cell office:value="10.6755334003" office:value-type="float">
            <text:p>10.6755334003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819717057807" office:value-type="float">
            <text:p>0.819717057807</text:p>
          </table:table-cell>
          <table:table-cell office:value="0.824326935019" office:value-type="float">
            <text:p>0.824326935019</text:p>
          </table:table-cell>
          <table:table-cell office:value="0.803903495225" office:value-type="float">
            <text:p>0.803903495225</text:p>
          </table:table-cell>
          <table:table-cell office:value="0.780800008972" office:value-type="float">
            <text:p>0.780800008972</text:p>
          </table:table-cell>
          <table:table-cell office:value="0.80531057019" office:value-type="float">
            <text:p>0.80531057019</text:p>
          </table:table-cell>
          <table:table-cell office:value="0.864604670742" office:value-type="float">
            <text:p>0.864604670742</text:p>
          </table:table-cell>
          <table:table-cell office:value="0.777326329596" office:value-type="float">
            <text:p>0.777326329596</text:p>
          </table:table-cell>
          <table:table-cell office:value="0.629815395392" office:value-type="float">
            <text:p>0.629815395392</text:p>
          </table:table-cell>
          <table:table-cell office:value="0.659664462768" office:value-type="float">
            <text:p>0.659664462768</text:p>
          </table:table-cell>
          <table:table-cell office:value="0.793388494581" office:value-type="float">
            <text:p>0.793388494581</text:p>
          </table:table-cell>
          <table:table-cell office:value="0.647370506273" office:value-type="float">
            <text:p>0.647370506273</text:p>
          </table:table-cell>
          <table:table-cell office:value="0.683595801" office:value-type="float">
            <text:p>0.683595801</text:p>
          </table:table-cell>
          <table:table-cell office:value="0.62818923818" office:value-type="float">
            <text:p>0.62818923818</text:p>
          </table:table-cell>
          <table:table-cell office:value="0.734726146313" office:value-type="float">
            <text:p>0.734726146313</text:p>
          </table:table-cell>
          <table:table-cell office:value-type="string">
            <text:p>ü</text:p>
          </table:table-cell>
          <table:table-cell office:value="13.4939171917" office:value-type="float">
            <text:p>13.493917191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0.0478031147" office:value-type="float">
            <text:p>60.0478031147</text:p>
          </table:table-cell>
          <table:table-cell office:value="56.8256000074" office:value-type="float">
            <text:p>56.8256000074</text:p>
          </table:table-cell>
          <table:table-cell office:value="56.6973363397" office:value-type="float">
            <text:p>56.6973363397</text:p>
          </table:table-cell>
          <table:table-cell office:value="52.4952929755" office:value-type="float">
            <text:p>52.4952929755</text:p>
          </table:table-cell>
          <table:table-cell office:value="55.8189633676" office:value-type="float">
            <text:p>55.8189633676</text:p>
          </table:table-cell>
          <table:table-cell office:value="58.2113320609" office:value-type="float">
            <text:p>58.2113320609</text:p>
          </table:table-cell>
          <table:table-cell office:value="58.2840285722" office:value-type="float">
            <text:p>58.2840285722</text:p>
          </table:table-cell>
          <table:table-cell office:value="44.5010561986" office:value-type="float">
            <text:p>44.5010561986</text:p>
          </table:table-cell>
          <table:table-cell office:value="43.1081394154" office:value-type="float">
            <text:p>43.1081394154</text:p>
          </table:table-cell>
          <table:table-cell office:value="56.3440798776" office:value-type="float">
            <text:p>56.3440798776</text:p>
          </table:table-cell>
          <table:table-cell office:value="45.2649340295" office:value-type="float">
            <text:p>45.2649340295</text:p>
          </table:table-cell>
          <table:table-cell office:value="44.5508476852" office:value-type="float">
            <text:p>44.5508476852</text:p>
          </table:table-cell>
          <table:table-cell office:value="43.6755000146" office:value-type="float">
            <text:p>43.6755000146</text:p>
          </table:table-cell>
          <table:table-cell office:value="49.8374128143" office:value-type="float">
            <text:p>49.8374128143</text:p>
          </table:table-cell>
          <table:table-cell office:value-type="string">
            <text:p>ü</text:p>
          </table:table-cell>
          <table:table-cell office:value="10.1015916245" office:value-type="float">
            <text:p>10.101591624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-type="string">
            <text:p>ü</text:p>
          </table:table-cell>
          <table:table-cell office:value="14.7738857223" office:value-type="float">
            <text:p>14.7738857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65.4554884444" office:value-type="float">
            <text:p>65.4554884444</text:p>
          </table:table-cell>
          <table:table-cell office:value="71.2093179764" office:value-type="float">
            <text:p>71.2093179764</text:p>
          </table:table-cell>
          <table:table-cell office:value="66.2472523741" office:value-type="float">
            <text:p>66.2472523741</text:p>
          </table:table-cell>
          <table:table-cell office:value="64.3545379483" office:value-type="float">
            <text:p>64.3545379483</text:p>
          </table:table-cell>
          <table:table-cell office:value="64.8410207548" office:value-type="float">
            <text:p>64.8410207548</text:p>
          </table:table-cell>
          <table:table-cell office:value="75.6323964771" office:value-type="float">
            <text:p>75.6323964771</text:p>
          </table:table-cell>
          <table:table-cell office:value="58.4314869629" office:value-type="float">
            <text:p>58.4314869629</text:p>
          </table:table-cell>
          <table:table-cell office:value="47.8632541006" office:value-type="float">
            <text:p>47.8632541006</text:p>
          </table:table-cell>
          <table:table-cell office:value="54.360486668" office:value-type="float">
            <text:p>54.360486668</text:p>
          </table:table-cell>
          <table:table-cell office:value="61.8351972629" office:value-type="float">
            <text:p>61.8351972629</text:p>
          </table:table-cell>
          <table:table-cell office:value="50.0700550905" office:value-type="float">
            <text:p>50.0700550905</text:p>
          </table:table-cell>
          <table:table-cell office:value="52.3313785438" office:value-type="float">
            <text:p>52.3313785438</text:p>
          </table:table-cell>
          <table:table-cell office:value="47.4386043479" office:value-type="float">
            <text:p>47.4386043479</text:p>
          </table:table-cell>
          <table:table-cell office:value="53.1059214162" office:value-type="float">
            <text:p>53.1059214162</text:p>
          </table:table-cell>
          <table:table-cell office:value-type="string">
            <text:p>ü</text:p>
          </table:table-cell>
          <table:table-cell office:value="6.06323743839" office:value-type="float">
            <text:p>6.06323743839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88.127585773" office:value-type="float">
            <text:p>588.127585773</text:p>
          </table:table-cell>
          <table:table-cell office:value="482.527483786" office:value-type="float">
            <text:p>482.527483786</text:p>
          </table:table-cell>
          <table:table-cell office:value="481.653779725" office:value-type="float">
            <text:p>481.653779725</text:p>
          </table:table-cell>
          <table:table-cell office:value="451.754901276" office:value-type="float">
            <text:p>451.754901276</text:p>
          </table:table-cell>
          <table:table-cell office:value="490.609467245" office:value-type="float">
            <text:p>490.609467245</text:p>
          </table:table-cell>
          <table:table-cell office:value="559.578315525" office:value-type="float">
            <text:p>559.578315525</text:p>
          </table:table-cell>
          <table:table-cell office:value="507.623480674" office:value-type="float">
            <text:p>507.623480674</text:p>
          </table:table-cell>
          <table:table-cell office:value="382.837606519" office:value-type="float">
            <text:p>382.837606519</text:p>
          </table:table-cell>
          <table:table-cell office:value="411.117269212" office:value-type="float">
            <text:p>411.117269212</text:p>
          </table:table-cell>
          <table:table-cell office:value="534.384324749" office:value-type="float">
            <text:p>534.384324749</text:p>
          </table:table-cell>
          <table:table-cell office:value="428.367046639" office:value-type="float">
            <text:p>428.367046639</text:p>
          </table:table-cell>
          <table:table-cell office:value="403.879580793" office:value-type="float">
            <text:p>403.879580793</text:p>
          </table:table-cell>
          <table:table-cell office:value="412.065581315" office:value-type="float">
            <text:p>412.065581315</text:p>
          </table:table-cell>
          <table:table-cell office:value="491.322029386" office:value-type="float">
            <text:p>491.322029386</text:p>
          </table:table-cell>
          <table:table-cell office:value-type="string">
            <text:p/>
          </table:table-cell>
          <table:table-cell office:value="14.6965046075" office:value-type="float">
            <text:p>14.696504607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63.476670677" office:value-type="float">
            <text:p>163.476670677</text:p>
          </table:table-cell>
          <table:table-cell office:value="151.630486434" office:value-type="float">
            <text:p>151.630486434</text:p>
          </table:table-cell>
          <table:table-cell office:value="146.522793986" office:value-type="float">
            <text:p>146.522793986</text:p>
          </table:table-cell>
          <table:table-cell office:value="139.646938711" office:value-type="float">
            <text:p>139.646938711</text:p>
          </table:table-cell>
          <table:table-cell office:value="146.60919398" office:value-type="float">
            <text:p>146.60919398</text:p>
          </table:table-cell>
          <table:table-cell office:value="168.895369442" office:value-type="float">
            <text:p>168.895369442</text:p>
          </table:table-cell>
          <table:table-cell office:value="143.035302504" office:value-type="float">
            <text:p>143.035302504</text:p>
          </table:table-cell>
          <table:table-cell office:value="111.66946107" office:value-type="float">
            <text:p>111.66946107</text:p>
          </table:table-cell>
          <table:table-cell office:value="122.87996388" office:value-type="float">
            <text:p>122.87996388</text:p>
          </table:table-cell>
          <table:table-cell office:value="150.899177286" office:value-type="float">
            <text:p>150.899177286</text:p>
          </table:table-cell>
          <table:table-cell office:value="121.464499472" office:value-type="float">
            <text:p>121.464499472</text:p>
          </table:table-cell>
          <table:table-cell office:value="119.644574607" office:value-type="float">
            <text:p>119.644574607</text:p>
          </table:table-cell>
          <table:table-cell office:value="116.116138139" office:value-type="float">
            <text:p>116.116138139</text:p>
          </table:table-cell>
          <table:table-cell office:value="134.99285366" office:value-type="float">
            <text:p>134.99285366</text:p>
          </table:table-cell>
          <table:table-cell office:value-type="string">
            <text:p/>
          </table:table-cell>
          <table:table-cell office:value="11.1377021656" office:value-type="float">
            <text:p>11.137702165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-type="string">
            <text:p>ü</text:p>
          </table:table-cell>
          <table:table-cell office:value="18.2448987293" office:value-type="float">
            <text:p>18.244898729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48131057751" office:value-type="float">
            <text:p>2.48131057751</text:p>
          </table:table-cell>
          <table:table-cell office:value="2.40454498377" office:value-type="float">
            <text:p>2.40454498377</text:p>
          </table:table-cell>
          <table:table-cell office:value="2.32052890633" office:value-type="float">
            <text:p>2.32052890633</text:p>
          </table:table-cell>
          <table:table-cell office:value="2.16850961466" office:value-type="float">
            <text:p>2.16850961466</text:p>
          </table:table-cell>
          <table:table-cell office:value="2.27446746323" office:value-type="float">
            <text:p>2.27446746323</text:p>
          </table:table-cell>
          <table:table-cell office:value="2.37037377858" office:value-type="float">
            <text:p>2.37037377858</text:p>
          </table:table-cell>
          <table:table-cell office:value="2.3844091702" office:value-type="float">
            <text:p>2.3844091702</text:p>
          </table:table-cell>
          <table:table-cell office:value="1.93673670106" office:value-type="float">
            <text:p>1.93673670106</text:p>
          </table:table-cell>
          <table:table-cell office:value="1.88207217999" office:value-type="float">
            <text:p>1.88207217999</text:p>
          </table:table-cell>
          <table:table-cell office:value="2.32799521995" office:value-type="float">
            <text:p>2.32799521995</text:p>
          </table:table-cell>
          <table:table-cell office:value="1.91311689076" office:value-type="float">
            <text:p>1.91311689076</text:p>
          </table:table-cell>
          <table:table-cell office:value="1.83805431189" office:value-type="float">
            <text:p>1.83805431189</text:p>
          </table:table-cell>
          <table:table-cell office:value="1.87697151846" office:value-type="float">
            <text:p>1.87697151846</text:p>
          </table:table-cell>
          <table:table-cell office:value="2.06771361457" office:value-type="float">
            <text:p>2.06771361457</text:p>
          </table:table-cell>
          <table:table-cell office:value-type="string">
            <text:p>ü</text:p>
          </table:table-cell>
          <table:table-cell office:value="8.08088227945" office:value-type="float">
            <text:p>8.08088227945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2946601123" office:value-type="float">
            <text:p>1.22946601123</text:p>
          </table:table-cell>
          <table:table-cell office:value="1.24381159334" office:value-type="float">
            <text:p>1.24381159334</text:p>
          </table:table-cell>
          <table:table-cell office:value="1.18864193312" office:value-type="float">
            <text:p>1.18864193312</text:p>
          </table:table-cell>
          <table:table-cell office:value="1.14701279137" office:value-type="float">
            <text:p>1.14701279137</text:p>
          </table:table-cell>
          <table:table-cell office:value="1.04864125796" office:value-type="float">
            <text:p>1.04864125796</text:p>
          </table:table-cell>
          <table:table-cell office:value="1.03414750392" office:value-type="float">
            <text:p>1.03414750392</text:p>
          </table:table-cell>
          <table:table-cell office:value="1.05794712973" office:value-type="float">
            <text:p>1.05794712973</text:p>
          </table:table-cell>
          <table:table-cell office:value="0.978816679725" office:value-type="float">
            <text:p>0.978816679725</text:p>
          </table:table-cell>
          <table:table-cell office:value="0.969177543981" office:value-type="float">
            <text:p>0.969177543981</text:p>
          </table:table-cell>
          <table:table-cell office:value="1.01197064605" office:value-type="float">
            <text:p>1.01197064605</text:p>
          </table:table-cell>
          <table:table-cell office:value="1.00716091768" office:value-type="float">
            <text:p>1.00716091768</text:p>
          </table:table-cell>
          <table:table-cell office:value="0.934721674374" office:value-type="float">
            <text:p>0.934721674374</text:p>
          </table:table-cell>
          <table:table-cell office:value="0.83249410806" office:value-type="float">
            <text:p>0.83249410806</text:p>
          </table:table-cell>
          <table:table-cell office:value="0.879192163225" office:value-type="float">
            <text:p>0.879192163225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8.162885224" office:value-type="float">
            <text:p>268.162885224</text:p>
          </table:table-cell>
          <table:table-cell office:value="269.280497594" office:value-type="float">
            <text:p>269.280497594</text:p>
          </table:table-cell>
          <table:table-cell office:value="258.867715074" office:value-type="float">
            <text:p>258.867715074</text:p>
          </table:table-cell>
          <table:table-cell office:value="253.218309615" office:value-type="float">
            <text:p>253.218309615</text:p>
          </table:table-cell>
          <table:table-cell office:value="227.529293638" office:value-type="float">
            <text:p>227.529293638</text:p>
          </table:table-cell>
          <table:table-cell office:value="227.47231477" office:value-type="float">
            <text:p>227.47231477</text:p>
          </table:table-cell>
          <table:table-cell office:value="236.303049987" office:value-type="float">
            <text:p>236.303049987</text:p>
          </table:table-cell>
          <table:table-cell office:value="217.584880067" office:value-type="float">
            <text:p>217.584880067</text:p>
          </table:table-cell>
          <table:table-cell office:value="213.407465685" office:value-type="float">
            <text:p>213.407465685</text:p>
          </table:table-cell>
          <table:table-cell office:value="228.453490529" office:value-type="float">
            <text:p>228.453490529</text:p>
          </table:table-cell>
          <table:table-cell office:value="223.523061898" office:value-type="float">
            <text:p>223.523061898</text:p>
          </table:table-cell>
          <table:table-cell office:value="210.294992419" office:value-type="float">
            <text:p>210.294992419</text:p>
          </table:table-cell>
          <table:table-cell office:value="186.516860414" office:value-type="float">
            <text:p>186.516860414</text:p>
          </table:table-cell>
          <table:table-cell office:value="196.675998385" office:value-type="float">
            <text:p>196.675998385</text:p>
          </table:table-cell>
          <table:table-cell office:value-type="string">
            <text:p>-</text:p>
          </table:table-cell>
          <table:table-cell office:value="-12.0108696099" office:value-type="float">
            <text:p>-12.010869609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1623506641" office:value-type="float">
            <text:p>10.1623506641</text:p>
          </table:table-cell>
          <table:table-cell office:value="10.3098092685" office:value-type="float">
            <text:p>10.3098092685</text:p>
          </table:table-cell>
          <table:table-cell office:value="9.83097049329" office:value-type="float">
            <text:p>9.83097049329</text:p>
          </table:table-cell>
          <table:table-cell office:value="9.69239883721" office:value-type="float">
            <text:p>9.69239883721</text:p>
          </table:table-cell>
          <table:table-cell office:value="8.82247548191" office:value-type="float">
            <text:p>8.82247548191</text:p>
          </table:table-cell>
          <table:table-cell office:value="8.99847148858" office:value-type="float">
            <text:p>8.99847148858</text:p>
          </table:table-cell>
          <table:table-cell office:value="9.24992266835" office:value-type="float">
            <text:p>9.24992266835</text:p>
          </table:table-cell>
          <table:table-cell office:value="8.61166148673" office:value-type="float">
            <text:p>8.61166148673</text:p>
          </table:table-cell>
          <table:table-cell office:value="8.27342565991" office:value-type="float">
            <text:p>8.27342565991</text:p>
          </table:table-cell>
          <table:table-cell office:value="9.22087605089" office:value-type="float">
            <text:p>9.22087605089</text:p>
          </table:table-cell>
          <table:table-cell office:value="8.92449668498" office:value-type="float">
            <text:p>8.92449668498</text:p>
          </table:table-cell>
          <table:table-cell office:value="8.41072250171" office:value-type="float">
            <text:p>8.41072250171</text:p>
          </table:table-cell>
          <table:table-cell office:value="7.31970236905" office:value-type="float">
            <text:p>7.31970236905</text:p>
          </table:table-cell>
          <table:table-cell office:value="8.01286118597" office:value-type="float">
            <text:p>8.01286118597</text:p>
          </table:table-cell>
          <table:table-cell office:value-type="string">
            <text:p>ü</text:p>
          </table:table-cell>
          <table:table-cell office:value="-10.2149794122" office:value-type="float">
            <text:p>-10.214979412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8193783042" office:value-type="float">
            <text:p>12.8193783042</text:p>
          </table:table-cell>
          <table:table-cell office:value="12.872384968" office:value-type="float">
            <text:p>12.872384968</text:p>
          </table:table-cell>
          <table:table-cell office:value="12.3761111868" office:value-type="float">
            <text:p>12.3761111868</text:p>
          </table:table-cell>
          <table:table-cell office:value="12.0321930765" office:value-type="float">
            <text:p>12.0321930765</text:p>
          </table:table-cell>
          <table:table-cell office:value="10.9342577115" office:value-type="float">
            <text:p>10.9342577115</text:p>
          </table:table-cell>
          <table:table-cell office:value="11.013913019" office:value-type="float">
            <text:p>11.013913019</text:p>
          </table:table-cell>
          <table:table-cell office:value="11.4261885947" office:value-type="float">
            <text:p>11.4261885947</text:p>
          </table:table-cell>
          <table:table-cell office:value="10.5862625019" office:value-type="float">
            <text:p>10.5862625019</text:p>
          </table:table-cell>
          <table:table-cell office:value="10.2226361711" office:value-type="float">
            <text:p>10.2226361711</text:p>
          </table:table-cell>
          <table:table-cell office:value="11.1640429675" office:value-type="float">
            <text:p>11.1640429675</text:p>
          </table:table-cell>
          <table:table-cell office:value="10.9432840752" office:value-type="float">
            <text:p>10.9432840752</text:p>
          </table:table-cell>
          <table:table-cell office:value="10.1418167511" office:value-type="float">
            <text:p>10.1418167511</text:p>
          </table:table-cell>
          <table:table-cell office:value="8.77503556347" office:value-type="float">
            <text:p>8.77503556347</text:p>
          </table:table-cell>
          <table:table-cell office:value="9.52669741974" office:value-type="float">
            <text:p>9.52669741974</text:p>
          </table:table-cell>
          <table:table-cell office:value-type="string">
            <text:p>ü</text:p>
          </table:table-cell>
          <table:table-cell office:value="-12.9448038245" office:value-type="float">
            <text:p>-12.944803824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783551978" office:value-type="float">
            <text:p>4.0783551978</text:p>
          </table:table-cell>
          <table:table-cell office:value="4.04863211853" office:value-type="float">
            <text:p>4.04863211853</text:p>
          </table:table-cell>
          <table:table-cell office:value="3.86135225193" office:value-type="float">
            <text:p>3.86135225193</text:p>
          </table:table-cell>
          <table:table-cell office:value="3.78531972818" office:value-type="float">
            <text:p>3.78531972818</text:p>
          </table:table-cell>
          <table:table-cell office:value="3.48440736386" office:value-type="float">
            <text:p>3.48440736386</text:p>
          </table:table-cell>
          <table:table-cell office:value="3.39676009496" office:value-type="float">
            <text:p>3.39676009496</text:p>
          </table:table-cell>
          <table:table-cell office:value="3.55186782625" office:value-type="float">
            <text:p>3.55186782625</text:p>
          </table:table-cell>
          <table:table-cell office:value="3.29101855906" office:value-type="float">
            <text:p>3.29101855906</text:p>
          </table:table-cell>
          <table:table-cell office:value="3.23089844064" office:value-type="float">
            <text:p>3.23089844064</text:p>
          </table:table-cell>
          <table:table-cell office:value="3.41003925783" office:value-type="float">
            <text:p>3.41003925783</text:p>
          </table:table-cell>
          <table:table-cell office:value="3.40490220375" office:value-type="float">
            <text:p>3.40490220375</text:p>
          </table:table-cell>
          <table:table-cell office:value="3.08421741469" office:value-type="float">
            <text:p>3.08421741469</text:p>
          </table:table-cell>
          <table:table-cell office:value="2.71299467632" office:value-type="float">
            <text:p>2.71299467632</text:p>
          </table:table-cell>
          <table:table-cell office:value="2.91775864623" office:value-type="float">
            <text:p>2.91775864623</text:p>
          </table:table-cell>
          <table:table-cell office:value-type="string">
            <text:p>ü</text:p>
          </table:table-cell>
          <table:table-cell office:value="-14.3071233287" office:value-type="float">
            <text:p>-14.30712332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22012207874" office:value-type="float">
            <text:p>5.22012207874</text:p>
          </table:table-cell>
          <table:table-cell office:value="5.30058212833" office:value-type="float">
            <text:p>5.30058212833</text:p>
          </table:table-cell>
          <table:table-cell office:value="5.1067671158" office:value-type="float">
            <text:p>5.1067671158</text:p>
          </table:table-cell>
          <table:table-cell office:value="4.92335058802" office:value-type="float">
            <text:p>4.92335058802</text:p>
          </table:table-cell>
          <table:table-cell office:value="4.46299525655" office:value-type="float">
            <text:p>4.46299525655</text:p>
          </table:table-cell>
          <table:table-cell office:value="4.53390356942" office:value-type="float">
            <text:p>4.53390356942</text:p>
          </table:table-cell>
          <table:table-cell office:value="4.73063648537" office:value-type="float">
            <text:p>4.73063648537</text:p>
          </table:table-cell>
          <table:table-cell office:value="4.34642323047" office:value-type="float">
            <text:p>4.34642323047</text:p>
          </table:table-cell>
          <table:table-cell office:value="4.1693549849" office:value-type="float">
            <text:p>4.1693549849</text:p>
          </table:table-cell>
          <table:table-cell office:value="4.65934129123" office:value-type="float">
            <text:p>4.65934129123</text:p>
          </table:table-cell>
          <table:table-cell office:value="4.52137897078" office:value-type="float">
            <text:p>4.52137897078</text:p>
          </table:table-cell>
          <table:table-cell office:value="4.1953330438" office:value-type="float">
            <text:p>4.1953330438</text:p>
          </table:table-cell>
          <table:table-cell office:value="3.60369973062" office:value-type="float">
            <text:p>3.60369973062</text:p>
          </table:table-cell>
          <table:table-cell office:value="3.96754537311" office:value-type="float">
            <text:p>3.96754537311</text:p>
          </table:table-cell>
          <table:table-cell office:value-type="string">
            <text:p>ü</text:p>
          </table:table-cell>
          <table:table-cell office:value="-12.2492186843" office:value-type="float">
            <text:p>-12.249218684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3196530861" office:value-type="float">
            <text:p>2.63196530861</text:p>
          </table:table-cell>
          <table:table-cell office:value="2.63315158423" office:value-type="float">
            <text:p>2.63315158423</text:p>
          </table:table-cell>
          <table:table-cell office:value="2.55748418771" office:value-type="float">
            <text:p>2.55748418771</text:p>
          </table:table-cell>
          <table:table-cell office:value="2.48413287543" office:value-type="float">
            <text:p>2.48413287543</text:p>
          </table:table-cell>
          <table:table-cell office:value="2.22713551064" office:value-type="float">
            <text:p>2.22713551064</text:p>
          </table:table-cell>
          <table:table-cell office:value="2.31840096675" office:value-type="float">
            <text:p>2.31840096675</text:p>
          </table:table-cell>
          <table:table-cell office:value="2.34315906386" office:value-type="float">
            <text:p>2.34315906386</text:p>
          </table:table-cell>
          <table:table-cell office:value="2.20542391939" office:value-type="float">
            <text:p>2.20542391939</text:p>
          </table:table-cell>
          <table:table-cell office:value="2.10339329313" office:value-type="float">
            <text:p>2.10339329313</text:p>
          </table:table-cell>
          <table:table-cell office:value="2.32449562618" office:value-type="float">
            <text:p>2.32449562618</text:p>
          </table:table-cell>
          <table:table-cell office:value="2.24801473777" office:value-type="float">
            <text:p>2.24801473777</text:p>
          </table:table-cell>
          <table:table-cell office:value="2.14776358332" office:value-type="float">
            <text:p>2.14776358332</text:p>
          </table:table-cell>
          <table:table-cell office:value="1.83401702876" office:value-type="float">
            <text:p>1.83401702876</text:p>
          </table:table-cell>
          <table:table-cell office:value="1.96265046072" office:value-type="float">
            <text:p>1.96265046072</text:p>
          </table:table-cell>
          <table:table-cell office:value-type="string">
            <text:p>ü</text:p>
          </table:table-cell>
          <table:table-cell office:value="-12.6940572166" office:value-type="float">
            <text:p>-12.694057216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0598126152" office:value-type="float">
            <text:p>41.0598126152</text:p>
          </table:table-cell>
          <table:table-cell office:value="42.0853758695" office:value-type="float">
            <text:p>42.0853758695</text:p>
          </table:table-cell>
          <table:table-cell office:value="39.8956086517" office:value-type="float">
            <text:p>39.8956086517</text:p>
          </table:table-cell>
          <table:table-cell office:value="38.1644237393" office:value-type="float">
            <text:p>38.1644237393</text:p>
          </table:table-cell>
          <table:table-cell office:value="36.1050412693" office:value-type="float">
            <text:p>36.1050412693</text:p>
          </table:table-cell>
          <table:table-cell office:value="35.6689663509" office:value-type="float">
            <text:p>35.6689663509</text:p>
          </table:table-cell>
          <table:table-cell office:value="38.479339026" office:value-type="float">
            <text:p>38.479339026</text:p>
          </table:table-cell>
          <table:table-cell office:value="34.7989821965" office:value-type="float">
            <text:p>34.7989821965</text:p>
          </table:table-cell>
          <table:table-cell office:value="33.6875080177" office:value-type="float">
            <text:p>33.6875080177</text:p>
          </table:table-cell>
          <table:table-cell office:value="36.3502975053" office:value-type="float">
            <text:p>36.3502975053</text:p>
          </table:table-cell>
          <table:table-cell office:value="37.0653241712" office:value-type="float">
            <text:p>37.0653241712</text:p>
          </table:table-cell>
          <table:table-cell office:value="33.3570458375" office:value-type="float">
            <text:p>33.3570458375</text:p>
          </table:table-cell>
          <table:table-cell office:value="29.1020920887" office:value-type="float">
            <text:p>29.1020920887</text:p>
          </table:table-cell>
          <table:table-cell office:value="33.2420171659" office:value-type="float">
            <text:p>33.2420171659</text:p>
          </table:table-cell>
          <table:table-cell office:value-type="string">
            <text:p>ü</text:p>
          </table:table-cell>
          <table:table-cell office:value="-10.315050767" office:value-type="float">
            <text:p>-10.31505076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9.9390456604" office:value-type="float">
            <text:p>29.9390456604</text:p>
          </table:table-cell>
          <table:table-cell office:value="29.9526306323" office:value-type="float">
            <text:p>29.9526306323</text:p>
          </table:table-cell>
          <table:table-cell office:value="28.8760856205" office:value-type="float">
            <text:p>28.8760856205</text:p>
          </table:table-cell>
          <table:table-cell office:value="28.3365846143" office:value-type="float">
            <text:p>28.3365846143</text:p>
          </table:table-cell>
          <table:table-cell office:value="25.0570847825" office:value-type="float">
            <text:p>25.0570847825</text:p>
          </table:table-cell>
          <table:table-cell office:value="24.6534447635" office:value-type="float">
            <text:p>24.6534447635</text:p>
          </table:table-cell>
          <table:table-cell office:value="25.7475426362" office:value-type="float">
            <text:p>25.7475426362</text:p>
          </table:table-cell>
          <table:table-cell office:value="23.4530477352" office:value-type="float">
            <text:p>23.4530477352</text:p>
          </table:table-cell>
          <table:table-cell office:value="23.5731609646" office:value-type="float">
            <text:p>23.5731609646</text:p>
          </table:table-cell>
          <table:table-cell office:value="24.3032206053" office:value-type="float">
            <text:p>24.3032206053</text:p>
          </table:table-cell>
          <table:table-cell office:value="23.8467187639" office:value-type="float">
            <text:p>23.8467187639</text:p>
          </table:table-cell>
          <table:table-cell office:value="22.7818723582" office:value-type="float">
            <text:p>22.7818723582</text:p>
          </table:table-cell>
          <table:table-cell office:value="20.8869113993" office:value-type="float">
            <text:p>20.8869113993</text:p>
          </table:table-cell>
          <table:table-cell office:value="21.0561639888" office:value-type="float">
            <text:p>21.0561639888</text:p>
          </table:table-cell>
          <table:table-cell office:value-type="string">
            <text:p>ü</text:p>
          </table:table-cell>
          <table:table-cell office:value="-11.7020492536" office:value-type="float">
            <text:p>-11.702049253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.5235758763" office:value-type="float">
            <text:p>12.5235758763</text:p>
          </table:table-cell>
          <table:table-cell office:value="12.7042927015" office:value-type="float">
            <text:p>12.7042927015</text:p>
          </table:table-cell>
          <table:table-cell office:value="11.9750575213" office:value-type="float">
            <text:p>11.9750575213</text:p>
          </table:table-cell>
          <table:table-cell office:value="11.324763542" office:value-type="float">
            <text:p>11.324763542</text:p>
          </table:table-cell>
          <table:table-cell office:value="10.2136790759" office:value-type="float">
            <text:p>10.2136790759</text:p>
          </table:table-cell>
          <table:table-cell office:value="9.07472879108" office:value-type="float">
            <text:p>9.07472879108</text:p>
          </table:table-cell>
          <table:table-cell office:value="9.84688217449" office:value-type="float">
            <text:p>9.84688217449</text:p>
          </table:table-cell>
          <table:table-cell office:value="8.74937355424" office:value-type="float">
            <text:p>8.74937355424</text:p>
          </table:table-cell>
          <table:table-cell office:value="9.31410101795" office:value-type="float">
            <text:p>9.31410101795</text:p>
          </table:table-cell>
          <table:table-cell office:value="8.4633553192" office:value-type="float">
            <text:p>8.4633553192</text:p>
          </table:table-cell>
          <table:table-cell office:value="8.66112304764" office:value-type="float">
            <text:p>8.66112304764</text:p>
          </table:table-cell>
          <table:table-cell office:value="8.28877985973" office:value-type="float">
            <text:p>8.28877985973</text:p>
          </table:table-cell>
          <table:table-cell office:value="8.02177069309" office:value-type="float">
            <text:p>8.02177069309</text:p>
          </table:table-cell>
          <table:table-cell office:value="7.39296225559" office:value-type="float">
            <text:p>7.39296225559</text:p>
          </table:table-cell>
          <table:table-cell office:value-type="string">
            <text:p>üü</text:p>
          </table:table-cell>
          <table:table-cell office:value="-14.6419902485" office:value-type="float">
            <text:p>-14.64199024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9.75144332744" office:value-type="float">
            <text:p>9.75144332744</text:p>
          </table:table-cell>
          <table:table-cell office:value="10.010889119" office:value-type="float">
            <text:p>10.010889119</text:p>
          </table:table-cell>
          <table:table-cell office:value="9.43986368717" office:value-type="float">
            <text:p>9.43986368717</text:p>
          </table:table-cell>
          <table:table-cell office:value="8.72261470146" office:value-type="float">
            <text:p>8.72261470146</text:p>
          </table:table-cell>
          <table:table-cell office:value="7.89713960868" office:value-type="float">
            <text:p>7.89713960868</text:p>
          </table:table-cell>
          <table:table-cell office:value="6.77815458532" office:value-type="float">
            <text:p>6.77815458532</text:p>
          </table:table-cell>
          <table:table-cell office:value="7.4354759152" office:value-type="float">
            <text:p>7.4354759152</text:p>
          </table:table-cell>
          <table:table-cell office:value="6.5648723353" office:value-type="float">
            <text:p>6.5648723353</text:p>
          </table:table-cell>
          <table:table-cell office:value="7.16352613721" office:value-type="float">
            <text:p>7.16352613721</text:p>
          </table:table-cell>
          <table:table-cell office:value="6.11376580143" office:value-type="float">
            <text:p>6.11376580143</text:p>
          </table:table-cell>
          <table:table-cell office:value="6.40099422211" office:value-type="float">
            <text:p>6.40099422211</text:p>
          </table:table-cell>
          <table:table-cell office:value="6.13470665797" office:value-type="float">
            <text:p>6.13470665797</text:p>
          </table:table-cell>
          <table:table-cell office:value="6.14405289838" office:value-type="float">
            <text:p>6.14405289838</text:p>
          </table:table-cell>
          <table:table-cell office:value="5.4352368195" office:value-type="float">
            <text:p>5.4352368195</text:p>
          </table:table-cell>
          <table:table-cell office:value-type="string">
            <text:p>üü</text:p>
          </table:table-cell>
          <table:table-cell office:value="-15.0876155968" office:value-type="float">
            <text:p>-15.087615596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4125953264" office:value-type="float">
            <text:p>17.4125953264</text:p>
          </table:table-cell>
          <table:table-cell office:value="17.2455428013" office:value-type="float">
            <text:p>17.2455428013</text:p>
          </table:table-cell>
          <table:table-cell office:value="16.8984434821" office:value-type="float">
            <text:p>16.8984434821</text:p>
          </table:table-cell>
          <table:table-cell office:value="17.0090481979" office:value-type="float">
            <text:p>17.0090481979</text:p>
          </table:table-cell>
          <table:table-cell office:value="14.8409492099" office:value-type="float">
            <text:p>14.8409492099</text:p>
          </table:table-cell>
          <table:table-cell office:value="15.5762356205" office:value-type="float">
            <text:p>15.5762356205</text:p>
          </table:table-cell>
          <table:table-cell office:value="15.8989144305" office:value-type="float">
            <text:p>15.8989144305</text:p>
          </table:table-cell>
          <table:table-cell office:value="14.7009729808" office:value-type="float">
            <text:p>14.7009729808</text:p>
          </table:table-cell>
          <table:table-cell office:value="14.2565212929" office:value-type="float">
            <text:p>14.2565212929</text:p>
          </table:table-cell>
          <table:table-cell office:value="15.837867364" office:value-type="float">
            <text:p>15.837867364</text:p>
          </table:table-cell>
          <table:table-cell office:value="15.1836565038" office:value-type="float">
            <text:p>15.1836565038</text:p>
          </table:table-cell>
          <table:table-cell office:value="14.4902772184" office:value-type="float">
            <text:p>14.4902772184</text:p>
          </table:table-cell>
          <table:table-cell office:value="12.8621289215" office:value-type="float">
            <text:p>12.8621289215</text:p>
          </table:table-cell>
          <table:table-cell office:value="13.6613861074" office:value-type="float">
            <text:p>13.6613861074</text:p>
          </table:table-cell>
          <table:table-cell office:value-type="string">
            <text:p>ü</text:p>
          </table:table-cell>
          <table:table-cell office:value="-10.0257167701" office:value-type="float">
            <text:p>-10.025716770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5892485785" office:value-type="float">
            <text:p>1.85892485785</text:p>
          </table:table-cell>
          <table:table-cell office:value="1.81848618328" office:value-type="float">
            <text:p>1.81848618328</text:p>
          </table:table-cell>
          <table:table-cell office:value="1.77255437558" office:value-type="float">
            <text:p>1.77255437558</text:p>
          </table:table-cell>
          <table:table-cell office:value="1.78181349801" office:value-type="float">
            <text:p>1.78181349801</text:p>
          </table:table-cell>
          <table:table-cell office:value="1.58083910019" office:value-type="float">
            <text:p>1.58083910019</text:p>
          </table:table-cell>
          <table:table-cell office:value="1.66958643522" office:value-type="float">
            <text:p>1.66958643522</text:p>
          </table:table-cell>
          <table:table-cell office:value="1.7047174048" office:value-type="float">
            <text:p>1.7047174048</text:p>
          </table:table-cell>
          <table:table-cell office:value="1.55311129542" office:value-type="float">
            <text:p>1.55311129542</text:p>
          </table:table-cell>
          <table:table-cell office:value="1.47120545464" office:value-type="float">
            <text:p>1.47120545464</text:p>
          </table:table-cell>
          <table:table-cell office:value="1.70700417464" office:value-type="float">
            <text:p>1.70700417464</text:p>
          </table:table-cell>
          <table:table-cell office:value="1.62473967771" office:value-type="float">
            <text:p>1.62473967771</text:p>
          </table:table-cell>
          <table:table-cell office:value="1.50996281746" office:value-type="float">
            <text:p>1.50996281746</text:p>
          </table:table-cell>
          <table:table-cell office:value="1.2775642768" office:value-type="float">
            <text:p>1.2775642768</text:p>
          </table:table-cell>
          <table:table-cell office:value="1.42171096407" office:value-type="float">
            <text:p>1.42171096407</text:p>
          </table:table-cell>
          <table:table-cell office:value-type="string">
            <text:p>ü</text:p>
          </table:table-cell>
          <table:table-cell office:value="-12.4960765365" office:value-type="float">
            <text:p>-12.4960765365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64143237171" office:value-type="float">
            <text:p>3.64143237171</text:p>
          </table:table-cell>
          <table:table-cell office:value="3.9712568076" office:value-type="float">
            <text:p>3.9712568076</text:p>
          </table:table-cell>
          <table:table-cell office:value="3.57636188734" office:value-type="float">
            <text:p>3.57636188734</text:p>
          </table:table-cell>
          <table:table-cell office:value="2.96299842602" office:value-type="float">
            <text:p>2.96299842602</text:p>
          </table:table-cell>
          <table:table-cell office:value="3.27633826568" office:value-type="float">
            <text:p>3.27633826568</text:p>
          </table:table-cell>
          <table:table-cell office:value="2.78993900708" office:value-type="float">
            <text:p>2.78993900708</text:p>
          </table:table-cell>
          <table:table-cell office:value="2.34046868537" office:value-type="float">
            <text:p>2.34046868537</text:p>
          </table:table-cell>
          <table:table-cell office:value="2.31449534796" office:value-type="float">
            <text:p>2.31449534796</text:p>
          </table:table-cell>
          <table:table-cell office:value="2.5823733998" office:value-type="float">
            <text:p>2.5823733998</text:p>
          </table:table-cell>
          <table:table-cell office:value="1.89307796966" office:value-type="float">
            <text:p>1.89307796966</text:p>
          </table:table-cell>
          <table:table-cell office:value="2.43331293349" office:value-type="float">
            <text:p>2.43331293349</text:p>
          </table:table-cell>
          <table:table-cell office:value="1.85134914204" office:value-type="float">
            <text:p>1.85134914204</text:p>
          </table:table-cell>
          <table:table-cell office:value="1.76013446609" office:value-type="float">
            <text:p>1.76013446609</text:p>
          </table:table-cell>
          <table:table-cell office:value="1.90220602113" office:value-type="float">
            <text:p>1.90220602113</text:p>
          </table:table-cell>
          <table:table-cell office:value-type="string">
            <text:p>ü</text:p>
          </table:table-cell>
          <table:table-cell office:value="-21.8264944491" office:value-type="float">
            <text:p>-21.82649444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-type="string">
            <text:p>üü</text:p>
          </table:table-cell>
          <table:table-cell office:value="-14.4177986156" office:value-type="float">
            <text:p>-14.41779861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-type="string">
            <text:p>ü</text:p>
          </table:table-cell>
          <table:table-cell office:value="-12.2140847622" office:value-type="float">
            <text:p>-12.214084762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-type="string">
            <text:p>ü</text:p>
          </table:table-cell>
          <table:table-cell office:value="-9.53624186915" office:value-type="float">
            <text:p>-9.5362418691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-type="string">
            <text:p>ü</text:p>
          </table:table-cell>
          <table:table-cell office:value="-12.1421606119" office:value-type="float">
            <text:p>-12.142160611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56524714757" office:value-type="float">
            <text:p>0.356524714757</text:p>
          </table:table-cell>
          <table:table-cell office:value="0.369980873783" office:value-type="float">
            <text:p>0.369980873783</text:p>
          </table:table-cell>
          <table:table-cell office:value="0.355432129556" office:value-type="float">
            <text:p>0.355432129556</text:p>
          </table:table-cell>
          <table:table-cell office:value="0.349479872409" office:value-type="float">
            <text:p>0.349479872409</text:p>
          </table:table-cell>
          <table:table-cell office:value="0.318778187519" office:value-type="float">
            <text:p>0.318778187519</text:p>
          </table:table-cell>
          <table:table-cell office:value="0.320747644874" office:value-type="float">
            <text:p>0.320747644874</text:p>
          </table:table-cell>
          <table:table-cell office:value="0.332250995944" office:value-type="float">
            <text:p>0.332250995944</text:p>
          </table:table-cell>
          <table:table-cell office:value="0.314239813153" office:value-type="float">
            <text:p>0.314239813153</text:p>
          </table:table-cell>
          <table:table-cell office:value="0.302388009324" office:value-type="float">
            <text:p>0.302388009324</text:p>
          </table:table-cell>
          <table:table-cell office:value="0.325074309092" office:value-type="float">
            <text:p>0.325074309092</text:p>
          </table:table-cell>
          <table:table-cell office:value="0.320284842702" office:value-type="float">
            <text:p>0.320284842702</text:p>
          </table:table-cell>
          <table:table-cell office:value="0.296746393213" office:value-type="float">
            <text:p>0.296746393213</text:p>
          </table:table-cell>
          <table:table-cell office:value="0.260784555226" office:value-type="float">
            <text:p>0.260784555226</text:p>
          </table:table-cell>
          <table:table-cell office:value="0.283138689996" office:value-type="float">
            <text:p>0.283138689996</text:p>
          </table:table-cell>
          <table:table-cell office:value-type="string">
            <text:p>ü</text:p>
          </table:table-cell>
          <table:table-cell office:value="-11.5978490874" office:value-type="float">
            <text:p>-11.597849087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30993114773" office:value-type="float">
            <text:p>0.430993114773</text:p>
          </table:table-cell>
          <table:table-cell office:value="0.425423111131" office:value-type="float">
            <text:p>0.425423111131</text:p>
          </table:table-cell>
          <table:table-cell office:value="0.408450579104" office:value-type="float">
            <text:p>0.408450579104</text:p>
          </table:table-cell>
          <table:table-cell office:value="0.396135063602" office:value-type="float">
            <text:p>0.396135063602</text:p>
          </table:table-cell>
          <table:table-cell office:value="0.360326328367" office:value-type="float">
            <text:p>0.360326328367</text:p>
          </table:table-cell>
          <table:table-cell office:value="0.366195935933" office:value-type="float">
            <text:p>0.366195935933</text:p>
          </table:table-cell>
          <table:table-cell office:value="0.374887430209" office:value-type="float">
            <text:p>0.374887430209</text:p>
          </table:table-cell>
          <table:table-cell office:value="0.340013649903" office:value-type="float">
            <text:p>0.340013649903</text:p>
          </table:table-cell>
          <table:table-cell office:value="0.332919199562" office:value-type="float">
            <text:p>0.332919199562</text:p>
          </table:table-cell>
          <table:table-cell office:value="0.366536349624" office:value-type="float">
            <text:p>0.366536349624</text:p>
          </table:table-cell>
          <table:table-cell office:value="0.35905636039" office:value-type="float">
            <text:p>0.35905636039</text:p>
          </table:table-cell>
          <table:table-cell office:value="0.332279115624" office:value-type="float">
            <text:p>0.332279115624</text:p>
          </table:table-cell>
          <table:table-cell office:value="0.283217455986" office:value-type="float">
            <text:p>0.283217455986</text:p>
          </table:table-cell>
          <table:table-cell office:value="0.318484114623" office:value-type="float">
            <text:p>0.318484114623</text:p>
          </table:table-cell>
          <table:table-cell office:value-type="string">
            <text:p>ü</text:p>
          </table:table-cell>
          <table:table-cell office:value="-11.2996872476" office:value-type="float">
            <text:p>-11.299687247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-type="string">
            <text:p>ü</text:p>
          </table:table-cell>
          <table:table-cell office:value="-11.0808649237" office:value-type="float">
            <text:p>-11.0808649237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-type="string">
            <text:p>ü</text:p>
          </table:table-cell>
          <table:table-cell office:value="-13.0681542055" office:value-type="float">
            <text:p>-13.06815420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12337796938" office:value-type="float">
            <text:p>5.12337796938</text:p>
          </table:table-cell>
          <table:table-cell office:value="5.25795580182" office:value-type="float">
            <text:p>5.25795580182</text:p>
          </table:table-cell>
          <table:table-cell office:value="4.95148645021" office:value-type="float">
            <text:p>4.95148645021</text:p>
          </table:table-cell>
          <table:table-cell office:value="4.83030400429" office:value-type="float">
            <text:p>4.83030400429</text:p>
          </table:table-cell>
          <table:table-cell office:value="4.48375049906" office:value-type="float">
            <text:p>4.48375049906</text:p>
          </table:table-cell>
          <table:table-cell office:value="4.4643729019" office:value-type="float">
            <text:p>4.4643729019</text:p>
          </table:table-cell>
          <table:table-cell office:value="4.43386267643" office:value-type="float">
            <text:p>4.43386267643</text:p>
          </table:table-cell>
          <table:table-cell office:value="4.21356772893" office:value-type="float">
            <text:p>4.21356772893</text:p>
          </table:table-cell>
          <table:table-cell office:value="4.06874622378" office:value-type="float">
            <text:p>4.06874622378</text:p>
          </table:table-cell>
          <table:table-cell office:value="4.33033137564" office:value-type="float">
            <text:p>4.33033137564</text:p>
          </table:table-cell>
          <table:table-cell office:value="4.31877587461" office:value-type="float">
            <text:p>4.31877587461</text:p>
          </table:table-cell>
          <table:table-cell office:value="4.02250486878" office:value-type="float">
            <text:p>4.02250486878</text:p>
          </table:table-cell>
          <table:table-cell office:value="3.55258790269" office:value-type="float">
            <text:p>3.55258790269</text:p>
          </table:table-cell>
          <table:table-cell office:value="3.86893132766" office:value-type="float">
            <text:p>3.86893132766</text:p>
          </table:table-cell>
          <table:table-cell office:value-type="string">
            <text:p>ü</text:p>
          </table:table-cell>
          <table:table-cell office:value="-10.4160197245" office:value-type="float">
            <text:p>-10.416019724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-type="string">
            <text:p>ü</text:p>
          </table:table-cell>
          <table:table-cell office:value="-11.302673695" office:value-type="float">
            <text:p>-11.302673695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82893323843" office:value-type="float">
            <text:p>0.682893323843</text:p>
          </table:table-cell>
          <table:table-cell office:value="0.683830539061" office:value-type="float">
            <text:p>0.683830539061</text:p>
          </table:table-cell>
          <table:table-cell office:value="0.638879862245" office:value-type="float">
            <text:p>0.638879862245</text:p>
          </table:table-cell>
          <table:table-cell office:value="0.644305922705" office:value-type="float">
            <text:p>0.644305922705</text:p>
          </table:table-cell>
          <table:table-cell office:value="0.583188039889" office:value-type="float">
            <text:p>0.583188039889</text:p>
          </table:table-cell>
          <table:table-cell office:value="0.589146161832" office:value-type="float">
            <text:p>0.589146161832</text:p>
          </table:table-cell>
          <table:table-cell office:value="0.614934417181" office:value-type="float">
            <text:p>0.614934417181</text:p>
          </table:table-cell>
          <table:table-cell office:value="0.563748287979" office:value-type="float">
            <text:p>0.563748287979</text:p>
          </table:table-cell>
          <table:table-cell office:value="0.541771914979" office:value-type="float">
            <text:p>0.541771914979</text:p>
          </table:table-cell>
          <table:table-cell office:value="0.586534458824" office:value-type="float">
            <text:p>0.586534458824</text:p>
          </table:table-cell>
          <table:table-cell office:value="0.574044074097" office:value-type="float">
            <text:p>0.574044074097</text:p>
          </table:table-cell>
          <table:table-cell office:value="0.53620576959" office:value-type="float">
            <text:p>0.53620576959</text:p>
          </table:table-cell>
          <table:table-cell office:value="0.460508045468" office:value-type="float">
            <text:p>0.460508045468</text:p>
          </table:table-cell>
          <table:table-cell office:value="0.52766860743" office:value-type="float">
            <text:p>0.52766860743</text:p>
          </table:table-cell>
          <table:table-cell office:value-type="string">
            <text:p>ü</text:p>
          </table:table-cell>
          <table:table-cell office:value="-8.07872927526" office:value-type="float">
            <text:p>-8.07872927526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7.5422389753" office:value-type="float">
            <text:p>47.5422389753</text:p>
          </table:table-cell>
          <table:table-cell office:value="47.3645824622" office:value-type="float">
            <text:p>47.3645824622</text:p>
          </table:table-cell>
          <table:table-cell office:value="44.8860023836" office:value-type="float">
            <text:p>44.8860023836</text:p>
          </table:table-cell>
          <table:table-cell office:value="43.3495038987" office:value-type="float">
            <text:p>43.3495038987</text:p>
          </table:table-cell>
          <table:table-cell office:value="40.0207260553" office:value-type="float">
            <text:p>40.0207260553</text:p>
          </table:table-cell>
          <table:table-cell office:value="40.9009463382" office:value-type="float">
            <text:p>40.9009463382</text:p>
          </table:table-cell>
          <table:table-cell office:value="40.721218172" office:value-type="float">
            <text:p>40.721218172</text:p>
          </table:table-cell>
          <table:table-cell office:value="37.0919253262" office:value-type="float">
            <text:p>37.0919253262</text:p>
          </table:table-cell>
          <table:table-cell office:value="36.6751386134" office:value-type="float">
            <text:p>36.6751386134</text:p>
          </table:table-cell>
          <table:table-cell office:value="39.4370145636" office:value-type="float">
            <text:p>39.4370145636</text:p>
          </table:table-cell>
          <table:table-cell office:value="39.2209411706" office:value-type="float">
            <text:p>39.2209411706</text:p>
          </table:table-cell>
          <table:table-cell office:value="35.3264039162" office:value-type="float">
            <text:p>35.3264039162</text:p>
          </table:table-cell>
          <table:table-cell office:value="29.8787253059" office:value-type="float">
            <text:p>29.8787253059</text:p>
          </table:table-cell>
          <table:table-cell office:value="34.0361705467" office:value-type="float">
            <text:p>34.0361705467</text:p>
          </table:table-cell>
          <table:table-cell office:value-type="string">
            <text:p>ü</text:p>
          </table:table-cell>
          <table:table-cell office:value="-13.2193936941" office:value-type="float">
            <text:p>-13.219393694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-type="string">
            <text:p>ü</text:p>
          </table:table-cell>
          <table:table-cell office:value="-16.8615024829" office:value-type="float">
            <text:p>-16.861502482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6.6222572554" office:value-type="float">
            <text:p>56.6222572554</text:p>
          </table:table-cell>
          <table:table-cell office:value="54.5263615829" office:value-type="float">
            <text:p>54.5263615829</text:p>
          </table:table-cell>
          <table:table-cell office:value="50.7487379712" office:value-type="float">
            <text:p>50.7487379712</text:p>
          </table:table-cell>
          <table:table-cell office:value="56.9192749346" office:value-type="float">
            <text:p>56.9192749346</text:p>
          </table:table-cell>
          <table:table-cell office:value="47.3926610535" office:value-type="float">
            <text:p>47.3926610535</text:p>
          </table:table-cell>
          <table:table-cell office:value="49.4209291641" office:value-type="float">
            <text:p>49.4209291641</text:p>
          </table:table-cell>
          <table:table-cell office:value="50.78432569" office:value-type="float">
            <text:p>50.78432569</text:p>
          </table:table-cell>
          <table:table-cell office:value="47.9170475117" office:value-type="float">
            <text:p>47.9170475117</text:p>
          </table:table-cell>
          <table:table-cell office:value="44.7987240724" office:value-type="float">
            <text:p>44.7987240724</text:p>
          </table:table-cell>
          <table:table-cell office:value="47.188675675" office:value-type="float">
            <text:p>47.188675675</text:p>
          </table:table-cell>
          <table:table-cell office:value="45.4972707408" office:value-type="float">
            <text:p>45.4972707408</text:p>
          </table:table-cell>
          <table:table-cell office:value="41.9399022914" office:value-type="float">
            <text:p>41.9399022914</text:p>
          </table:table-cell>
          <table:table-cell office:value="37.5960996198" office:value-type="float">
            <text:p>37.5960996198</text:p>
          </table:table-cell>
          <table:table-cell office:value="42.5263803376" office:value-type="float">
            <text:p>42.5263803376</text:p>
          </table:table-cell>
          <table:table-cell office:value-type="string">
            <text:p>ü</text:p>
          </table:table-cell>
          <table:table-cell office:value="-6.52982114045" office:value-type="float">
            <text:p>-6.5298211404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49.829788526" office:value-type="float">
            <text:p>449.829788526</text:p>
          </table:table-cell>
          <table:table-cell office:value="390.880059446" office:value-type="float">
            <text:p>390.880059446</text:p>
          </table:table-cell>
          <table:table-cell office:value="375.539403268" office:value-type="float">
            <text:p>375.539403268</text:p>
          </table:table-cell>
          <table:table-cell office:value="385.483974663" office:value-type="float">
            <text:p>385.483974663</text:p>
          </table:table-cell>
          <table:table-cell office:value="342.014785756" office:value-type="float">
            <text:p>342.014785756</text:p>
          </table:table-cell>
          <table:table-cell office:value="368.570903692" office:value-type="float">
            <text:p>368.570903692</text:p>
          </table:table-cell>
          <table:table-cell office:value="382.230191875" office:value-type="float">
            <text:p>382.230191875</text:p>
          </table:table-cell>
          <table:table-cell office:value="328.76015183" office:value-type="float">
            <text:p>328.76015183</text:p>
          </table:table-cell>
          <table:table-cell office:value="306.043707818" office:value-type="float">
            <text:p>306.043707818</text:p>
          </table:table-cell>
          <table:table-cell office:value="384.304434934" office:value-type="float">
            <text:p>384.304434934</text:p>
          </table:table-cell>
          <table:table-cell office:value="354.128927791" office:value-type="float">
            <text:p>354.128927791</text:p>
          </table:table-cell>
          <table:table-cell office:value="316.59839042" office:value-type="float">
            <text:p>316.59839042</text:p>
          </table:table-cell>
          <table:table-cell office:value="242.87206453" office:value-type="float">
            <text:p>242.87206453</text:p>
          </table:table-cell>
          <table:table-cell office:value="298.384259521" office:value-type="float">
            <text:p>298.384259521</text:p>
          </table:table-cell>
          <table:table-cell office:value-type="string">
            <text:p/>
          </table:table-cell>
          <table:table-cell office:value="-15.741348389" office:value-type="float">
            <text:p>-15.741348389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1.59380361" office:value-type="float">
            <text:p>131.59380361</text:p>
          </table:table-cell>
          <table:table-cell office:value="119.672949388" office:value-type="float">
            <text:p>119.672949388</text:p>
          </table:table-cell>
          <table:table-cell office:value="113.338560593" office:value-type="float">
            <text:p>113.338560593</text:p>
          </table:table-cell>
          <table:table-cell office:value="121.166521965" office:value-type="float">
            <text:p>121.166521965</text:p>
          </table:table-cell>
          <table:table-cell office:value="104.395056766" office:value-type="float">
            <text:p>104.395056766</text:p>
          </table:table-cell>
          <table:table-cell office:value="110.849347367" office:value-type="float">
            <text:p>110.849347367</text:p>
          </table:table-cell>
          <table:table-cell office:value="114.489285124" office:value-type="float">
            <text:p>114.489285124</text:p>
          </table:table-cell>
          <table:table-cell office:value="102.710343644" office:value-type="float">
            <text:p>102.710343644</text:p>
          </table:table-cell>
          <table:table-cell office:value="95.8059416064" office:value-type="float">
            <text:p>95.8059416064</text:p>
          </table:table-cell>
          <table:table-cell office:value="111.239350854" office:value-type="float">
            <text:p>111.239350854</text:p>
          </table:table-cell>
          <table:table-cell office:value="104.518676517" office:value-type="float">
            <text:p>104.518676517</text:p>
          </table:table-cell>
          <table:table-cell office:value="94.7062376604" office:value-type="float">
            <text:p>94.7062376604</text:p>
          </table:table-cell>
          <table:table-cell office:value="78.074715829" office:value-type="float">
            <text:p>78.074715829</text:p>
          </table:table-cell>
          <table:table-cell office:value="92.2570191198" office:value-type="float">
            <text:p>92.2570191198</text:p>
          </table:table-cell>
          <table:table-cell office:value-type="string">
            <text:p>ü</text:p>
          </table:table-cell>
          <table:table-cell office:value="-11.7315467496" office:value-type="float">
            <text:p>-11.731546749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-type="string">
            <text:p>ü</text:p>
          </table:table-cell>
          <table:table-cell office:value="-8.40699223073" office:value-type="float">
            <text:p>-8.4069922307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1784835374" office:value-type="float">
            <text:p>1.91784835374</text:p>
          </table:table-cell>
          <table:table-cell office:value="1.8953682056" office:value-type="float">
            <text:p>1.8953682056</text:p>
          </table:table-cell>
          <table:table-cell office:value="1.83760196248" office:value-type="float">
            <text:p>1.83760196248</text:p>
          </table:table-cell>
          <table:table-cell office:value="1.79576851358" office:value-type="float">
            <text:p>1.79576851358</text:p>
          </table:table-cell>
          <table:table-cell office:value="1.60928314573" office:value-type="float">
            <text:p>1.60928314573</text:p>
          </table:table-cell>
          <table:table-cell office:value="1.66503042662" office:value-type="float">
            <text:p>1.66503042662</text:p>
          </table:table-cell>
          <table:table-cell office:value="1.65666409313" office:value-type="float">
            <text:p>1.65666409313</text:p>
          </table:table-cell>
          <table:table-cell office:value="1.57867991895" office:value-type="float">
            <text:p>1.57867991895</text:p>
          </table:table-cell>
          <table:table-cell office:value="1.51275763493" office:value-type="float">
            <text:p>1.51275763493</text:p>
          </table:table-cell>
          <table:table-cell office:value="1.66224828197" office:value-type="float">
            <text:p>1.66224828197</text:p>
          </table:table-cell>
          <table:table-cell office:value="1.59705344139" office:value-type="float">
            <text:p>1.59705344139</text:p>
          </table:table-cell>
          <table:table-cell office:value="1.54631305433" office:value-type="float">
            <text:p>1.54631305433</text:p>
          </table:table-cell>
          <table:table-cell office:value="1.33665180301" office:value-type="float">
            <text:p>1.33665180301</text:p>
          </table:table-cell>
          <table:table-cell office:value="1.39922435244" office:value-type="float">
            <text:p>1.39922435244</text:p>
          </table:table-cell>
          <table:table-cell office:value-type="string">
            <text:p>ü</text:p>
          </table:table-cell>
          <table:table-cell office:value="-12.3871301874" office:value-type="float">
            <text:p>-12.387130187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06581558502" office:value-type="float">
            <text:p>1.06581558502</text:p>
          </table:table-cell>
          <table:table-cell office:value="1.08939643554" office:value-type="float">
            <text:p>1.08939643554</text:p>
          </table:table-cell>
          <table:table-cell office:value="1.15900223258" office:value-type="float">
            <text:p>1.15900223258</text:p>
          </table:table-cell>
          <table:table-cell office:value="1.10095878311" office:value-type="float">
            <text:p>1.10095878311</text:p>
          </table:table-cell>
          <table:table-cell office:value="1.0476467844" office:value-type="float">
            <text:p>1.0476467844</text:p>
          </table:table-cell>
          <table:table-cell office:value="1.07405116065" office:value-type="float">
            <text:p>1.07405116065</text:p>
          </table:table-cell>
          <table:table-cell office:value="1.12065930067" office:value-type="float">
            <text:p>1.12065930067</text:p>
          </table:table-cell>
          <table:table-cell office:value="0.961880805304" office:value-type="float">
            <text:p>0.961880805304</text:p>
          </table:table-cell>
          <table:table-cell office:value="0.895026758367" office:value-type="float">
            <text:p>0.895026758367</text:p>
          </table:table-cell>
          <table:table-cell office:value="1.04149120894" office:value-type="float">
            <text:p>1.04149120894</text:p>
          </table:table-cell>
          <table:table-cell office:value="0.96988859325" office:value-type="float">
            <text:p>0.96988859325</text:p>
          </table:table-cell>
          <table:table-cell office:value="0.878968550673" office:value-type="float">
            <text:p>0.878968550673</text:p>
          </table:table-cell>
          <table:table-cell office:value="0.96470511609" office:value-type="float">
            <text:p>0.96470511609</text:p>
          </table:table-cell>
          <table:table-cell office:value="0.896731635218" office:value-type="float">
            <text:p>0.89673163521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9.994248045" office:value-type="float">
            <text:p>229.994248045</text:p>
          </table:table-cell>
          <table:table-cell office:value="231.949055043" office:value-type="float">
            <text:p>231.949055043</text:p>
          </table:table-cell>
          <table:table-cell office:value="251.188976081" office:value-type="float">
            <text:p>251.188976081</text:p>
          </table:table-cell>
          <table:table-cell office:value="236.454032474" office:value-type="float">
            <text:p>236.454032474</text:p>
          </table:table-cell>
          <table:table-cell office:value="228.626827644" office:value-type="float">
            <text:p>228.626827644</text:p>
          </table:table-cell>
          <table:table-cell office:value="233.018401026" office:value-type="float">
            <text:p>233.018401026</text:p>
          </table:table-cell>
          <table:table-cell office:value="246.345904797" office:value-type="float">
            <text:p>246.345904797</text:p>
          </table:table-cell>
          <table:table-cell office:value="213.164629707" office:value-type="float">
            <text:p>213.164629707</text:p>
          </table:table-cell>
          <table:table-cell office:value="197.051192164" office:value-type="float">
            <text:p>197.051192164</text:p>
          </table:table-cell>
          <table:table-cell office:value="230.718400112" office:value-type="float">
            <text:p>230.718400112</text:p>
          </table:table-cell>
          <table:table-cell office:value="212.597709764" office:value-type="float">
            <text:p>212.597709764</text:p>
          </table:table-cell>
          <table:table-cell office:value="194.20309844" office:value-type="float">
            <text:p>194.20309844</text:p>
          </table:table-cell>
          <table:table-cell office:value="215.548810413" office:value-type="float">
            <text:p>215.548810413</text:p>
          </table:table-cell>
          <table:table-cell office:value="199.947225216" office:value-type="float">
            <text:p>199.947225216</text:p>
          </table:table-cell>
          <table:table-cell office:value-type="string">
            <text:p>-</text:p>
          </table:table-cell>
          <table:table-cell office:value="-5.95043312644" office:value-type="float">
            <text:p>-5.9504331264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59606521002" office:value-type="float">
            <text:p>8.59606521002</text:p>
          </table:table-cell>
          <table:table-cell office:value="8.79272840775" office:value-type="float">
            <text:p>8.79272840775</text:p>
          </table:table-cell>
          <table:table-cell office:value="9.65842063595" office:value-type="float">
            <text:p>9.65842063595</text:p>
          </table:table-cell>
          <table:table-cell office:value="8.99170157093" office:value-type="float">
            <text:p>8.99170157093</text:p>
          </table:table-cell>
          <table:table-cell office:value="8.79552997432" office:value-type="float">
            <text:p>8.79552997432</text:p>
          </table:table-cell>
          <table:table-cell office:value="9.02784565592" office:value-type="float">
            <text:p>9.02784565592</text:p>
          </table:table-cell>
          <table:table-cell office:value="9.64800621509" office:value-type="float">
            <text:p>9.64800621509</text:p>
          </table:table-cell>
          <table:table-cell office:value="8.32419260632" office:value-type="float">
            <text:p>8.32419260632</text:p>
          </table:table-cell>
          <table:table-cell office:value="7.64137211668" office:value-type="float">
            <text:p>7.64137211668</text:p>
          </table:table-cell>
          <table:table-cell office:value="9.09544025675" office:value-type="float">
            <text:p>9.09544025675</text:p>
          </table:table-cell>
          <table:table-cell office:value="8.42654402132" office:value-type="float">
            <text:p>8.42654402132</text:p>
          </table:table-cell>
          <table:table-cell office:value="7.69710891191" office:value-type="float">
            <text:p>7.69710891191</text:p>
          </table:table-cell>
          <table:table-cell office:value="8.50444522803" office:value-type="float">
            <text:p>8.50444522803</text:p>
          </table:table-cell>
          <table:table-cell office:value="8.01543447224" office:value-type="float">
            <text:p>8.01543447224</text:p>
          </table:table-cell>
          <table:table-cell office:value-type="string">
            <text:p>ü</text:p>
          </table:table-cell>
          <table:table-cell office:value="-4.87874445374" office:value-type="float">
            <text:p>-4.87874445374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9223230181" office:value-type="float">
            <text:p>10.9223230181</text:p>
          </table:table-cell>
          <table:table-cell office:value="11.0276329824" office:value-type="float">
            <text:p>11.0276329824</text:p>
          </table:table-cell>
          <table:table-cell office:value="12.0035353573" office:value-type="float">
            <text:p>12.0035353573</text:p>
          </table:table-cell>
          <table:table-cell office:value="11.3092933699" office:value-type="float">
            <text:p>11.3092933699</text:p>
          </table:table-cell>
          <table:table-cell office:value="10.934550711" office:value-type="float">
            <text:p>10.934550711</text:p>
          </table:table-cell>
          <table:table-cell office:value="11.2176041967" office:value-type="float">
            <text:p>11.2176041967</text:p>
          </table:table-cell>
          <table:table-cell office:value="11.9873294982" office:value-type="float">
            <text:p>11.9873294982</text:p>
          </table:table-cell>
          <table:table-cell office:value="10.3583381004" office:value-type="float">
            <text:p>10.3583381004</text:p>
          </table:table-cell>
          <table:table-cell office:value="9.55219710546" office:value-type="float">
            <text:p>9.55219710546</text:p>
          </table:table-cell>
          <table:table-cell office:value="11.253549037" office:value-type="float">
            <text:p>11.253549037</text:p>
          </table:table-cell>
          <table:table-cell office:value="10.1232497508" office:value-type="float">
            <text:p>10.1232497508</text:p>
          </table:table-cell>
          <table:table-cell office:value="9.31392214288" office:value-type="float">
            <text:p>9.31392214288</text:p>
          </table:table-cell>
          <table:table-cell office:value="10.4188489114" office:value-type="float">
            <text:p>10.4188489114</text:p>
          </table:table-cell>
          <table:table-cell office:value="9.72264832365" office:value-type="float">
            <text:p>9.72264832365</text:p>
          </table:table-cell>
          <table:table-cell office:value-type="string">
            <text:p>ü</text:p>
          </table:table-cell>
          <table:table-cell office:value="-3.95724137004" office:value-type="float">
            <text:p>-3.9572413700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.57956013527" office:value-type="float">
            <text:p>3.57956013527</text:p>
          </table:table-cell>
          <table:table-cell office:value="3.5604240129" office:value-type="float">
            <text:p>3.5604240129</text:p>
          </table:table-cell>
          <table:table-cell office:value="3.81156522318" office:value-type="float">
            <text:p>3.81156522318</text:p>
          </table:table-cell>
          <table:table-cell office:value="3.60710282086" office:value-type="float">
            <text:p>3.60710282086</text:p>
          </table:table-cell>
          <table:table-cell office:value="3.47893540708" office:value-type="float">
            <text:p>3.47893540708</text:p>
          </table:table-cell>
          <table:table-cell office:value="3.54179873404" office:value-type="float">
            <text:p>3.54179873404</text:p>
          </table:table-cell>
          <table:table-cell office:value="3.75912145049" office:value-type="float">
            <text:p>3.75912145049</text:p>
          </table:table-cell>
          <table:table-cell office:value="3.28830545831" office:value-type="float">
            <text:p>3.28830545831</text:p>
          </table:table-cell>
          <table:table-cell office:value="3.04176997694" office:value-type="float">
            <text:p>3.04176997694</text:p>
          </table:table-cell>
          <table:table-cell office:value="3.48233458901" office:value-type="float">
            <text:p>3.48233458901</text:p>
          </table:table-cell>
          <table:table-cell office:value="3.14111077198" office:value-type="float">
            <text:p>3.14111077198</text:p>
          </table:table-cell>
          <table:table-cell office:value="2.87413175955" office:value-type="float">
            <text:p>2.87413175955</text:p>
          </table:table-cell>
          <table:table-cell office:value="3.21267722826" office:value-type="float">
            <text:p>3.21267722826</text:p>
          </table:table-cell>
          <table:table-cell office:value="2.98676659887" office:value-type="float">
            <text:p>2.98676659887</text:p>
          </table:table-cell>
          <table:table-cell office:value-type="string">
            <text:p>ü</text:p>
          </table:table-cell>
          <table:table-cell office:value="-4.91368131583" office:value-type="float">
            <text:p>-4.9136813158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41575146305" office:value-type="float">
            <text:p>4.41575146305</text:p>
          </table:table-cell>
          <table:table-cell office:value="4.48212543354" office:value-type="float">
            <text:p>4.48212543354</text:p>
          </table:table-cell>
          <table:table-cell office:value="4.92650881189" office:value-type="float">
            <text:p>4.92650881189</text:p>
          </table:table-cell>
          <table:table-cell office:value="4.61318295942" office:value-type="float">
            <text:p>4.61318295942</text:p>
          </table:table-cell>
          <table:table-cell office:value="4.45690342178" office:value-type="float">
            <text:p>4.45690342178</text:p>
          </table:table-cell>
          <table:table-cell office:value="4.62102769167" office:value-type="float">
            <text:p>4.62102769167</text:p>
          </table:table-cell>
          <table:table-cell office:value="4.92516687897" office:value-type="float">
            <text:p>4.92516687897</text:p>
          </table:table-cell>
          <table:table-cell office:value="4.27210520092" office:value-type="float">
            <text:p>4.27210520092</text:p>
          </table:table-cell>
          <table:table-cell office:value="3.899627162" office:value-type="float">
            <text:p>3.899627162</text:p>
          </table:table-cell>
          <table:table-cell office:value="4.66817383148" office:value-type="float">
            <text:p>4.66817383148</text:p>
          </table:table-cell>
          <table:table-cell office:value="4.20635566202" office:value-type="float">
            <text:p>4.20635566202</text:p>
          </table:table-cell>
          <table:table-cell office:value="3.84464979877" office:value-type="float">
            <text:p>3.84464979877</text:p>
          </table:table-cell>
          <table:table-cell office:value="4.33684976607" office:value-type="float">
            <text:p>4.33684976607</text:p>
          </table:table-cell>
          <table:table-cell office:value="4.04316291034" office:value-type="float">
            <text:p>4.04316291034</text:p>
          </table:table-cell>
          <table:table-cell office:value-type="string">
            <text:p>ü</text:p>
          </table:table-cell>
          <table:table-cell office:value="-3.87967078376" office:value-type="float">
            <text:p>-3.8796707837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15660486494" office:value-type="float">
            <text:p>2.15660486494</text:p>
          </table:table-cell>
          <table:table-cell office:value="2.2066196738" office:value-type="float">
            <text:p>2.2066196738</text:p>
          </table:table-cell>
          <table:table-cell office:value="2.42357931333" office:value-type="float">
            <text:p>2.42357931333</text:p>
          </table:table-cell>
          <table:table-cell office:value="2.290865836" office:value-type="float">
            <text:p>2.290865836</text:p>
          </table:table-cell>
          <table:table-cell office:value="2.23168303532" office:value-type="float">
            <text:p>2.23168303532</text:p>
          </table:table-cell>
          <table:table-cell office:value="2.26416914509" office:value-type="float">
            <text:p>2.26416914509</text:p>
          </table:table-cell>
          <table:table-cell office:value="2.43893938249" office:value-type="float">
            <text:p>2.43893938249</text:p>
          </table:table-cell>
          <table:table-cell office:value="2.06895520288" office:value-type="float">
            <text:p>2.06895520288</text:p>
          </table:table-cell>
          <table:table-cell office:value="1.92661633282" office:value-type="float">
            <text:p>1.92661633282</text:p>
          </table:table-cell>
          <table:table-cell office:value="2.3110085632" office:value-type="float">
            <text:p>2.3110085632</text:p>
          </table:table-cell>
          <table:table-cell office:value="2.0568862735" office:value-type="float">
            <text:p>2.0568862735</text:p>
          </table:table-cell>
          <table:table-cell office:value="1.92157233848" office:value-type="float">
            <text:p>1.92157233848</text:p>
          </table:table-cell>
          <table:table-cell office:value="2.13990877517" office:value-type="float">
            <text:p>2.13990877517</text:p>
          </table:table-cell>
          <table:table-cell office:value="1.99676999335" office:value-type="float">
            <text:p>1.99676999335</text:p>
          </table:table-cell>
          <table:table-cell office:value-type="string">
            <text:p>ü</text:p>
          </table:table-cell>
          <table:table-cell office:value="-2.92268371456" office:value-type="float">
            <text:p>-2.92268371456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7660392669" office:value-type="float">
            <text:p>34.7660392669</text:p>
          </table:table-cell>
          <table:table-cell office:value="36.6786437566" office:value-type="float">
            <text:p>36.6786437566</text:p>
          </table:table-cell>
          <table:table-cell office:value="39.4042002136" office:value-type="float">
            <text:p>39.4042002136</text:p>
          </table:table-cell>
          <table:table-cell office:value="37.6713927204" office:value-type="float">
            <text:p>37.6713927204</text:p>
          </table:table-cell>
          <table:table-cell office:value="35.2335336117" office:value-type="float">
            <text:p>35.2335336117</text:p>
          </table:table-cell>
          <table:table-cell office:value="36.6346279481" office:value-type="float">
            <text:p>36.6346279481</text:p>
          </table:table-cell>
          <table:table-cell office:value="41.2584662622" office:value-type="float">
            <text:p>41.2584662622</text:p>
          </table:table-cell>
          <table:table-cell office:value="34.1923687161" office:value-type="float">
            <text:p>34.1923687161</text:p>
          </table:table-cell>
          <table:table-cell office:value="33.14883208" office:value-type="float">
            <text:p>33.14883208</text:p>
          </table:table-cell>
          <table:table-cell office:value="37.1469032129" office:value-type="float">
            <text:p>37.1469032129</text:p>
          </table:table-cell>
          <table:table-cell office:value="33.4255578831" office:value-type="float">
            <text:p>33.4255578831</text:p>
          </table:table-cell>
          <table:table-cell office:value="32.2862039382" office:value-type="float">
            <text:p>32.2862039382</text:p>
          </table:table-cell>
          <table:table-cell office:value="34.7449974483" office:value-type="float">
            <text:p>34.7449974483</text:p>
          </table:table-cell>
          <table:table-cell office:value="33.7971670752" office:value-type="float">
            <text:p>33.7971670752</text:p>
          </table:table-cell>
          <table:table-cell office:value-type="string">
            <text:p>ü</text:p>
          </table:table-cell>
          <table:table-cell office:value="1.11175165259" office:value-type="float">
            <text:p>1.111751652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.9894083588" office:value-type="float">
            <text:p>25.9894083588</text:p>
          </table:table-cell>
          <table:table-cell office:value="26.0542784796" office:value-type="float">
            <text:p>26.0542784796</text:p>
          </table:table-cell>
          <table:table-cell office:value="27.908793135" office:value-type="float">
            <text:p>27.908793135</text:p>
          </table:table-cell>
          <table:table-cell office:value="26.362799297" office:value-type="float">
            <text:p>26.362799297</text:p>
          </table:table-cell>
          <table:table-cell office:value="25.3733592868" office:value-type="float">
            <text:p>25.3733592868</text:p>
          </table:table-cell>
          <table:table-cell office:value="25.619768047" office:value-type="float">
            <text:p>25.619768047</text:p>
          </table:table-cell>
          <table:table-cell office:value="26.6687726184" office:value-type="float">
            <text:p>26.6687726184</text:p>
          </table:table-cell>
          <table:table-cell office:value="23.1318206858" office:value-type="float">
            <text:p>23.1318206858</text:p>
          </table:table-cell>
          <table:table-cell office:value="21.5000712793" office:value-type="float">
            <text:p>21.5000712793</text:p>
          </table:table-cell>
          <table:table-cell office:value="24.8413689063" office:value-type="float">
            <text:p>24.8413689063</text:p>
          </table:table-cell>
          <table:table-cell office:value="23.4352958662" office:value-type="float">
            <text:p>23.4352958662</text:p>
          </table:table-cell>
          <table:table-cell office:value="21.2482412014" office:value-type="float">
            <text:p>21.2482412014</text:p>
          </table:table-cell>
          <table:table-cell office:value="23.4256766406" office:value-type="float">
            <text:p>23.4256766406</text:p>
          </table:table-cell>
          <table:table-cell office:value="21.4644360726" office:value-type="float">
            <text:p>21.4644360726</text:p>
          </table:table-cell>
          <table:table-cell office:value-type="string">
            <text:p>ü</text:p>
          </table:table-cell>
          <table:table-cell office:value="-8.40979266866" office:value-type="float">
            <text:p>-8.40979266866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.2200819295" office:value-type="float">
            <text:p>11.2200819295</text:p>
          </table:table-cell>
          <table:table-cell office:value="11.1794473863" office:value-type="float">
            <text:p>11.1794473863</text:p>
          </table:table-cell>
          <table:table-cell office:value="11.6992761297" office:value-type="float">
            <text:p>11.6992761297</text:p>
          </table:table-cell>
          <table:table-cell office:value="11.1645526855" office:value-type="float">
            <text:p>11.1645526855</text:p>
          </table:table-cell>
          <table:table-cell office:value="10.1745730228" office:value-type="float">
            <text:p>10.1745730228</text:p>
          </table:table-cell>
          <table:table-cell office:value="10.1051824576" office:value-type="float">
            <text:p>10.1051824576</text:p>
          </table:table-cell>
          <table:table-cell office:value="10.0893545855" office:value-type="float">
            <text:p>10.0893545855</text:p>
          </table:table-cell>
          <table:table-cell office:value="8.96618614424" office:value-type="float">
            <text:p>8.96618614424</text:p>
          </table:table-cell>
          <table:table-cell office:value="8.42527043836" office:value-type="float">
            <text:p>8.42527043836</text:p>
          </table:table-cell>
          <table:table-cell office:value="9.25936175319" office:value-type="float">
            <text:p>9.25936175319</text:p>
          </table:table-cell>
          <table:table-cell office:value="8.93355392232" office:value-type="float">
            <text:p>8.93355392232</text:p>
          </table:table-cell>
          <table:table-cell office:value="7.89395526205" office:value-type="float">
            <text:p>7.89395526205</text:p>
          </table:table-cell>
          <table:table-cell office:value="8.54993285166" office:value-type="float">
            <text:p>8.54993285166</text:p>
          </table:table-cell>
          <table:table-cell office:value="7.60604465144" office:value-type="float">
            <text:p>7.60604465144</text:p>
          </table:table-cell>
          <table:table-cell office:value-type="string">
            <text:p>üü</text:p>
          </table:table-cell>
          <table:table-cell office:value="-14.8598114751" office:value-type="float">
            <text:p>-14.85981147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.79626205315" office:value-type="float">
            <text:p>8.79626205315</text:p>
          </table:table-cell>
          <table:table-cell office:value="8.90351302173" office:value-type="float">
            <text:p>8.90351302173</text:p>
          </table:table-cell>
          <table:table-cell office:value="9.17345007379" office:value-type="float">
            <text:p>9.17345007379</text:p>
          </table:table-cell>
          <table:table-cell office:value="8.89195712902" office:value-type="float">
            <text:p>8.89195712902</text:p>
          </table:table-cell>
          <table:table-cell office:value="7.83901620866" office:value-type="float">
            <text:p>7.83901620866</text:p>
          </table:table-cell>
          <table:table-cell office:value="7.7930177422" office:value-type="float">
            <text:p>7.7930177422</text:p>
          </table:table-cell>
          <table:table-cell office:value="7.6061112974" office:value-type="float">
            <text:p>7.6061112974</text:p>
          </table:table-cell>
          <table:table-cell office:value="6.76724528264" office:value-type="float">
            <text:p>6.76724528264</text:p>
          </table:table-cell>
          <table:table-cell office:value="6.39622161026" office:value-type="float">
            <text:p>6.39622161026</text:p>
          </table:table-cell>
          <table:table-cell office:value="6.93206540279" office:value-type="float">
            <text:p>6.93206540279</text:p>
          </table:table-cell>
          <table:table-cell office:value="6.83892157703" office:value-type="float">
            <text:p>6.83892157703</text:p>
          </table:table-cell>
          <table:table-cell office:value="5.9638675302" office:value-type="float">
            <text:p>5.9638675302</text:p>
          </table:table-cell>
          <table:table-cell office:value="6.3525422812" office:value-type="float">
            <text:p>6.3525422812</text:p>
          </table:table-cell>
          <table:table-cell office:value="5.48770543639" office:value-type="float">
            <text:p>5.48770543639</text:p>
          </table:table-cell>
          <table:table-cell office:value-type="string">
            <text:p>üü</text:p>
          </table:table-cell>
          <table:table-cell office:value="-19.7577370265" office:value-type="float">
            <text:p>-19.75773702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.767190134" office:value-type="float">
            <text:p>14.767190134</text:p>
          </table:table-cell>
          <table:table-cell office:value="14.8726324307" office:value-type="float">
            <text:p>14.8726324307</text:p>
          </table:table-cell>
          <table:table-cell office:value="16.207656255" office:value-type="float">
            <text:p>16.207656255</text:p>
          </table:table-cell>
          <table:table-cell office:value="15.1958180294" office:value-type="float">
            <text:p>15.1958180294</text:p>
          </table:table-cell>
          <table:table-cell office:value="15.1965883529" office:value-type="float">
            <text:p>15.1965883529</text:p>
          </table:table-cell>
          <table:table-cell office:value="15.512781048" office:value-type="float">
            <text:p>15.512781048</text:p>
          </table:table-cell>
          <table:table-cell office:value="16.5775467212" office:value-type="float">
            <text:p>16.5775467212</text:p>
          </table:table-cell>
          <table:table-cell office:value="14.1642415391" office:value-type="float">
            <text:p>14.1642415391</text:p>
          </table:table-cell>
          <table:table-cell office:value="13.0735274284" office:value-type="float">
            <text:p>13.0735274284</text:p>
          </table:table-cell>
          <table:table-cell office:value="15.5800957341" office:value-type="float">
            <text:p>15.5800957341</text:p>
          </table:table-cell>
          <table:table-cell office:value="14.5001474352" office:value-type="float">
            <text:p>14.5001474352</text:p>
          </table:table-cell>
          <table:table-cell office:value="13.3523285602" office:value-type="float">
            <text:p>13.3523285602</text:p>
          </table:table-cell>
          <table:table-cell office:value="14.8737233019" office:value-type="float">
            <text:p>14.8737233019</text:p>
          </table:table-cell>
          <table:table-cell office:value="13.8570189475" office:value-type="float">
            <text:p>13.8570189475</text:p>
          </table:table-cell>
          <table:table-cell office:value-type="string">
            <text:p>ü</text:p>
          </table:table-cell>
          <table:table-cell office:value="-4.43532378304" office:value-type="float">
            <text:p>-4.43532378304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61098015483" office:value-type="float">
            <text:p>1.61098015483</text:p>
          </table:table-cell>
          <table:table-cell office:value="1.58577192288" office:value-type="float">
            <text:p>1.58577192288</text:p>
          </table:table-cell>
          <table:table-cell office:value="1.74946040503" office:value-type="float">
            <text:p>1.74946040503</text:p>
          </table:table-cell>
          <table:table-cell office:value="1.5777793428" office:value-type="float">
            <text:p>1.5777793428</text:p>
          </table:table-cell>
          <table:table-cell office:value="1.61887881867" office:value-type="float">
            <text:p>1.61887881867</text:p>
          </table:table-cell>
          <table:table-cell office:value="1.67777110588" office:value-type="float">
            <text:p>1.67777110588</text:p>
          </table:table-cell>
          <table:table-cell office:value="1.79497891011" office:value-type="float">
            <text:p>1.79497891011</text:p>
          </table:table-cell>
          <table:table-cell office:value="1.55094422668" office:value-type="float">
            <text:p>1.55094422668</text:p>
          </table:table-cell>
          <table:table-cell office:value="1.37727162324" office:value-type="float">
            <text:p>1.37727162324</text:p>
          </table:table-cell>
          <table:table-cell office:value="1.67432342526" office:value-type="float">
            <text:p>1.67432342526</text:p>
          </table:table-cell>
          <table:table-cell office:value="1.49778677389" office:value-type="float">
            <text:p>1.49778677389</text:p>
          </table:table-cell>
          <table:table-cell office:value="1.39263581268" office:value-type="float">
            <text:p>1.39263581268</text:p>
          </table:table-cell>
          <table:table-cell office:value="1.58801105866" office:value-type="float">
            <text:p>1.58801105866</text:p>
          </table:table-cell>
          <table:table-cell office:value="1.46544419196" office:value-type="float">
            <text:p>1.46544419196</text:p>
          </table:table-cell>
          <table:table-cell office:value-type="string">
            <text:p>ü</text:p>
          </table:table-cell>
          <table:table-cell office:value="-2.15935822721" office:value-type="float">
            <text:p>-2.1593582272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51020442818" office:value-type="float">
            <text:p>3.51020442818</text:p>
          </table:table-cell>
          <table:table-cell office:value="4.03554476944" office:value-type="float">
            <text:p>4.03554476944</text:p>
          </table:table-cell>
          <table:table-cell office:value="3.66199305051" office:value-type="float">
            <text:p>3.66199305051</text:p>
          </table:table-cell>
          <table:table-cell office:value="3.78649360395" office:value-type="float">
            <text:p>3.78649360395</text:p>
          </table:table-cell>
          <table:table-cell office:value="3.08561541772" office:value-type="float">
            <text:p>3.08561541772</text:p>
          </table:table-cell>
          <table:table-cell office:value="3.35918735211" office:value-type="float">
            <text:p>3.35918735211</text:p>
          </table:table-cell>
          <table:table-cell office:value="3.04556724074" office:value-type="float">
            <text:p>3.04556724074</text:p>
          </table:table-cell>
          <table:table-cell office:value="2.36809338355" office:value-type="float">
            <text:p>2.36809338355</text:p>
          </table:table-cell>
          <table:table-cell office:value="2.38889663484" office:value-type="float">
            <text:p>2.38889663484</text:p>
          </table:table-cell>
          <table:table-cell office:value="2.57678593088" office:value-type="float">
            <text:p>2.57678593088</text:p>
          </table:table-cell>
          <table:table-cell office:value="2.72231441714" office:value-type="float">
            <text:p>2.72231441714</text:p>
          </table:table-cell>
          <table:table-cell office:value="2.24784759329" office:value-type="float">
            <text:p>2.24784759329</text:p>
          </table:table-cell>
          <table:table-cell office:value="2.12386400294" office:value-type="float">
            <text:p>2.12386400294</text:p>
          </table:table-cell>
          <table:table-cell office:value="2.03334946173" office:value-type="float">
            <text:p>2.03334946173</text:p>
          </table:table-cell>
          <table:table-cell office:value-type="string">
            <text:p>ü</text:p>
          </table:table-cell>
          <table:table-cell office:value="-25.308059608" office:value-type="float">
            <text:p>-25.30805960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-type="string">
            <text:p>ü</text:p>
          </table:table-cell>
          <table:table-cell office:value="-3.97369500582" office:value-type="float">
            <text:p>-3.973695005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-type="string">
            <text:p>ü</text:p>
          </table:table-cell>
          <table:table-cell office:value="-6.64843257938" office:value-type="float">
            <text:p>-6.648432579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-type="string">
            <text:p>ü</text:p>
          </table:table-cell>
          <table:table-cell office:value="-4.0719173164" office:value-type="float">
            <text:p>-4.07191731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-type="string">
            <text:p>ü</text:p>
          </table:table-cell>
          <table:table-cell office:value="-4.69107403574" office:value-type="float">
            <text:p>-4.6910740357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298113580012" office:value-type="float">
            <text:p>0.298113580012</text:p>
          </table:table-cell>
          <table:table-cell office:value="0.312189444049" office:value-type="float">
            <text:p>0.312189444049</text:p>
          </table:table-cell>
          <table:table-cell office:value="0.338835346039" office:value-type="float">
            <text:p>0.338835346039</text:p>
          </table:table-cell>
          <table:table-cell office:value="0.319646829126" office:value-type="float">
            <text:p>0.319646829126</text:p>
          </table:table-cell>
          <table:table-cell office:value="0.309186329674" office:value-type="float">
            <text:p>0.309186329674</text:p>
          </table:table-cell>
          <table:table-cell office:value="0.314885083941" office:value-type="float">
            <text:p>0.314885083941</text:p>
          </table:table-cell>
          <table:table-cell office:value="0.343213986985" office:value-type="float">
            <text:p>0.343213986985</text:p>
          </table:table-cell>
          <table:table-cell office:value="0.295357425203" office:value-type="float">
            <text:p>0.295357425203</text:p>
          </table:table-cell>
          <table:table-cell office:value="0.26925058036" office:value-type="float">
            <text:p>0.26925058036</text:p>
          </table:table-cell>
          <table:table-cell office:value="0.320156103029" office:value-type="float">
            <text:p>0.320156103029</text:p>
          </table:table-cell>
          <table:table-cell office:value="0.293289216575" office:value-type="float">
            <text:p>0.293289216575</text:p>
          </table:table-cell>
          <table:table-cell office:value="0.270071034865" office:value-type="float">
            <text:p>0.270071034865</text:p>
          </table:table-cell>
          <table:table-cell office:value="0.303584569044" office:value-type="float">
            <text:p>0.303584569044</text:p>
          </table:table-cell>
          <table:table-cell office:value="0.277742777084" office:value-type="float">
            <text:p>0.277742777084</text:p>
          </table:table-cell>
          <table:table-cell office:value-type="string">
            <text:p>ü</text:p>
          </table:table-cell>
          <table:table-cell office:value="-5.30071977172" office:value-type="float">
            <text:p>-5.3007197717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2490154512" office:value-type="float">
            <text:p>0.382490154512</text:p>
          </table:table-cell>
          <table:table-cell office:value="0.376755186195" office:value-type="float">
            <text:p>0.376755186195</text:p>
          </table:table-cell>
          <table:table-cell office:value="0.407276458239" office:value-type="float">
            <text:p>0.407276458239</text:p>
          </table:table-cell>
          <table:table-cell office:value="0.375784319158" office:value-type="float">
            <text:p>0.375784319158</text:p>
          </table:table-cell>
          <table:table-cell office:value="0.369258014271" office:value-type="float">
            <text:p>0.369258014271</text:p>
          </table:table-cell>
          <table:table-cell office:value="0.378557415936" office:value-type="float">
            <text:p>0.378557415936</text:p>
          </table:table-cell>
          <table:table-cell office:value="0.399697064764" office:value-type="float">
            <text:p>0.399697064764</text:p>
          </table:table-cell>
          <table:table-cell office:value="0.344592663817" office:value-type="float">
            <text:p>0.344592663817</text:p>
          </table:table-cell>
          <table:table-cell office:value="0.314522893016" office:value-type="float">
            <text:p>0.314522893016</text:p>
          </table:table-cell>
          <table:table-cell office:value="0.373211635037" office:value-type="float">
            <text:p>0.373211635037</text:p>
          </table:table-cell>
          <table:table-cell office:value="0.338325321519" office:value-type="float">
            <text:p>0.338325321519</text:p>
          </table:table-cell>
          <table:table-cell office:value="0.311625250589" office:value-type="float">
            <text:p>0.311625250589</text:p>
          </table:table-cell>
          <table:table-cell office:value="0.349867410712" office:value-type="float">
            <text:p>0.349867410712</text:p>
          </table:table-cell>
          <table:table-cell office:value="0.332719806138" office:value-type="float">
            <text:p>0.332719806138</text:p>
          </table:table-cell>
          <table:table-cell office:value-type="string">
            <text:p>ü</text:p>
          </table:table-cell>
          <table:table-cell office:value="-1.65684181016" office:value-type="float">
            <text:p>-1.6568418101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-type="string">
            <text:p>ü</text:p>
          </table:table-cell>
          <table:table-cell office:value="1.80823114396" office:value-type="float">
            <text:p>1.808231143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-type="string">
            <text:p>ü</text:p>
          </table:table-cell>
          <table:table-cell office:value="-2.03761979599" office:value-type="float">
            <text:p>-2.0376197959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40571961802" office:value-type="float">
            <text:p>4.40571961802</text:p>
          </table:table-cell>
          <table:table-cell office:value="4.54533181334" office:value-type="float">
            <text:p>4.54533181334</text:p>
          </table:table-cell>
          <table:table-cell office:value="4.86545429035" office:value-type="float">
            <text:p>4.86545429035</text:p>
          </table:table-cell>
          <table:table-cell office:value="4.61459882762" office:value-type="float">
            <text:p>4.61459882762</text:p>
          </table:table-cell>
          <table:table-cell office:value="4.3908000221" office:value-type="float">
            <text:p>4.3908000221</text:p>
          </table:table-cell>
          <table:table-cell office:value="4.53026341179" office:value-type="float">
            <text:p>4.53026341179</text:p>
          </table:table-cell>
          <table:table-cell office:value="4.76390040167" office:value-type="float">
            <text:p>4.76390040167</text:p>
          </table:table-cell>
          <table:table-cell office:value="4.06198545878" office:value-type="float">
            <text:p>4.06198545878</text:p>
          </table:table-cell>
          <table:table-cell office:value="3.73902109942" office:value-type="float">
            <text:p>3.73902109942</text:p>
          </table:table-cell>
          <table:table-cell office:value="4.34968838867" office:value-type="float">
            <text:p>4.34968838867</text:p>
          </table:table-cell>
          <table:table-cell office:value="4.13524308276" office:value-type="float">
            <text:p>4.13524308276</text:p>
          </table:table-cell>
          <table:table-cell office:value="3.75853358714" office:value-type="float">
            <text:p>3.75853358714</text:p>
          </table:table-cell>
          <table:table-cell office:value="4.08456186161" office:value-type="float">
            <text:p>4.08456186161</text:p>
          </table:table-cell>
          <table:table-cell office:value="3.85431228311" office:value-type="float">
            <text:p>3.85431228311</text:p>
          </table:table-cell>
          <table:table-cell office:value-type="string">
            <text:p>ü</text:p>
          </table:table-cell>
          <table:table-cell office:value="-6.7935740178" office:value-type="float">
            <text:p>-6.793574017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-type="string">
            <text:p>ü</text:p>
          </table:table-cell>
          <table:table-cell office:value="-3.47204443484" office:value-type="float">
            <text:p>-3.4720444348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557332199633" office:value-type="float">
            <text:p>0.557332199633</text:p>
          </table:table-cell>
          <table:table-cell office:value="0.623009916954" office:value-type="float">
            <text:p>0.623009916954</text:p>
          </table:table-cell>
          <table:table-cell office:value="0.627486312302" office:value-type="float">
            <text:p>0.627486312302</text:p>
          </table:table-cell>
          <table:table-cell office:value="0.596084222278" office:value-type="float">
            <text:p>0.596084222278</text:p>
          </table:table-cell>
          <table:table-cell office:value="0.572074786358" office:value-type="float">
            <text:p>0.572074786358</text:p>
          </table:table-cell>
          <table:table-cell office:value="0.584508393185" office:value-type="float">
            <text:p>0.584508393185</text:p>
          </table:table-cell>
          <table:table-cell office:value="0.618275994978" office:value-type="float">
            <text:p>0.618275994978</text:p>
          </table:table-cell>
          <table:table-cell office:value="0.570484946654" office:value-type="float">
            <text:p>0.570484946654</text:p>
          </table:table-cell>
          <table:table-cell office:value="0.501074977238" office:value-type="float">
            <text:p>0.501074977238</text:p>
          </table:table-cell>
          <table:table-cell office:value="0.570330662627" office:value-type="float">
            <text:p>0.570330662627</text:p>
          </table:table-cell>
          <table:table-cell office:value="0.53753170135" office:value-type="float">
            <text:p>0.53753170135</text:p>
          </table:table-cell>
          <table:table-cell office:value="0.509270125493" office:value-type="float">
            <text:p>0.509270125493</text:p>
          </table:table-cell>
          <table:table-cell office:value="0.533576201448" office:value-type="float">
            <text:p>0.533576201448</text:p>
          </table:table-cell>
          <table:table-cell office:value="0.545463285706" office:value-type="float">
            <text:p>0.545463285706</text:p>
          </table:table-cell>
          <table:table-cell office:value-type="string">
            <text:p>ü</text:p>
          </table:table-cell>
          <table:table-cell office:value="1.47555657388" office:value-type="float">
            <text:p>1.4755565738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2.0882541707" office:value-type="float">
            <text:p>42.0882541707</text:p>
          </table:table-cell>
          <table:table-cell office:value="42.5907126553" office:value-type="float">
            <text:p>42.5907126553</text:p>
          </table:table-cell>
          <table:table-cell office:value="45.3963927157" office:value-type="float">
            <text:p>45.3963927157</text:p>
          </table:table-cell>
          <table:table-cell office:value="41.755010206" office:value-type="float">
            <text:p>41.755010206</text:p>
          </table:table-cell>
          <table:table-cell office:value="40.4686281874" office:value-type="float">
            <text:p>40.4686281874</text:p>
          </table:table-cell>
          <table:table-cell office:value="42.175263538" office:value-type="float">
            <text:p>42.175263538</text:p>
          </table:table-cell>
          <table:table-cell office:value="44.17880404" office:value-type="float">
            <text:p>44.17880404</text:p>
          </table:table-cell>
          <table:table-cell office:value="38.2854256206" office:value-type="float">
            <text:p>38.2854256206</text:p>
          </table:table-cell>
          <table:table-cell office:value="34.2877939606" office:value-type="float">
            <text:p>34.2877939606</text:p>
          </table:table-cell>
          <table:table-cell office:value="39.6905875143" office:value-type="float">
            <text:p>39.6905875143</text:p>
          </table:table-cell>
          <table:table-cell office:value="36.4479850144" office:value-type="float">
            <text:p>36.4479850144</text:p>
          </table:table-cell>
          <table:table-cell office:value="33.8270588217" office:value-type="float">
            <text:p>33.8270588217</text:p>
          </table:table-cell>
          <table:table-cell office:value="37.5878183241" office:value-type="float">
            <text:p>37.5878183241</text:p>
          </table:table-cell>
          <table:table-cell office:value="35.4664067908" office:value-type="float">
            <text:p>35.4664067908</text:p>
          </table:table-cell>
          <table:table-cell office:value-type="string">
            <text:p>ü</text:p>
          </table:table-cell>
          <table:table-cell office:value="-2.69309324864" office:value-type="float">
            <text:p>-2.6930932486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-type="string">
            <text:p>ü</text:p>
          </table:table-cell>
          <table:table-cell office:value="2.96458366728" office:value-type="float">
            <text:p>2.96458366728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2.8503767036" office:value-type="float">
            <text:p>42.8503767036</text:p>
          </table:table-cell>
          <table:table-cell office:value="56.2233933836" office:value-type="float">
            <text:p>56.2233933836</text:p>
          </table:table-cell>
          <table:table-cell office:value="49.812833624" office:value-type="float">
            <text:p>49.812833624</text:p>
          </table:table-cell>
          <table:table-cell office:value="50.0944789888" office:value-type="float">
            <text:p>50.0944789888</text:p>
          </table:table-cell>
          <table:table-cell office:value="46.8388310108" office:value-type="float">
            <text:p>46.8388310108</text:p>
          </table:table-cell>
          <table:table-cell office:value="48.792308182" office:value-type="float">
            <text:p>48.792308182</text:p>
          </table:table-cell>
          <table:table-cell office:value="49.4491731312" office:value-type="float">
            <text:p>49.4491731312</text:p>
          </table:table-cell>
          <table:table-cell office:value="48.9106284401" office:value-type="float">
            <text:p>48.9106284401</text:p>
          </table:table-cell>
          <table:table-cell office:value="42.0371702212" office:value-type="float">
            <text:p>42.0371702212</text:p>
          </table:table-cell>
          <table:table-cell office:value="42.2567885637" office:value-type="float">
            <text:p>42.2567885637</text:p>
          </table:table-cell>
          <table:table-cell office:value="42.8487994637" office:value-type="float">
            <text:p>42.8487994637</text:p>
          </table:table-cell>
          <table:table-cell office:value="41.9893812361" office:value-type="float">
            <text:p>41.9893812361</text:p>
          </table:table-cell>
          <table:table-cell office:value="41.9652971165" office:value-type="float">
            <text:p>41.9652971165</text:p>
          </table:table-cell>
          <table:table-cell office:value="43.4094789653" office:value-type="float">
            <text:p>43.4094789653</text:p>
          </table:table-cell>
          <table:table-cell office:value-type="string">
            <text:p/>
          </table:table-cell>
          <table:table-cell office:value="1.30850690944" office:value-type="float">
            <text:p>1.30850690944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13.292606434" office:value-type="float">
            <text:p>413.292606434</text:p>
          </table:table-cell>
          <table:table-cell office:value="359.608237611" office:value-type="float">
            <text:p>359.608237611</text:p>
          </table:table-cell>
          <table:table-cell office:value="410.42206395" office:value-type="float">
            <text:p>410.42206395</text:p>
          </table:table-cell>
          <table:table-cell office:value="348.850165324" office:value-type="float">
            <text:p>348.850165324</text:p>
          </table:table-cell>
          <table:table-cell office:value="372.515873503" office:value-type="float">
            <text:p>372.515873503</text:p>
          </table:table-cell>
          <table:table-cell office:value="399.158516898" office:value-type="float">
            <text:p>399.158516898</text:p>
          </table:table-cell>
          <table:table-cell office:value="416.06653214" office:value-type="float">
            <text:p>416.06653214</text:p>
          </table:table-cell>
          <table:table-cell office:value="362.049820193" office:value-type="float">
            <text:p>362.049820193</text:p>
          </table:table-cell>
          <table:table-cell office:value="316.529846057" office:value-type="float">
            <text:p>316.529846057</text:p>
          </table:table-cell>
          <table:table-cell office:value="378.064274455" office:value-type="float">
            <text:p>378.064274455</text:p>
          </table:table-cell>
          <table:table-cell office:value="321.900965874" office:value-type="float">
            <text:p>321.900965874</text:p>
          </table:table-cell>
          <table:table-cell office:value="300.949672756" office:value-type="float">
            <text:p>300.949672756</text:p>
          </table:table-cell>
          <table:table-cell office:value="350.601056549" office:value-type="float">
            <text:p>350.601056549</text:p>
          </table:table-cell>
          <table:table-cell office:value="321.097297102" office:value-type="float">
            <text:p>321.097297102</text:p>
          </table:table-cell>
          <table:table-cell office:value-type="string">
            <text:p/>
          </table:table-cell>
          <table:table-cell office:value="-0.249663361245" office:value-type="float">
            <text:p>-0.24966336124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1.732387961" office:value-type="float">
            <text:p>111.732387961</text:p>
          </table:table-cell>
          <table:table-cell office:value="116.158026939" office:value-type="float">
            <text:p>116.158026939</text:p>
          </table:table-cell>
          <table:table-cell office:value="118.216437773" office:value-type="float">
            <text:p>118.216437773</text:p>
          </table:table-cell>
          <table:table-cell office:value="108.23609275" office:value-type="float">
            <text:p>108.23609275</text:p>
          </table:table-cell>
          <table:table-cell office:value="108.924739263" office:value-type="float">
            <text:p>108.924739263</text:p>
          </table:table-cell>
          <table:table-cell office:value="115.31865522" office:value-type="float">
            <text:p>115.31865522</text:p>
          </table:table-cell>
          <table:table-cell office:value="118.793516848" office:value-type="float">
            <text:p>118.793516848</text:p>
          </table:table-cell>
          <table:table-cell office:value="109.252199027" office:value-type="float">
            <text:p>109.252199027</text:p>
          </table:table-cell>
          <table:table-cell office:value="94.7920748918" office:value-type="float">
            <text:p>94.7920748918</text:p>
          </table:table-cell>
          <table:table-cell office:value="105.267441805" office:value-type="float">
            <text:p>105.267441805</text:p>
          </table:table-cell>
          <table:table-cell office:value="96.4988825684" office:value-type="float">
            <text:p>96.4988825684</text:p>
          </table:table-cell>
          <table:table-cell office:value="92.147595259" office:value-type="float">
            <text:p>92.147595259</text:p>
          </table:table-cell>
          <table:table-cell office:value="100.398742194" office:value-type="float">
            <text:p>100.398742194</text:p>
          </table:table-cell>
          <table:table-cell office:value="96.9256183888" office:value-type="float">
            <text:p>96.9256183888</text:p>
          </table:table-cell>
          <table:table-cell office:value-type="string">
            <text:p/>
          </table:table-cell>
          <table:table-cell office:value="0.442218406057" office:value-type="float">
            <text:p>0.44221840605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-type="string">
            <text:p>ü</text:p>
          </table:table-cell>
          <table:table-cell office:value="-3.00463293007" office:value-type="float">
            <text:p>-3.0046329300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7235605475" office:value-type="float">
            <text:p>1.57235605475</text:p>
          </table:table-cell>
          <table:table-cell office:value="1.60550682679" office:value-type="float">
            <text:p>1.60550682679</text:p>
          </table:table-cell>
          <table:table-cell office:value="1.72635088072" office:value-type="float">
            <text:p>1.72635088072</text:p>
          </table:table-cell>
          <table:table-cell office:value="1.63380006668" office:value-type="float">
            <text:p>1.63380006668</text:p>
          </table:table-cell>
          <table:table-cell office:value="1.61014993322" office:value-type="float">
            <text:p>1.61014993322</text:p>
          </table:table-cell>
          <table:table-cell office:value="1.6134275686" office:value-type="float">
            <text:p>1.6134275686</text:p>
          </table:table-cell>
          <table:table-cell office:value="1.72874213079" office:value-type="float">
            <text:p>1.72874213079</text:p>
          </table:table-cell>
          <table:table-cell office:value="1.46431042224" office:value-type="float">
            <text:p>1.46431042224</text:p>
          </table:table-cell>
          <table:table-cell office:value="1.35974585474" office:value-type="float">
            <text:p>1.35974585474</text:p>
          </table:table-cell>
          <table:table-cell office:value="1.62770581903" office:value-type="float">
            <text:p>1.62770581903</text:p>
          </table:table-cell>
          <table:table-cell office:value="1.4282359003" office:value-type="float">
            <text:p>1.4282359003</text:p>
          </table:table-cell>
          <table:table-cell office:value="1.34415608215" office:value-type="float">
            <text:p>1.34415608215</text:p>
          </table:table-cell>
          <table:table-cell office:value="1.52113992924" office:value-type="float">
            <text:p>1.52113992924</text:p>
          </table:table-cell>
          <table:table-cell office:value="1.39929859216" office:value-type="float">
            <text:p>1.39929859216</text:p>
          </table:table-cell>
          <table:table-cell office:value-type="string">
            <text:p>ü</text:p>
          </table:table-cell>
          <table:table-cell office:value="-2.0260874362" office:value-type="float">
            <text:p>-2.0260874362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8858192523" office:value-type="float">
            <text:p>1.28858192523</text:p>
          </table:table-cell>
          <table:table-cell office:value="1.29113714406" office:value-type="float">
            <text:p>1.29113714406</text:p>
          </table:table-cell>
          <table:table-cell office:value="1.25004982479" office:value-type="float">
            <text:p>1.25004982479</text:p>
          </table:table-cell>
          <table:table-cell office:value="1.21541280745" office:value-type="float">
            <text:p>1.21541280745</text:p>
          </table:table-cell>
          <table:table-cell office:value="1.16109473233" office:value-type="float">
            <text:p>1.16109473233</text:p>
          </table:table-cell>
          <table:table-cell office:value="1.15621638792" office:value-type="float">
            <text:p>1.15621638792</text:p>
          </table:table-cell>
          <table:table-cell office:value="1.12343902369" office:value-type="float">
            <text:p>1.12343902369</text:p>
          </table:table-cell>
          <table:table-cell office:value="1.03799183266" office:value-type="float">
            <text:p>1.03799183266</text:p>
          </table:table-cell>
          <table:table-cell office:value="1.041741816" office:value-type="float">
            <text:p>1.041741816</text:p>
          </table:table-cell>
          <table:table-cell office:value="1.07985751362" office:value-type="float">
            <text:p>1.07985751362</text:p>
          </table:table-cell>
          <table:table-cell office:value="0.985124330124" office:value-type="float">
            <text:p>0.985124330124</text:p>
          </table:table-cell>
          <table:table-cell office:value="0.932167459248" office:value-type="float">
            <text:p>0.932167459248</text:p>
          </table:table-cell>
          <table:table-cell office:value="0.917773778145" office:value-type="float">
            <text:p>0.917773778145</text:p>
          </table:table-cell>
          <table:table-cell office:value="0.935631358198" office:value-type="float">
            <text:p>0.935631358198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7.974344052" office:value-type="float">
            <text:p>277.974344052</text:p>
          </table:table-cell>
          <table:table-cell office:value="279.250434342" office:value-type="float">
            <text:p>279.250434342</text:p>
          </table:table-cell>
          <table:table-cell office:value="270.365961302" office:value-type="float">
            <text:p>270.365961302</text:p>
          </table:table-cell>
          <table:table-cell office:value="263.780533839" office:value-type="float">
            <text:p>263.780533839</text:p>
          </table:table-cell>
          <table:table-cell office:value="252.720890361" office:value-type="float">
            <text:p>252.720890361</text:p>
          </table:table-cell>
          <table:table-cell office:value="252.841019616" office:value-type="float">
            <text:p>252.841019616</text:p>
          </table:table-cell>
          <table:table-cell office:value="247.029594534" office:value-type="float">
            <text:p>247.029594534</text:p>
          </table:table-cell>
          <table:table-cell office:value="229.377261561" office:value-type="float">
            <text:p>229.377261561</text:p>
          </table:table-cell>
          <table:table-cell office:value="229.641798691" office:value-type="float">
            <text:p>229.641798691</text:p>
          </table:table-cell>
          <table:table-cell office:value="239.862594584" office:value-type="float">
            <text:p>239.862594584</text:p>
          </table:table-cell>
          <table:table-cell office:value="217.800584449" office:value-type="float">
            <text:p>217.800584449</text:p>
          </table:table-cell>
          <table:table-cell office:value="207.316608982" office:value-type="float">
            <text:p>207.316608982</text:p>
          </table:table-cell>
          <table:table-cell office:value="205.310932873" office:value-type="float">
            <text:p>205.310932873</text:p>
          </table:table-cell>
          <table:table-cell office:value="209.606570831" office:value-type="float">
            <text:p>209.606570831</text:p>
          </table:table-cell>
          <table:table-cell office:value-type="string">
            <text:p>-</text:p>
          </table:table-cell>
          <table:table-cell office:value="-3.76216328311" office:value-type="float">
            <text:p>-3.7621632831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4019176241" office:value-type="float">
            <text:p>10.4019176241</text:p>
          </table:table-cell>
          <table:table-cell office:value="10.4848492728" office:value-type="float">
            <text:p>10.4848492728</text:p>
          </table:table-cell>
          <table:table-cell office:value="10.1944160668" office:value-type="float">
            <text:p>10.1944160668</text:p>
          </table:table-cell>
          <table:table-cell office:value="10.0732081772" office:value-type="float">
            <text:p>10.0732081772</text:p>
          </table:table-cell>
          <table:table-cell office:value="9.70207989887" office:value-type="float">
            <text:p>9.70207989887</text:p>
          </table:table-cell>
          <table:table-cell office:value="9.80824670614" office:value-type="float">
            <text:p>9.80824670614</text:p>
          </table:table-cell>
          <table:table-cell office:value="9.61579766841" office:value-type="float">
            <text:p>9.61579766841</text:p>
          </table:table-cell>
          <table:table-cell office:value="8.93374363674" office:value-type="float">
            <text:p>8.93374363674</text:p>
          </table:table-cell>
          <table:table-cell office:value="8.9466680049" office:value-type="float">
            <text:p>8.9466680049</text:p>
          </table:table-cell>
          <table:table-cell office:value="9.55707770546" office:value-type="float">
            <text:p>9.55707770546</text:p>
          </table:table-cell>
          <table:table-cell office:value="8.62879842372" office:value-type="float">
            <text:p>8.62879842372</text:p>
          </table:table-cell>
          <table:table-cell office:value="8.32632985697" office:value-type="float">
            <text:p>8.32632985697</text:p>
          </table:table-cell>
          <table:table-cell office:value="8.20869237152" office:value-type="float">
            <text:p>8.20869237152</text:p>
          </table:table-cell>
          <table:table-cell office:value="8.4972642428" office:value-type="float">
            <text:p>8.4972642428</text:p>
          </table:table-cell>
          <table:table-cell office:value-type="string">
            <text:p>üü</text:p>
          </table:table-cell>
          <table:table-cell office:value="-1.52436265702" office:value-type="float">
            <text:p>-1.5243626570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1470535039" office:value-type="float">
            <text:p>13.1470535039</text:p>
          </table:table-cell>
          <table:table-cell office:value="13.2362141867" office:value-type="float">
            <text:p>13.2362141867</text:p>
          </table:table-cell>
          <table:table-cell office:value="12.7629732018" office:value-type="float">
            <text:p>12.7629732018</text:p>
          </table:table-cell>
          <table:table-cell office:value="12.4720264167" office:value-type="float">
            <text:p>12.4720264167</text:p>
          </table:table-cell>
          <table:table-cell office:value="12.0076268479" office:value-type="float">
            <text:p>12.0076268479</text:p>
          </table:table-cell>
          <table:table-cell office:value="12.082637212" office:value-type="float">
            <text:p>12.082637212</text:p>
          </table:table-cell>
          <table:table-cell office:value="11.8297484136" office:value-type="float">
            <text:p>11.8297484136</text:p>
          </table:table-cell>
          <table:table-cell office:value="11.0264568759" office:value-type="float">
            <text:p>11.0264568759</text:p>
          </table:table-cell>
          <table:table-cell office:value="11.0670989463" office:value-type="float">
            <text:p>11.0670989463</text:p>
          </table:table-cell>
          <table:table-cell office:value="11.6793994896" office:value-type="float">
            <text:p>11.6793994896</text:p>
          </table:table-cell>
          <table:table-cell office:value="10.476485457" office:value-type="float">
            <text:p>10.476485457</text:p>
          </table:table-cell>
          <table:table-cell office:value="9.9331552474" office:value-type="float">
            <text:p>9.9331552474</text:p>
          </table:table-cell>
          <table:table-cell office:value="9.77235329626" office:value-type="float">
            <text:p>9.77235329626</text:p>
          </table:table-cell>
          <table:table-cell office:value="10.1343010235" office:value-type="float">
            <text:p>10.1343010235</text:p>
          </table:table-cell>
          <table:table-cell office:value-type="string">
            <text:p>üü</text:p>
          </table:table-cell>
          <table:table-cell office:value="-3.26621398857" office:value-type="float">
            <text:p>-3.26621398857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0051995287" office:value-type="float">
            <text:p>4.20051995287</text:p>
          </table:table-cell>
          <table:table-cell office:value="4.21400877838" office:value-type="float">
            <text:p>4.21400877838</text:p>
          </table:table-cell>
          <table:table-cell office:value="4.04332469501" office:value-type="float">
            <text:p>4.04332469501</text:p>
          </table:table-cell>
          <table:table-cell office:value="3.9168991574" office:value-type="float">
            <text:p>3.9168991574</text:p>
          </table:table-cell>
          <table:table-cell office:value="3.77748795674" office:value-type="float">
            <text:p>3.77748795674</text:p>
          </table:table-cell>
          <table:table-cell office:value="3.76473821209" office:value-type="float">
            <text:p>3.76473821209</text:p>
          </table:table-cell>
          <table:table-cell office:value="3.63685168891" office:value-type="float">
            <text:p>3.63685168891</text:p>
          </table:table-cell>
          <table:table-cell office:value="3.43182092685" office:value-type="float">
            <text:p>3.43182092685</text:p>
          </table:table-cell>
          <table:table-cell office:value="3.42864847304" office:value-type="float">
            <text:p>3.42864847304</text:p>
          </table:table-cell>
          <table:table-cell office:value="3.56998240687" office:value-type="float">
            <text:p>3.56998240687</text:p>
          </table:table-cell>
          <table:table-cell office:value="3.21631780709" office:value-type="float">
            <text:p>3.21631780709</text:p>
          </table:table-cell>
          <table:table-cell office:value="3.03420074242" office:value-type="float">
            <text:p>3.03420074242</text:p>
          </table:table-cell>
          <table:table-cell office:value="2.95772154194" office:value-type="float">
            <text:p>2.95772154194</text:p>
          </table:table-cell>
          <table:table-cell office:value="3.046750008" office:value-type="float">
            <text:p>3.046750008</text:p>
          </table:table-cell>
          <table:table-cell office:value-type="string">
            <text:p>üüü</text:p>
          </table:table-cell>
          <table:table-cell office:value="-5.27210957553" office:value-type="float">
            <text:p>-5.2721095755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37567512028" office:value-type="float">
            <text:p>5.37567512028</text:p>
          </table:table-cell>
          <table:table-cell office:value="5.41023076838" office:value-type="float">
            <text:p>5.41023076838</text:p>
          </table:table-cell>
          <table:table-cell office:value="5.21942452914" office:value-type="float">
            <text:p>5.21942452914</text:p>
          </table:table-cell>
          <table:table-cell office:value="5.12105057681" office:value-type="float">
            <text:p>5.12105057681</text:p>
          </table:table-cell>
          <table:table-cell office:value="4.92258013407" office:value-type="float">
            <text:p>4.92258013407</text:p>
          </table:table-cell>
          <table:table-cell office:value="4.98038285882" office:value-type="float">
            <text:p>4.98038285882</text:p>
          </table:table-cell>
          <table:table-cell office:value="4.88648615617" office:value-type="float">
            <text:p>4.88648615617</text:p>
          </table:table-cell>
          <table:table-cell office:value="4.54336924158" office:value-type="float">
            <text:p>4.54336924158</text:p>
          </table:table-cell>
          <table:table-cell office:value="4.56969220478" office:value-type="float">
            <text:p>4.56969220478</text:p>
          </table:table-cell>
          <table:table-cell office:value="4.86532451243" office:value-type="float">
            <text:p>4.86532451243</text:p>
          </table:table-cell>
          <table:table-cell office:value="4.34817071306" office:value-type="float">
            <text:p>4.34817071306</text:p>
          </table:table-cell>
          <table:table-cell office:value="4.12038723663" office:value-type="float">
            <text:p>4.12038723663</text:p>
          </table:table-cell>
          <table:table-cell office:value="4.06416706857" office:value-type="float">
            <text:p>4.06416706857</text:p>
          </table:table-cell>
          <table:table-cell office:value="4.24406892698" office:value-type="float">
            <text:p>4.24406892698</text:p>
          </table:table-cell>
          <table:table-cell office:value-type="string">
            <text:p>üü</text:p>
          </table:table-cell>
          <table:table-cell office:value="-2.3941513098" office:value-type="float">
            <text:p>-2.394151309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6264284604" office:value-type="float">
            <text:p>2.66264284604</text:p>
          </table:table-cell>
          <table:table-cell office:value="2.69767627093" office:value-type="float">
            <text:p>2.69767627093</text:p>
          </table:table-cell>
          <table:table-cell office:value="2.61482183335" office:value-type="float">
            <text:p>2.61482183335</text:p>
          </table:table-cell>
          <table:table-cell office:value="2.56631304405" office:value-type="float">
            <text:p>2.56631304405</text:p>
          </table:table-cell>
          <table:table-cell office:value="2.46993279587" office:value-type="float">
            <text:p>2.46993279587</text:p>
          </table:table-cell>
          <table:table-cell office:value="2.49556937099" office:value-type="float">
            <text:p>2.49556937099</text:p>
          </table:table-cell>
          <table:table-cell office:value="2.47873457408" office:value-type="float">
            <text:p>2.47873457408</text:p>
          </table:table-cell>
          <table:table-cell office:value="2.28154153702" office:value-type="float">
            <text:p>2.28154153702</text:p>
          </table:table-cell>
          <table:table-cell office:value="2.29433233815" office:value-type="float">
            <text:p>2.29433233815</text:p>
          </table:table-cell>
          <table:table-cell office:value="2.43201615092" office:value-type="float">
            <text:p>2.43201615092</text:p>
          </table:table-cell>
          <table:table-cell office:value="2.17947546382" office:value-type="float">
            <text:p>2.17947546382</text:p>
          </table:table-cell>
          <table:table-cell office:value="2.07784105557" office:value-type="float">
            <text:p>2.07784105557</text:p>
          </table:table-cell>
          <table:table-cell office:value="2.06193590469" office:value-type="float">
            <text:p>2.06193590469</text:p>
          </table:table-cell>
          <table:table-cell office:value="2.13169508575" office:value-type="float">
            <text:p>2.13169508575</text:p>
          </table:table-cell>
          <table:table-cell office:value-type="string">
            <text:p>üü</text:p>
          </table:table-cell>
          <table:table-cell office:value="-2.19228795458" office:value-type="float">
            <text:p>-2.1922879545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3282521136" office:value-type="float">
            <text:p>41.3282521136</text:p>
          </table:table-cell>
          <table:table-cell office:value="42.0042392097" office:value-type="float">
            <text:p>42.0042392097</text:p>
          </table:table-cell>
          <table:table-cell office:value="40.9423540351" office:value-type="float">
            <text:p>40.9423540351</text:p>
          </table:table-cell>
          <table:table-cell office:value="40.0248703886" office:value-type="float">
            <text:p>40.0248703886</text:p>
          </table:table-cell>
          <table:table-cell office:value="38.7001035499" office:value-type="float">
            <text:p>38.7001035499</text:p>
          </table:table-cell>
          <table:table-cell office:value="38.9325552287" office:value-type="float">
            <text:p>38.9325552287</text:p>
          </table:table-cell>
          <table:table-cell office:value="38.7962481546" office:value-type="float">
            <text:p>38.7962481546</text:p>
          </table:table-cell>
          <table:table-cell office:value="36.1666860391" office:value-type="float">
            <text:p>36.1666860391</text:p>
          </table:table-cell>
          <table:table-cell office:value="35.9903783308" office:value-type="float">
            <text:p>35.9903783308</text:p>
          </table:table-cell>
          <table:table-cell office:value="38.1153581478" office:value-type="float">
            <text:p>38.1153581478</text:p>
          </table:table-cell>
          <table:table-cell office:value="34.2681193323" office:value-type="float">
            <text:p>34.2681193323</text:p>
          </table:table-cell>
          <table:table-cell office:value="33.0234907968" office:value-type="float">
            <text:p>33.0234907968</text:p>
          </table:table-cell>
          <table:table-cell office:value="32.2369142447" office:value-type="float">
            <text:p>32.2369142447</text:p>
          </table:table-cell>
          <table:table-cell office:value="34.2852229918" office:value-type="float">
            <text:p>34.2852229918</text:p>
          </table:table-cell>
          <table:table-cell office:value-type="string">
            <text:p>üü</text:p>
          </table:table-cell>
          <table:table-cell office:value="0.0499112871738" office:value-type="float">
            <text:p>0.049911287173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1.5230613731" office:value-type="float">
            <text:p>31.5230613731</text:p>
          </table:table-cell>
          <table:table-cell office:value="31.5588572129" office:value-type="float">
            <text:p>31.5588572129</text:p>
          </table:table-cell>
          <table:table-cell office:value="30.6333462356" office:value-type="float">
            <text:p>30.6333462356</text:p>
          </table:table-cell>
          <table:table-cell office:value="29.7015385574" office:value-type="float">
            <text:p>29.7015385574</text:p>
          </table:table-cell>
          <table:table-cell office:value="28.2606747437" office:value-type="float">
            <text:p>28.2606747437</text:p>
          </table:table-cell>
          <table:table-cell office:value="27.9970910435" office:value-type="float">
            <text:p>27.9970910435</text:p>
          </table:table-cell>
          <table:table-cell office:value="27.2565885749" office:value-type="float">
            <text:p>27.2565885749</text:p>
          </table:table-cell>
          <table:table-cell office:value="25.2017830666" office:value-type="float">
            <text:p>25.2017830666</text:p>
          </table:table-cell>
          <table:table-cell office:value="25.1588076637" office:value-type="float">
            <text:p>25.1588076637</text:p>
          </table:table-cell>
          <table:table-cell office:value="25.7598055643" office:value-type="float">
            <text:p>25.7598055643</text:p>
          </table:table-cell>
          <table:table-cell office:value="23.754757717" office:value-type="float">
            <text:p>23.754757717</text:p>
          </table:table-cell>
          <table:table-cell office:value="22.5846419333" office:value-type="float">
            <text:p>22.5846419333</text:p>
          </table:table-cell>
          <table:table-cell office:value="22.5578230221" office:value-type="float">
            <text:p>22.5578230221</text:p>
          </table:table-cell>
          <table:table-cell office:value="22.5292153497" office:value-type="float">
            <text:p>22.5292153497</text:p>
          </table:table-cell>
          <table:table-cell office:value-type="string">
            <text:p>üüü</text:p>
          </table:table-cell>
          <table:table-cell office:value="-5.15914488341" office:value-type="float">
            <text:p>-5.1591448834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3917696247" office:value-type="float">
            <text:p>13.3917696247</text:p>
          </table:table-cell>
          <table:table-cell office:value="13.2950625436" office:value-type="float">
            <text:p>13.2950625436</text:p>
          </table:table-cell>
          <table:table-cell office:value="12.9767055594" office:value-type="float">
            <text:p>12.9767055594</text:p>
          </table:table-cell>
          <table:table-cell office:value="12.1171969347" office:value-type="float">
            <text:p>12.1171969347</text:p>
          </table:table-cell>
          <table:table-cell office:value="11.4541484508" office:value-type="float">
            <text:p>11.4541484508</text:p>
          </table:table-cell>
          <table:table-cell office:value="10.8951504027" office:value-type="float">
            <text:p>10.8951504027</text:p>
          </table:table-cell>
          <table:table-cell office:value="10.2241258263" office:value-type="float">
            <text:p>10.2241258263</text:p>
          </table:table-cell>
          <table:table-cell office:value="9.67065892192" office:value-type="float">
            <text:p>9.67065892192</text:p>
          </table:table-cell>
          <table:table-cell office:value="9.53964842512" office:value-type="float">
            <text:p>9.53964842512</text:p>
          </table:table-cell>
          <table:table-cell office:value="9.166143758" office:value-type="float">
            <text:p>9.166143758</text:p>
          </table:table-cell>
          <table:table-cell office:value="8.58546929184" office:value-type="float">
            <text:p>8.58546929184</text:p>
          </table:table-cell>
          <table:table-cell office:value="8.18652956426" office:value-type="float">
            <text:p>8.18652956426</text:p>
          </table:table-cell>
          <table:table-cell office:value="8.01425319467" office:value-type="float">
            <text:p>8.01425319467</text:p>
          </table:table-cell>
          <table:table-cell office:value="7.86728973058" office:value-type="float">
            <text:p>7.86728973058</text:p>
          </table:table-cell>
          <table:table-cell office:value-type="string">
            <text:p>üüü</text:p>
          </table:table-cell>
          <table:table-cell office:value="-8.36505887847" office:value-type="float">
            <text:p>-8.365058878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5349699327" office:value-type="float">
            <text:p>10.5349699327</text:p>
          </table:table-cell>
          <table:table-cell office:value="10.5359194463" office:value-type="float">
            <text:p>10.5359194463</text:p>
          </table:table-cell>
          <table:table-cell office:value="10.3163138474" office:value-type="float">
            <text:p>10.3163138474</text:p>
          </table:table-cell>
          <table:table-cell office:value="9.50770262997" office:value-type="float">
            <text:p>9.50770262997</text:p>
          </table:table-cell>
          <table:table-cell office:value="8.92082134069" office:value-type="float">
            <text:p>8.92082134069</text:p>
          </table:table-cell>
          <table:table-cell office:value="8.32807262127" office:value-type="float">
            <text:p>8.32807262127</text:p>
          </table:table-cell>
          <table:table-cell office:value="7.75731030058" office:value-type="float">
            <text:p>7.75731030058</text:p>
          </table:table-cell>
          <table:table-cell office:value="7.37288223514" office:value-type="float">
            <text:p>7.37288223514</text:p>
          </table:table-cell>
          <table:table-cell office:value="7.23500683608" office:value-type="float">
            <text:p>7.23500683608</text:p>
          </table:table-cell>
          <table:table-cell office:value="6.72525994086" office:value-type="float">
            <text:p>6.72525994086</text:p>
          </table:table-cell>
          <table:table-cell office:value="6.40082734854" office:value-type="float">
            <text:p>6.40082734854</text:p>
          </table:table-cell>
          <table:table-cell office:value="6.08530211401" office:value-type="float">
            <text:p>6.08530211401</text:p>
          </table:table-cell>
          <table:table-cell office:value="5.94295922547" office:value-type="float">
            <text:p>5.94295922547</text:p>
          </table:table-cell>
          <table:table-cell office:value="5.73056562494" office:value-type="float">
            <text:p>5.73056562494</text:p>
          </table:table-cell>
          <table:table-cell office:value-type="string">
            <text:p>üüü</text:p>
          </table:table-cell>
          <table:table-cell office:value="-10.4714857486" office:value-type="float">
            <text:p>-10.47148574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128663939" office:value-type="float">
            <text:p>18.128663939</text:p>
          </table:table-cell>
          <table:table-cell office:value="18.2608140081" office:value-type="float">
            <text:p>18.2608140081</text:p>
          </table:table-cell>
          <table:table-cell office:value="17.6538137869" office:value-type="float">
            <text:p>17.6538137869</text:p>
          </table:table-cell>
          <table:table-cell office:value="17.5815503042" office:value-type="float">
            <text:p>17.5815503042</text:p>
          </table:table-cell>
          <table:table-cell office:value="16.8037778363" office:value-type="float">
            <text:p>16.8037778363</text:p>
          </table:table-cell>
          <table:table-cell office:value="17.0995336846" office:value-type="float">
            <text:p>17.0995336846</text:p>
          </table:table-cell>
          <table:table-cell office:value="17.0300316129" office:value-type="float">
            <text:p>17.0300316129</text:p>
          </table:table-cell>
          <table:table-cell office:value="15.5286388385" office:value-type="float">
            <text:p>15.5286388385</text:p>
          </table:table-cell>
          <table:table-cell office:value="15.6171754844" office:value-type="float">
            <text:p>15.6171754844</text:p>
          </table:table-cell>
          <table:table-cell office:value="16.5916915267" office:value-type="float">
            <text:p>16.5916915267</text:p>
          </table:table-cell>
          <table:table-cell office:value="15.1670746989" office:value-type="float">
            <text:p>15.1670746989</text:p>
          </table:table-cell>
          <table:table-cell office:value="14.3957116734" office:value-type="float">
            <text:p>14.3957116734</text:p>
          </table:table-cell>
          <table:table-cell office:value="14.5410063459" office:value-type="float">
            <text:p>14.5410063459</text:p>
          </table:table-cell>
          <table:table-cell office:value="14.6599014738" office:value-type="float">
            <text:p>14.6599014738</text:p>
          </table:table-cell>
          <table:table-cell office:value-type="string">
            <text:p>üü</text:p>
          </table:table-cell>
          <table:table-cell office:value="-3.34390932446" office:value-type="float">
            <text:p>-3.34390932446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93588933106" office:value-type="float">
            <text:p>1.93588933106</text:p>
          </table:table-cell>
          <table:table-cell office:value="1.90706489998" office:value-type="float">
            <text:p>1.90706489998</text:p>
          </table:table-cell>
          <table:table-cell office:value="1.83555051038" office:value-type="float">
            <text:p>1.83555051038</text:p>
          </table:table-cell>
          <table:table-cell office:value="1.83386018749" office:value-type="float">
            <text:p>1.83386018749</text:p>
          </table:table-cell>
          <table:table-cell office:value="1.7650691805" office:value-type="float">
            <text:p>1.7650691805</text:p>
          </table:table-cell>
          <table:table-cell office:value="1.82115253488" office:value-type="float">
            <text:p>1.82115253488</text:p>
          </table:table-cell>
          <table:table-cell office:value="1.78772257078" office:value-type="float">
            <text:p>1.78772257078</text:p>
          </table:table-cell>
          <table:table-cell office:value="1.63150637205" office:value-type="float">
            <text:p>1.63150637205</text:p>
          </table:table-cell>
          <table:table-cell office:value="1.64861453942" office:value-type="float">
            <text:p>1.64861453942</text:p>
          </table:table-cell>
          <table:table-cell office:value="1.78268738397" office:value-type="float">
            <text:p>1.78268738397</text:p>
          </table:table-cell>
          <table:table-cell office:value="1.57883230994" office:value-type="float">
            <text:p>1.57883230994</text:p>
          </table:table-cell>
          <table:table-cell office:value="1.49095223156" office:value-type="float">
            <text:p>1.49095223156</text:p>
          </table:table-cell>
          <table:table-cell office:value="1.49448355156" office:value-type="float">
            <text:p>1.49448355156</text:p>
          </table:table-cell>
          <table:table-cell office:value="1.53809470216" office:value-type="float">
            <text:p>1.53809470216</text:p>
          </table:table-cell>
          <table:table-cell office:value-type="string">
            <text:p>üü</text:p>
          </table:table-cell>
          <table:table-cell office:value="-2.58023651537" office:value-type="float">
            <text:p>-2.58023651537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25688017966" office:value-type="float">
            <text:p>4.25688017966</text:p>
          </table:table-cell>
          <table:table-cell office:value="4.16176778587" office:value-type="float">
            <text:p>4.16176778587</text:p>
          </table:table-cell>
          <table:table-cell office:value="4.02904427572" office:value-type="float">
            <text:p>4.02904427572</text:p>
          </table:table-cell>
          <table:table-cell office:value="3.78797541839" office:value-type="float">
            <text:p>3.78797541839</text:p>
          </table:table-cell>
          <table:table-cell office:value="3.5145460073" office:value-type="float">
            <text:p>3.5145460073</text:p>
          </table:table-cell>
          <table:table-cell office:value="3.33093146442" office:value-type="float">
            <text:p>3.33093146442</text:p>
          </table:table-cell>
          <table:table-cell office:value="3.04274376932" office:value-type="float">
            <text:p>3.04274376932</text:p>
          </table:table-cell>
          <table:table-cell office:value="2.64897548619" office:value-type="float">
            <text:p>2.64897548619</text:p>
          </table:table-cell>
          <table:table-cell office:value="2.73913705781" office:value-type="float">
            <text:p>2.73913705781</text:p>
          </table:table-cell>
          <table:table-cell office:value="2.57956306933" office:value-type="float">
            <text:p>2.57956306933</text:p>
          </table:table-cell>
          <table:table-cell office:value="2.49890278122" office:value-type="float">
            <text:p>2.49890278122</text:p>
          </table:table-cell>
          <table:table-cell office:value="2.18968051842" office:value-type="float">
            <text:p>2.18968051842</text:p>
          </table:table-cell>
          <table:table-cell office:value="1.98508115269" office:value-type="float">
            <text:p>1.98508115269</text:p>
          </table:table-cell>
          <table:table-cell office:value="1.98073426154" office:value-type="float">
            <text:p>1.98073426154</text:p>
          </table:table-cell>
          <table:table-cell office:value-type="string">
            <text:p>üü</text:p>
          </table:table-cell>
          <table:table-cell office:value="-20.7358414892" office:value-type="float">
            <text:p>-20.7358414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-type="string">
            <text:p>üüü</text:p>
          </table:table-cell>
          <table:table-cell office:value="-5.85357067053" office:value-type="float">
            <text:p>-5.853570670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-type="string">
            <text:p>üü</text:p>
          </table:table-cell>
          <table:table-cell office:value="-3.93835633738" office:value-type="float">
            <text:p>-3.938356337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-type="string">
            <text:p>üü</text:p>
          </table:table-cell>
          <table:table-cell office:value="-2.53879798144" office:value-type="float">
            <text:p>-2.5387979814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-type="string">
            <text:p>üüü</text:p>
          </table:table-cell>
          <table:table-cell office:value="-4.06464586491" office:value-type="float">
            <text:p>-4.0646458649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64833746197" office:value-type="float">
            <text:p>0.364833746197</text:p>
          </table:table-cell>
          <table:table-cell office:value="0.377703469645" office:value-type="float">
            <text:p>0.377703469645</text:p>
          </table:table-cell>
          <table:table-cell office:value="0.367866558689" office:value-type="float">
            <text:p>0.367866558689</text:p>
          </table:table-cell>
          <table:table-cell office:value="0.361232725344" office:value-type="float">
            <text:p>0.361232725344</text:p>
          </table:table-cell>
          <table:table-cell office:value="0.345767149642" office:value-type="float">
            <text:p>0.345767149642</text:p>
          </table:table-cell>
          <table:table-cell office:value="0.348201344193" office:value-type="float">
            <text:p>0.348201344193</text:p>
          </table:table-cell>
          <table:table-cell office:value="0.347362637785" office:value-type="float">
            <text:p>0.347362637785</text:p>
          </table:table-cell>
          <table:table-cell office:value="0.322025480072" office:value-type="float">
            <text:p>0.322025480072</text:p>
          </table:table-cell>
          <table:table-cell office:value="0.319151974108" office:value-type="float">
            <text:p>0.319151974108</text:p>
          </table:table-cell>
          <table:table-cell office:value="0.337876089269" office:value-type="float">
            <text:p>0.337876089269</text:p>
          </table:table-cell>
          <table:table-cell office:value="0.30843519218" office:value-type="float">
            <text:p>0.30843519218</text:p>
          </table:table-cell>
          <table:table-cell office:value="0.291371383026" office:value-type="float">
            <text:p>0.291371383026</text:p>
          </table:table-cell>
          <table:table-cell office:value="0.288474462405" office:value-type="float">
            <text:p>0.288474462405</text:p>
          </table:table-cell>
          <table:table-cell office:value="0.295978848337" office:value-type="float">
            <text:p>0.295978848337</text:p>
          </table:table-cell>
          <table:table-cell office:value-type="string">
            <text:p>üü</text:p>
          </table:table-cell>
          <table:table-cell office:value="-4.03856114969" office:value-type="float">
            <text:p>-4.0385611496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53981299968" office:value-type="float">
            <text:p>0.453981299968</text:p>
          </table:table-cell>
          <table:table-cell office:value="0.442134657973" office:value-type="float">
            <text:p>0.442134657973</text:p>
          </table:table-cell>
          <table:table-cell office:value="0.431871374159" office:value-type="float">
            <text:p>0.431871374159</text:p>
          </table:table-cell>
          <table:table-cell office:value="0.4164715633" office:value-type="float">
            <text:p>0.4164715633</text:p>
          </table:table-cell>
          <table:table-cell office:value="0.399692671851" office:value-type="float">
            <text:p>0.399692671851</text:p>
          </table:table-cell>
          <table:table-cell office:value="0.405783995702" office:value-type="float">
            <text:p>0.405783995702</text:p>
          </table:table-cell>
          <table:table-cell office:value="0.390689511781" office:value-type="float">
            <text:p>0.390689511781</text:p>
          </table:table-cell>
          <table:table-cell office:value="0.360609979586" office:value-type="float">
            <text:p>0.360609979586</text:p>
          </table:table-cell>
          <table:table-cell office:value="0.365800260781" office:value-type="float">
            <text:p>0.365800260781</text:p>
          </table:table-cell>
          <table:table-cell office:value="0.387222405802" office:value-type="float">
            <text:p>0.387222405802</text:p>
          </table:table-cell>
          <table:table-cell office:value="0.346789530653" office:value-type="float">
            <text:p>0.346789530653</text:p>
          </table:table-cell>
          <table:table-cell office:value="0.33075330453" office:value-type="float">
            <text:p>0.33075330453</text:p>
          </table:table-cell>
          <table:table-cell office:value="0.326227431107" office:value-type="float">
            <text:p>0.326227431107</text:p>
          </table:table-cell>
          <table:table-cell office:value="0.338559396165" office:value-type="float">
            <text:p>0.338559396165</text:p>
          </table:table-cell>
          <table:table-cell office:value-type="string">
            <text:p>üü</text:p>
          </table:table-cell>
          <table:table-cell office:value="-2.37323614487" office:value-type="float">
            <text:p>-2.3732361448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-type="string">
            <text:p>üü</text:p>
          </table:table-cell>
          <table:table-cell office:value="-2.15390876404" office:value-type="float">
            <text:p>-2.153908764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-type="string">
            <text:p>üüü</text:p>
          </table:table-cell>
          <table:table-cell office:value="-3.85652065006" office:value-type="float">
            <text:p>-3.8565206500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7388237882" office:value-type="float">
            <text:p>5.37388237882</text:p>
          </table:table-cell>
          <table:table-cell office:value="5.36993576746" office:value-type="float">
            <text:p>5.36993576746</text:p>
          </table:table-cell>
          <table:table-cell office:value="5.21425946857" office:value-type="float">
            <text:p>5.21425946857</text:p>
          </table:table-cell>
          <table:table-cell office:value="5.13816489423" office:value-type="float">
            <text:p>5.13816489423</text:p>
          </table:table-cell>
          <table:table-cell office:value="4.91459922495" office:value-type="float">
            <text:p>4.91459922495</text:p>
          </table:table-cell>
          <table:table-cell office:value="4.91882769748" office:value-type="float">
            <text:p>4.91882769748</text:p>
          </table:table-cell>
          <table:table-cell office:value="4.77926867506" office:value-type="float">
            <text:p>4.77926867506</text:p>
          </table:table-cell>
          <table:table-cell office:value="4.40726960534" office:value-type="float">
            <text:p>4.40726960534</text:p>
          </table:table-cell>
          <table:table-cell office:value="4.3910869452" office:value-type="float">
            <text:p>4.3910869452</text:p>
          </table:table-cell>
          <table:table-cell office:value="4.60395366079" office:value-type="float">
            <text:p>4.60395366079</text:p>
          </table:table-cell>
          <table:table-cell office:value="4.20716397588" office:value-type="float">
            <text:p>4.20716397588</text:p>
          </table:table-cell>
          <table:table-cell office:value="4.04273651775" office:value-type="float">
            <text:p>4.04273651775</text:p>
          </table:table-cell>
          <table:table-cell office:value="3.98471517412" office:value-type="float">
            <text:p>3.98471517412</text:p>
          </table:table-cell>
          <table:table-cell office:value="4.10441984669" office:value-type="float">
            <text:p>4.10441984669</text:p>
          </table:table-cell>
          <table:table-cell office:value-type="string">
            <text:p>üüü</text:p>
          </table:table-cell>
          <table:table-cell office:value="-2.44212323958" office:value-type="float">
            <text:p>-2.4421232395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-type="string">
            <text:p>üü</text:p>
          </table:table-cell>
          <table:table-cell office:value="-2.97330564278" office:value-type="float">
            <text:p>-2.9733056427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93226093387" office:value-type="float">
            <text:p>0.693226093387</text:p>
          </table:table-cell>
          <table:table-cell office:value="0.698077676858" office:value-type="float">
            <text:p>0.698077676858</text:p>
          </table:table-cell>
          <table:table-cell office:value="0.670300107248" office:value-type="float">
            <text:p>0.670300107248</text:p>
          </table:table-cell>
          <table:table-cell office:value="0.654313001957" office:value-type="float">
            <text:p>0.654313001957</text:p>
          </table:table-cell>
          <table:table-cell office:value="0.630036820462" office:value-type="float">
            <text:p>0.630036820462</text:p>
          </table:table-cell>
          <table:table-cell office:value="0.634701837731" office:value-type="float">
            <text:p>0.634701837731</text:p>
          </table:table-cell>
          <table:table-cell office:value="0.608332600239" office:value-type="float">
            <text:p>0.608332600239</text:p>
          </table:table-cell>
          <table:table-cell office:value="0.571137734182" office:value-type="float">
            <text:p>0.571137734182</text:p>
          </table:table-cell>
          <table:table-cell office:value="0.576646201988" office:value-type="float">
            <text:p>0.576646201988</text:p>
          </table:table-cell>
          <table:table-cell office:value="0.603951187128" office:value-type="float">
            <text:p>0.603951187128</text:p>
          </table:table-cell>
          <table:table-cell office:value="0.550000277564" office:value-type="float">
            <text:p>0.550000277564</text:p>
          </table:table-cell>
          <table:table-cell office:value="0.530607250333" office:value-type="float">
            <text:p>0.530607250333</text:p>
          </table:table-cell>
          <table:table-cell office:value="0.509203261172" office:value-type="float">
            <text:p>0.509203261172</text:p>
          </table:table-cell>
          <table:table-cell office:value="0.538590060488" office:value-type="float">
            <text:p>0.538590060488</text:p>
          </table:table-cell>
          <table:table-cell office:value-type="string">
            <text:p>üü</text:p>
          </table:table-cell>
          <table:table-cell office:value="-2.07458387597" office:value-type="float">
            <text:p>-2.0745838759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1699579141" office:value-type="float">
            <text:p>51.1699579141</text:p>
          </table:table-cell>
          <table:table-cell office:value="49.9267713656" office:value-type="float">
            <text:p>49.9267713656</text:p>
          </table:table-cell>
          <table:table-cell office:value="48.0266755231" office:value-type="float">
            <text:p>48.0266755231</text:p>
          </table:table-cell>
          <table:table-cell office:value="47.1558500565" office:value-type="float">
            <text:p>47.1558500565</text:p>
          </table:table-cell>
          <table:table-cell office:value="45.0974360933" office:value-type="float">
            <text:p>45.0974360933</text:p>
          </table:table-cell>
          <table:table-cell office:value="45.8086629931" office:value-type="float">
            <text:p>45.8086629931</text:p>
          </table:table-cell>
          <table:table-cell office:value="43.9763326029" office:value-type="float">
            <text:p>43.9763326029</text:p>
          </table:table-cell>
          <table:table-cell office:value="40.2180649087" office:value-type="float">
            <text:p>40.2180649087</text:p>
          </table:table-cell>
          <table:table-cell office:value="40.4408888189" office:value-type="float">
            <text:p>40.4408888189</text:p>
          </table:table-cell>
          <table:table-cell office:value="42.7246015112" office:value-type="float">
            <text:p>42.7246015112</text:p>
          </table:table-cell>
          <table:table-cell office:value="38.1717557211" office:value-type="float">
            <text:p>38.1717557211</text:p>
          </table:table-cell>
          <table:table-cell office:value="36.0757998616" office:value-type="float">
            <text:p>36.0757998616</text:p>
          </table:table-cell>
          <table:table-cell office:value="35.3878335965" office:value-type="float">
            <text:p>35.3878335965</text:p>
          </table:table-cell>
          <table:table-cell office:value="36.7874189707" office:value-type="float">
            <text:p>36.7874189707</text:p>
          </table:table-cell>
          <table:table-cell office:value-type="string">
            <text:p>üü</text:p>
          </table:table-cell>
          <table:table-cell office:value="-3.62659962639" office:value-type="float">
            <text:p>-3.6265996263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-type="string">
            <text:p>üü</text:p>
          </table:table-cell>
          <table:table-cell office:value="-1.68339611505" office:value-type="float">
            <text:p>-1.68339611505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4484152349" office:value-type="float">
            <text:p>55.4484152349</text:p>
          </table:table-cell>
          <table:table-cell office:value="56.7750455222" office:value-type="float">
            <text:p>56.7750455222</text:p>
          </table:table-cell>
          <table:table-cell office:value="54.6696420502" office:value-type="float">
            <text:p>54.6696420502</text:p>
          </table:table-cell>
          <table:table-cell office:value="52.9041335365" office:value-type="float">
            <text:p>52.9041335365</text:p>
          </table:table-cell>
          <table:table-cell office:value="50.5239159742" office:value-type="float">
            <text:p>50.5239159742</text:p>
          </table:table-cell>
          <table:table-cell office:value="51.1516307482" office:value-type="float">
            <text:p>51.1516307482</text:p>
          </table:table-cell>
          <table:table-cell office:value="47.7642135399" office:value-type="float">
            <text:p>47.7642135399</text:p>
          </table:table-cell>
          <table:table-cell office:value="46.1500399771" office:value-type="float">
            <text:p>46.1500399771</text:p>
          </table:table-cell>
          <table:table-cell office:value="46.0243725064" office:value-type="float">
            <text:p>46.0243725064</text:p>
          </table:table-cell>
          <table:table-cell office:value="47.1491075438" office:value-type="float">
            <text:p>47.1491075438</text:p>
          </table:table-cell>
          <table:table-cell office:value="44.3070924102" office:value-type="float">
            <text:p>44.3070924102</text:p>
          </table:table-cell>
          <table:table-cell office:value="40.4558842172" office:value-type="float">
            <text:p>40.4558842172</text:p>
          </table:table-cell>
          <table:table-cell office:value="39.7942623582" office:value-type="float">
            <text:p>39.7942623582</text:p>
          </table:table-cell>
          <table:table-cell office:value="40.7104770112" office:value-type="float">
            <text:p>40.7104770112</text:p>
          </table:table-cell>
          <table:table-cell office:value-type="string">
            <text:p>üü</text:p>
          </table:table-cell>
          <table:table-cell office:value="-8.11747104895" office:value-type="float">
            <text:p>-8.1174710489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67.285316316" office:value-type="float">
            <text:p>467.285316316</text:p>
          </table:table-cell>
          <table:table-cell office:value="410.532461601" office:value-type="float">
            <text:p>410.532461601</text:p>
          </table:table-cell>
          <table:table-cell office:value="389.296988115" office:value-type="float">
            <text:p>389.296988115</text:p>
          </table:table-cell>
          <table:table-cell office:value="389.202103509" office:value-type="float">
            <text:p>389.202103509</text:p>
          </table:table-cell>
          <table:table-cell office:value="378.210753425" office:value-type="float">
            <text:p>378.210753425</text:p>
          </table:table-cell>
          <table:table-cell office:value="401.952191823" office:value-type="float">
            <text:p>401.952191823</text:p>
          </table:table-cell>
          <table:table-cell office:value="381.769780239" office:value-type="float">
            <text:p>381.769780239</text:p>
          </table:table-cell>
          <table:table-cell office:value="347.91225682" office:value-type="float">
            <text:p>347.91225682</text:p>
          </table:table-cell>
          <table:table-cell office:value="362.059493671" office:value-type="float">
            <text:p>362.059493671</text:p>
          </table:table-cell>
          <table:table-cell office:value="398.666770472" office:value-type="float">
            <text:p>398.666770472</text:p>
          </table:table-cell>
          <table:table-cell office:value="331.651255097" office:value-type="float">
            <text:p>331.651255097</text:p>
          </table:table-cell>
          <table:table-cell office:value="315.878268177" office:value-type="float">
            <text:p>315.878268177</text:p>
          </table:table-cell>
          <table:table-cell office:value="311.16722288" office:value-type="float">
            <text:p>311.16722288</text:p>
          </table:table-cell>
          <table:table-cell office:value="325.95859143" office:value-type="float">
            <text:p>325.95859143</text:p>
          </table:table-cell>
          <table:table-cell office:value-type="string">
            <text:p>üü</text:p>
          </table:table-cell>
          <table:table-cell office:value="-1.71646076378" office:value-type="float">
            <text:p>-1.7164607637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3.329211321" office:value-type="float">
            <text:p>133.329211321</text:p>
          </table:table-cell>
          <table:table-cell office:value="125.197040265" office:value-type="float">
            <text:p>125.197040265</text:p>
          </table:table-cell>
          <table:table-cell office:value="119.552394395" office:value-type="float">
            <text:p>119.552394395</text:p>
          </table:table-cell>
          <table:table-cell office:value="117.7710739" office:value-type="float">
            <text:p>117.7710739</text:p>
          </table:table-cell>
          <table:table-cell office:value="113.558972292" office:value-type="float">
            <text:p>113.558972292</text:p>
          </table:table-cell>
          <table:table-cell office:value="118.143591205" office:value-type="float">
            <text:p>118.143591205</text:p>
          </table:table-cell>
          <table:table-cell office:value="111.392436815" office:value-type="float">
            <text:p>111.392436815</text:p>
          </table:table-cell>
          <table:table-cell office:value="104.135350864" office:value-type="float">
            <text:p>104.135350864</text:p>
          </table:table-cell>
          <table:table-cell office:value="106.367553849" office:value-type="float">
            <text:p>106.367553849</text:p>
          </table:table-cell>
          <table:table-cell office:value="113.593502519" office:value-type="float">
            <text:p>113.593502519</text:p>
          </table:table-cell>
          <table:table-cell office:value="99.5822338373" office:value-type="float">
            <text:p>99.5822338373</text:p>
          </table:table-cell>
          <table:table-cell office:value="93.1021993583" office:value-type="float">
            <text:p>93.1021993583</text:p>
          </table:table-cell>
          <table:table-cell office:value="91.6554044662" office:value-type="float">
            <text:p>91.6554044662</text:p>
          </table:table-cell>
          <table:table-cell office:value="95.0368451951" office:value-type="float">
            <text:p>95.0368451951</text:p>
          </table:table-cell>
          <table:table-cell office:value-type="string">
            <text:p>üü</text:p>
          </table:table-cell>
          <table:table-cell office:value="-4.56445740069" office:value-type="float">
            <text:p>-4.564457400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-type="string">
            <text:p>üü</text:p>
          </table:table-cell>
          <table:table-cell office:value="1.88239254071" office:value-type="float">
            <text:p>1.88239254071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46017563" office:value-type="float">
            <text:p>1.946017563</text:p>
          </table:table-cell>
          <table:table-cell office:value="1.95530625089" office:value-type="float">
            <text:p>1.95530625089</text:p>
          </table:table-cell>
          <table:table-cell office:value="1.8856860067" office:value-type="float">
            <text:p>1.8856860067</text:p>
          </table:table-cell>
          <table:table-cell office:value="1.84830860975" office:value-type="float">
            <text:p>1.84830860975</text:p>
          </table:table-cell>
          <table:table-cell office:value="1.7813394819" office:value-type="float">
            <text:p>1.7813394819</text:p>
          </table:table-cell>
          <table:table-cell office:value="1.7900190743" office:value-type="float">
            <text:p>1.7900190743</text:p>
          </table:table-cell>
          <table:table-cell office:value="1.75818265692" office:value-type="float">
            <text:p>1.75818265692</text:p>
          </table:table-cell>
          <table:table-cell office:value="1.63742830261" office:value-type="float">
            <text:p>1.63742830261</text:p>
          </table:table-cell>
          <table:table-cell office:value="1.62853101953" office:value-type="float">
            <text:p>1.62853101953</text:p>
          </table:table-cell>
          <table:table-cell office:value="1.72224147022" office:value-type="float">
            <text:p>1.72224147022</text:p>
          </table:table-cell>
          <table:table-cell office:value="1.54532500724" office:value-type="float">
            <text:p>1.54532500724</text:p>
          </table:table-cell>
          <table:table-cell office:value="1.4789336697" office:value-type="float">
            <text:p>1.4789336697</text:p>
          </table:table-cell>
          <table:table-cell office:value="1.47556428387" office:value-type="float">
            <text:p>1.47556428387</text:p>
          </table:table-cell>
          <table:table-cell office:value="1.51002053827" office:value-type="float">
            <text:p>1.51002053827</text:p>
          </table:table-cell>
          <table:table-cell office:value-type="string">
            <text:p>üü</text:p>
          </table:table-cell>
          <table:table-cell office:value="-2.28459830821" office:value-type="float">
            <text:p>-2.28459830821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8265241939" office:value-type="float">
            <text:p>1.28265241939</text:p>
          </table:table-cell>
          <table:table-cell office:value="1.20804203804" office:value-type="float">
            <text:p>1.20804203804</text:p>
          </table:table-cell>
          <table:table-cell office:value="1.24562485129" office:value-type="float">
            <text:p>1.24562485129</text:p>
          </table:table-cell>
          <table:table-cell office:value="1.16192397743" office:value-type="float">
            <text:p>1.16192397743</text:p>
          </table:table-cell>
          <table:table-cell office:value="1.16545962869" office:value-type="float">
            <text:p>1.16545962869</text:p>
          </table:table-cell>
          <table:table-cell office:value="1.20869853157" office:value-type="float">
            <text:p>1.20869853157</text:p>
          </table:table-cell>
          <table:table-cell office:value="0.990005954416" office:value-type="float">
            <text:p>0.990005954416</text:p>
          </table:table-cell>
          <table:table-cell office:value="0.94372950871" office:value-type="float">
            <text:p>0.94372950871</text:p>
          </table:table-cell>
          <table:table-cell office:value="0.965381621534" office:value-type="float">
            <text:p>0.965381621534</text:p>
          </table:table-cell>
          <table:table-cell office:value="1.00594682443" office:value-type="float">
            <text:p>1.00594682443</text:p>
          </table:table-cell>
          <table:table-cell office:value="0.905523864873" office:value-type="float">
            <text:p>0.905523864873</text:p>
          </table:table-cell>
          <table:table-cell office:value="0.703229051307" office:value-type="float">
            <text:p>0.703229051307</text:p>
          </table:table-cell>
          <table:table-cell office:value="0.961433440812" office:value-type="float">
            <text:p>0.961433440812</text:p>
          </table:table-cell>
          <table:table-cell office:value="0.991493616517" office:value-type="float">
            <text:p>0.99149361651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7.376598156" office:value-type="float">
            <text:p>267.376598156</text:p>
          </table:table-cell>
          <table:table-cell office:value="256.81724267" office:value-type="float">
            <text:p>256.81724267</text:p>
          </table:table-cell>
          <table:table-cell office:value="269.032292576" office:value-type="float">
            <text:p>269.032292576</text:p>
          </table:table-cell>
          <table:table-cell office:value="255.999640231" office:value-type="float">
            <text:p>255.999640231</text:p>
          </table:table-cell>
          <table:table-cell office:value="246.619909021" office:value-type="float">
            <text:p>246.619909021</text:p>
          </table:table-cell>
          <table:table-cell office:value="259.276918501" office:value-type="float">
            <text:p>259.276918501</text:p>
          </table:table-cell>
          <table:table-cell office:value="213.839514584" office:value-type="float">
            <text:p>213.839514584</text:p>
          </table:table-cell>
          <table:table-cell office:value="205.04026693" office:value-type="float">
            <text:p>205.04026693</text:p>
          </table:table-cell>
          <table:table-cell office:value="210.222357457" office:value-type="float">
            <text:p>210.222357457</text:p>
          </table:table-cell>
          <table:table-cell office:value="222.223091916" office:value-type="float">
            <text:p>222.223091916</text:p>
          </table:table-cell>
          <table:table-cell office:value="201.288376752" office:value-type="float">
            <text:p>201.288376752</text:p>
          </table:table-cell>
          <table:table-cell office:value="154.72960342" office:value-type="float">
            <text:p>154.72960342</text:p>
          </table:table-cell>
          <table:table-cell office:value="220.042996249" office:value-type="float">
            <text:p>220.042996249</text:p>
          </table:table-cell>
          <table:table-cell office:value="226.435558634" office:value-type="float">
            <text:p>226.435558634</text:p>
          </table:table-cell>
          <table:table-cell office:value-type="string">
            <text:p>-</text:p>
          </table:table-cell>
          <table:table-cell office:value="12.4931117673" office:value-type="float">
            <text:p>12.493111767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96044715676" office:value-type="float">
            <text:p>9.96044715676</text:p>
          </table:table-cell>
          <table:table-cell office:value="9.52684428075" office:value-type="float">
            <text:p>9.52684428075</text:p>
          </table:table-cell>
          <table:table-cell office:value="10.2174405804" office:value-type="float">
            <text:p>10.2174405804</text:p>
          </table:table-cell>
          <table:table-cell office:value="9.92566348883" office:value-type="float">
            <text:p>9.92566348883</text:p>
          </table:table-cell>
          <table:table-cell office:value="9.72090845664" office:value-type="float">
            <text:p>9.72090845664</text:p>
          </table:table-cell>
          <table:table-cell office:value="9.94848310711" office:value-type="float">
            <text:p>9.94848310711</text:p>
          </table:table-cell>
          <table:table-cell office:value="8.14227185475" office:value-type="float">
            <text:p>8.14227185475</text:p>
          </table:table-cell>
          <table:table-cell office:value="8.03628419964" office:value-type="float">
            <text:p>8.03628419964</text:p>
          </table:table-cell>
          <table:table-cell office:value="8.29530234364" office:value-type="float">
            <text:p>8.29530234364</text:p>
          </table:table-cell>
          <table:table-cell office:value="8.98764616128" office:value-type="float">
            <text:p>8.98764616128</text:p>
          </table:table-cell>
          <table:table-cell office:value="7.84478708947" office:value-type="float">
            <text:p>7.84478708947</text:p>
          </table:table-cell>
          <table:table-cell office:value="6.08462149882" office:value-type="float">
            <text:p>6.08462149882</text:p>
          </table:table-cell>
          <table:table-cell office:value="8.74545746344" office:value-type="float">
            <text:p>8.74545746344</text:p>
          </table:table-cell>
          <table:table-cell office:value="9.2174278431" office:value-type="float">
            <text:p>9.2174278431</text:p>
          </table:table-cell>
          <table:table-cell office:value-type="string">
            <text:p/>
          </table:table-cell>
          <table:table-cell office:value="17.4974889436" office:value-type="float">
            <text:p>17.4974889436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4285105847" office:value-type="float">
            <text:p>12.4285105847</text:p>
          </table:table-cell>
          <table:table-cell office:value="12.0068946881" office:value-type="float">
            <text:p>12.0068946881</text:p>
          </table:table-cell>
          <table:table-cell office:value="12.8124656015" office:value-type="float">
            <text:p>12.8124656015</text:p>
          </table:table-cell>
          <table:table-cell office:value="12.2073475033" office:value-type="float">
            <text:p>12.2073475033</text:p>
          </table:table-cell>
          <table:table-cell office:value="11.5619773153" office:value-type="float">
            <text:p>11.5619773153</text:p>
          </table:table-cell>
          <table:table-cell office:value="12.1887392143" office:value-type="float">
            <text:p>12.1887392143</text:p>
          </table:table-cell>
          <table:table-cell office:value="10.0884793865" office:value-type="float">
            <text:p>10.0884793865</text:p>
          </table:table-cell>
          <table:table-cell office:value="9.80600611463" office:value-type="float">
            <text:p>9.80600611463</text:p>
          </table:table-cell>
          <table:table-cell office:value="10.2109419993" office:value-type="float">
            <text:p>10.2109419993</text:p>
          </table:table-cell>
          <table:table-cell office:value="10.7616475848" office:value-type="float">
            <text:p>10.7616475848</text:p>
          </table:table-cell>
          <table:table-cell office:value="9.60635776117" office:value-type="float">
            <text:p>9.60635776117</text:p>
          </table:table-cell>
          <table:table-cell office:value="7.22135995029" office:value-type="float">
            <text:p>7.22135995029</text:p>
          </table:table-cell>
          <table:table-cell office:value="10.8161726186" office:value-type="float">
            <text:p>10.8161726186</text:p>
          </table:table-cell>
          <table:table-cell office:value="11.1127447009" office:value-type="float">
            <text:p>11.1127447009</text:p>
          </table:table-cell>
          <table:table-cell office:value-type="string">
            <text:p/>
          </table:table-cell>
          <table:table-cell office:value="15.68114552" office:value-type="float">
            <text:p>15.6811455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0998664256" office:value-type="float">
            <text:p>4.00998664256</text:p>
          </table:table-cell>
          <table:table-cell office:value="3.83229230045" office:value-type="float">
            <text:p>3.83229230045</text:p>
          </table:table-cell>
          <table:table-cell office:value="4.1839031865" office:value-type="float">
            <text:p>4.1839031865</text:p>
          </table:table-cell>
          <table:table-cell office:value="3.83978522703" office:value-type="float">
            <text:p>3.83978522703</text:p>
          </table:table-cell>
          <table:table-cell office:value="3.65124051706" office:value-type="float">
            <text:p>3.65124051706</text:p>
          </table:table-cell>
          <table:table-cell office:value="3.79268451889" office:value-type="float">
            <text:p>3.79268451889</text:p>
          </table:table-cell>
          <table:table-cell office:value="3.16069177618" office:value-type="float">
            <text:p>3.16069177618</text:p>
          </table:table-cell>
          <table:table-cell office:value="3.08115041781" office:value-type="float">
            <text:p>3.08115041781</text:p>
          </table:table-cell>
          <table:table-cell office:value="3.23556733974" office:value-type="float">
            <text:p>3.23556733974</text:p>
          </table:table-cell>
          <table:table-cell office:value="3.25332769264" office:value-type="float">
            <text:p>3.25332769264</text:p>
          </table:table-cell>
          <table:table-cell office:value="2.96513757636" office:value-type="float">
            <text:p>2.96513757636</text:p>
          </table:table-cell>
          <table:table-cell office:value="2.2769351961" office:value-type="float">
            <text:p>2.2769351961</text:p>
          </table:table-cell>
          <table:table-cell office:value="3.22570060935" office:value-type="float">
            <text:p>3.22570060935</text:p>
          </table:table-cell>
          <table:table-cell office:value="3.44860482596" office:value-type="float">
            <text:p>3.44860482596</text:p>
          </table:table-cell>
          <table:table-cell office:value-type="string">
            <text:p/>
          </table:table-cell>
          <table:table-cell office:value="16.3050528736" office:value-type="float">
            <text:p>16.305052873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08218538731" office:value-type="float">
            <text:p>5.08218538731</text:p>
          </table:table-cell>
          <table:table-cell office:value="4.9440564897" office:value-type="float">
            <text:p>4.9440564897</text:p>
          </table:table-cell>
          <table:table-cell office:value="5.23354792169" office:value-type="float">
            <text:p>5.23354792169</text:p>
          </table:table-cell>
          <table:table-cell office:value="5.04685076232" office:value-type="float">
            <text:p>5.04685076232</text:p>
          </table:table-cell>
          <table:table-cell office:value="4.79267537579" office:value-type="float">
            <text:p>4.79267537579</text:p>
          </table:table-cell>
          <table:table-cell office:value="5.02207073208" office:value-type="float">
            <text:p>5.02207073208</text:p>
          </table:table-cell>
          <table:table-cell office:value="4.12350922432" office:value-type="float">
            <text:p>4.12350922432</text:p>
          </table:table-cell>
          <table:table-cell office:value="4.0127083857" office:value-type="float">
            <text:p>4.0127083857</text:p>
          </table:table-cell>
          <table:table-cell office:value="4.20083864192" office:value-type="float">
            <text:p>4.20083864192</text:p>
          </table:table-cell>
          <table:table-cell office:value="4.53990153335" office:value-type="float">
            <text:p>4.53990153335</text:p>
          </table:table-cell>
          <table:table-cell office:value="4.01123192477" office:value-type="float">
            <text:p>4.01123192477</text:p>
          </table:table-cell>
          <table:table-cell office:value="2.94618445358" office:value-type="float">
            <text:p>2.94618445358</text:p>
          </table:table-cell>
          <table:table-cell office:value="4.56535528829" office:value-type="float">
            <text:p>4.56535528829</text:p>
          </table:table-cell>
          <table:table-cell office:value="4.6400949661" office:value-type="float">
            <text:p>4.6400949661</text:p>
          </table:table-cell>
          <table:table-cell office:value-type="string">
            <text:p/>
          </table:table-cell>
          <table:table-cell office:value="15.6775537571" office:value-type="float">
            <text:p>15.6775537571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47926350177" office:value-type="float">
            <text:p>2.47926350177</text:p>
          </table:table-cell>
          <table:table-cell office:value="2.38624757523" office:value-type="float">
            <text:p>2.38624757523</text:p>
          </table:table-cell>
          <table:table-cell office:value="2.50125733567" office:value-type="float">
            <text:p>2.50125733567</text:p>
          </table:table-cell>
          <table:table-cell office:value="2.47777171774" office:value-type="float">
            <text:p>2.47777171774</text:p>
          </table:table-cell>
          <table:table-cell office:value="2.30981527374" office:value-type="float">
            <text:p>2.30981527374</text:p>
          </table:table-cell>
          <table:table-cell office:value="2.5245598287" office:value-type="float">
            <text:p>2.5245598287</text:p>
          </table:table-cell>
          <table:table-cell office:value="2.11424623106" office:value-type="float">
            <text:p>2.11424623106</text:p>
          </table:table-cell>
          <table:table-cell office:value="2.0169715459" office:value-type="float">
            <text:p>2.0169715459</text:p>
          </table:table-cell>
          <table:table-cell office:value="2.06013402559" office:value-type="float">
            <text:p>2.06013402559</text:p>
          </table:table-cell>
          <table:table-cell office:value="2.21322021636" office:value-type="float">
            <text:p>2.21322021636</text:p>
          </table:table-cell>
          <table:table-cell office:value="1.96580157242" office:value-type="float">
            <text:p>1.96580157242</text:p>
          </table:table-cell>
          <table:table-cell office:value="1.48210243109" office:value-type="float">
            <text:p>1.48210243109</text:p>
          </table:table-cell>
          <table:table-cell office:value="2.26937021393" office:value-type="float">
            <text:p>2.26937021393</text:p>
          </table:table-cell>
          <table:table-cell office:value="2.22863059127" office:value-type="float">
            <text:p>2.22863059127</text:p>
          </table:table-cell>
          <table:table-cell office:value-type="string">
            <text:p/>
          </table:table-cell>
          <table:table-cell office:value="13.3700686038" office:value-type="float">
            <text:p>13.37006860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9659648146" office:value-type="float">
            <text:p>39.9659648146</text:p>
          </table:table-cell>
          <table:table-cell office:value="37.5693812283" office:value-type="float">
            <text:p>37.5693812283</text:p>
          </table:table-cell>
          <table:table-cell office:value="43.9178336655" office:value-type="float">
            <text:p>43.9178336655</text:p>
          </table:table-cell>
          <table:table-cell office:value="39.4848803376" office:value-type="float">
            <text:p>39.4848803376</text:p>
          </table:table-cell>
          <table:table-cell office:value="39.1775512934" office:value-type="float">
            <text:p>39.1775512934</text:p>
          </table:table-cell>
          <table:table-cell office:value="39.7460627494" office:value-type="float">
            <text:p>39.7460627494</text:p>
          </table:table-cell>
          <table:table-cell office:value="31.3431214871" office:value-type="float">
            <text:p>31.3431214871</text:p>
          </table:table-cell>
          <table:table-cell office:value="33.0447023372" office:value-type="float">
            <text:p>33.0447023372</text:p>
          </table:table-cell>
          <table:table-cell office:value="33.6273459382" office:value-type="float">
            <text:p>33.6273459382</text:p>
          </table:table-cell>
          <table:table-cell office:value="36.3280894147" office:value-type="float">
            <text:p>36.3280894147</text:p>
          </table:table-cell>
          <table:table-cell office:value="30.9314558151" office:value-type="float">
            <text:p>30.9314558151</text:p>
          </table:table-cell>
          <table:table-cell office:value="23.9623797003" office:value-type="float">
            <text:p>23.9623797003</text:p>
          </table:table-cell>
          <table:table-cell office:value="35.6079706939" office:value-type="float">
            <text:p>35.6079706939</text:p>
          </table:table-cell>
          <table:table-cell office:value="37.5837834269" office:value-type="float">
            <text:p>37.5837834269</text:p>
          </table:table-cell>
          <table:table-cell office:value-type="string">
            <text:p/>
          </table:table-cell>
          <table:table-cell office:value="21.5066747959" office:value-type="float">
            <text:p>21.50667479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0.9158307264" office:value-type="float">
            <text:p>30.9158307264</text:p>
          </table:table-cell>
          <table:table-cell office:value="29.5574789571" office:value-type="float">
            <text:p>29.5574789571</text:p>
          </table:table-cell>
          <table:table-cell office:value="30.1439830615" office:value-type="float">
            <text:p>30.1439830615</text:p>
          </table:table-cell>
          <table:table-cell office:value="28.4118051688" office:value-type="float">
            <text:p>28.4118051688</text:p>
          </table:table-cell>
          <table:table-cell office:value="27.6950638047" office:value-type="float">
            <text:p>27.6950638047</text:p>
          </table:table-cell>
          <table:table-cell office:value="29.3158242578" office:value-type="float">
            <text:p>29.3158242578</text:p>
          </table:table-cell>
          <table:table-cell office:value="24.1593439985" office:value-type="float">
            <text:p>24.1593439985</text:p>
          </table:table-cell>
          <table:table-cell office:value="22.6077735768" office:value-type="float">
            <text:p>22.6077735768</text:p>
          </table:table-cell>
          <table:table-cell office:value="22.7370706062" office:value-type="float">
            <text:p>22.7370706062</text:p>
          </table:table-cell>
          <table:table-cell office:value="23.864330003" office:value-type="float">
            <text:p>23.864330003</text:p>
          </table:table-cell>
          <table:table-cell office:value="22.2713875489" office:value-type="float">
            <text:p>22.2713875489</text:p>
          </table:table-cell>
          <table:table-cell office:value="17.4576299134" office:value-type="float">
            <text:p>17.4576299134</text:p>
          </table:table-cell>
          <table:table-cell office:value="23.4036696534" office:value-type="float">
            <text:p>23.4036696534</text:p>
          </table:table-cell>
          <table:table-cell office:value="23.8980056735" office:value-type="float">
            <text:p>23.8980056735</text:p>
          </table:table-cell>
          <table:table-cell office:value-type="string">
            <text:p>ü</text:p>
          </table:table-cell>
          <table:table-cell office:value="7.30362273598" office:value-type="float">
            <text:p>7.30362273598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284305139" office:value-type="float">
            <text:p>14.284305139</text:p>
          </table:table-cell>
          <table:table-cell office:value="13.2164138893" office:value-type="float">
            <text:p>13.2164138893</text:p>
          </table:table-cell>
          <table:table-cell office:value="13.152644087" office:value-type="float">
            <text:p>13.152644087</text:p>
          </table:table-cell>
          <table:table-cell office:value="11.5740199112" office:value-type="float">
            <text:p>11.5740199112</text:p>
          </table:table-cell>
          <table:table-cell office:value="11.3652390556" office:value-type="float">
            <text:p>11.3652390556</text:p>
          </table:table-cell>
          <table:table-cell office:value="12.1150692298" office:value-type="float">
            <text:p>12.1150692298</text:p>
          </table:table-cell>
          <table:table-cell office:value="9.85052841281" office:value-type="float">
            <text:p>9.85052841281</text:p>
          </table:table-cell>
          <table:table-cell office:value="9.00337029251" office:value-type="float">
            <text:p>9.00337029251</text:p>
          </table:table-cell>
          <table:table-cell office:value="8.62373333117" office:value-type="float">
            <text:p>8.62373333117</text:p>
          </table:table-cell>
          <table:table-cell office:value="8.19645630074" office:value-type="float">
            <text:p>8.19645630074</text:p>
          </table:table-cell>
          <table:table-cell office:value="8.43367333624" office:value-type="float">
            <text:p>8.43367333624</text:p>
          </table:table-cell>
          <table:table-cell office:value="7.07685688395" office:value-type="float">
            <text:p>7.07685688395</text:p>
          </table:table-cell>
          <table:table-cell office:value="8.05814261361" office:value-type="float">
            <text:p>8.05814261361</text:p>
          </table:table-cell>
          <table:table-cell office:value="8.41818963079" office:value-type="float">
            <text:p>8.41818963079</text:p>
          </table:table-cell>
          <table:table-cell office:value-type="string">
            <text:p>ü</text:p>
          </table:table-cell>
          <table:table-cell office:value="-0.183593848499" office:value-type="float">
            <text:p>-0.18359384849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6362638265" office:value-type="float">
            <text:p>11.6362638265</text:p>
          </table:table-cell>
          <table:table-cell office:value="10.6999563274" office:value-type="float">
            <text:p>10.6999563274</text:p>
          </table:table-cell>
          <table:table-cell office:value="10.533846599" office:value-type="float">
            <text:p>10.533846599</text:p>
          </table:table-cell>
          <table:table-cell office:value="8.96457394743" office:value-type="float">
            <text:p>8.96457394743</text:p>
          </table:table-cell>
          <table:table-cell office:value="9.01208986805" office:value-type="float">
            <text:p>9.01208986805</text:p>
          </table:table-cell>
          <table:table-cell office:value="9.59565589098" office:value-type="float">
            <text:p>9.59565589098</text:p>
          </table:table-cell>
          <table:table-cell office:value="7.61314471838" office:value-type="float">
            <text:p>7.61314471838</text:p>
          </table:table-cell>
          <table:table-cell office:value="6.94186743516" office:value-type="float">
            <text:p>6.94186743516</text:p>
          </table:table-cell>
          <table:table-cell office:value="6.52960751571" office:value-type="float">
            <text:p>6.52960751571</text:p>
          </table:table-cell>
          <table:table-cell office:value="6.02049515822" office:value-type="float">
            <text:p>6.02049515822</text:p>
          </table:table-cell>
          <table:table-cell office:value="6.45034958127" office:value-type="float">
            <text:p>6.45034958127</text:p>
          </table:table-cell>
          <table:table-cell office:value="5.45155632021" office:value-type="float">
            <text:p>5.45155632021</text:p>
          </table:table-cell>
          <table:table-cell office:value="5.68733236362" office:value-type="float">
            <text:p>5.68733236362</text:p>
          </table:table-cell>
          <table:table-cell office:value="6.03701332126" office:value-type="float">
            <text:p>6.03701332126</text:p>
          </table:table-cell>
          <table:table-cell office:value-type="string">
            <text:p>ü</text:p>
          </table:table-cell>
          <table:table-cell office:value="-6.40796680548" office:value-type="float">
            <text:p>-6.40796680548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.6302036533" office:value-type="float">
            <text:p>16.6302036533</text:p>
          </table:table-cell>
          <table:table-cell office:value="16.3396306328" office:value-type="float">
            <text:p>16.3396306328</text:p>
          </table:table-cell>
          <table:table-cell office:value="16.9899933894" office:value-type="float">
            <text:p>16.9899933894</text:p>
          </table:table-cell>
          <table:table-cell office:value="16.8360504306" office:value-type="float">
            <text:p>16.8360504306</text:p>
          </table:table-cell>
          <table:table-cell office:value="16.3283172729" office:value-type="float">
            <text:p>16.3283172729</text:p>
          </table:table-cell>
          <table:table-cell office:value="17.1984190236" office:value-type="float">
            <text:p>17.1984190236</text:p>
          </table:table-cell>
          <table:table-cell office:value="14.3056830364" office:value-type="float">
            <text:p>14.3056830364</text:p>
          </table:table-cell>
          <table:table-cell office:value="13.6021950091" office:value-type="float">
            <text:p>13.6021950091</text:p>
          </table:table-cell>
          <table:table-cell office:value="14.1123751562" office:value-type="float">
            <text:p>14.1123751562</text:p>
          </table:table-cell>
          <table:table-cell office:value="15.6669884252" office:value-type="float">
            <text:p>15.6669884252</text:p>
          </table:table-cell>
          <table:table-cell office:value="13.8362034899" office:value-type="float">
            <text:p>13.8362034899</text:p>
          </table:table-cell>
          <table:table-cell office:value="10.3783643491" office:value-type="float">
            <text:p>10.3783643491</text:p>
          </table:table-cell>
          <table:table-cell office:value="15.344105093" office:value-type="float">
            <text:p>15.344105093</text:p>
          </table:table-cell>
          <table:table-cell office:value="15.4789940022" office:value-type="float">
            <text:p>15.4789940022</text:p>
          </table:table-cell>
          <table:table-cell office:value-type="string">
            <text:p/>
          </table:table-cell>
          <table:table-cell office:value="11.8731306133" office:value-type="float">
            <text:p>11.873130613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7518494725" office:value-type="float">
            <text:p>1.7518494725</text:p>
          </table:table-cell>
          <table:table-cell office:value="1.72857239067" office:value-type="float">
            <text:p>1.72857239067</text:p>
          </table:table-cell>
          <table:table-cell office:value="1.77317626638" office:value-type="float">
            <text:p>1.77317626638</text:p>
          </table:table-cell>
          <table:table-cell office:value="1.79714054386" office:value-type="float">
            <text:p>1.79714054386</text:p>
          </table:table-cell>
          <table:table-cell office:value="1.71535279635" office:value-type="float">
            <text:p>1.71535279635</text:p>
          </table:table-cell>
          <table:table-cell office:value="1.80362029498" office:value-type="float">
            <text:p>1.80362029498</text:p>
          </table:table-cell>
          <table:table-cell office:value="1.48280744384" office:value-type="float">
            <text:p>1.48280744384</text:p>
          </table:table-cell>
          <table:table-cell office:value="1.44074476576" office:value-type="float">
            <text:p>1.44074476576</text:p>
          </table:table-cell>
          <table:table-cell office:value="1.51315880767" office:value-type="float">
            <text:p>1.51315880767</text:p>
          </table:table-cell>
          <table:table-cell office:value="1.65919360292" office:value-type="float">
            <text:p>1.65919360292</text:p>
          </table:table-cell>
          <table:table-cell office:value="1.39829099182" office:value-type="float">
            <text:p>1.39829099182</text:p>
          </table:table-cell>
          <table:table-cell office:value="1.01486611789" office:value-type="float">
            <text:p>1.01486611789</text:p>
          </table:table-cell>
          <table:table-cell office:value="1.64148496203" office:value-type="float">
            <text:p>1.64148496203</text:p>
          </table:table-cell>
          <table:table-cell office:value="1.71317851943" office:value-type="float">
            <text:p>1.71317851943</text:p>
          </table:table-cell>
          <table:table-cell office:value-type="string">
            <text:p/>
          </table:table-cell>
          <table:table-cell office:value="22.519456211" office:value-type="float">
            <text:p>22.51945621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56852414495" office:value-type="float">
            <text:p>5.56852414495</text:p>
          </table:table-cell>
          <table:table-cell office:value="4.53123443865" office:value-type="float">
            <text:p>4.53123443865</text:p>
          </table:table-cell>
          <table:table-cell office:value="4.06858455614" office:value-type="float">
            <text:p>4.06858455614</text:p>
          </table:table-cell>
          <table:table-cell office:value="3.07444771007" office:value-type="float">
            <text:p>3.07444771007</text:p>
          </table:table-cell>
          <table:table-cell office:value="4.53504871076" office:value-type="float">
            <text:p>4.53504871076</text:p>
          </table:table-cell>
          <table:table-cell office:value="4.20225228915" office:value-type="float">
            <text:p>4.20225228915</text:p>
          </table:table-cell>
          <table:table-cell office:value="3.23133503785" office:value-type="float">
            <text:p>3.23133503785</text:p>
          </table:table-cell>
          <table:table-cell office:value="2.90937910733" office:value-type="float">
            <text:p>2.90937910733</text:p>
          </table:table-cell>
          <table:table-cell office:value="2.90786878939" office:value-type="float">
            <text:p>2.90786878939</text:p>
          </table:table-cell>
          <table:table-cell office:value="2.57759704634" office:value-type="float">
            <text:p>2.57759704634</text:p>
          </table:table-cell>
          <table:table-cell office:value="2.14175466729" office:value-type="float">
            <text:p>2.14175466729</text:p>
          </table:table-cell>
          <table:table-cell office:value="1.8905385535" office:value-type="float">
            <text:p>1.8905385535</text:p>
          </table:table-cell>
          <table:table-cell office:value="1.37020513845" office:value-type="float">
            <text:p>1.37020513845</text:p>
          </table:table-cell>
          <table:table-cell office:value="1.48266045757" office:value-type="float">
            <text:p>1.48266045757</text:p>
          </table:table-cell>
          <table:table-cell office:value-type="string">
            <text:p/>
          </table:table-cell>
          <table:table-cell office:value="-30.7735624339" office:value-type="float">
            <text:p>-30.77356243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-type="string">
            <text:p/>
          </table:table-cell>
          <table:table-cell office:value="8.61157211653" office:value-type="float">
            <text:p>8.6115721165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-type="string">
            <text:p/>
          </table:table-cell>
          <table:table-cell office:value="13.484477892" office:value-type="float">
            <text:p>13.4844778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-type="string">
            <text:p/>
          </table:table-cell>
          <table:table-cell office:value="22.0163365334" office:value-type="float">
            <text:p>22.016336533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-type="string">
            <text:p/>
          </table:table-cell>
          <table:table-cell office:value="10.7238789848" office:value-type="float">
            <text:p>10.723878984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42554478285" office:value-type="float">
            <text:p>0.342554478285</text:p>
          </table:table-cell>
          <table:table-cell office:value="0.330445783329" office:value-type="float">
            <text:p>0.330445783329</text:p>
          </table:table-cell>
          <table:table-cell office:value="0.358921288419" office:value-type="float">
            <text:p>0.358921288419</text:p>
          </table:table-cell>
          <table:table-cell office:value="0.336091228801" office:value-type="float">
            <text:p>0.336091228801</text:p>
          </table:table-cell>
          <table:table-cell office:value="0.327653918024" office:value-type="float">
            <text:p>0.327653918024</text:p>
          </table:table-cell>
          <table:table-cell office:value="0.350012266632" office:value-type="float">
            <text:p>0.350012266632</text:p>
          </table:table-cell>
          <table:table-cell office:value="0.287461829921" office:value-type="float">
            <text:p>0.287461829921</text:p>
          </table:table-cell>
          <table:table-cell office:value="0.284078670639" office:value-type="float">
            <text:p>0.284078670639</text:p>
          </table:table-cell>
          <table:table-cell office:value="0.293859536753" office:value-type="float">
            <text:p>0.293859536753</text:p>
          </table:table-cell>
          <table:table-cell office:value="0.306758906507" office:value-type="float">
            <text:p>0.306758906507</text:p>
          </table:table-cell>
          <table:table-cell office:value="0.278604409904" office:value-type="float">
            <text:p>0.278604409904</text:p>
          </table:table-cell>
          <table:table-cell office:value="0.20643811737" office:value-type="float">
            <text:p>0.20643811737</text:p>
          </table:table-cell>
          <table:table-cell office:value="0.304488516968" office:value-type="float">
            <text:p>0.304488516968</text:p>
          </table:table-cell>
          <table:table-cell office:value="0.304516251821" office:value-type="float">
            <text:p>0.304516251821</text:p>
          </table:table-cell>
          <table:table-cell office:value-type="string">
            <text:p/>
          </table:table-cell>
          <table:table-cell office:value="9.30058570357" office:value-type="float">
            <text:p>9.3005857035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40541116201" office:value-type="float">
            <text:p>0.440541116201</text:p>
          </table:table-cell>
          <table:table-cell office:value="0.406575107654" office:value-type="float">
            <text:p>0.406575107654</text:p>
          </table:table-cell>
          <table:table-cell office:value="0.431322489142" office:value-type="float">
            <text:p>0.431322489142</text:p>
          </table:table-cell>
          <table:table-cell office:value="0.41290047058" office:value-type="float">
            <text:p>0.41290047058</text:p>
          </table:table-cell>
          <table:table-cell office:value="0.410570610006" office:value-type="float">
            <text:p>0.410570610006</text:p>
          </table:table-cell>
          <table:table-cell office:value="0.418987136134" office:value-type="float">
            <text:p>0.418987136134</text:p>
          </table:table-cell>
          <table:table-cell office:value="0.341737466912" office:value-type="float">
            <text:p>0.341737466912</text:p>
          </table:table-cell>
          <table:table-cell office:value="0.32645450384" office:value-type="float">
            <text:p>0.32645450384</text:p>
          </table:table-cell>
          <table:table-cell office:value="0.338321743902" office:value-type="float">
            <text:p>0.338321743902</text:p>
          </table:table-cell>
          <table:table-cell office:value="0.367737765769" office:value-type="float">
            <text:p>0.367737765769</text:p>
          </table:table-cell>
          <table:table-cell office:value="0.315771367822" office:value-type="float">
            <text:p>0.315771367822</text:p>
          </table:table-cell>
          <table:table-cell office:value="0.238457266092" office:value-type="float">
            <text:p>0.238457266092</text:p>
          </table:table-cell>
          <table:table-cell office:value="0.346442876228" office:value-type="float">
            <text:p>0.346442876228</text:p>
          </table:table-cell>
          <table:table-cell office:value="0.367081777135" office:value-type="float">
            <text:p>0.367081777135</text:p>
          </table:table-cell>
          <table:table-cell office:value-type="string">
            <text:p/>
          </table:table-cell>
          <table:table-cell office:value="16.2492279359" office:value-type="float">
            <text:p>16.24922793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-type="string">
            <text:p/>
          </table:table-cell>
          <table:table-cell office:value="22.5632224125" office:value-type="float">
            <text:p>22.563222412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-type="string">
            <text:p/>
          </table:table-cell>
          <table:table-cell office:value="14.739998138" office:value-type="float">
            <text:p>14.73999813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6288433219" office:value-type="float">
            <text:p>5.36288433219</text:p>
          </table:table-cell>
          <table:table-cell office:value="4.92943272173" office:value-type="float">
            <text:p>4.92943272173</text:p>
          </table:table-cell>
          <table:table-cell office:value="5.17399228418" office:value-type="float">
            <text:p>5.17399228418</text:p>
          </table:table-cell>
          <table:table-cell office:value="4.8857130083" office:value-type="float">
            <text:p>4.8857130083</text:p>
          </table:table-cell>
          <table:table-cell office:value="5.0559650591" office:value-type="float">
            <text:p>5.0559650591</text:p>
          </table:table-cell>
          <table:table-cell office:value="5.09507350973" office:value-type="float">
            <text:p>5.09507350973</text:p>
          </table:table-cell>
          <table:table-cell office:value="4.12462526975" office:value-type="float">
            <text:p>4.12462526975</text:p>
          </table:table-cell>
          <table:table-cell office:value="4.06895660223" office:value-type="float">
            <text:p>4.06895660223</text:p>
          </table:table-cell>
          <table:table-cell office:value="4.10165786979" office:value-type="float">
            <text:p>4.10165786979</text:p>
          </table:table-cell>
          <table:table-cell office:value="4.33562567295" office:value-type="float">
            <text:p>4.33562567295</text:p>
          </table:table-cell>
          <table:table-cell office:value="3.77782600082" office:value-type="float">
            <text:p>3.77782600082</text:p>
          </table:table-cell>
          <table:table-cell office:value="2.95324682773" office:value-type="float">
            <text:p>2.95324682773</text:p>
          </table:table-cell>
          <table:table-cell office:value="4.04375794495" office:value-type="float">
            <text:p>4.04375794495</text:p>
          </table:table-cell>
          <table:table-cell office:value="4.20927688003" office:value-type="float">
            <text:p>4.20927688003</text:p>
          </table:table-cell>
          <table:table-cell office:value-type="string">
            <text:p/>
          </table:table-cell>
          <table:table-cell office:value="11.4206127842" office:value-type="float">
            <text:p>11.420612784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-type="string">
            <text:p/>
          </table:table-cell>
          <table:table-cell office:value="15.0662380707" office:value-type="float">
            <text:p>15.066238070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60904256601" office:value-type="float">
            <text:p>0.660904256601</text:p>
          </table:table-cell>
          <table:table-cell office:value="0.634948307599" office:value-type="float">
            <text:p>0.634948307599</text:p>
          </table:table-cell>
          <table:table-cell office:value="0.710459844119" office:value-type="float">
            <text:p>0.710459844119</text:p>
          </table:table-cell>
          <table:table-cell office:value="0.641877382109" office:value-type="float">
            <text:p>0.641877382109</text:p>
          </table:table-cell>
          <table:table-cell office:value="0.613962065532" office:value-type="float">
            <text:p>0.613962065532</text:p>
          </table:table-cell>
          <table:table-cell office:value="0.630214349667" office:value-type="float">
            <text:p>0.630214349667</text:p>
          </table:table-cell>
          <table:table-cell office:value="0.507860584424" office:value-type="float">
            <text:p>0.507860584424</text:p>
          </table:table-cell>
          <table:table-cell office:value="0.518108944479" office:value-type="float">
            <text:p>0.518108944479</text:p>
          </table:table-cell>
          <table:table-cell office:value="0.515109615073" office:value-type="float">
            <text:p>0.515109615073</text:p>
          </table:table-cell>
          <table:table-cell office:value="0.558610146265" office:value-type="float">
            <text:p>0.558610146265</text:p>
          </table:table-cell>
          <table:table-cell office:value="0.494152604277" office:value-type="float">
            <text:p>0.494152604277</text:p>
          </table:table-cell>
          <table:table-cell office:value="0.401891130589" office:value-type="float">
            <text:p>0.401891130589</text:p>
          </table:table-cell>
          <table:table-cell office:value="0.5592868228" office:value-type="float">
            <text:p>0.5592868228</text:p>
          </table:table-cell>
          <table:table-cell office:value="0.606650158227" office:value-type="float">
            <text:p>0.606650158227</text:p>
          </table:table-cell>
          <table:table-cell office:value-type="string">
            <text:p/>
          </table:table-cell>
          <table:table-cell office:value="22.7657515059" office:value-type="float">
            <text:p>22.765751505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0.2911442348" office:value-type="float">
            <text:p>50.2911442348</text:p>
          </table:table-cell>
          <table:table-cell office:value="46.5014151366" office:value-type="float">
            <text:p>46.5014151366</text:p>
          </table:table-cell>
          <table:table-cell office:value="47.8113006918" office:value-type="float">
            <text:p>47.8113006918</text:p>
          </table:table-cell>
          <table:table-cell office:value="45.5949605566" office:value-type="float">
            <text:p>45.5949605566</text:p>
          </table:table-cell>
          <table:table-cell office:value="47.6940775555" office:value-type="float">
            <text:p>47.6940775555</text:p>
          </table:table-cell>
          <table:table-cell office:value="46.9178234056" office:value-type="float">
            <text:p>46.9178234056</text:p>
          </table:table-cell>
          <table:table-cell office:value="38.2133693072" office:value-type="float">
            <text:p>38.2133693072</text:p>
          </table:table-cell>
          <table:table-cell office:value="37.2766260959" office:value-type="float">
            <text:p>37.2766260959</text:p>
          </table:table-cell>
          <table:table-cell office:value="38.0432040034" office:value-type="float">
            <text:p>38.0432040034</text:p>
          </table:table-cell>
          <table:table-cell office:value="39.6227872316" office:value-type="float">
            <text:p>39.6227872316</text:p>
          </table:table-cell>
          <table:table-cell office:value="33.440073873" office:value-type="float">
            <text:p>33.440073873</text:p>
          </table:table-cell>
          <table:table-cell office:value="25.5410589387" office:value-type="float">
            <text:p>25.5410589387</text:p>
          </table:table-cell>
          <table:table-cell office:value="37.2273383045" office:value-type="float">
            <text:p>37.2273383045</text:p>
          </table:table-cell>
          <table:table-cell office:value="39.738050964" office:value-type="float">
            <text:p>39.738050964</text:p>
          </table:table-cell>
          <table:table-cell office:value-type="string">
            <text:p/>
          </table:table-cell>
          <table:table-cell office:value="18.833621944" office:value-type="float">
            <text:p>18.83362194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-type="string">
            <text:p/>
          </table:table-cell>
          <table:table-cell office:value="31.697291797" office:value-type="float">
            <text:p>31.697291797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7.8740613018" office:value-type="float">
            <text:p>47.8740613018</text:p>
          </table:table-cell>
          <table:table-cell office:value="46.1039885087" office:value-type="float">
            <text:p>46.1039885087</text:p>
          </table:table-cell>
          <table:table-cell office:value="54.5943922977" office:value-type="float">
            <text:p>54.5943922977</text:p>
          </table:table-cell>
          <table:table-cell office:value="45.0345539587" office:value-type="float">
            <text:p>45.0345539587</text:p>
          </table:table-cell>
          <table:table-cell office:value="45.2217446182" office:value-type="float">
            <text:p>45.2217446182</text:p>
          </table:table-cell>
          <table:table-cell office:value="49.0312818355" office:value-type="float">
            <text:p>49.0312818355</text:p>
          </table:table-cell>
          <table:table-cell office:value="40.0672526117" office:value-type="float">
            <text:p>40.0672526117</text:p>
          </table:table-cell>
          <table:table-cell office:value="39.6747793171" office:value-type="float">
            <text:p>39.6747793171</text:p>
          </table:table-cell>
          <table:table-cell office:value="37.8141279205" office:value-type="float">
            <text:p>37.8141279205</text:p>
          </table:table-cell>
          <table:table-cell office:value="39.3093772199" office:value-type="float">
            <text:p>39.3093772199</text:p>
          </table:table-cell>
          <table:table-cell office:value="36.5872417239" office:value-type="float">
            <text:p>36.5872417239</text:p>
          </table:table-cell>
          <table:table-cell office:value="30.7946044135" office:value-type="float">
            <text:p>30.7946044135</text:p>
          </table:table-cell>
          <table:table-cell office:value="38.6114021996" office:value-type="float">
            <text:p>38.6114021996</text:p>
          </table:table-cell>
          <table:table-cell office:value="46.3629423592" office:value-type="float">
            <text:p>46.3629423592</text:p>
          </table:table-cell>
          <table:table-cell office:value-type="string">
            <text:p/>
          </table:table-cell>
          <table:table-cell office:value="26.718878425" office:value-type="float">
            <text:p>26.71887842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26.25398913" office:value-type="float">
            <text:p>426.25398913</text:p>
          </table:table-cell>
          <table:table-cell office:value="382.14268824" office:value-type="float">
            <text:p>382.14268824</text:p>
          </table:table-cell>
          <table:table-cell office:value="385.85433231" office:value-type="float">
            <text:p>385.85433231</text:p>
          </table:table-cell>
          <table:table-cell office:value="407.212460495" office:value-type="float">
            <text:p>407.212460495</text:p>
          </table:table-cell>
          <table:table-cell office:value="397.684972496" office:value-type="float">
            <text:p>397.684972496</text:p>
          </table:table-cell>
          <table:table-cell office:value="389.469506367" office:value-type="float">
            <text:p>389.469506367</text:p>
          </table:table-cell>
          <table:table-cell office:value="315.747746378" office:value-type="float">
            <text:p>315.747746378</text:p>
          </table:table-cell>
          <table:table-cell office:value="311.617983243" office:value-type="float">
            <text:p>311.617983243</text:p>
          </table:table-cell>
          <table:table-cell office:value="329.123281175" office:value-type="float">
            <text:p>329.123281175</text:p>
          </table:table-cell>
          <table:table-cell office:value="374.90995138" office:value-type="float">
            <text:p>374.90995138</text:p>
          </table:table-cell>
          <table:table-cell office:value="279.867921869" office:value-type="float">
            <text:p>279.867921869</text:p>
          </table:table-cell>
          <table:table-cell office:value="198.950238874" office:value-type="float">
            <text:p>198.950238874</text:p>
          </table:table-cell>
          <table:table-cell office:value="352.753313229" office:value-type="float">
            <text:p>352.753313229</text:p>
          </table:table-cell>
          <table:table-cell office:value="415.006224712" office:value-type="float">
            <text:p>415.006224712</text:p>
          </table:table-cell>
          <table:table-cell office:value-type="string">
            <text:p/>
          </table:table-cell>
          <table:table-cell office:value="48.2864566759" office:value-type="float">
            <text:p>48.2864566759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8.916310161" office:value-type="float">
            <text:p>118.916310161</text:p>
          </table:table-cell>
          <table:table-cell office:value="109.794364822" office:value-type="float">
            <text:p>109.794364822</text:p>
          </table:table-cell>
          <table:table-cell office:value="118.903362678" office:value-type="float">
            <text:p>118.903362678</text:p>
          </table:table-cell>
          <table:table-cell office:value="112.903224979" office:value-type="float">
            <text:p>112.903224979</text:p>
          </table:table-cell>
          <table:table-cell office:value="111.50251078" office:value-type="float">
            <text:p>111.50251078</text:p>
          </table:table-cell>
          <table:table-cell office:value="113.942800072" office:value-type="float">
            <text:p>113.942800072</text:p>
          </table:table-cell>
          <table:table-cell office:value="92.6918164889" office:value-type="float">
            <text:p>92.6918164889</text:p>
          </table:table-cell>
          <table:table-cell office:value="91.6110579117" office:value-type="float">
            <text:p>91.6110579117</text:p>
          </table:table-cell>
          <table:table-cell office:value="92.667954117" office:value-type="float">
            <text:p>92.667954117</text:p>
          </table:table-cell>
          <table:table-cell office:value="101.794290463" office:value-type="float">
            <text:p>101.794290463</text:p>
          </table:table-cell>
          <table:table-cell office:value="83.231838597" office:value-type="float">
            <text:p>83.231838597</text:p>
          </table:table-cell>
          <table:table-cell office:value="63.9529358952" office:value-type="float">
            <text:p>63.9529358952</text:p>
          </table:table-cell>
          <table:table-cell office:value="97.4035657715" office:value-type="float">
            <text:p>97.4035657715</text:p>
          </table:table-cell>
          <table:table-cell office:value="115.53059621" office:value-type="float">
            <text:p>115.53059621</text:p>
          </table:table-cell>
          <table:table-cell office:value-type="string">
            <text:p/>
          </table:table-cell>
          <table:table-cell office:value="38.8057721145" office:value-type="float">
            <text:p>38.805772114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-type="string">
            <text:p/>
          </table:table-cell>
          <table:table-cell office:value="11.6840222176" office:value-type="float">
            <text:p>11.6840222176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7412070233" office:value-type="float">
            <text:p>1.77412070233</text:p>
          </table:table-cell>
          <table:table-cell office:value="1.68117765282" office:value-type="float">
            <text:p>1.68117765282</text:p>
          </table:table-cell>
          <table:table-cell office:value="1.78689254484" office:value-type="float">
            <text:p>1.78689254484</text:p>
          </table:table-cell>
          <table:table-cell office:value="1.76554666732" office:value-type="float">
            <text:p>1.76554666732</text:p>
          </table:table-cell>
          <table:table-cell office:value="1.65946864762" office:value-type="float">
            <text:p>1.65946864762</text:p>
          </table:table-cell>
          <table:table-cell office:value="1.81019353077" office:value-type="float">
            <text:p>1.81019353077</text:p>
          </table:table-cell>
          <table:table-cell office:value="1.53446748027" office:value-type="float">
            <text:p>1.53446748027</text:p>
          </table:table-cell>
          <table:table-cell office:value="1.4475091665" office:value-type="float">
            <text:p>1.4475091665</text:p>
          </table:table-cell>
          <table:table-cell office:value="1.43887212611" office:value-type="float">
            <text:p>1.43887212611</text:p>
          </table:table-cell>
          <table:table-cell office:value="1.51727986155" office:value-type="float">
            <text:p>1.51727986155</text:p>
          </table:table-cell>
          <table:table-cell office:value="1.37732188326" office:value-type="float">
            <text:p>1.37732188326</text:p>
          </table:table-cell>
          <table:table-cell office:value="1.08432221054" office:value-type="float">
            <text:p>1.08432221054</text:p>
          </table:table-cell>
          <table:table-cell office:value="1.59149786586" office:value-type="float">
            <text:p>1.59149786586</text:p>
          </table:table-cell>
          <table:table-cell office:value="1.54592578386" office:value-type="float">
            <text:p>1.54592578386</text:p>
          </table:table-cell>
          <table:table-cell office:value-type="string">
            <text:p/>
          </table:table-cell>
          <table:table-cell office:value="12.2414304636" office:value-type="float">
            <text:p>12.2414304636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7378727007" office:value-type="float">
            <text:p>1.37378727007</text:p>
          </table:table-cell>
          <table:table-cell office:value="1.34634386183" office:value-type="float">
            <text:p>1.34634386183</text:p>
          </table:table-cell>
          <table:table-cell office:value="1.38879062262" office:value-type="float">
            <text:p>1.38879062262</text:p>
          </table:table-cell>
          <table:table-cell office:value="1.15809710078" office:value-type="float">
            <text:p>1.15809710078</text:p>
          </table:table-cell>
          <table:table-cell office:value="1.25614271949" office:value-type="float">
            <text:p>1.25614271949</text:p>
          </table:table-cell>
          <table:table-cell office:value="1.13370613739" office:value-type="float">
            <text:p>1.13370613739</text:p>
          </table:table-cell>
          <table:table-cell office:value="1.15996277071" office:value-type="float">
            <text:p>1.15996277071</text:p>
          </table:table-cell>
          <table:table-cell office:value="1.09466700333" office:value-type="float">
            <text:p>1.09466700333</text:p>
          </table:table-cell>
          <table:table-cell office:value="1.07979051623" office:value-type="float">
            <text:p>1.07979051623</text:p>
          </table:table-cell>
          <table:table-cell office:value="1.07883812422" office:value-type="float">
            <text:p>1.07883812422</text:p>
          </table:table-cell>
          <table:table-cell office:value="0.978369453877" office:value-type="float">
            <text:p>0.978369453877</text:p>
          </table:table-cell>
          <table:table-cell office:value="0.872560109204" office:value-type="float">
            <text:p>0.872560109204</text:p>
          </table:table-cell>
          <table:table-cell office:value="0.899276917564" office:value-type="float">
            <text:p>0.899276917564</text:p>
          </table:table-cell>
          <table:table-cell office:value="0.965655055192" office:value-type="float">
            <text:p>0.965655055192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376688205" office:value-type="float">
            <text:p>301.376688205</text:p>
          </table:table-cell>
          <table:table-cell office:value="295.416102738" office:value-type="float">
            <text:p>295.416102738</text:p>
          </table:table-cell>
          <table:table-cell office:value="309.25780344" office:value-type="float">
            <text:p>309.25780344</text:p>
          </table:table-cell>
          <table:table-cell office:value="257.805411889" office:value-type="float">
            <text:p>257.805411889</text:p>
          </table:table-cell>
          <table:table-cell office:value="274.87571795" office:value-type="float">
            <text:p>274.87571795</text:p>
          </table:table-cell>
          <table:table-cell office:value="247.35240984" office:value-type="float">
            <text:p>247.35240984</text:p>
          </table:table-cell>
          <table:table-cell office:value="258.920512817" office:value-type="float">
            <text:p>258.920512817</text:p>
          </table:table-cell>
          <table:table-cell office:value="243.928935731" office:value-type="float">
            <text:p>243.928935731</text:p>
          </table:table-cell>
          <table:table-cell office:value="237.055223927" office:value-type="float">
            <text:p>237.055223927</text:p>
          </table:table-cell>
          <table:table-cell office:value="240.501911529" office:value-type="float">
            <text:p>240.501911529</text:p>
          </table:table-cell>
          <table:table-cell office:value="218.397937408" office:value-type="float">
            <text:p>218.397937408</text:p>
          </table:table-cell>
          <table:table-cell office:value="195.798385357" office:value-type="float">
            <text:p>195.798385357</text:p>
          </table:table-cell>
          <table:table-cell office:value="201.96354702" office:value-type="float">
            <text:p>201.96354702</text:p>
          </table:table-cell>
          <table:table-cell office:value="216.772810856" office:value-type="float">
            <text:p>216.772810856</text:p>
          </table:table-cell>
          <table:table-cell office:value-type="string">
            <text:p>-</text:p>
          </table:table-cell>
          <table:table-cell office:value="-0.744112591634" office:value-type="float">
            <text:p>-0.74411259163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124079444" office:value-type="float">
            <text:p>10.6124079444</text:p>
          </table:table-cell>
          <table:table-cell office:value="10.4122328098" office:value-type="float">
            <text:p>10.4122328098</text:p>
          </table:table-cell>
          <table:table-cell office:value="11.1618299035" office:value-type="float">
            <text:p>11.1618299035</text:p>
          </table:table-cell>
          <table:table-cell office:value="9.54063547847" office:value-type="float">
            <text:p>9.54063547847</text:p>
          </table:table-cell>
          <table:table-cell office:value="9.98471448662" office:value-type="float">
            <text:p>9.98471448662</text:p>
          </table:table-cell>
          <table:table-cell office:value="9.06073090269" office:value-type="float">
            <text:p>9.06073090269</text:p>
          </table:table-cell>
          <table:table-cell office:value="9.47286187153" office:value-type="float">
            <text:p>9.47286187153</text:p>
          </table:table-cell>
          <table:table-cell office:value="9.26249625185" office:value-type="float">
            <text:p>9.26249625185</text:p>
          </table:table-cell>
          <table:table-cell office:value="8.89805460302" office:value-type="float">
            <text:p>8.89805460302</text:p>
          </table:table-cell>
          <table:table-cell office:value="9.22392166797" office:value-type="float">
            <text:p>9.22392166797</text:p>
          </table:table-cell>
          <table:table-cell office:value="8.43526538057" office:value-type="float">
            <text:p>8.43526538057</text:p>
          </table:table-cell>
          <table:table-cell office:value="7.57594604623" office:value-type="float">
            <text:p>7.57594604623</text:p>
          </table:table-cell>
          <table:table-cell office:value="7.58778840235" office:value-type="float">
            <text:p>7.58778840235</text:p>
          </table:table-cell>
          <table:table-cell office:value="8.37630636318" office:value-type="float">
            <text:p>8.37630636318</text:p>
          </table:table-cell>
          <table:table-cell office:value-type="string">
            <text:p>ü</text:p>
          </table:table-cell>
          <table:table-cell office:value="-0.698958654299" office:value-type="float">
            <text:p>-0.698958654299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0991054953" office:value-type="float">
            <text:p>14.0991054953</text:p>
          </table:table-cell>
          <table:table-cell office:value="13.5807246476" office:value-type="float">
            <text:p>13.5807246476</text:p>
          </table:table-cell>
          <table:table-cell office:value="14.766189242" office:value-type="float">
            <text:p>14.766189242</text:p>
          </table:table-cell>
          <table:table-cell office:value="12.126038774" office:value-type="float">
            <text:p>12.126038774</text:p>
          </table:table-cell>
          <table:table-cell office:value="12.7676942602" office:value-type="float">
            <text:p>12.7676942602</text:p>
          </table:table-cell>
          <table:table-cell office:value="11.5970586253" office:value-type="float">
            <text:p>11.5970586253</text:p>
          </table:table-cell>
          <table:table-cell office:value="12.2384117818" office:value-type="float">
            <text:p>12.2384117818</text:p>
          </table:table-cell>
          <table:table-cell office:value="11.6334184619" office:value-type="float">
            <text:p>11.6334184619</text:p>
          </table:table-cell>
          <table:table-cell office:value="11.2678565189" office:value-type="float">
            <text:p>11.2678565189</text:p>
          </table:table-cell>
          <table:table-cell office:value="11.5937295405" office:value-type="float">
            <text:p>11.5937295405</text:p>
          </table:table-cell>
          <table:table-cell office:value="10.4590287549" office:value-type="float">
            <text:p>10.4590287549</text:p>
          </table:table-cell>
          <table:table-cell office:value="9.29462526258" office:value-type="float">
            <text:p>9.29462526258</text:p>
          </table:table-cell>
          <table:table-cell office:value="9.46699214127" office:value-type="float">
            <text:p>9.46699214127</text:p>
          </table:table-cell>
          <table:table-cell office:value="10.2437539706" office:value-type="float">
            <text:p>10.2437539706</text:p>
          </table:table-cell>
          <table:table-cell office:value-type="string">
            <text:p>ü</text:p>
          </table:table-cell>
          <table:table-cell office:value="-2.05826744815" office:value-type="float">
            <text:p>-2.0582674481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49098047277" office:value-type="float">
            <text:p>4.49098047277</text:p>
          </table:table-cell>
          <table:table-cell office:value="4.38217992195" office:value-type="float">
            <text:p>4.38217992195</text:p>
          </table:table-cell>
          <table:table-cell office:value="4.60694814413" office:value-type="float">
            <text:p>4.60694814413</text:p>
          </table:table-cell>
          <table:table-cell office:value="3.78635450208" office:value-type="float">
            <text:p>3.78635450208</text:p>
          </table:table-cell>
          <table:table-cell office:value="3.99740315206" office:value-type="float">
            <text:p>3.99740315206</text:p>
          </table:table-cell>
          <table:table-cell office:value="3.66799300795" office:value-type="float">
            <text:p>3.66799300795</text:p>
          </table:table-cell>
          <table:table-cell office:value="3.8200580414" office:value-type="float">
            <text:p>3.8200580414</text:p>
          </table:table-cell>
          <table:table-cell office:value="3.62312644888" office:value-type="float">
            <text:p>3.62312644888</text:p>
          </table:table-cell>
          <table:table-cell office:value="3.59946949471" office:value-type="float">
            <text:p>3.59946949471</text:p>
          </table:table-cell>
          <table:table-cell office:value="3.569113455" office:value-type="float">
            <text:p>3.569113455</text:p>
          </table:table-cell>
          <table:table-cell office:value="3.25020558419" office:value-type="float">
            <text:p>3.25020558419</text:p>
          </table:table-cell>
          <table:table-cell office:value="2.86997518148" office:value-type="float">
            <text:p>2.86997518148</text:p>
          </table:table-cell>
          <table:table-cell office:value="2.82029127335" office:value-type="float">
            <text:p>2.82029127335</text:p>
          </table:table-cell>
          <table:table-cell office:value="3.10004075754" office:value-type="float">
            <text:p>3.10004075754</text:p>
          </table:table-cell>
          <table:table-cell office:value-type="string">
            <text:p>ü</text:p>
          </table:table-cell>
          <table:table-cell office:value="-4.62016394855" office:value-type="float">
            <text:p>-4.6201639485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74093094851" office:value-type="float">
            <text:p>5.74093094851</text:p>
          </table:table-cell>
          <table:table-cell office:value="5.51318590097" office:value-type="float">
            <text:p>5.51318590097</text:p>
          </table:table-cell>
          <table:table-cell office:value="6.10034887563" office:value-type="float">
            <text:p>6.10034887563</text:p>
          </table:table-cell>
          <table:table-cell office:value="4.96919160637" office:value-type="float">
            <text:p>4.96919160637</text:p>
          </table:table-cell>
          <table:table-cell office:value="5.22830440315" office:value-type="float">
            <text:p>5.22830440315</text:p>
          </table:table-cell>
          <table:table-cell office:value="4.68820841995" office:value-type="float">
            <text:p>4.68820841995</text:p>
          </table:table-cell>
          <table:table-cell office:value="5.02413944004" office:value-type="float">
            <text:p>5.02413944004</text:p>
          </table:table-cell>
          <table:table-cell office:value="4.75942277247" office:value-type="float">
            <text:p>4.75942277247</text:p>
          </table:table-cell>
          <table:table-cell office:value="4.58350809461" office:value-type="float">
            <text:p>4.58350809461</text:p>
          </table:table-cell>
          <table:table-cell office:value="4.79477626112" office:value-type="float">
            <text:p>4.79477626112</text:p>
          </table:table-cell>
          <table:table-cell office:value="4.28394145669" office:value-type="float">
            <text:p>4.28394145669</text:p>
          </table:table-cell>
          <table:table-cell office:value="3.79302940015" office:value-type="float">
            <text:p>3.79302940015</text:p>
          </table:table-cell>
          <table:table-cell office:value="3.94288603622" office:value-type="float">
            <text:p>3.94288603622</text:p>
          </table:table-cell>
          <table:table-cell office:value="4.26652859101" office:value-type="float">
            <text:p>4.26652859101</text:p>
          </table:table-cell>
          <table:table-cell office:value-type="string">
            <text:p>ü</text:p>
          </table:table-cell>
          <table:table-cell office:value="-0.406468339004" office:value-type="float">
            <text:p>-0.40646833900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90896067755" office:value-type="float">
            <text:p>2.90896067755</text:p>
          </table:table-cell>
          <table:table-cell office:value="2.7670402979" office:value-type="float">
            <text:p>2.7670402979</text:p>
          </table:table-cell>
          <table:table-cell office:value="3.06153085018" office:value-type="float">
            <text:p>3.06153085018</text:p>
          </table:table-cell>
          <table:table-cell office:value="2.53465742969" office:value-type="float">
            <text:p>2.53465742969</text:p>
          </table:table-cell>
          <table:table-cell office:value="2.66290965364" office:value-type="float">
            <text:p>2.66290965364</text:p>
          </table:table-cell>
          <table:table-cell office:value="2.43554227074" office:value-type="float">
            <text:p>2.43554227074</text:p>
          </table:table-cell>
          <table:table-cell office:value="2.55357778553" office:value-type="float">
            <text:p>2.55357778553</text:p>
          </table:table-cell>
          <table:table-cell office:value="2.4493230625" office:value-type="float">
            <text:p>2.4493230625</text:p>
          </table:table-cell>
          <table:table-cell office:value="2.30338473599" office:value-type="float">
            <text:p>2.30338473599</text:p>
          </table:table-cell>
          <table:table-cell office:value="2.42419725096" office:value-type="float">
            <text:p>2.42419725096</text:p>
          </table:table-cell>
          <table:table-cell office:value="2.1913338128" office:value-type="float">
            <text:p>2.1913338128</text:p>
          </table:table-cell>
          <table:table-cell office:value="1.97875368312" office:value-type="float">
            <text:p>1.97875368312</text:p>
          </table:table-cell>
          <table:table-cell office:value="2.04497830362" office:value-type="float">
            <text:p>2.04497830362</text:p>
          </table:table-cell>
          <table:table-cell office:value="2.15694599704" office:value-type="float">
            <text:p>2.15694599704</text:p>
          </table:table-cell>
          <table:table-cell office:value-type="string">
            <text:p>ü</text:p>
          </table:table-cell>
          <table:table-cell office:value="-1.56926414218" office:value-type="float">
            <text:p>-1.5692641421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7039176176" office:value-type="float">
            <text:p>40.7039176176</text:p>
          </table:table-cell>
          <table:table-cell office:value="38.6570013767" office:value-type="float">
            <text:p>38.6570013767</text:p>
          </table:table-cell>
          <table:table-cell office:value="43.7342012967" office:value-type="float">
            <text:p>43.7342012967</text:p>
          </table:table-cell>
          <table:table-cell office:value="35.9841420069" office:value-type="float">
            <text:p>35.9841420069</text:p>
          </table:table-cell>
          <table:table-cell office:value="38.5253880539" office:value-type="float">
            <text:p>38.5253880539</text:p>
          </table:table-cell>
          <table:table-cell office:value="35.2023768051" office:value-type="float">
            <text:p>35.2023768051</text:p>
          </table:table-cell>
          <table:table-cell office:value="36.8954149758" office:value-type="float">
            <text:p>36.8954149758</text:p>
          </table:table-cell>
          <table:table-cell office:value="35.4805854928" office:value-type="float">
            <text:p>35.4805854928</text:p>
          </table:table-cell>
          <table:table-cell office:value="34.8120571911" office:value-type="float">
            <text:p>34.8120571911</text:p>
          </table:table-cell>
          <table:table-cell office:value="37.2237562568" office:value-type="float">
            <text:p>37.2237562568</text:p>
          </table:table-cell>
          <table:table-cell office:value="32.4364606975" office:value-type="float">
            <text:p>32.4364606975</text:p>
          </table:table-cell>
          <table:table-cell office:value="28.8079341403" office:value-type="float">
            <text:p>28.8079341403</text:p>
          </table:table-cell>
          <table:table-cell office:value="28.4959876825" office:value-type="float">
            <text:p>28.4959876825</text:p>
          </table:table-cell>
          <table:table-cell office:value="31.9540819293" office:value-type="float">
            <text:p>31.9540819293</text:p>
          </table:table-cell>
          <table:table-cell office:value-type="string">
            <text:p>ü</text:p>
          </table:table-cell>
          <table:table-cell office:value="-1.48714982408" office:value-type="float">
            <text:p>-1.4871498240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5.2414424799" office:value-type="float">
            <text:p>35.2414424799</text:p>
          </table:table-cell>
          <table:table-cell office:value="35.1078033133" office:value-type="float">
            <text:p>35.1078033133</text:p>
          </table:table-cell>
          <table:table-cell office:value="35.1519652511" office:value-type="float">
            <text:p>35.1519652511</text:p>
          </table:table-cell>
          <table:table-cell office:value="29.4900111605" office:value-type="float">
            <text:p>29.4900111605</text:p>
          </table:table-cell>
          <table:table-cell office:value="32.0383335434" office:value-type="float">
            <text:p>32.0383335434</text:p>
          </table:table-cell>
          <table:table-cell office:value="28.4942400831" office:value-type="float">
            <text:p>28.4942400831</text:p>
          </table:table-cell>
          <table:table-cell office:value="29.5880960912" office:value-type="float">
            <text:p>29.5880960912</text:p>
          </table:table-cell>
          <table:table-cell office:value="27.268591274" office:value-type="float">
            <text:p>27.268591274</text:p>
          </table:table-cell>
          <table:table-cell office:value="26.7031468799" office:value-type="float">
            <text:p>26.7031468799</text:p>
          </table:table-cell>
          <table:table-cell office:value="26.4907991335" office:value-type="float">
            <text:p>26.4907991335</text:p>
          </table:table-cell>
          <table:table-cell office:value="24.1642546545" office:value-type="float">
            <text:p>24.1642546545</text:p>
          </table:table-cell>
          <table:table-cell office:value="21.8457146586" office:value-type="float">
            <text:p>21.8457146586</text:p>
          </table:table-cell>
          <table:table-cell office:value="23.0534636181" office:value-type="float">
            <text:p>23.0534636181</text:p>
          </table:table-cell>
          <table:table-cell office:value="24.301704848" office:value-type="float">
            <text:p>24.301704848</text:p>
          </table:table-cell>
          <table:table-cell office:value-type="string">
            <text:p>ü</text:p>
          </table:table-cell>
          <table:table-cell office:value="0.568816193457" office:value-type="float">
            <text:p>0.568816193457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9872250372" office:value-type="float">
            <text:p>14.9872250372</text:p>
          </table:table-cell>
          <table:table-cell office:value="15.3375439387" office:value-type="float">
            <text:p>15.3375439387</text:p>
          </table:table-cell>
          <table:table-cell office:value="14.1588709915" office:value-type="float">
            <text:p>14.1588709915</text:p>
          </table:table-cell>
          <table:table-cell office:value="11.7365130754" office:value-type="float">
            <text:p>11.7365130754</text:p>
          </table:table-cell>
          <table:table-cell office:value="13.3193806431" office:value-type="float">
            <text:p>13.3193806431</text:p>
          </table:table-cell>
          <table:table-cell office:value="11.8864254233" office:value-type="float">
            <text:p>11.8864254233</text:p>
          </table:table-cell>
          <table:table-cell office:value="11.459752473" office:value-type="float">
            <text:p>11.459752473</text:p>
          </table:table-cell>
          <table:table-cell office:value="10.3170877057" office:value-type="float">
            <text:p>10.3170877057</text:p>
          </table:table-cell>
          <table:table-cell office:value="10.6208016655" office:value-type="float">
            <text:p>10.6208016655</text:p>
          </table:table-cell>
          <table:table-cell office:value="9.88883151011" office:value-type="float">
            <text:p>9.88883151011</text:p>
          </table:table-cell>
          <table:table-cell office:value="8.47577918691" office:value-type="float">
            <text:p>8.47577918691</text:p>
          </table:table-cell>
          <table:table-cell office:value="7.95408161998" office:value-type="float">
            <text:p>7.95408161998</text:p>
          </table:table-cell>
          <table:table-cell office:value="8.44547842359" office:value-type="float">
            <text:p>8.44547842359</text:p>
          </table:table-cell>
          <table:table-cell office:value="8.85969515696" office:value-type="float">
            <text:p>8.85969515696</text:p>
          </table:table-cell>
          <table:table-cell office:value-type="string">
            <text:p>üü</text:p>
          </table:table-cell>
          <table:table-cell office:value="4.52956550173" office:value-type="float">
            <text:p>4.52956550173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8838504735" office:value-type="float">
            <text:p>11.8838504735</text:p>
          </table:table-cell>
          <table:table-cell office:value="12.4367093033" office:value-type="float">
            <text:p>12.4367093033</text:p>
          </table:table-cell>
          <table:table-cell office:value="11.1506431238" office:value-type="float">
            <text:p>11.1506431238</text:p>
          </table:table-cell>
          <table:table-cell office:value="9.0427294524" office:value-type="float">
            <text:p>9.0427294524</text:p>
          </table:table-cell>
          <table:table-cell office:value="10.6052239855" office:value-type="float">
            <text:p>10.6052239855</text:p>
          </table:table-cell>
          <table:table-cell office:value="9.44797899117" office:value-type="float">
            <text:p>9.44797899117</text:p>
          </table:table-cell>
          <table:table-cell office:value="8.94240285832" office:value-type="float">
            <text:p>8.94240285832</text:p>
          </table:table-cell>
          <table:table-cell office:value="7.86745526823" office:value-type="float">
            <text:p>7.86745526823</text:p>
          </table:table-cell>
          <table:table-cell office:value="8.28463401037" office:value-type="float">
            <text:p>8.28463401037</text:p>
          </table:table-cell>
          <table:table-cell office:value="7.5083446103" office:value-type="float">
            <text:p>7.5083446103</text:p>
          </table:table-cell>
          <table:table-cell office:value="6.16851406428" office:value-type="float">
            <text:p>6.16851406428</text:p>
          </table:table-cell>
          <table:table-cell office:value="6.05088999118" office:value-type="float">
            <text:p>6.05088999118</text:p>
          </table:table-cell>
          <table:table-cell office:value="6.49446995262" office:value-type="float">
            <text:p>6.49446995262</text:p>
          </table:table-cell>
          <table:table-cell office:value="6.68392051492" office:value-type="float">
            <text:p>6.68392051492</text:p>
          </table:table-cell>
          <table:table-cell office:value-type="string">
            <text:p>ü</text:p>
          </table:table-cell>
          <table:table-cell office:value="8.35543933707" office:value-type="float">
            <text:p>8.35543933707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0.2501645955" office:value-type="float">
            <text:p>20.2501645955</text:p>
          </table:table-cell>
          <table:table-cell office:value="19.7654796268" office:value-type="float">
            <text:p>19.7654796268</text:p>
          </table:table-cell>
          <table:table-cell office:value="20.9895898555" office:value-type="float">
            <text:p>20.9895898555</text:p>
          </table:table-cell>
          <table:table-cell office:value="17.7496584281" office:value-type="float">
            <text:p>17.7496584281</text:p>
          </table:table-cell>
          <table:table-cell office:value="18.7152881047" office:value-type="float">
            <text:p>18.7152881047</text:p>
          </table:table-cell>
          <table:table-cell office:value="16.6031349783" office:value-type="float">
            <text:p>16.6031349783</text:p>
          </table:table-cell>
          <table:table-cell office:value="18.1245770746" office:value-type="float">
            <text:p>18.1245770746</text:p>
          </table:table-cell>
          <table:table-cell office:value="16.9473994208" office:value-type="float">
            <text:p>16.9473994208</text:p>
          </table:table-cell>
          <table:table-cell office:value="16.0792247907" office:value-type="float">
            <text:p>16.0792247907</text:p>
          </table:table-cell>
          <table:table-cell office:value="16.5990870194" office:value-type="float">
            <text:p>16.5990870194</text:p>
          </table:table-cell>
          <table:table-cell office:value="15.6852395327" office:value-type="float">
            <text:p>15.6852395327</text:p>
          </table:table-cell>
          <table:table-cell office:value="13.8876385262" office:value-type="float">
            <text:p>13.8876385262</text:p>
          </table:table-cell>
          <table:table-cell office:value="14.6047059768" office:value-type="float">
            <text:p>14.6047059768</text:p>
          </table:table-cell>
          <table:table-cell office:value="15.4393665002" office:value-type="float">
            <text:p>15.4393665002</text:p>
          </table:table-cell>
          <table:table-cell office:value-type="string">
            <text:p>ü</text:p>
          </table:table-cell>
          <table:table-cell office:value="-1.56754400845" office:value-type="float">
            <text:p>-1.56754400845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7954843011" office:value-type="float">
            <text:p>2.07954843011</text:p>
          </table:table-cell>
          <table:table-cell office:value="1.97720972593" office:value-type="float">
            <text:p>1.97720972593</text:p>
          </table:table-cell>
          <table:table-cell office:value="2.20518669634" office:value-type="float">
            <text:p>2.20518669634</text:p>
          </table:table-cell>
          <table:table-cell office:value="1.81531142458" office:value-type="float">
            <text:p>1.81531142458</text:p>
          </table:table-cell>
          <table:table-cell office:value="1.91540579716" office:value-type="float">
            <text:p>1.91540579716</text:p>
          </table:table-cell>
          <table:table-cell office:value="1.65675192979" office:value-type="float">
            <text:p>1.65675192979</text:p>
          </table:table-cell>
          <table:table-cell office:value="1.83741677982" office:value-type="float">
            <text:p>1.83741677982</text:p>
          </table:table-cell>
          <table:table-cell office:value="1.75432951547" office:value-type="float">
            <text:p>1.75432951547</text:p>
          </table:table-cell>
          <table:table-cell office:value="1.64973577272" office:value-type="float">
            <text:p>1.64973577272</text:p>
          </table:table-cell>
          <table:table-cell office:value="1.71642931397" office:value-type="float">
            <text:p>1.71642931397</text:p>
          </table:table-cell>
          <table:table-cell office:value="1.6468626002" office:value-type="float">
            <text:p>1.6468626002</text:p>
          </table:table-cell>
          <table:table-cell office:value="1.38826474441" office:value-type="float">
            <text:p>1.38826474441</text:p>
          </table:table-cell>
          <table:table-cell office:value="1.44165741095" office:value-type="float">
            <text:p>1.44165741095</text:p>
          </table:table-cell>
          <table:table-cell office:value="1.57687436563" office:value-type="float">
            <text:p>1.57687436563</text:p>
          </table:table-cell>
          <table:table-cell office:value-type="string">
            <text:p/>
          </table:table-cell>
          <table:table-cell office:value="-4.24979197202" office:value-type="float">
            <text:p>-4.24979197202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82096629855" office:value-type="float">
            <text:p>3.82096629855</text:p>
          </table:table-cell>
          <table:table-cell office:value="3.73608630124" office:value-type="float">
            <text:p>3.73608630124</text:p>
          </table:table-cell>
          <table:table-cell office:value="3.20701972119" office:value-type="float">
            <text:p>3.20701972119</text:p>
          </table:table-cell>
          <table:table-cell office:value="2.68590407542" office:value-type="float">
            <text:p>2.68590407542</text:p>
          </table:table-cell>
          <table:table-cell office:value="3.5926880256" office:value-type="float">
            <text:p>3.5926880256</text:p>
          </table:table-cell>
          <table:table-cell office:value="3.34694986545" office:value-type="float">
            <text:p>3.34694986545</text:p>
          </table:table-cell>
          <table:table-cell office:value="2.59026217252" office:value-type="float">
            <text:p>2.59026217252</text:p>
          </table:table-cell>
          <table:table-cell office:value="2.50396945544" office:value-type="float">
            <text:p>2.50396945544</text:p>
          </table:table-cell>
          <table:table-cell office:value="2.97833001303" office:value-type="float">
            <text:p>2.97833001303</text:p>
          </table:table-cell>
          <table:table-cell office:value="2.45344965235" office:value-type="float">
            <text:p>2.45344965235</text:p>
          </table:table-cell>
          <table:table-cell office:value="2.18308457655" office:value-type="float">
            <text:p>2.18308457655</text:p>
          </table:table-cell>
          <table:table-cell office:value="1.80128804107" office:value-type="float">
            <text:p>1.80128804107</text:p>
          </table:table-cell>
          <table:table-cell office:value="1.83215066736" office:value-type="float">
            <text:p>1.83215066736</text:p>
          </table:table-cell>
          <table:table-cell office:value="1.98141951915" office:value-type="float">
            <text:p>1.98141951915</text:p>
          </table:table-cell>
          <table:table-cell office:value-type="string">
            <text:p>ü</text:p>
          </table:table-cell>
          <table:table-cell office:value="-9.23761999711" office:value-type="float">
            <text:p>-9.2376199971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-type="string">
            <text:p>ü</text:p>
          </table:table-cell>
          <table:table-cell office:value="-4.98366347039" office:value-type="float">
            <text:p>-4.983663470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-type="string">
            <text:p>ü</text:p>
          </table:table-cell>
          <table:table-cell office:value="-2.59610975271" office:value-type="float">
            <text:p>-2.596109752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-type="string">
            <text:p>ü</text:p>
          </table:table-cell>
          <table:table-cell office:value="-1.83684489127" office:value-type="float">
            <text:p>-1.8368448912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-type="string">
            <text:p>ü</text:p>
          </table:table-cell>
          <table:table-cell office:value="-2.58121681515" office:value-type="float">
            <text:p>-2.5812168151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9025703616" office:value-type="float">
            <text:p>0.389025703616</text:p>
          </table:table-cell>
          <table:table-cell office:value="0.397556393801" office:value-type="float">
            <text:p>0.397556393801</text:p>
          </table:table-cell>
          <table:table-cell office:value="0.428865225584" office:value-type="float">
            <text:p>0.428865225584</text:p>
          </table:table-cell>
          <table:table-cell office:value="0.363446513793" office:value-type="float">
            <text:p>0.363446513793</text:p>
          </table:table-cell>
          <table:table-cell office:value="0.385140085581" office:value-type="float">
            <text:p>0.385140085581</text:p>
          </table:table-cell>
          <table:table-cell office:value="0.348538651193" office:value-type="float">
            <text:p>0.348538651193</text:p>
          </table:table-cell>
          <table:table-cell office:value="0.368499958665" office:value-type="float">
            <text:p>0.368499958665</text:p>
          </table:table-cell>
          <table:table-cell office:value="0.353446454116" office:value-type="float">
            <text:p>0.353446454116</text:p>
          </table:table-cell>
          <table:table-cell office:value="0.33927403185" office:value-type="float">
            <text:p>0.33927403185</text:p>
          </table:table-cell>
          <table:table-cell office:value="0.348773180565" office:value-type="float">
            <text:p>0.348773180565</text:p>
          </table:table-cell>
          <table:table-cell office:value="0.324829627892" office:value-type="float">
            <text:p>0.324829627892</text:p>
          </table:table-cell>
          <table:table-cell office:value="0.286001639551" office:value-type="float">
            <text:p>0.286001639551</text:p>
          </table:table-cell>
          <table:table-cell office:value="0.284467398095" office:value-type="float">
            <text:p>0.284467398095</text:p>
          </table:table-cell>
          <table:table-cell office:value="0.307504015964" office:value-type="float">
            <text:p>0.307504015964</text:p>
          </table:table-cell>
          <table:table-cell office:value-type="string">
            <text:p>ü</text:p>
          </table:table-cell>
          <table:table-cell office:value="-5.33375358656" office:value-type="float">
            <text:p>-5.3337535865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66562600836" office:value-type="float">
            <text:p>0.466562600836</text:p>
          </table:table-cell>
          <table:table-cell office:value="0.441370264385" office:value-type="float">
            <text:p>0.441370264385</text:p>
          </table:table-cell>
          <table:table-cell office:value="0.478154287665" office:value-type="float">
            <text:p>0.478154287665</text:p>
          </table:table-cell>
          <table:table-cell office:value="0.389456921542" office:value-type="float">
            <text:p>0.389456921542</text:p>
          </table:table-cell>
          <table:table-cell office:value="0.414475419038" office:value-type="float">
            <text:p>0.414475419038</text:p>
          </table:table-cell>
          <table:table-cell office:value="0.36805180193" office:value-type="float">
            <text:p>0.36805180193</text:p>
          </table:table-cell>
          <table:table-cell office:value="0.39062828663" office:value-type="float">
            <text:p>0.39062828663</text:p>
          </table:table-cell>
          <table:table-cell office:value="0.372469026072" office:value-type="float">
            <text:p>0.372469026072</text:p>
          </table:table-cell>
          <table:table-cell office:value="0.364427335013" office:value-type="float">
            <text:p>0.364427335013</text:p>
          </table:table-cell>
          <table:table-cell office:value="0.369685946984" office:value-type="float">
            <text:p>0.369685946984</text:p>
          </table:table-cell>
          <table:table-cell office:value="0.345306658064" office:value-type="float">
            <text:p>0.345306658064</text:p>
          </table:table-cell>
          <table:table-cell office:value="0.299219599743" office:value-type="float">
            <text:p>0.299219599743</text:p>
          </table:table-cell>
          <table:table-cell office:value="0.303581508063" office:value-type="float">
            <text:p>0.303581508063</text:p>
          </table:table-cell>
          <table:table-cell office:value="0.337761147058" office:value-type="float">
            <text:p>0.337761147058</text:p>
          </table:table-cell>
          <table:table-cell office:value-type="string">
            <text:p>ü</text:p>
          </table:table-cell>
          <table:table-cell office:value="-2.1851623275" office:value-type="float">
            <text:p>-2.185162327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-type="string">
            <text:p/>
          </table:table-cell>
          <table:table-cell office:value="-3.11593246489" office:value-type="float">
            <text:p>-3.115932464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-type="string">
            <text:p>ü</text:p>
          </table:table-cell>
          <table:table-cell office:value="-1.30173818885" office:value-type="float">
            <text:p>-1.3017381888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091707218" office:value-type="float">
            <text:p>5.3091707218</text:p>
          </table:table-cell>
          <table:table-cell office:value="5.17172526299" office:value-type="float">
            <text:p>5.17172526299</text:p>
          </table:table-cell>
          <table:table-cell office:value="5.41278986342" office:value-type="float">
            <text:p>5.41278986342</text:p>
          </table:table-cell>
          <table:table-cell office:value="4.64150830132" office:value-type="float">
            <text:p>4.64150830132</text:p>
          </table:table-cell>
          <table:table-cell office:value="4.96645445177" office:value-type="float">
            <text:p>4.96645445177</text:p>
          </table:table-cell>
          <table:table-cell office:value="4.48067954367" office:value-type="float">
            <text:p>4.48067954367</text:p>
          </table:table-cell>
          <table:table-cell office:value="4.55708077806" office:value-type="float">
            <text:p>4.55708077806</text:p>
          </table:table-cell>
          <table:table-cell office:value="4.50377158263" office:value-type="float">
            <text:p>4.50377158263</text:p>
          </table:table-cell>
          <table:table-cell office:value="4.29311442516" office:value-type="float">
            <text:p>4.29311442516</text:p>
          </table:table-cell>
          <table:table-cell office:value="4.33308967754" office:value-type="float">
            <text:p>4.33308967754</text:p>
          </table:table-cell>
          <table:table-cell office:value="3.99260645319" office:value-type="float">
            <text:p>3.99260645319</text:p>
          </table:table-cell>
          <table:table-cell office:value="3.62453980454" office:value-type="float">
            <text:p>3.62453980454</text:p>
          </table:table-cell>
          <table:table-cell office:value="3.63777749641" office:value-type="float">
            <text:p>3.63777749641</text:p>
          </table:table-cell>
          <table:table-cell office:value="4.01308807749" office:value-type="float">
            <text:p>4.01308807749</text:p>
          </table:table-cell>
          <table:table-cell office:value-type="string">
            <text:p>ü</text:p>
          </table:table-cell>
          <table:table-cell office:value="0.512988809177" office:value-type="float">
            <text:p>0.51298880917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-type="string">
            <text:p>ü</text:p>
          </table:table-cell>
          <table:table-cell office:value="-0.741170356861" office:value-type="float">
            <text:p>-0.74117035686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46016205345" office:value-type="float">
            <text:p>0.646016205345</text:p>
          </table:table-cell>
          <table:table-cell office:value="0.636927598885" office:value-type="float">
            <text:p>0.636927598885</text:p>
          </table:table-cell>
          <table:table-cell office:value="0.710019439117" office:value-type="float">
            <text:p>0.710019439117</text:p>
          </table:table-cell>
          <table:table-cell office:value="0.587459198657" office:value-type="float">
            <text:p>0.587459198657</text:p>
          </table:table-cell>
          <table:table-cell office:value="0.61424488611" office:value-type="float">
            <text:p>0.61424488611</text:p>
          </table:table-cell>
          <table:table-cell office:value="0.553567873668" office:value-type="float">
            <text:p>0.553567873668</text:p>
          </table:table-cell>
          <table:table-cell office:value="0.55536863204" office:value-type="float">
            <text:p>0.55536863204</text:p>
          </table:table-cell>
          <table:table-cell office:value="0.545067454243" office:value-type="float">
            <text:p>0.545067454243</text:p>
          </table:table-cell>
          <table:table-cell office:value="0.545160623199" office:value-type="float">
            <text:p>0.545160623199</text:p>
          </table:table-cell>
          <table:table-cell office:value="0.579042055079" office:value-type="float">
            <text:p>0.579042055079</text:p>
          </table:table-cell>
          <table:table-cell office:value="0.540603552111" office:value-type="float">
            <text:p>0.540603552111</text:p>
          </table:table-cell>
          <table:table-cell office:value="0.458994713891" office:value-type="float">
            <text:p>0.458994713891</text:p>
          </table:table-cell>
          <table:table-cell office:value="0.427925692453" office:value-type="float">
            <text:p>0.427925692453</text:p>
          </table:table-cell>
          <table:table-cell office:value="0.530872805678" office:value-type="float">
            <text:p>0.530872805678</text:p>
          </table:table-cell>
          <table:table-cell office:value-type="string">
            <text:p/>
          </table:table-cell>
          <table:table-cell office:value="-1.79997826409" office:value-type="float">
            <text:p>-1.7999782640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9238538695" office:value-type="float">
            <text:p>51.9238538695</text:p>
          </table:table-cell>
          <table:table-cell office:value="48.996846036" office:value-type="float">
            <text:p>48.996846036</text:p>
          </table:table-cell>
          <table:table-cell office:value="53.0092714656" office:value-type="float">
            <text:p>53.0092714656</text:p>
          </table:table-cell>
          <table:table-cell office:value="43.2020638335" office:value-type="float">
            <text:p>43.2020638335</text:p>
          </table:table-cell>
          <table:table-cell office:value="46.5665173136" office:value-type="float">
            <text:p>46.5665173136</text:p>
          </table:table-cell>
          <table:table-cell office:value="41.3385195041" office:value-type="float">
            <text:p>41.3385195041</text:p>
          </table:table-cell>
          <table:table-cell office:value="42.6146753576" office:value-type="float">
            <text:p>42.6146753576</text:p>
          </table:table-cell>
          <table:table-cell office:value="41.3053946282" office:value-type="float">
            <text:p>41.3053946282</text:p>
          </table:table-cell>
          <table:table-cell office:value="39.2959953279" office:value-type="float">
            <text:p>39.2959953279</text:p>
          </table:table-cell>
          <table:table-cell office:value="40.1710705015" office:value-type="float">
            <text:p>40.1710705015</text:p>
          </table:table-cell>
          <table:table-cell office:value="38.1801444869" office:value-type="float">
            <text:p>38.1801444869</text:p>
          </table:table-cell>
          <table:table-cell office:value="32.6350583799" office:value-type="float">
            <text:p>32.6350583799</text:p>
          </table:table-cell>
          <table:table-cell office:value="33.0833278416" office:value-type="float">
            <text:p>33.0833278416</text:p>
          </table:table-cell>
          <table:table-cell office:value="37.2612744534" office:value-type="float">
            <text:p>37.2612744534</text:p>
          </table:table-cell>
          <table:table-cell office:value-type="string">
            <text:p/>
          </table:table-cell>
          <table:table-cell office:value="-2.40666986963" office:value-type="float">
            <text:p>-2.4066698696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-type="string">
            <text:p/>
          </table:table-cell>
          <table:table-cell office:value="-6.62538738542" office:value-type="float">
            <text:p>-6.62538738542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.6143919813" office:value-type="float">
            <text:p>49.6143919813</text:p>
          </table:table-cell>
          <table:table-cell office:value="49.2103174516" office:value-type="float">
            <text:p>49.2103174516</text:p>
          </table:table-cell>
          <table:table-cell office:value="56.4626116548" office:value-type="float">
            <text:p>56.4626116548</text:p>
          </table:table-cell>
          <table:table-cell office:value="48.0243015913" office:value-type="float">
            <text:p>48.0243015913</text:p>
          </table:table-cell>
          <table:table-cell office:value="47.5974593447" office:value-type="float">
            <text:p>47.5974593447</text:p>
          </table:table-cell>
          <table:table-cell office:value="43.2626312295" office:value-type="float">
            <text:p>43.2626312295</text:p>
          </table:table-cell>
          <table:table-cell office:value="45.3172712916" office:value-type="float">
            <text:p>45.3172712916</text:p>
          </table:table-cell>
          <table:table-cell office:value="43.2243170413" office:value-type="float">
            <text:p>43.2243170413</text:p>
          </table:table-cell>
          <table:table-cell office:value="43.7588676849" office:value-type="float">
            <text:p>43.7588676849</text:p>
          </table:table-cell>
          <table:table-cell office:value="44.7128337089" office:value-type="float">
            <text:p>44.7128337089</text:p>
          </table:table-cell>
          <table:table-cell office:value="44.8086889296" office:value-type="float">
            <text:p>44.8086889296</text:p>
          </table:table-cell>
          <table:table-cell office:value="36.3493133691" office:value-type="float">
            <text:p>36.3493133691</text:p>
          </table:table-cell>
          <table:table-cell office:value="32.4512343176" office:value-type="float">
            <text:p>32.4512343176</text:p>
          </table:table-cell>
          <table:table-cell office:value="44.3024440031" office:value-type="float">
            <text:p>44.3024440031</text:p>
          </table:table-cell>
          <table:table-cell office:value-type="string">
            <text:p/>
          </table:table-cell>
          <table:table-cell office:value="-1.12979187442" office:value-type="float">
            <text:p>-1.1297918744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26.574118967" office:value-type="float">
            <text:p>526.574118967</text:p>
          </table:table-cell>
          <table:table-cell office:value="382.6029626" office:value-type="float">
            <text:p>382.6029626</text:p>
          </table:table-cell>
          <table:table-cell office:value="463.750654477" office:value-type="float">
            <text:p>463.750654477</text:p>
          </table:table-cell>
          <table:table-cell office:value="363.129122922" office:value-type="float">
            <text:p>363.129122922</text:p>
          </table:table-cell>
          <table:table-cell office:value="371.234357924" office:value-type="float">
            <text:p>371.234357924</text:p>
          </table:table-cell>
          <table:table-cell office:value="315.583963077" office:value-type="float">
            <text:p>315.583963077</text:p>
          </table:table-cell>
          <table:table-cell office:value="371.022448985" office:value-type="float">
            <text:p>371.022448985</text:p>
          </table:table-cell>
          <table:table-cell office:value="354.722444344" office:value-type="float">
            <text:p>354.722444344</text:p>
          </table:table-cell>
          <table:table-cell office:value="325.691001752" office:value-type="float">
            <text:p>325.691001752</text:p>
          </table:table-cell>
          <table:table-cell office:value="349.506128552" office:value-type="float">
            <text:p>349.506128552</text:p>
          </table:table-cell>
          <table:table-cell office:value="335.326663068" office:value-type="float">
            <text:p>335.326663068</text:p>
          </table:table-cell>
          <table:table-cell office:value="269.225360434" office:value-type="float">
            <text:p>269.225360434</text:p>
          </table:table-cell>
          <table:table-cell office:value="267.773074257" office:value-type="float">
            <text:p>267.773074257</text:p>
          </table:table-cell>
          <table:table-cell office:value="317.048508087" office:value-type="float">
            <text:p>317.048508087</text:p>
          </table:table-cell>
          <table:table-cell office:value-type="string">
            <text:p/>
          </table:table-cell>
          <table:table-cell office:value="-5.4508504675" office:value-type="float">
            <text:p>-5.450850467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7.37666152" office:value-type="float">
            <text:p>137.37666152</text:p>
          </table:table-cell>
          <table:table-cell office:value="112.977397452" office:value-type="float">
            <text:p>112.977397452</text:p>
          </table:table-cell>
          <table:table-cell office:value="133.754312641" office:value-type="float">
            <text:p>133.754312641</text:p>
          </table:table-cell>
          <table:table-cell office:value="108.545750979" office:value-type="float">
            <text:p>108.545750979</text:p>
          </table:table-cell>
          <table:table-cell office:value="109.469778255" office:value-type="float">
            <text:p>109.469778255</text:p>
          </table:table-cell>
          <table:table-cell office:value="95.8598983011" office:value-type="float">
            <text:p>95.8598983011</text:p>
          </table:table-cell>
          <table:table-cell office:value="107.154266405" office:value-type="float">
            <text:p>107.154266405</text:p>
          </table:table-cell>
          <table:table-cell office:value="102.34465134" office:value-type="float">
            <text:p>102.34465134</text:p>
          </table:table-cell>
          <table:table-cell office:value="98.0406245127" office:value-type="float">
            <text:p>98.0406245127</text:p>
          </table:table-cell>
          <table:table-cell office:value="102.963782535" office:value-type="float">
            <text:p>102.963782535</text:p>
          </table:table-cell>
          <table:table-cell office:value="100.696404757" office:value-type="float">
            <text:p>100.696404757</text:p>
          </table:table-cell>
          <table:table-cell office:value="81.2201491051" office:value-type="float">
            <text:p>81.2201491051</text:p>
          </table:table-cell>
          <table:table-cell office:value="77.080016143" office:value-type="float">
            <text:p>77.080016143</text:p>
          </table:table-cell>
          <table:table-cell office:value="97.1437974111" office:value-type="float">
            <text:p>97.1437974111</text:p>
          </table:table-cell>
          <table:table-cell office:value-type="string">
            <text:p/>
          </table:table-cell>
          <table:table-cell office:value="-3.528037922" office:value-type="float">
            <text:p>-3.52803792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-type="string">
            <text:p>ü</text:p>
          </table:table-cell>
          <table:table-cell office:value="-7.17153971274" office:value-type="float">
            <text:p>-7.17153971274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752843576" office:value-type="float">
            <text:p>2.17752843576</text:p>
          </table:table-cell>
          <table:table-cell office:value="2.06278294173" office:value-type="float">
            <text:p>2.06278294173</text:p>
          </table:table-cell>
          <table:table-cell office:value="2.22394711768" office:value-type="float">
            <text:p>2.22394711768</text:p>
          </table:table-cell>
          <table:table-cell office:value="1.84442322644" office:value-type="float">
            <text:p>1.84442322644</text:p>
          </table:table-cell>
          <table:table-cell office:value="1.93820048889" office:value-type="float">
            <text:p>1.93820048889</text:p>
          </table:table-cell>
          <table:table-cell office:value="1.80448852493" office:value-type="float">
            <text:p>1.80448852493</text:p>
          </table:table-cell>
          <table:table-cell office:value="1.85148950903" office:value-type="float">
            <text:p>1.85148950903</text:p>
          </table:table-cell>
          <table:table-cell office:value="1.79418400479" office:value-type="float">
            <text:p>1.79418400479</text:p>
          </table:table-cell>
          <table:table-cell office:value="1.67526092929" office:value-type="float">
            <text:p>1.67526092929</text:p>
          </table:table-cell>
          <table:table-cell office:value="1.74929320178" office:value-type="float">
            <text:p>1.74929320178</text:p>
          </table:table-cell>
          <table:table-cell office:value="1.60780156426" office:value-type="float">
            <text:p>1.60780156426</text:p>
          </table:table-cell>
          <table:table-cell office:value="1.46517860186" office:value-type="float">
            <text:p>1.46517860186</text:p>
          </table:table-cell>
          <table:table-cell office:value="1.47118566354" office:value-type="float">
            <text:p>1.47118566354</text:p>
          </table:table-cell>
          <table:table-cell office:value="1.54738593583" office:value-type="float">
            <text:p>1.54738593583</text:p>
          </table:table-cell>
          <table:table-cell office:value-type="string">
            <text:p>ü</text:p>
          </table:table-cell>
          <table:table-cell office:value="-3.75765453721" office:value-type="float">
            <text:p>-3.75765453721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43662741512" office:value-type="float">
            <text:p>1.43662741512</text:p>
          </table:table-cell>
          <table:table-cell office:value="1.33455694511" office:value-type="float">
            <text:p>1.33455694511</text:p>
          </table:table-cell>
          <table:table-cell office:value="1.44534504008" office:value-type="float">
            <text:p>1.44534504008</text:p>
          </table:table-cell>
          <table:table-cell office:value="1.18651240853" office:value-type="float">
            <text:p>1.18651240853</text:p>
          </table:table-cell>
          <table:table-cell office:value="1.26678063892" office:value-type="float">
            <text:p>1.26678063892</text:p>
          </table:table-cell>
          <table:table-cell office:value="1.16557056559" office:value-type="float">
            <text:p>1.16557056559</text:p>
          </table:table-cell>
          <table:table-cell office:value="1.20565355244" office:value-type="float">
            <text:p>1.20565355244</text:p>
          </table:table-cell>
          <table:table-cell office:value="1.11088438431" office:value-type="float">
            <text:p>1.11088438431</text:p>
          </table:table-cell>
          <table:table-cell office:value="1.23712186518" office:value-type="float">
            <text:p>1.23712186518</text:p>
          </table:table-cell>
          <table:table-cell office:value="1.19949962994" office:value-type="float">
            <text:p>1.19949962994</text:p>
          </table:table-cell>
          <table:table-cell office:value="1.26828822341" office:value-type="float">
            <text:p>1.26828822341</text:p>
          </table:table-cell>
          <table:table-cell office:value="0.943225347591" office:value-type="float">
            <text:p>0.943225347591</text:p>
          </table:table-cell>
          <table:table-cell office:value="0.991711576541" office:value-type="float">
            <text:p>0.991711576541</text:p>
          </table:table-cell>
          <table:table-cell office:value="1.15743363411" office:value-type="float">
            <text:p>1.15743363411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18.762428511" office:value-type="float">
            <text:p>318.762428511</text:p>
          </table:table-cell>
          <table:table-cell office:value="295.229846047" office:value-type="float">
            <text:p>295.229846047</text:p>
          </table:table-cell>
          <table:table-cell office:value="323.681930781" office:value-type="float">
            <text:p>323.681930781</text:p>
          </table:table-cell>
          <table:table-cell office:value="262.607318447" office:value-type="float">
            <text:p>262.607318447</text:p>
          </table:table-cell>
          <table:table-cell office:value="283.513453455" office:value-type="float">
            <text:p>283.513453455</text:p>
          </table:table-cell>
          <table:table-cell office:value="261.38262348" office:value-type="float">
            <text:p>261.38262348</text:p>
          </table:table-cell>
          <table:table-cell office:value="268.391862818" office:value-type="float">
            <text:p>268.391862818</text:p>
          </table:table-cell>
          <table:table-cell office:value="250.615368203" office:value-type="float">
            <text:p>250.615368203</text:p>
          </table:table-cell>
          <table:table-cell office:value="273.443920361" office:value-type="float">
            <text:p>273.443920361</text:p>
          </table:table-cell>
          <table:table-cell office:value="263.683057558" office:value-type="float">
            <text:p>263.683057558</text:p>
          </table:table-cell>
          <table:table-cell office:value="289.613092112" office:value-type="float">
            <text:p>289.613092112</text:p>
          </table:table-cell>
          <table:table-cell office:value="205.544503802" office:value-type="float">
            <text:p>205.544503802</text:p>
          </table:table-cell>
          <table:table-cell office:value="223.275825562" office:value-type="float">
            <text:p>223.275825562</text:p>
          </table:table-cell>
          <table:table-cell office:value="259.776203983" office:value-type="float">
            <text:p>259.776203983</text:p>
          </table:table-cell>
          <table:table-cell office:value-type="string">
            <text:p>-</text:p>
          </table:table-cell>
          <table:table-cell office:value="-10.302327119" office:value-type="float">
            <text:p>-10.30232711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3704757006" office:value-type="float">
            <text:p>11.3704757006</text:p>
          </table:table-cell>
          <table:table-cell office:value="10.7387120048" office:value-type="float">
            <text:p>10.7387120048</text:p>
          </table:table-cell>
          <table:table-cell office:value="11.7011251862" office:value-type="float">
            <text:p>11.7011251862</text:p>
          </table:table-cell>
          <table:table-cell office:value="9.6726475331" office:value-type="float">
            <text:p>9.6726475331</text:p>
          </table:table-cell>
          <table:table-cell office:value="10.5791484642" office:value-type="float">
            <text:p>10.5791484642</text:p>
          </table:table-cell>
          <table:table-cell office:value="9.85050627078" office:value-type="float">
            <text:p>9.85050627078</text:p>
          </table:table-cell>
          <table:table-cell office:value="9.998494016" office:value-type="float">
            <text:p>9.998494016</text:p>
          </table:table-cell>
          <table:table-cell office:value="9.39671037997" office:value-type="float">
            <text:p>9.39671037997</text:p>
          </table:table-cell>
          <table:table-cell office:value="10.5410722068" office:value-type="float">
            <text:p>10.5410722068</text:p>
          </table:table-cell>
          <table:table-cell office:value="10.0601312094" office:value-type="float">
            <text:p>10.0601312094</text:p>
          </table:table-cell>
          <table:table-cell office:value="11.6211674429" office:value-type="float">
            <text:p>11.6211674429</text:p>
          </table:table-cell>
          <table:table-cell office:value="7.90688769061" office:value-type="float">
            <text:p>7.90688769061</text:p>
          </table:table-cell>
          <table:table-cell office:value="8.79918489835" office:value-type="float">
            <text:p>8.79918489835</text:p>
          </table:table-cell>
          <table:table-cell office:value="10.603783884" office:value-type="float">
            <text:p>10.603783884</text:p>
          </table:table-cell>
          <table:table-cell office:value-type="string">
            <text:p>ü</text:p>
          </table:table-cell>
          <table:table-cell office:value="-8.75457275649" office:value-type="float">
            <text:p>-8.75457275649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8729919114" office:value-type="float">
            <text:p>14.8729919114</text:p>
          </table:table-cell>
          <table:table-cell office:value="13.9878234125" office:value-type="float">
            <text:p>13.9878234125</text:p>
          </table:table-cell>
          <table:table-cell office:value="15.3855261167" office:value-type="float">
            <text:p>15.3855261167</text:p>
          </table:table-cell>
          <table:table-cell office:value="12.394326866" office:value-type="float">
            <text:p>12.394326866</text:p>
          </table:table-cell>
          <table:table-cell office:value="13.5983955084" office:value-type="float">
            <text:p>13.5983955084</text:p>
          </table:table-cell>
          <table:table-cell office:value="12.5112698028" office:value-type="float">
            <text:p>12.5112698028</text:p>
          </table:table-cell>
          <table:table-cell office:value="12.843637487" office:value-type="float">
            <text:p>12.843637487</text:p>
          </table:table-cell>
          <table:table-cell office:value="11.8534817556" office:value-type="float">
            <text:p>11.8534817556</text:p>
          </table:table-cell>
          <table:table-cell office:value="13.0767309563" office:value-type="float">
            <text:p>13.0767309563</text:p>
          </table:table-cell>
          <table:table-cell office:value="12.7661472971" office:value-type="float">
            <text:p>12.7661472971</text:p>
          </table:table-cell>
          <table:table-cell office:value="14.2673935672" office:value-type="float">
            <text:p>14.2673935672</text:p>
          </table:table-cell>
          <table:table-cell office:value="9.53710489143" office:value-type="float">
            <text:p>9.53710489143</text:p>
          </table:table-cell>
          <table:table-cell office:value="10.5068236481" office:value-type="float">
            <text:p>10.5068236481</text:p>
          </table:table-cell>
          <table:table-cell office:value="12.4752428963" office:value-type="float">
            <text:p>12.4752428963</text:p>
          </table:table-cell>
          <table:table-cell office:value-type="string">
            <text:p>ü</text:p>
          </table:table-cell>
          <table:table-cell office:value="-12.5611637646" office:value-type="float">
            <text:p>-12.561163764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7137942269" office:value-type="float">
            <text:p>4.7137942269</text:p>
          </table:table-cell>
          <table:table-cell office:value="4.37000482545" office:value-type="float">
            <text:p>4.37000482545</text:p>
          </table:table-cell>
          <table:table-cell office:value="4.82837029036" office:value-type="float">
            <text:p>4.82837029036</text:p>
          </table:table-cell>
          <table:table-cell office:value="3.8490722199" office:value-type="float">
            <text:p>3.8490722199</text:p>
          </table:table-cell>
          <table:table-cell office:value="4.24050964955" office:value-type="float">
            <text:p>4.24050964955</text:p>
          </table:table-cell>
          <table:table-cell office:value="3.87881705886" office:value-type="float">
            <text:p>3.87881705886</text:p>
          </table:table-cell>
          <table:table-cell office:value="4.02381761607" office:value-type="float">
            <text:p>4.02381761607</text:p>
          </table:table-cell>
          <table:table-cell office:value="3.71899928442" office:value-type="float">
            <text:p>3.71899928442</text:p>
          </table:table-cell>
          <table:table-cell office:value="3.97959334775" office:value-type="float">
            <text:p>3.97959334775</text:p>
          </table:table-cell>
          <table:table-cell office:value="3.86246327236" office:value-type="float">
            <text:p>3.86246327236</text:p>
          </table:table-cell>
          <table:table-cell office:value="4.22100298587" office:value-type="float">
            <text:p>4.22100298587</text:p>
          </table:table-cell>
          <table:table-cell office:value="2.93903891301" office:value-type="float">
            <text:p>2.93903891301</text:p>
          </table:table-cell>
          <table:table-cell office:value="3.10750118859" office:value-type="float">
            <text:p>3.10750118859</text:p>
          </table:table-cell>
          <table:table-cell office:value="3.82280487106" office:value-type="float">
            <text:p>3.82280487106</text:p>
          </table:table-cell>
          <table:table-cell office:value-type="string">
            <text:p>ü</text:p>
          </table:table-cell>
          <table:table-cell office:value="-9.43373212817" office:value-type="float">
            <text:p>-9.4337321281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6.2437756782" office:value-type="float">
            <text:p>6.2437756782</text:p>
          </table:table-cell>
          <table:table-cell office:value="5.89056190273" office:value-type="float">
            <text:p>5.89056190273</text:p>
          </table:table-cell>
          <table:table-cell office:value="6.46908841847" office:value-type="float">
            <text:p>6.46908841847</text:p>
          </table:table-cell>
          <table:table-cell office:value="5.21392465914" office:value-type="float">
            <text:p>5.21392465914</text:p>
          </table:table-cell>
          <table:table-cell office:value="5.71578454118" office:value-type="float">
            <text:p>5.71578454118</text:p>
          </table:table-cell>
          <table:table-cell office:value="5.23996279128" office:value-type="float">
            <text:p>5.23996279128</text:p>
          </table:table-cell>
          <table:table-cell office:value="5.38665069535" office:value-type="float">
            <text:p>5.38665069535</text:p>
          </table:table-cell>
          <table:table-cell office:value="4.95169426846" office:value-type="float">
            <text:p>4.95169426846</text:p>
          </table:table-cell>
          <table:table-cell office:value="5.5018545867" office:value-type="float">
            <text:p>5.5018545867</text:p>
          </table:table-cell>
          <table:table-cell office:value="5.41060048735" office:value-type="float">
            <text:p>5.41060048735</text:p>
          </table:table-cell>
          <table:table-cell office:value="6.07618810835" office:value-type="float">
            <text:p>6.07618810835</text:p>
          </table:table-cell>
          <table:table-cell office:value="4.0075671871" office:value-type="float">
            <text:p>4.0075671871</text:p>
          </table:table-cell>
          <table:table-cell office:value="4.46579168997" office:value-type="float">
            <text:p>4.46579168997</text:p>
          </table:table-cell>
          <table:table-cell office:value="5.24902861005" office:value-type="float">
            <text:p>5.24902861005</text:p>
          </table:table-cell>
          <table:table-cell office:value-type="string">
            <text:p/>
          </table:table-cell>
          <table:table-cell office:value="-13.6131318443" office:value-type="float">
            <text:p>-13.613131844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93210170496" office:value-type="float">
            <text:p>2.93210170496</text:p>
          </table:table-cell>
          <table:table-cell office:value="2.79014492828" office:value-type="float">
            <text:p>2.79014492828</text:p>
          </table:table-cell>
          <table:table-cell office:value="3.06138473976" office:value-type="float">
            <text:p>3.06138473976</text:p>
          </table:table-cell>
          <table:table-cell office:value="2.49109150647" office:value-type="float">
            <text:p>2.49109150647</text:p>
          </table:table-cell>
          <table:table-cell office:value="2.73612324206" office:value-type="float">
            <text:p>2.73612324206</text:p>
          </table:table-cell>
          <table:table-cell office:value="2.54190435116" office:value-type="float">
            <text:p>2.54190435116</text:p>
          </table:table-cell>
          <table:table-cell office:value="2.56784617253" office:value-type="float">
            <text:p>2.56784617253</text:p>
          </table:table-cell>
          <table:table-cell office:value="2.38017927668" office:value-type="float">
            <text:p>2.38017927668</text:p>
          </table:table-cell>
          <table:table-cell office:value="2.70277390863" office:value-type="float">
            <text:p>2.70277390863</text:p>
          </table:table-cell>
          <table:table-cell office:value="2.63635526004" office:value-type="float">
            <text:p>2.63635526004</text:p>
          </table:table-cell>
          <table:table-cell office:value="2.97916398229" office:value-type="float">
            <text:p>2.97916398229</text:p>
          </table:table-cell>
          <table:table-cell office:value="1.93141773873" office:value-type="float">
            <text:p>1.93141773873</text:p>
          </table:table-cell>
          <table:table-cell office:value="2.20425926729" office:value-type="float">
            <text:p>2.20425926729</text:p>
          </table:table-cell>
          <table:table-cell office:value="2.53159726563" office:value-type="float">
            <text:p>2.53159726563</text:p>
          </table:table-cell>
          <table:table-cell office:value-type="string">
            <text:p/>
          </table:table-cell>
          <table:table-cell office:value="-15.0232319982" office:value-type="float">
            <text:p>-15.0232319982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3.3771994219" office:value-type="float">
            <text:p>43.3771994219</text:p>
          </table:table-cell>
          <table:table-cell office:value="41.9709157855" office:value-type="float">
            <text:p>41.9709157855</text:p>
          </table:table-cell>
          <table:table-cell office:value="46.301773697" office:value-type="float">
            <text:p>46.301773697</text:p>
          </table:table-cell>
          <table:table-cell office:value="38.329187402" office:value-type="float">
            <text:p>38.329187402</text:p>
          </table:table-cell>
          <table:table-cell office:value="41.0053255518" office:value-type="float">
            <text:p>41.0053255518</text:p>
          </table:table-cell>
          <table:table-cell office:value="39.8099051955" office:value-type="float">
            <text:p>39.8099051955</text:p>
          </table:table-cell>
          <table:table-cell office:value="40.1332650477" office:value-type="float">
            <text:p>40.1332650477</text:p>
          </table:table-cell>
          <table:table-cell office:value="37.3729049777" office:value-type="float">
            <text:p>37.3729049777</text:p>
          </table:table-cell>
          <table:table-cell office:value="42.9185736057" office:value-type="float">
            <text:p>42.9185736057</text:p>
          </table:table-cell>
          <table:table-cell office:value="38.6086606815" office:value-type="float">
            <text:p>38.6086606815</text:p>
          </table:table-cell>
          <table:table-cell office:value="47.4795497657" office:value-type="float">
            <text:p>47.4795497657</text:p>
          </table:table-cell>
          <table:table-cell office:value="31.7367625954" office:value-type="float">
            <text:p>31.7367625954</text:p>
          </table:table-cell>
          <table:table-cell office:value="34.466387496" office:value-type="float">
            <text:p>34.466387496</text:p>
          </table:table-cell>
          <table:table-cell office:value="41.1612869274" office:value-type="float">
            <text:p>41.1612869274</text:p>
          </table:table-cell>
          <table:table-cell office:value-type="string">
            <text:p/>
          </table:table-cell>
          <table:table-cell office:value="-13.307335199" office:value-type="float">
            <text:p>-13.30733519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7.1975247493" office:value-type="float">
            <text:p>37.1975247493</text:p>
          </table:table-cell>
          <table:table-cell office:value="33.7219841682" office:value-type="float">
            <text:p>33.7219841682</text:p>
          </table:table-cell>
          <table:table-cell office:value="36.9159299578" office:value-type="float">
            <text:p>36.9159299578</text:p>
          </table:table-cell>
          <table:table-cell office:value="29.9839960521" office:value-type="float">
            <text:p>29.9839960521</text:p>
          </table:table-cell>
          <table:table-cell office:value="31.6957836159" office:value-type="float">
            <text:p>31.6957836159</text:p>
          </table:table-cell>
          <table:table-cell office:value="29.1809814736" office:value-type="float">
            <text:p>29.1809814736</text:p>
          </table:table-cell>
          <table:table-cell office:value="30.0991775947" office:value-type="float">
            <text:p>30.0991775947</text:p>
          </table:table-cell>
          <table:table-cell office:value="28.3701372151" office:value-type="float">
            <text:p>28.3701372151</text:p>
          </table:table-cell>
          <table:table-cell office:value="30.3111769726" office:value-type="float">
            <text:p>30.3111769726</text:p>
          </table:table-cell>
          <table:table-cell office:value="28.964224812" office:value-type="float">
            <text:p>28.964224812</text:p>
          </table:table-cell>
          <table:table-cell office:value="30.6050048586" office:value-type="float">
            <text:p>30.6050048586</text:p>
          </table:table-cell>
          <table:table-cell office:value="23.5142513313" office:value-type="float">
            <text:p>23.5142513313</text:p>
          </table:table-cell>
          <table:table-cell office:value="24.9510183946" office:value-type="float">
            <text:p>24.9510183946</text:p>
          </table:table-cell>
          <table:table-cell office:value="28.0460934802" office:value-type="float">
            <text:p>28.0460934802</text:p>
          </table:table-cell>
          <table:table-cell office:value-type="string">
            <text:p>ü</text:p>
          </table:table-cell>
          <table:table-cell office:value="-8.36108796664" office:value-type="float">
            <text:p>-8.3610879666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6.032739772" office:value-type="float">
            <text:p>16.032739772</text:p>
          </table:table-cell>
          <table:table-cell office:value="13.903659085" office:value-type="float">
            <text:p>13.903659085</text:p>
          </table:table-cell>
          <table:table-cell office:value="15.3745525416" office:value-type="float">
            <text:p>15.3745525416</text:p>
          </table:table-cell>
          <table:table-cell office:value="12.5103466283" office:value-type="float">
            <text:p>12.5103466283</text:p>
          </table:table-cell>
          <table:table-cell office:value="12.5214650428" office:value-type="float">
            <text:p>12.5214650428</text:p>
          </table:table-cell>
          <table:table-cell office:value="11.6552995135" office:value-type="float">
            <text:p>11.6552995135</text:p>
          </table:table-cell>
          <table:table-cell office:value="12.3918925037" office:value-type="float">
            <text:p>12.3918925037</text:p>
          </table:table-cell>
          <table:table-cell office:value="11.4615639901" office:value-type="float">
            <text:p>11.4615639901</text:p>
          </table:table-cell>
          <table:table-cell office:value="11.743405136" office:value-type="float">
            <text:p>11.743405136</text:p>
          </table:table-cell>
          <table:table-cell office:value="10.7190207172" office:value-type="float">
            <text:p>10.7190207172</text:p>
          </table:table-cell>
          <table:table-cell office:value="10.1787018599" office:value-type="float">
            <text:p>10.1787018599</text:p>
          </table:table-cell>
          <table:table-cell office:value="9.44172708749" office:value-type="float">
            <text:p>9.44172708749</text:p>
          </table:table-cell>
          <table:table-cell office:value="9.09496712461" office:value-type="float">
            <text:p>9.09496712461</text:p>
          </table:table-cell>
          <table:table-cell office:value="9.64831212976" office:value-type="float">
            <text:p>9.64831212976</text:p>
          </table:table-cell>
          <table:table-cell office:value-type="string">
            <text:p>ü</text:p>
          </table:table-cell>
          <table:table-cell office:value="-5.21077969898" office:value-type="float">
            <text:p>-5.21077969898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2.8937205758" office:value-type="float">
            <text:p>12.8937205758</text:p>
          </table:table-cell>
          <table:table-cell office:value="11.082008547" office:value-type="float">
            <text:p>11.082008547</text:p>
          </table:table-cell>
          <table:table-cell office:value="12.3370508151" office:value-type="float">
            <text:p>12.3370508151</text:p>
          </table:table-cell>
          <table:table-cell office:value="10.046521936" office:value-type="float">
            <text:p>10.046521936</text:p>
          </table:table-cell>
          <table:table-cell office:value="9.78124353299" office:value-type="float">
            <text:p>9.78124353299</text:p>
          </table:table-cell>
          <table:table-cell office:value="9.12187226794" office:value-type="float">
            <text:p>9.12187226794</text:p>
          </table:table-cell>
          <table:table-cell office:value="9.81905644689" office:value-type="float">
            <text:p>9.81905644689</text:p>
          </table:table-cell>
          <table:table-cell office:value="9.11222441846" office:value-type="float">
            <text:p>9.11222441846</text:p>
          </table:table-cell>
          <table:table-cell office:value="9.14172708883" office:value-type="float">
            <text:p>9.14172708883</text:p>
          </table:table-cell>
          <table:table-cell office:value="8.17556453716" office:value-type="float">
            <text:p>8.17556453716</text:p>
          </table:table-cell>
          <table:table-cell office:value="7.34117493163" office:value-type="float">
            <text:p>7.34117493163</text:p>
          </table:table-cell>
          <table:table-cell office:value="7.47248197055" office:value-type="float">
            <text:p>7.47248197055</text:p>
          </table:table-cell>
          <table:table-cell office:value="7.00105983334" office:value-type="float">
            <text:p>7.00105983334</text:p>
          </table:table-cell>
          <table:table-cell office:value="7.0526805329" office:value-type="float">
            <text:p>7.0526805329</text:p>
          </table:table-cell>
          <table:table-cell office:value-type="string">
            <text:p>ü</text:p>
          </table:table-cell>
          <table:table-cell office:value="-3.92981234501" office:value-type="float">
            <text:p>-3.92981234501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1.1643616408" office:value-type="float">
            <text:p>21.1643616408</text:p>
          </table:table-cell>
          <table:table-cell office:value="19.8180855537" office:value-type="float">
            <text:p>19.8180855537</text:p>
          </table:table-cell>
          <table:table-cell office:value="21.5408282482" office:value-type="float">
            <text:p>21.5408282482</text:p>
          </table:table-cell>
          <table:table-cell office:value="17.4728587551" office:value-type="float">
            <text:p>17.4728587551</text:p>
          </table:table-cell>
          <table:table-cell office:value="19.1730610499" office:value-type="float">
            <text:p>19.1730610499</text:p>
          </table:table-cell>
          <table:table-cell office:value="17.5244287195" office:value-type="float">
            <text:p>17.5244287195</text:p>
          </table:table-cell>
          <table:table-cell office:value="17.7059990821" office:value-type="float">
            <text:p>17.7059990821</text:p>
          </table:table-cell>
          <table:table-cell office:value="16.9065222369" office:value-type="float">
            <text:p>16.9065222369</text:p>
          </table:table-cell>
          <table:table-cell office:value="18.5664976963" office:value-type="float">
            <text:p>18.5664976963</text:p>
          </table:table-cell>
          <table:table-cell office:value="18.2436529438" office:value-type="float">
            <text:p>18.2436529438</text:p>
          </table:table-cell>
          <table:table-cell office:value="20.4249770945" office:value-type="float">
            <text:p>20.4249770945</text:p>
          </table:table-cell>
          <table:table-cell office:value="14.0710580801" office:value-type="float">
            <text:p>14.0710580801</text:p>
          </table:table-cell>
          <table:table-cell office:value="15.8539634204" office:value-type="float">
            <text:p>15.8539634204</text:p>
          </table:table-cell>
          <table:table-cell office:value="18.396127645" office:value-type="float">
            <text:p>18.396127645</text:p>
          </table:table-cell>
          <table:table-cell office:value-type="string">
            <text:p>ü</text:p>
          </table:table-cell>
          <table:table-cell office:value="-9.93317857857" office:value-type="float">
            <text:p>-9.9331785785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26355668931" office:value-type="float">
            <text:p>2.26355668931</text:p>
          </table:table-cell>
          <table:table-cell office:value="2.09384183866" office:value-type="float">
            <text:p>2.09384183866</text:p>
          </table:table-cell>
          <table:table-cell office:value="2.25818717971" office:value-type="float">
            <text:p>2.25818717971</text:p>
          </table:table-cell>
          <table:table-cell office:value="1.84769378696" office:value-type="float">
            <text:p>1.84769378696</text:p>
          </table:table-cell>
          <table:table-cell office:value="2.06329402939" office:value-type="float">
            <text:p>2.06329402939</text:p>
          </table:table-cell>
          <table:table-cell office:value="1.85030358111" office:value-type="float">
            <text:p>1.85030358111</text:p>
          </table:table-cell>
          <table:table-cell office:value="1.85600782177" office:value-type="float">
            <text:p>1.85600782177</text:p>
          </table:table-cell>
          <table:table-cell office:value="1.68273037665" office:value-type="float">
            <text:p>1.68273037665</text:p>
          </table:table-cell>
          <table:table-cell office:value="1.95191820794" office:value-type="float">
            <text:p>1.95191820794</text:p>
          </table:table-cell>
          <table:table-cell office:value="1.9538043257" office:value-type="float">
            <text:p>1.9538043257</text:p>
          </table:table-cell>
          <table:table-cell office:value="2.23274676088" office:value-type="float">
            <text:p>2.23274676088</text:p>
          </table:table-cell>
          <table:table-cell office:value="1.44682604253" office:value-type="float">
            <text:p>1.44682604253</text:p>
          </table:table-cell>
          <table:table-cell office:value="1.63017041397" office:value-type="float">
            <text:p>1.63017041397</text:p>
          </table:table-cell>
          <table:table-cell office:value="1.92820416859" office:value-type="float">
            <text:p>1.92820416859</text:p>
          </table:table-cell>
          <table:table-cell office:value-type="string">
            <text:p/>
          </table:table-cell>
          <table:table-cell office:value="-13.6398178971" office:value-type="float">
            <text:p>-13.639817897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48144779621" office:value-type="float">
            <text:p>3.48144779621</text:p>
          </table:table-cell>
          <table:table-cell office:value="3.36051487262" office:value-type="float">
            <text:p>3.36051487262</text:p>
          </table:table-cell>
          <table:table-cell office:value="3.07611446494" office:value-type="float">
            <text:p>3.07611446494</text:p>
          </table:table-cell>
          <table:table-cell office:value="2.969471661" office:value-type="float">
            <text:p>2.969471661</text:p>
          </table:table-cell>
          <table:table-cell office:value="2.72170058258" office:value-type="float">
            <text:p>2.72170058258</text:p>
          </table:table-cell>
          <table:table-cell office:value="2.42987476319" office:value-type="float">
            <text:p>2.42987476319</text:p>
          </table:table-cell>
          <table:table-cell office:value="2.79622013394" office:value-type="float">
            <text:p>2.79622013394</text:p>
          </table:table-cell>
          <table:table-cell office:value="2.10211551658" office:value-type="float">
            <text:p>2.10211551658</text:p>
          </table:table-cell>
          <table:table-cell office:value="3.14822296664" office:value-type="float">
            <text:p>3.14822296664</text:p>
          </table:table-cell>
          <table:table-cell office:value="3.25892957991" office:value-type="float">
            <text:p>3.25892957991</text:p>
          </table:table-cell>
          <table:table-cell office:value="1.90176368425" office:value-type="float">
            <text:p>1.90176368425</text:p>
          </table:table-cell>
          <table:table-cell office:value="2.82014286646" office:value-type="float">
            <text:p>2.82014286646</text:p>
          </table:table-cell>
          <table:table-cell office:value="1.94148787613" office:value-type="float">
            <text:p>1.94148787613</text:p>
          </table:table-cell>
          <table:table-cell office:value="2.3817243062" office:value-type="float">
            <text:p>2.3817243062</text:p>
          </table:table-cell>
          <table:table-cell office:value-type="string">
            <text:p/>
          </table:table-cell>
          <table:table-cell office:value="25.2376583869" office:value-type="float">
            <text:p>25.237658386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-type="string">
            <text:p>ü</text:p>
          </table:table-cell>
          <table:table-cell office:value="-6.01794257882" office:value-type="float">
            <text:p>-6.017942578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-type="string">
            <text:p>ü</text:p>
          </table:table-cell>
          <table:table-cell office:value="-15.0744171669" office:value-type="float">
            <text:p>-15.074417166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-type="string">
            <text:p/>
          </table:table-cell>
          <table:table-cell office:value="-8.23676422199" office:value-type="float">
            <text:p>-8.236764221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-type="string">
            <text:p>ü</text:p>
          </table:table-cell>
          <table:table-cell office:value="-5.19677130558" office:value-type="float">
            <text:p>-5.1967713055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98657898073" office:value-type="float">
            <text:p>0.398657898073</text:p>
          </table:table-cell>
          <table:table-cell office:value="0.392651043846" office:value-type="float">
            <text:p>0.392651043846</text:p>
          </table:table-cell>
          <table:table-cell office:value="0.428420452454" office:value-type="float">
            <text:p>0.428420452454</text:p>
          </table:table-cell>
          <table:table-cell office:value="0.348130500881" office:value-type="float">
            <text:p>0.348130500881</text:p>
          </table:table-cell>
          <table:table-cell office:value="0.392176718491" office:value-type="float">
            <text:p>0.392176718491</text:p>
          </table:table-cell>
          <table:table-cell office:value="0.356276030105" office:value-type="float">
            <text:p>0.356276030105</text:p>
          </table:table-cell>
          <table:table-cell office:value="0.368383488911" office:value-type="float">
            <text:p>0.368383488911</text:p>
          </table:table-cell>
          <table:table-cell office:value="0.342505781846" office:value-type="float">
            <text:p>0.342505781846</text:p>
          </table:table-cell>
          <table:table-cell office:value="0.380341554008" office:value-type="float">
            <text:p>0.380341554008</text:p>
          </table:table-cell>
          <table:table-cell office:value="0.367823380294" office:value-type="float">
            <text:p>0.367823380294</text:p>
          </table:table-cell>
          <table:table-cell office:value="0.423537757101" office:value-type="float">
            <text:p>0.423537757101</text:p>
          </table:table-cell>
          <table:table-cell office:value="0.28831670115" office:value-type="float">
            <text:p>0.28831670115</text:p>
          </table:table-cell>
          <table:table-cell office:value="0.32662886732" office:value-type="float">
            <text:p>0.32662886732</text:p>
          </table:table-cell>
          <table:table-cell office:value="0.368581119323" office:value-type="float">
            <text:p>0.368581119323</text:p>
          </table:table-cell>
          <table:table-cell office:value-type="string">
            <text:p>ü</text:p>
          </table:table-cell>
          <table:table-cell office:value="-12.9756171336" office:value-type="float">
            <text:p>-12.975617133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509481122735" office:value-type="float">
            <text:p>0.509481122735</text:p>
          </table:table-cell>
          <table:table-cell office:value="0.465569194827" office:value-type="float">
            <text:p>0.465569194827</text:p>
          </table:table-cell>
          <table:table-cell office:value="0.501703715439" office:value-type="float">
            <text:p>0.501703715439</text:p>
          </table:table-cell>
          <table:table-cell office:value="0.408733081899" office:value-type="float">
            <text:p>0.408733081899</text:p>
          </table:table-cell>
          <table:table-cell office:value="0.445930058103" office:value-type="float">
            <text:p>0.445930058103</text:p>
          </table:table-cell>
          <table:table-cell office:value="0.407747767734" office:value-type="float">
            <text:p>0.407747767734</text:p>
          </table:table-cell>
          <table:table-cell office:value="0.407424673197" office:value-type="float">
            <text:p>0.407424673197</text:p>
          </table:table-cell>
          <table:table-cell office:value="0.371548971026" office:value-type="float">
            <text:p>0.371548971026</text:p>
          </table:table-cell>
          <table:table-cell office:value="0.427911109096" office:value-type="float">
            <text:p>0.427911109096</text:p>
          </table:table-cell>
          <table:table-cell office:value="0.427960591098" office:value-type="float">
            <text:p>0.427960591098</text:p>
          </table:table-cell>
          <table:table-cell office:value="0.463204512" office:value-type="float">
            <text:p>0.463204512</text:p>
          </table:table-cell>
          <table:table-cell office:value="0.324119336371" office:value-type="float">
            <text:p>0.324119336371</text:p>
          </table:table-cell>
          <table:table-cell office:value="0.351889911516" office:value-type="float">
            <text:p>0.351889911516</text:p>
          </table:table-cell>
          <table:table-cell office:value="0.423980355151" office:value-type="float">
            <text:p>0.423980355151</text:p>
          </table:table-cell>
          <table:table-cell office:value-type="string">
            <text:p/>
          </table:table-cell>
          <table:table-cell office:value="-8.46799973507" office:value-type="float">
            <text:p>-8.4679997350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-type="string">
            <text:p/>
          </table:table-cell>
          <table:table-cell office:value="-11.7472179745" office:value-type="float">
            <text:p>-11.74721797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-type="string">
            <text:p>ü</text:p>
          </table:table-cell>
          <table:table-cell office:value="-3.4038291158" office:value-type="float">
            <text:p>-3.403829115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59302033038" office:value-type="float">
            <text:p>5.59302033038</text:p>
          </table:table-cell>
          <table:table-cell office:value="5.29409924734" office:value-type="float">
            <text:p>5.29409924734</text:p>
          </table:table-cell>
          <table:table-cell office:value="5.64092655588" office:value-type="float">
            <text:p>5.64092655588</text:p>
          </table:table-cell>
          <table:table-cell office:value="4.78933349262" office:value-type="float">
            <text:p>4.78933349262</text:p>
          </table:table-cell>
          <table:table-cell office:value="5.10778205976" office:value-type="float">
            <text:p>5.10778205976</text:p>
          </table:table-cell>
          <table:table-cell office:value="4.72815189537" office:value-type="float">
            <text:p>4.72815189537</text:p>
          </table:table-cell>
          <table:table-cell office:value="4.85909727442" office:value-type="float">
            <text:p>4.85909727442</text:p>
          </table:table-cell>
          <table:table-cell office:value="4.50405705553" office:value-type="float">
            <text:p>4.50405705553</text:p>
          </table:table-cell>
          <table:table-cell office:value="5.14507419201" office:value-type="float">
            <text:p>5.14507419201</text:p>
          </table:table-cell>
          <table:table-cell office:value="5.08439938888" office:value-type="float">
            <text:p>5.08439938888</text:p>
          </table:table-cell>
          <table:table-cell office:value="5.37947184238" office:value-type="float">
            <text:p>5.37947184238</text:p>
          </table:table-cell>
          <table:table-cell office:value="4.00107490248" office:value-type="float">
            <text:p>4.00107490248</text:p>
          </table:table-cell>
          <table:table-cell office:value="4.24372887904" office:value-type="float">
            <text:p>4.24372887904</text:p>
          </table:table-cell>
          <table:table-cell office:value="5.1291193657" office:value-type="float">
            <text:p>5.1291193657</text:p>
          </table:table-cell>
          <table:table-cell office:value-type="string">
            <text:p>ü</text:p>
          </table:table-cell>
          <table:table-cell office:value="-4.65384863075" office:value-type="float">
            <text:p>-4.6538486307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-type="string">
            <text:p/>
          </table:table-cell>
          <table:table-cell office:value="-4.13181096417" office:value-type="float">
            <text:p>-4.1318109641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82116825126" office:value-type="float">
            <text:p>0.682116825126</text:p>
          </table:table-cell>
          <table:table-cell office:value="0.631527925068" office:value-type="float">
            <text:p>0.631527925068</text:p>
          </table:table-cell>
          <table:table-cell office:value="0.677479472427" office:value-type="float">
            <text:p>0.677479472427</text:p>
          </table:table-cell>
          <table:table-cell office:value="0.558538592475" office:value-type="float">
            <text:p>0.558538592475</text:p>
          </table:table-cell>
          <table:table-cell office:value="0.626325719646" office:value-type="float">
            <text:p>0.626325719646</text:p>
          </table:table-cell>
          <table:table-cell office:value="0.590091311908" office:value-type="float">
            <text:p>0.590091311908</text:p>
          </table:table-cell>
          <table:table-cell office:value="0.594088074198" office:value-type="float">
            <text:p>0.594088074198</text:p>
          </table:table-cell>
          <table:table-cell office:value="0.533392156143" office:value-type="float">
            <text:p>0.533392156143</text:p>
          </table:table-cell>
          <table:table-cell office:value="0.618503660478" office:value-type="float">
            <text:p>0.618503660478</text:p>
          </table:table-cell>
          <table:table-cell office:value="0.621445929857" office:value-type="float">
            <text:p>0.621445929857</text:p>
          </table:table-cell>
          <table:table-cell office:value="0.692694667705" office:value-type="float">
            <text:p>0.692694667705</text:p>
          </table:table-cell>
          <table:table-cell office:value="0.449962043709" office:value-type="float">
            <text:p>0.449962043709</text:p>
          </table:table-cell>
          <table:table-cell office:value="0.488354365436" office:value-type="float">
            <text:p>0.488354365436</text:p>
          </table:table-cell>
          <table:table-cell office:value="0.620966147037" office:value-type="float">
            <text:p>0.620966147037</text:p>
          </table:table-cell>
          <table:table-cell office:value-type="string">
            <text:p/>
          </table:table-cell>
          <table:table-cell office:value="-10.3549982427" office:value-type="float">
            <text:p>-10.354998242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5.0574098569" office:value-type="float">
            <text:p>55.0574098569</text:p>
          </table:table-cell>
          <table:table-cell office:value="51.5737917559" office:value-type="float">
            <text:p>51.5737917559</text:p>
          </table:table-cell>
          <table:table-cell office:value="53.2542010513" office:value-type="float">
            <text:p>53.2542010513</text:p>
          </table:table-cell>
          <table:table-cell office:value="45.3984056186" office:value-type="float">
            <text:p>45.3984056186</text:p>
          </table:table-cell>
          <table:table-cell office:value="47.8185962013" office:value-type="float">
            <text:p>47.8185962013</text:p>
          </table:table-cell>
          <table:table-cell office:value="43.3804568365" office:value-type="float">
            <text:p>43.3804568365</text:p>
          </table:table-cell>
          <table:table-cell office:value="44.2041402609" office:value-type="float">
            <text:p>44.2041402609</text:p>
          </table:table-cell>
          <table:table-cell office:value="39.8217649976" office:value-type="float">
            <text:p>39.8217649976</text:p>
          </table:table-cell>
          <table:table-cell office:value="47.4158777588" office:value-type="float">
            <text:p>47.4158777588</text:p>
          </table:table-cell>
          <table:table-cell office:value="47.8919994133" office:value-type="float">
            <text:p>47.8919994133</text:p>
          </table:table-cell>
          <table:table-cell office:value="50.0757737638" office:value-type="float">
            <text:p>50.0757737638</text:p>
          </table:table-cell>
          <table:table-cell office:value="36.6036450515" office:value-type="float">
            <text:p>36.6036450515</text:p>
          </table:table-cell>
          <table:table-cell office:value="37.3354020667" office:value-type="float">
            <text:p>37.3354020667</text:p>
          </table:table-cell>
          <table:table-cell office:value="47.306243643" office:value-type="float">
            <text:p>47.306243643</text:p>
          </table:table-cell>
          <table:table-cell office:value-type="string">
            <text:p/>
          </table:table-cell>
          <table:table-cell office:value="-5.53067863492" office:value-type="float">
            <text:p>-5.5306786349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-type="string">
            <text:p/>
          </table:table-cell>
          <table:table-cell office:value="-13.9399410869" office:value-type="float">
            <text:p>-13.939941086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8.1274625042" office:value-type="float">
            <text:p>48.1274625042</text:p>
          </table:table-cell>
          <table:table-cell office:value="46.3360205291" office:value-type="float">
            <text:p>46.3360205291</text:p>
          </table:table-cell>
          <table:table-cell office:value="49.8172259735" office:value-type="float">
            <text:p>49.8172259735</text:p>
          </table:table-cell>
          <table:table-cell office:value="40.0720505552" office:value-type="float">
            <text:p>40.0720505552</text:p>
          </table:table-cell>
          <table:table-cell office:value="45.8321881337" office:value-type="float">
            <text:p>45.8321881337</text:p>
          </table:table-cell>
          <table:table-cell office:value="45.1447917117" office:value-type="float">
            <text:p>45.1447917117</text:p>
          </table:table-cell>
          <table:table-cell office:value="42.1349274816" office:value-type="float">
            <text:p>42.1349274816</text:p>
          </table:table-cell>
          <table:table-cell office:value="39.2990158383" office:value-type="float">
            <text:p>39.2990158383</text:p>
          </table:table-cell>
          <table:table-cell office:value="45.7323666718" office:value-type="float">
            <text:p>45.7323666718</text:p>
          </table:table-cell>
          <table:table-cell office:value="51.1291830917" office:value-type="float">
            <text:p>51.1291830917</text:p>
          </table:table-cell>
          <table:table-cell office:value="50.5071039336" office:value-type="float">
            <text:p>50.5071039336</text:p>
          </table:table-cell>
          <table:table-cell office:value="31.7932714692" office:value-type="float">
            <text:p>31.7932714692</text:p>
          </table:table-cell>
          <table:table-cell office:value="34.1912950181" office:value-type="float">
            <text:p>34.1912950181</text:p>
          </table:table-cell>
          <table:table-cell office:value="43.3307000274" office:value-type="float">
            <text:p>43.3307000274</text:p>
          </table:table-cell>
          <table:table-cell office:value-type="string">
            <text:p/>
          </table:table-cell>
          <table:table-cell office:value="-14.2087020386" office:value-type="float">
            <text:p>-14.2087020386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43.843529827" office:value-type="float">
            <text:p>543.843529827</text:p>
          </table:table-cell>
          <table:table-cell office:value="437.659976583" office:value-type="float">
            <text:p>437.659976583</text:p>
          </table:table-cell>
          <table:table-cell office:value="469.612146628" office:value-type="float">
            <text:p>469.612146628</text:p>
          </table:table-cell>
          <table:table-cell office:value="387.359891987" office:value-type="float">
            <text:p>387.359891987</text:p>
          </table:table-cell>
          <table:table-cell office:value="440.490065843" office:value-type="float">
            <text:p>440.490065843</text:p>
          </table:table-cell>
          <table:table-cell office:value="392.851714171" office:value-type="float">
            <text:p>392.851714171</text:p>
          </table:table-cell>
          <table:table-cell office:value="373.358293733" office:value-type="float">
            <text:p>373.358293733</text:p>
          </table:table-cell>
          <table:table-cell office:value="329.956703348" office:value-type="float">
            <text:p>329.956703348</text:p>
          </table:table-cell>
          <table:table-cell office:value="415.068616378" office:value-type="float">
            <text:p>415.068616378</text:p>
          </table:table-cell>
          <table:table-cell office:value="425.953209046" office:value-type="float">
            <text:p>425.953209046</text:p>
          </table:table-cell>
          <table:table-cell office:value="508.113934578" office:value-type="float">
            <text:p>508.113934578</text:p>
          </table:table-cell>
          <table:table-cell office:value="308.205363965" office:value-type="float">
            <text:p>308.205363965</text:p>
          </table:table-cell>
          <table:table-cell office:value="305.60447847" office:value-type="float">
            <text:p>305.60447847</text:p>
          </table:table-cell>
          <table:table-cell office:value="426.906666557" office:value-type="float">
            <text:p>426.906666557</text:p>
          </table:table-cell>
          <table:table-cell office:value-type="string">
            <text:p/>
          </table:table-cell>
          <table:table-cell office:value="-15.9820982057" office:value-type="float">
            <text:p>-15.982098205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8.767967432" office:value-type="float">
            <text:p>138.767967432</text:p>
          </table:table-cell>
          <table:table-cell office:value="119.27928519" office:value-type="float">
            <text:p>119.27928519</text:p>
          </table:table-cell>
          <table:table-cell office:value="128.085837714" office:value-type="float">
            <text:p>128.085837714</text:p>
          </table:table-cell>
          <table:table-cell office:value="104.631971249" office:value-type="float">
            <text:p>104.631971249</text:p>
          </table:table-cell>
          <table:table-cell office:value="119.247129445" office:value-type="float">
            <text:p>119.247129445</text:p>
          </table:table-cell>
          <table:table-cell office:value="110.620001615" office:value-type="float">
            <text:p>110.620001615</text:p>
          </table:table-cell>
          <table:table-cell office:value="104.361247961" office:value-type="float">
            <text:p>104.361247961</text:p>
          </table:table-cell>
          <table:table-cell office:value="94.2917397783" office:value-type="float">
            <text:p>94.2917397783</text:p>
          </table:table-cell>
          <table:table-cell office:value="114.910403854" office:value-type="float">
            <text:p>114.910403854</text:p>
          </table:table-cell>
          <table:table-cell office:value="122.121308884" office:value-type="float">
            <text:p>122.121308884</text:p>
          </table:table-cell>
          <table:table-cell office:value="135.192685611" office:value-type="float">
            <text:p>135.192685611</text:p>
          </table:table-cell>
          <table:table-cell office:value="83.1607715984" office:value-type="float">
            <text:p>83.1607715984</text:p>
          </table:table-cell>
          <table:table-cell office:value="85.1253070812" office:value-type="float">
            <text:p>85.1253070812</text:p>
          </table:table-cell>
          <table:table-cell office:value="114.481753707" office:value-type="float">
            <text:p>114.481753707</text:p>
          </table:table-cell>
          <table:table-cell office:value-type="string">
            <text:p/>
          </table:table-cell>
          <table:table-cell office:value="-15.3195654115" office:value-type="float">
            <text:p>-15.319565411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-type="string">
            <text:p>ü</text:p>
          </table:table-cell>
          <table:table-cell office:value="-13.3298158802" office:value-type="float">
            <text:p>-13.329815880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2445256006" office:value-type="float">
            <text:p>2.12445256006</text:p>
          </table:table-cell>
          <table:table-cell office:value="1.95420745574" office:value-type="float">
            <text:p>1.95420745574</text:p>
          </table:table-cell>
          <table:table-cell office:value="2.16431478511" office:value-type="float">
            <text:p>2.16431478511</text:p>
          </table:table-cell>
          <table:table-cell office:value="1.75384739948" office:value-type="float">
            <text:p>1.75384739948</text:p>
          </table:table-cell>
          <table:table-cell office:value="1.95287460272" office:value-type="float">
            <text:p>1.95287460272</text:p>
          </table:table-cell>
          <table:table-cell office:value="1.81200638828" office:value-type="float">
            <text:p>1.81200638828</text:p>
          </table:table-cell>
          <table:table-cell office:value="1.829639522" office:value-type="float">
            <text:p>1.829639522</text:p>
          </table:table-cell>
          <table:table-cell office:value="1.71038518414" office:value-type="float">
            <text:p>1.71038518414</text:p>
          </table:table-cell>
          <table:table-cell office:value="1.90965557239" office:value-type="float">
            <text:p>1.90965557239</text:p>
          </table:table-cell>
          <table:table-cell office:value="1.86846616198" office:value-type="float">
            <text:p>1.86846616198</text:p>
          </table:table-cell>
          <table:table-cell office:value="2.06592979722" office:value-type="float">
            <text:p>2.06592979722</text:p>
          </table:table-cell>
          <table:table-cell office:value="1.36313066351" office:value-type="float">
            <text:p>1.36313066351</text:p>
          </table:table-cell>
          <table:table-cell office:value="1.55511775634" office:value-type="float">
            <text:p>1.55511775634</text:p>
          </table:table-cell>
          <table:table-cell office:value="1.7799182791" office:value-type="float">
            <text:p>1.7799182791</text:p>
          </table:table-cell>
          <table:table-cell office:value-type="string">
            <text:p>ü</text:p>
          </table:table-cell>
          <table:table-cell office:value="-13.8442031528" office:value-type="float">
            <text:p>-13.8442031528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0.946698651495" office:value-type="float">
            <text:p>0.946698651495</text:p>
          </table:table-cell>
          <table:table-cell office:value="0.885120131445" office:value-type="float">
            <text:p>0.885120131445</text:p>
          </table:table-cell>
          <table:table-cell office:value="0.949921553851" office:value-type="float">
            <text:p>0.949921553851</text:p>
          </table:table-cell>
          <table:table-cell office:value="0.86544142355" office:value-type="float">
            <text:p>0.86544142355</text:p>
          </table:table-cell>
          <table:table-cell office:value="0.814659219215" office:value-type="float">
            <text:p>0.814659219215</text:p>
          </table:table-cell>
          <table:table-cell office:value="0.896071521881" office:value-type="float">
            <text:p>0.896071521881</text:p>
          </table:table-cell>
          <table:table-cell office:value="1.14131146208" office:value-type="float">
            <text:p>1.14131146208</text:p>
          </table:table-cell>
          <table:table-cell office:value="0.882135981886" office:value-type="float">
            <text:p>0.882135981886</text:p>
          </table:table-cell>
          <table:table-cell office:value="0.913468433994" office:value-type="float">
            <text:p>0.913468433994</text:p>
          </table:table-cell>
          <table:table-cell office:value="0.92852419853" office:value-type="float">
            <text:p>0.92852419853</text:p>
          </table:table-cell>
          <table:table-cell office:value="0.885385369545" office:value-type="float">
            <text:p>0.885385369545</text:p>
          </table:table-cell>
          <table:table-cell office:value="0.912497360653" office:value-type="float">
            <text:p>0.912497360653</text:p>
          </table:table-cell>
          <table:table-cell office:value="1.03079018608" office:value-type="float">
            <text:p>1.030790186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.520687052" office:value-type="float">
            <text:p>207.520687052</text:p>
          </table:table-cell>
          <table:table-cell office:value="195.726836567" office:value-type="float">
            <text:p>195.726836567</text:p>
          </table:table-cell>
          <table:table-cell office:value="209.838355488" office:value-type="float">
            <text:p>209.838355488</text:p>
          </table:table-cell>
          <table:table-cell office:value="192.757542706" office:value-type="float">
            <text:p>192.757542706</text:p>
          </table:table-cell>
          <table:table-cell office:value="180.39107029" office:value-type="float">
            <text:p>180.39107029</text:p>
          </table:table-cell>
          <table:table-cell office:value="201.614764843" office:value-type="float">
            <text:p>201.614764843</text:p>
          </table:table-cell>
          <table:table-cell office:value="259.284837439" office:value-type="float">
            <text:p>259.284837439</text:p>
          </table:table-cell>
          <table:table-cell office:value="197.829283739" office:value-type="float">
            <text:p>197.829283739</text:p>
          </table:table-cell>
          <table:table-cell office:value="203.23304469" office:value-type="float">
            <text:p>203.23304469</text:p>
          </table:table-cell>
          <table:table-cell office:value="207.411370895" office:value-type="float">
            <text:p>207.411370895</text:p>
          </table:table-cell>
          <table:table-cell office:value="200.402719434" office:value-type="float">
            <text:p>200.402719434</text:p>
          </table:table-cell>
          <table:table-cell office:value="204.844914411" office:value-type="float">
            <text:p>204.844914411</text:p>
          </table:table-cell>
          <table:table-cell office:value="229.532177782" office:value-type="float">
            <text:p>229.53217778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28436059043" office:value-type="float">
            <text:p>8.28436059043</text:p>
          </table:table-cell>
          <table:table-cell office:value="7.85401942955" office:value-type="float">
            <text:p>7.85401942955</text:p>
          </table:table-cell>
          <table:table-cell office:value="8.31645058365" office:value-type="float">
            <text:p>8.31645058365</text:p>
          </table:table-cell>
          <table:table-cell office:value="7.61326850089" office:value-type="float">
            <text:p>7.61326850089</text:p>
          </table:table-cell>
          <table:table-cell office:value="7.16210947192" office:value-type="float">
            <text:p>7.16210947192</text:p>
          </table:table-cell>
          <table:table-cell office:value="8.07265448949" office:value-type="float">
            <text:p>8.07265448949</text:p>
          </table:table-cell>
          <table:table-cell office:value="10.8272043689" office:value-type="float">
            <text:p>10.8272043689</text:p>
          </table:table-cell>
          <table:table-cell office:value="7.91442868558" office:value-type="float">
            <text:p>7.91442868558</text:p>
          </table:table-cell>
          <table:table-cell office:value="8.07232953739" office:value-type="float">
            <text:p>8.07232953739</text:p>
          </table:table-cell>
          <table:table-cell office:value="8.34409549043" office:value-type="float">
            <text:p>8.34409549043</text:p>
          </table:table-cell>
          <table:table-cell office:value="8.01583560179" office:value-type="float">
            <text:p>8.01583560179</text:p>
          </table:table-cell>
          <table:table-cell office:value="7.84668027059" office:value-type="float">
            <text:p>7.84668027059</text:p>
          </table:table-cell>
          <table:table-cell office:value="9.10328549098" office:value-type="float">
            <text:p>9.10328549098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86428952053" office:value-type="float">
            <text:p>9.86428952053</text:p>
          </table:table-cell>
          <table:table-cell office:value="9.30390813204" office:value-type="float">
            <text:p>9.30390813204</text:p>
          </table:table-cell>
          <table:table-cell office:value="9.99228317336" office:value-type="float">
            <text:p>9.99228317336</text:p>
          </table:table-cell>
          <table:table-cell office:value="9.22883923296" office:value-type="float">
            <text:p>9.22883923296</text:p>
          </table:table-cell>
          <table:table-cell office:value="8.48737331623" office:value-type="float">
            <text:p>8.48737331623</text:p>
          </table:table-cell>
          <table:table-cell office:value="9.68710687458" office:value-type="float">
            <text:p>9.68710687458</text:p>
          </table:table-cell>
          <table:table-cell office:value="12.640141709" office:value-type="float">
            <text:p>12.640141709</text:p>
          </table:table-cell>
          <table:table-cell office:value="9.48118324476" office:value-type="float">
            <text:p>9.48118324476</text:p>
          </table:table-cell>
          <table:table-cell office:value="9.81847312599" office:value-type="float">
            <text:p>9.81847312599</text:p>
          </table:table-cell>
          <table:table-cell office:value="9.94660318906" office:value-type="float">
            <text:p>9.94660318906</text:p>
          </table:table-cell>
          <table:table-cell office:value="9.71675908994" office:value-type="float">
            <text:p>9.71675908994</text:p>
          </table:table-cell>
          <table:table-cell office:value="9.66845712483" office:value-type="float">
            <text:p>9.66845712483</text:p>
          </table:table-cell>
          <table:table-cell office:value="10.8397238119" office:value-type="float">
            <text:p>10.8397238119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2.98979916904" office:value-type="float">
            <text:p>2.98979916904</text:p>
          </table:table-cell>
          <table:table-cell office:value="2.84887412947" office:value-type="float">
            <text:p>2.84887412947</text:p>
          </table:table-cell>
          <table:table-cell office:value="3.03124484885" office:value-type="float">
            <text:p>3.03124484885</text:p>
          </table:table-cell>
          <table:table-cell office:value="2.82301003342" office:value-type="float">
            <text:p>2.82301003342</text:p>
          </table:table-cell>
          <table:table-cell office:value="2.56033306186" office:value-type="float">
            <text:p>2.56033306186</text:p>
          </table:table-cell>
          <table:table-cell office:value="2.95963767029" office:value-type="float">
            <text:p>2.95963767029</text:p>
          </table:table-cell>
          <table:table-cell office:value="3.70716550567" office:value-type="float">
            <text:p>3.70716550567</text:p>
          </table:table-cell>
          <table:table-cell office:value="2.90499024575" office:value-type="float">
            <text:p>2.90499024575</text:p>
          </table:table-cell>
          <table:table-cell office:value="3.02452519556" office:value-type="float">
            <text:p>3.02452519556</text:p>
          </table:table-cell>
          <table:table-cell office:value="3.01289076412" office:value-type="float">
            <text:p>3.01289076412</text:p>
          </table:table-cell>
          <table:table-cell office:value="2.98374687714" office:value-type="float">
            <text:p>2.98374687714</text:p>
          </table:table-cell>
          <table:table-cell office:value="2.93010240412" office:value-type="float">
            <text:p>2.93010240412</text:p>
          </table:table-cell>
          <table:table-cell office:value="3.28978165755" office:value-type="float">
            <text:p>3.2897816575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12375278006" office:value-type="float">
            <text:p>4.12375278006</text:p>
          </table:table-cell>
          <table:table-cell office:value="3.8630908826" office:value-type="float">
            <text:p>3.8630908826</text:p>
          </table:table-cell>
          <table:table-cell office:value="4.15377897556" office:value-type="float">
            <text:p>4.15377897556</text:p>
          </table:table-cell>
          <table:table-cell office:value="3.83389764946" office:value-type="float">
            <text:p>3.83389764946</text:p>
          </table:table-cell>
          <table:table-cell office:value="3.55281077616" office:value-type="float">
            <text:p>3.55281077616</text:p>
          </table:table-cell>
          <table:table-cell office:value="4.02184138023" office:value-type="float">
            <text:p>4.02184138023</text:p>
          </table:table-cell>
          <table:table-cell office:value="5.31532437578" office:value-type="float">
            <text:p>5.31532437578</text:p>
          </table:table-cell>
          <table:table-cell office:value="3.92219271584" office:value-type="float">
            <text:p>3.92219271584</text:p>
          </table:table-cell>
          <table:table-cell office:value="4.07488749173" office:value-type="float">
            <text:p>4.07488749173</text:p>
          </table:table-cell>
          <table:table-cell office:value="4.14287441073" office:value-type="float">
            <text:p>4.14287441073</text:p>
          </table:table-cell>
          <table:table-cell office:value="4.05054490265" office:value-type="float">
            <text:p>4.05054490265</text:p>
          </table:table-cell>
          <table:table-cell office:value="4.00081467579" office:value-type="float">
            <text:p>4.00081467579</text:p>
          </table:table-cell>
          <table:table-cell office:value="4.57412916237" office:value-type="float">
            <text:p>4.5741291623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06363944473" office:value-type="float">
            <text:p>2.06363944473</text:p>
          </table:table-cell>
          <table:table-cell office:value="1.93552662118" office:value-type="float">
            <text:p>1.93552662118</text:p>
          </table:table-cell>
          <table:table-cell office:value="2.10429428892" office:value-type="float">
            <text:p>2.10429428892</text:p>
          </table:table-cell>
          <table:table-cell office:value="1.92136725563" office:value-type="float">
            <text:p>1.92136725563</text:p>
          </table:table-cell>
          <table:table-cell office:value="1.7781107637" office:value-type="float">
            <text:p>1.7781107637</text:p>
          </table:table-cell>
          <table:table-cell office:value="2.02345848276" office:value-type="float">
            <text:p>2.02345848276</text:p>
          </table:table-cell>
          <table:table-cell office:value="2.7360762756" office:value-type="float">
            <text:p>2.7360762756</text:p>
          </table:table-cell>
          <table:table-cell office:value="1.98147702427" office:value-type="float">
            <text:p>1.98147702427</text:p>
          </table:table-cell>
          <table:table-cell office:value="2.01941703567" office:value-type="float">
            <text:p>2.01941703567</text:p>
          </table:table-cell>
          <table:table-cell office:value="2.090490682" office:value-type="float">
            <text:p>2.090490682</text:p>
          </table:table-cell>
          <table:table-cell office:value="1.99336774543" office:value-type="float">
            <text:p>1.99336774543</text:p>
          </table:table-cell>
          <table:table-cell office:value="2.06022599459" office:value-type="float">
            <text:p>2.06022599459</text:p>
          </table:table-cell>
          <table:table-cell office:value="2.22242475722" office:value-type="float">
            <text:p>2.22242475722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2.4819589599" office:value-type="float">
            <text:p>32.4819589599</text:p>
          </table:table-cell>
          <table:table-cell office:value="31.0178711751" office:value-type="float">
            <text:p>31.0178711751</text:p>
          </table:table-cell>
          <table:table-cell office:value="33.2153888476" office:value-type="float">
            <text:p>33.2153888476</text:p>
          </table:table-cell>
          <table:table-cell office:value="30.3440725363" office:value-type="float">
            <text:p>30.3440725363</text:p>
          </table:table-cell>
          <table:table-cell office:value="28.6240322092" office:value-type="float">
            <text:p>28.6240322092</text:p>
          </table:table-cell>
          <table:table-cell office:value="31.7473974281" office:value-type="float">
            <text:p>31.7473974281</text:p>
          </table:table-cell>
          <table:table-cell office:value="41.9899733459" office:value-type="float">
            <text:p>41.9899733459</text:p>
          </table:table-cell>
          <table:table-cell office:value="31.9003850307" office:value-type="float">
            <text:p>31.9003850307</text:p>
          </table:table-cell>
          <table:table-cell office:value="33.6094561539" office:value-type="float">
            <text:p>33.6094561539</text:p>
          </table:table-cell>
          <table:table-cell office:value="33.1818760111" office:value-type="float">
            <text:p>33.1818760111</text:p>
          </table:table-cell>
          <table:table-cell office:value="32.3847112737" office:value-type="float">
            <text:p>32.3847112737</text:p>
          </table:table-cell>
          <table:table-cell office:value="29.7526679174" office:value-type="float">
            <text:p>29.7526679174</text:p>
          </table:table-cell>
          <table:table-cell office:value="35.7881456729" office:value-type="float">
            <text:p>35.7881456729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2.8578241749" office:value-type="float">
            <text:p>22.8578241749</text:p>
          </table:table-cell>
          <table:table-cell office:value="21.5117882466" office:value-type="float">
            <text:p>21.5117882466</text:p>
          </table:table-cell>
          <table:table-cell office:value="23.1326509541" office:value-type="float">
            <text:p>23.1326509541</text:p>
          </table:table-cell>
          <table:table-cell office:value="21.1546008283" office:value-type="float">
            <text:p>21.1546008283</text:p>
          </table:table-cell>
          <table:table-cell office:value="20.1140284269" office:value-type="float">
            <text:p>20.1140284269</text:p>
          </table:table-cell>
          <table:table-cell office:value="21.9190986577" office:value-type="float">
            <text:p>21.9190986577</text:p>
          </table:table-cell>
          <table:table-cell office:value="27.2654552814" office:value-type="float">
            <text:p>27.2654552814</text:p>
          </table:table-cell>
          <table:table-cell office:value="21.5749825821" office:value-type="float">
            <text:p>21.5749825821</text:p>
          </table:table-cell>
          <table:table-cell office:value="22.0461179715" office:value-type="float">
            <text:p>22.0461179715</text:p>
          </table:table-cell>
          <table:table-cell office:value="22.5572267684" office:value-type="float">
            <text:p>22.5572267684</text:p>
          </table:table-cell>
          <table:table-cell office:value="21.5864350801" office:value-type="float">
            <text:p>21.5864350801</text:p>
          </table:table-cell>
          <table:table-cell office:value="23.0669610416" office:value-type="float">
            <text:p>23.0669610416</text:p>
          </table:table-cell>
          <table:table-cell office:value="25.5037877354" office:value-type="float">
            <text:p>25.5037877354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8.47839394216" office:value-type="float">
            <text:p>8.47839394216</text:p>
          </table:table-cell>
          <table:table-cell office:value="7.98367154869" office:value-type="float">
            <text:p>7.98367154869</text:p>
          </table:table-cell>
          <table:table-cell office:value="8.4485643512" office:value-type="float">
            <text:p>8.4485643512</text:p>
          </table:table-cell>
          <table:table-cell office:value="7.83408114182" office:value-type="float">
            <text:p>7.83408114182</text:p>
          </table:table-cell>
          <table:table-cell office:value="7.44416619499" office:value-type="float">
            <text:p>7.44416619499</text:p>
          </table:table-cell>
          <table:table-cell office:value="7.67844249658" office:value-type="float">
            <text:p>7.67844249658</text:p>
          </table:table-cell>
          <table:table-cell office:value="8.54746286455" office:value-type="float">
            <text:p>8.54746286455</text:p>
          </table:table-cell>
          <table:table-cell office:value="7.90117093613" office:value-type="float">
            <text:p>7.90117093613</text:p>
          </table:table-cell>
          <table:table-cell office:value="8.01664425505" office:value-type="float">
            <text:p>8.01664425505</text:p>
          </table:table-cell>
          <table:table-cell office:value="8.02269082984" office:value-type="float">
            <text:p>8.02269082984</text:p>
          </table:table-cell>
          <table:table-cell office:value="7.85106304278" office:value-type="float">
            <text:p>7.85106304278</text:p>
          </table:table-cell>
          <table:table-cell office:value="8.41975173351" office:value-type="float">
            <text:p>8.41975173351</text:p>
          </table:table-cell>
          <table:table-cell office:value="9.39500211395" office:value-type="float">
            <text:p>9.3950021139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.47825162061" office:value-type="float">
            <text:p>6.47825162061</text:p>
          </table:table-cell>
          <table:table-cell office:value="6.05475379934" office:value-type="float">
            <text:p>6.05475379934</text:p>
          </table:table-cell>
          <table:table-cell office:value="6.34933128315" office:value-type="float">
            <text:p>6.34933128315</text:p>
          </table:table-cell>
          <table:table-cell office:value="5.89726010555" office:value-type="float">
            <text:p>5.89726010555</text:p>
          </table:table-cell>
          <table:table-cell office:value="5.72385053477" office:value-type="float">
            <text:p>5.72385053477</text:p>
          </table:table-cell>
          <table:table-cell office:value="5.57612589984" office:value-type="float">
            <text:p>5.57612589984</text:p>
          </table:table-cell>
          <table:table-cell office:value="5.78345134143" office:value-type="float">
            <text:p>5.78345134143</text:p>
          </table:table-cell>
          <table:table-cell office:value="5.90466545862" office:value-type="float">
            <text:p>5.90466545862</text:p>
          </table:table-cell>
          <table:table-cell office:value="5.9347050826" office:value-type="float">
            <text:p>5.9347050826</text:p>
          </table:table-cell>
          <table:table-cell office:value="5.91960898814" office:value-type="float">
            <text:p>5.91960898814</text:p>
          </table:table-cell>
          <table:table-cell office:value="5.72530066837" office:value-type="float">
            <text:p>5.72530066837</text:p>
          </table:table-cell>
          <table:table-cell office:value="6.40976015291" office:value-type="float">
            <text:p>6.40976015291</text:p>
          </table:table-cell>
          <table:table-cell office:value="7.17540744559" office:value-type="float">
            <text:p>7.1754074455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.3770380804" office:value-type="float">
            <text:p>14.3770380804</text:p>
          </table:table-cell>
          <table:table-cell office:value="13.5255043394" office:value-type="float">
            <text:p>13.5255043394</text:p>
          </table:table-cell>
          <table:table-cell office:value="14.6814752252" office:value-type="float">
            <text:p>14.6814752252</text:p>
          </table:table-cell>
          <table:table-cell office:value="13.3183822747" office:value-type="float">
            <text:p>13.3183822747</text:p>
          </table:table-cell>
          <table:table-cell office:value="12.6678708151" office:value-type="float">
            <text:p>12.6678708151</text:p>
          </table:table-cell>
          <table:table-cell office:value="14.2382772751" office:value-type="float">
            <text:p>14.2382772751</text:p>
          </table:table-cell>
          <table:table-cell office:value="18.715676104" office:value-type="float">
            <text:p>18.715676104</text:p>
          </table:table-cell>
          <table:table-cell office:value="13.6712640824" office:value-type="float">
            <text:p>13.6712640824</text:p>
          </table:table-cell>
          <table:table-cell office:value="14.0276902699" office:value-type="float">
            <text:p>14.0276902699</text:p>
          </table:table-cell>
          <table:table-cell office:value="14.5322064977" office:value-type="float">
            <text:p>14.5322064977</text:p>
          </table:table-cell>
          <table:table-cell office:value="13.7338211481" office:value-type="float">
            <text:p>13.7338211481</text:p>
          </table:table-cell>
          <table:table-cell office:value="14.6439036677" office:value-type="float">
            <text:p>14.6439036677</text:p>
          </table:table-cell>
          <table:table-cell office:value="16.1070497152" office:value-type="float">
            <text:p>16.1070497152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49132798089" office:value-type="float">
            <text:p>1.49132798089</text:p>
          </table:table-cell>
          <table:table-cell office:value="1.37308336941" office:value-type="float">
            <text:p>1.37308336941</text:p>
          </table:table-cell>
          <table:table-cell office:value="1.50931838801" office:value-type="float">
            <text:p>1.50931838801</text:p>
          </table:table-cell>
          <table:table-cell office:value="1.36798121888" office:value-type="float">
            <text:p>1.36798121888</text:p>
          </table:table-cell>
          <table:table-cell office:value="1.27161682964" office:value-type="float">
            <text:p>1.27161682964</text:p>
          </table:table-cell>
          <table:table-cell office:value="1.46378953597" office:value-type="float">
            <text:p>1.46378953597</text:p>
          </table:table-cell>
          <table:table-cell office:value="2.02230715303" office:value-type="float">
            <text:p>2.02230715303</text:p>
          </table:table-cell>
          <table:table-cell office:value="1.40307935278" office:value-type="float">
            <text:p>1.40307935278</text:p>
          </table:table-cell>
          <table:table-cell office:value="1.48203035443" office:value-type="float">
            <text:p>1.48203035443</text:p>
          </table:table-cell>
          <table:table-cell office:value="1.5078434951" office:value-type="float">
            <text:p>1.5078434951</text:p>
          </table:table-cell>
          <table:table-cell office:value="1.45650986645" office:value-type="float">
            <text:p>1.45650986645</text:p>
          </table:table-cell>
          <table:table-cell office:value="1.46893217366" office:value-type="float">
            <text:p>1.46893217366</text:p>
          </table:table-cell>
          <table:table-cell office:value="1.66840020836" office:value-type="float">
            <text:p>1.6684002083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65634302864" office:value-type="float">
            <text:p>2.65634302864</text:p>
          </table:table-cell>
          <table:table-cell office:value="2.24006783583" office:value-type="float">
            <text:p>2.24006783583</text:p>
          </table:table-cell>
          <table:table-cell office:value="2.43521568104" office:value-type="float">
            <text:p>2.43521568104</text:p>
          </table:table-cell>
          <table:table-cell office:value="1.99279858297" office:value-type="float">
            <text:p>1.99279858297</text:p>
          </table:table-cell>
          <table:table-cell office:value="2.02670590984" office:value-type="float">
            <text:p>2.02670590984</text:p>
          </table:table-cell>
          <table:table-cell office:value="1.77260589183" office:value-type="float">
            <text:p>1.77260589183</text:p>
          </table:table-cell>
          <table:table-cell office:value="1.90181743597" office:value-type="float">
            <text:p>1.90181743597</text:p>
          </table:table-cell>
          <table:table-cell office:value="1.83789654309" office:value-type="float">
            <text:p>1.83789654309</text:p>
          </table:table-cell>
          <table:table-cell office:value="2.13502035265" office:value-type="float">
            <text:p>2.13502035265</text:p>
          </table:table-cell>
          <table:table-cell office:value="2.05183197755" office:value-type="float">
            <text:p>2.05183197755</text:p>
          </table:table-cell>
          <table:table-cell office:value="1.58113471651" office:value-type="float">
            <text:p>1.58113471651</text:p>
          </table:table-cell>
          <table:table-cell office:value="1.87161940919" office:value-type="float">
            <text:p>1.87161940919</text:p>
          </table:table-cell>
          <table:table-cell office:value="2.3811183496" office:value-type="float">
            <text:p>2.381118349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289820980262" office:value-type="float">
            <text:p>0.289820980262</text:p>
          </table:table-cell>
          <table:table-cell office:value="0.273059418484" office:value-type="float">
            <text:p>0.273059418484</text:p>
          </table:table-cell>
          <table:table-cell office:value="0.291019284748" office:value-type="float">
            <text:p>0.291019284748</text:p>
          </table:table-cell>
          <table:table-cell office:value="0.269094431228" office:value-type="float">
            <text:p>0.269094431228</text:p>
          </table:table-cell>
          <table:table-cell office:value="0.251357898878" office:value-type="float">
            <text:p>0.251357898878</text:p>
          </table:table-cell>
          <table:table-cell office:value="0.282983973898" office:value-type="float">
            <text:p>0.282983973898</text:p>
          </table:table-cell>
          <table:table-cell office:value="0.373512173116" office:value-type="float">
            <text:p>0.373512173116</text:p>
          </table:table-cell>
          <table:table-cell office:value="0.280223212812" office:value-type="float">
            <text:p>0.280223212812</text:p>
          </table:table-cell>
          <table:table-cell office:value="0.283799460331" office:value-type="float">
            <text:p>0.283799460331</text:p>
          </table:table-cell>
          <table:table-cell office:value="0.291941564589" office:value-type="float">
            <text:p>0.291941564589</text:p>
          </table:table-cell>
          <table:table-cell office:value="0.271814295386" office:value-type="float">
            <text:p>0.271814295386</text:p>
          </table:table-cell>
          <table:table-cell office:value="0.292657684537" office:value-type="float">
            <text:p>0.292657684537</text:p>
          </table:table-cell>
          <table:table-cell office:value="0.327842229265" office:value-type="float">
            <text:p>0.327842229265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36960997166" office:value-type="float">
            <text:p>0.336960997166</text:p>
          </table:table-cell>
          <table:table-cell office:value="0.308835074319" office:value-type="float">
            <text:p>0.308835074319</text:p>
          </table:table-cell>
          <table:table-cell office:value="0.336392741968" office:value-type="float">
            <text:p>0.336392741968</text:p>
          </table:table-cell>
          <table:table-cell office:value="0.306206923822" office:value-type="float">
            <text:p>0.306206923822</text:p>
          </table:table-cell>
          <table:table-cell office:value="0.284839830229" office:value-type="float">
            <text:p>0.284839830229</text:p>
          </table:table-cell>
          <table:table-cell office:value="0.322326755536" office:value-type="float">
            <text:p>0.322326755536</text:p>
          </table:table-cell>
          <table:table-cell office:value="0.422041386972" office:value-type="float">
            <text:p>0.422041386972</text:p>
          </table:table-cell>
          <table:table-cell office:value="0.311326895411" office:value-type="float">
            <text:p>0.311326895411</text:p>
          </table:table-cell>
          <table:table-cell office:value="0.331404155813" office:value-type="float">
            <text:p>0.331404155813</text:p>
          </table:table-cell>
          <table:table-cell office:value="0.3318467106" office:value-type="float">
            <text:p>0.3318467106</text:p>
          </table:table-cell>
          <table:table-cell office:value="0.317327306485" office:value-type="float">
            <text:p>0.317327306485</text:p>
          </table:table-cell>
          <table:table-cell office:value="0.313520751622" office:value-type="float">
            <text:p>0.313520751622</text:p>
          </table:table-cell>
          <table:table-cell office:value="0.366663201013" office:value-type="float">
            <text:p>0.366663201013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14983235719" office:value-type="float">
            <text:p>4.14983235719</text:p>
          </table:table-cell>
          <table:table-cell office:value="3.85895543507" office:value-type="float">
            <text:p>3.85895543507</text:p>
          </table:table-cell>
          <table:table-cell office:value="4.09997069091" office:value-type="float">
            <text:p>4.09997069091</text:p>
          </table:table-cell>
          <table:table-cell office:value="3.74937059509" office:value-type="float">
            <text:p>3.74937059509</text:p>
          </table:table-cell>
          <table:table-cell office:value="3.52406514203" office:value-type="float">
            <text:p>3.52406514203</text:p>
          </table:table-cell>
          <table:table-cell office:value="3.87834176205" office:value-type="float">
            <text:p>3.87834176205</text:p>
          </table:table-cell>
          <table:table-cell office:value="5.10598431278" office:value-type="float">
            <text:p>5.10598431278</text:p>
          </table:table-cell>
          <table:table-cell office:value="3.81467469971" office:value-type="float">
            <text:p>3.81467469971</text:p>
          </table:table-cell>
          <table:table-cell office:value="3.89913591062" office:value-type="float">
            <text:p>3.89913591062</text:p>
          </table:table-cell>
          <table:table-cell office:value="4.04395717952" office:value-type="float">
            <text:p>4.04395717952</text:p>
          </table:table-cell>
          <table:table-cell office:value="3.73542721757" office:value-type="float">
            <text:p>3.73542721757</text:p>
          </table:table-cell>
          <table:table-cell office:value="3.75846845948" office:value-type="float">
            <text:p>3.75846845948</text:p>
          </table:table-cell>
          <table:table-cell office:value="4.45797438241" office:value-type="float">
            <text:p>4.4579743824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94982294379" office:value-type="float">
            <text:p>0.494982294379</text:p>
          </table:table-cell>
          <table:table-cell office:value="0.485503863924" office:value-type="float">
            <text:p>0.485503863924</text:p>
          </table:table-cell>
          <table:table-cell office:value="0.528081780114" office:value-type="float">
            <text:p>0.528081780114</text:p>
          </table:table-cell>
          <table:table-cell office:value="0.462883547263" office:value-type="float">
            <text:p>0.462883547263</text:p>
          </table:table-cell>
          <table:table-cell office:value="0.437587334638" office:value-type="float">
            <text:p>0.437587334638</text:p>
          </table:table-cell>
          <table:table-cell office:value="0.52500390408" office:value-type="float">
            <text:p>0.52500390408</text:p>
          </table:table-cell>
          <table:table-cell office:value="0.682170395164" office:value-type="float">
            <text:p>0.682170395164</text:p>
          </table:table-cell>
          <table:table-cell office:value="0.508127474163" office:value-type="float">
            <text:p>0.508127474163</text:p>
          </table:table-cell>
          <table:table-cell office:value="0.529436537549" office:value-type="float">
            <text:p>0.529436537549</text:p>
          </table:table-cell>
          <table:table-cell office:value="0.526133523998" office:value-type="float">
            <text:p>0.526133523998</text:p>
          </table:table-cell>
          <table:table-cell office:value="0.522609370539" office:value-type="float">
            <text:p>0.522609370539</text:p>
          </table:table-cell>
          <table:table-cell office:value="0.472597737341" office:value-type="float">
            <text:p>0.472597737341</text:p>
          </table:table-cell>
          <table:table-cell office:value="0.519760852061" office:value-type="float">
            <text:p>0.519760852061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7.9244383754" office:value-type="float">
            <text:p>37.9244383754</text:p>
          </table:table-cell>
          <table:table-cell office:value="34.1527707999" office:value-type="float">
            <text:p>34.1527707999</text:p>
          </table:table-cell>
          <table:table-cell office:value="37.525846275" office:value-type="float">
            <text:p>37.525846275</text:p>
          </table:table-cell>
          <table:table-cell office:value="33.2120044003" office:value-type="float">
            <text:p>33.2120044003</text:p>
          </table:table-cell>
          <table:table-cell office:value="30.9247544735" office:value-type="float">
            <text:p>30.9247544735</text:p>
          </table:table-cell>
          <table:table-cell office:value="34.4160291107" office:value-type="float">
            <text:p>34.4160291107</text:p>
          </table:table-cell>
          <table:table-cell office:value="46.0212535047" office:value-type="float">
            <text:p>46.0212535047</text:p>
          </table:table-cell>
          <table:table-cell office:value="33.0804332563" office:value-type="float">
            <text:p>33.0804332563</text:p>
          </table:table-cell>
          <table:table-cell office:value="35.6270946455" office:value-type="float">
            <text:p>35.6270946455</text:p>
          </table:table-cell>
          <table:table-cell office:value="36.0836841429" office:value-type="float">
            <text:p>36.0836841429</text:p>
          </table:table-cell>
          <table:table-cell office:value="34.1688160691" office:value-type="float">
            <text:p>34.1688160691</text:p>
          </table:table-cell>
          <table:table-cell office:value="34.3265535583" office:value-type="float">
            <text:p>34.3265535583</text:p>
          </table:table-cell>
          <table:table-cell office:value="40.4150969204" office:value-type="float">
            <text:p>40.4150969204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34.8301224832" office:value-type="float">
            <text:p>34.8301224832</text:p>
          </table:table-cell>
          <table:table-cell office:value="34.9375912482" office:value-type="float">
            <text:p>34.9375912482</text:p>
          </table:table-cell>
          <table:table-cell office:value="39.9736363763" office:value-type="float">
            <text:p>39.9736363763</text:p>
          </table:table-cell>
          <table:table-cell office:value="33.4672390023" office:value-type="float">
            <text:p>33.4672390023</text:p>
          </table:table-cell>
          <table:table-cell office:value="34.1409695796" office:value-type="float">
            <text:p>34.1409695796</text:p>
          </table:table-cell>
          <table:table-cell office:value="43.2389734695" office:value-type="float">
            <text:p>43.2389734695</text:p>
          </table:table-cell>
          <table:table-cell office:value="50.9586347693" office:value-type="float">
            <text:p>50.9586347693</text:p>
          </table:table-cell>
          <table:table-cell office:value="40.6874607496" office:value-type="float">
            <text:p>40.6874607496</text:p>
          </table:table-cell>
          <table:table-cell office:value="42.454719106" office:value-type="float">
            <text:p>42.454719106</text:p>
          </table:table-cell>
          <table:table-cell office:value="40.3202078622" office:value-type="float">
            <text:p>40.3202078622</text:p>
          </table:table-cell>
          <table:table-cell office:value="38.5896496574" office:value-type="float">
            <text:p>38.5896496574</text:p>
          </table:table-cell>
          <table:table-cell office:value="37.7009972299" office:value-type="float">
            <text:p>37.7009972299</text:p>
          </table:table-cell>
          <table:table-cell office:value="36.4384221715" office:value-type="float">
            <text:p>36.4384221715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326.818297459" office:value-type="float">
            <text:p>326.818297459</text:p>
          </table:table-cell>
          <table:table-cell office:value="286.736757584" office:value-type="float">
            <text:p>286.736757584</text:p>
          </table:table-cell>
          <table:table-cell office:value="322.032903586" office:value-type="float">
            <text:p>322.032903586</text:p>
          </table:table-cell>
          <table:table-cell office:value="283.157270257" office:value-type="float">
            <text:p>283.157270257</text:p>
          </table:table-cell>
          <table:table-cell office:value="254.872132217" office:value-type="float">
            <text:p>254.872132217</text:p>
          </table:table-cell>
          <table:table-cell office:value="308.606015621" office:value-type="float">
            <text:p>308.606015621</text:p>
          </table:table-cell>
          <table:table-cell office:value="435.755730498" office:value-type="float">
            <text:p>435.755730498</text:p>
          </table:table-cell>
          <table:table-cell office:value="285.95157149" office:value-type="float">
            <text:p>285.95157149</text:p>
          </table:table-cell>
          <table:table-cell office:value="324.216008803" office:value-type="float">
            <text:p>324.216008803</text:p>
          </table:table-cell>
          <table:table-cell office:value="317.668027496" office:value-type="float">
            <text:p>317.668027496</text:p>
          </table:table-cell>
          <table:table-cell office:value="322.236592272" office:value-type="float">
            <text:p>322.236592272</text:p>
          </table:table-cell>
          <table:table-cell office:value="284.682314259" office:value-type="float">
            <text:p>284.682314259</text:p>
          </table:table-cell>
          <table:table-cell office:value="346.905502997" office:value-type="float">
            <text:p>346.90550299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9.2997749701" office:value-type="float">
            <text:p>89.2997749701</text:p>
          </table:table-cell>
          <table:table-cell office:value="82.7269982709" office:value-type="float">
            <text:p>82.7269982709</text:p>
          </table:table-cell>
          <table:table-cell office:value="93.6457256244" office:value-type="float">
            <text:p>93.6457256244</text:p>
          </table:table-cell>
          <table:table-cell office:value="80.6600493431" office:value-type="float">
            <text:p>80.6600493431</text:p>
          </table:table-cell>
          <table:table-cell office:value="76.6195997229" office:value-type="float">
            <text:p>76.6195997229</text:p>
          </table:table-cell>
          <table:table-cell office:value="94.6732490832" office:value-type="float">
            <text:p>94.6732490832</text:p>
          </table:table-cell>
          <table:table-cell office:value="123.584522135" office:value-type="float">
            <text:p>123.584522135</text:p>
          </table:table-cell>
          <table:table-cell office:value="88.3459908697" office:value-type="float">
            <text:p>88.3459908697</text:p>
          </table:table-cell>
          <table:table-cell office:value="96.4906519473" office:value-type="float">
            <text:p>96.4906519473</text:p>
          </table:table-cell>
          <table:table-cell office:value="93.2648163399" office:value-type="float">
            <text:p>93.2648163399</text:p>
          </table:table-cell>
          <table:table-cell office:value="92.2956992921" office:value-type="float">
            <text:p>92.2956992921</text:p>
          </table:table-cell>
          <table:table-cell office:value="85.1479875531" office:value-type="float">
            <text:p>85.1479875531</text:p>
          </table:table-cell>
          <table:table-cell office:value="94.2559441289" office:value-type="float">
            <text:p>94.2559441289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